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text-properties style:font-name="LiHei Pro" fo:font-size="12.0pt"/>
    </style:style>
    <style:style style:name="P4" style:family="paragraph" style:parent-style-name="Standard">
      <style:paragraph-properties fo:margin-bottom="0.1667in"/>
      <style:text-properties style:font-name="Songti TC"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Neo3Symbol"/>
    </style:style>
    <style:style style:name="TableColumn1" style:family="table-column">
      <style:table-column-properties style:column-width="3.4625in" style:rel-column-width="32767*"/>
    </style:style>
  </office:automatic-styles>
  <office:body>
    <office:text>
      <text:p text:style-name="P1"><text:span text:style-name="T1">陳真</text:span><text:s/>  |  2016.03.31 01:33   |   <text:a xlink:type="simple" xlink:href="http://palinfo.habago.org/Entry?Command=Information_PrintForum&amp;iPage=274#FORUM34352"><text:span text:style-name="T2">#</text:span></text:a></text:p>
      <text:p text:style-name="P2">你說：<text:span text:style-name="T3"><text:line-break/><text:line-break/>"</text:span>我覺得您似乎很強調我們不能因為求『智慧』就不明是非<text:span text:style-name="T3">"</text:span>。<text:span text:style-name="T3"><text:line-break/><text:line-break/></text:span>沒有喔，我從來沒有你說的這樣一種想法。我只說天底下根本沒有什麼智慧這樣一種東西，追求它是很荒唐很可笑甚至很不應該的；所謂智慧，不過就只是一些普通常識，或是一些很蒼白可笑但卻自以為是的東西。至於那些姿態隆崇、滿口智慧話語的人，在我看來，其實都只是講一些傻話蠢話無聊話<text:span text:style-name="T3"><text:s/>(</text:span>我從未見過一個例外<text:span text:style-name="T3">)</text:span>，但他們卻講得很得意，自我滿意度非常高，比方說你所引用的這個所謂七種人，我就覺得很好笑，而且很不可思議，怎麼會有人想要這樣子去講事情，而且姿態這麼高。唯一的解釋也許是：這位作者<text:span text:style-name="T3"><text:s/>(</text:span>葛吉夫？<text:span text:style-name="T3">)</text:span>太缺乏病識感了，他完全看不見自己思維與態度的可笑與膚淺。<text:span text:style-name="T3"><text:line-break/><text:line-break/></text:span>上一篇你引用的是他<text:span text:style-name="T3"><text:s/>(</text:span>也是葛吉夫？<text:span text:style-name="T3">) </text:span>講到說每個人心裏面都住了好多人，我不是說我寫了一些搞笑回應後來不敢貼嗎，其實我是想到自己，我心裏面真的住了好多人，妖魔鬼怪一大堆，有些整天想搶銀行，有些非常變態下流，細節我不好意思講出來。我還想到電影<text:span text:style-name="T3"><text:s/>"</text:span>大法師<text:span text:style-name="T3">" </text:span>裏頭那個被魔鬼附身的小女孩，身體裏面也是住了好多人，相當可怕。印象最深、讓人感覺最邪惡的就是當那位年輕的大法師準備要驅魔時，魔鬼讓一個抽屜自動打開了。大法師問魔鬼說：<text:span text:style-name="T3">"</text:span>這是你弄的嗎？<text:span text:style-name="T3">" </text:span>魔鬼透過小女孩，溫柔地點點頭。大法師說，<text:span text:style-name="T3">"</text:span>那你再弄一次給我看啊。<text:span text:style-name="T3">" </text:span>這時最邪惡的一幕來了，魔鬼透過小女孩，平和地說：<text:span text:style-name="T3">"In time"</text:span>。這句英文有點不好翻譯，意思是說：<text:span text:style-name="T3">"</text:span>何必急呢？到時候你就知道了<text:span text:style-name="T3">"</text:span>，感覺真是很邪門。<text:span text:style-name="T3"><text:line-break/><text:line-break/></text:span>鬼電影一大堆，<text:span text:style-name="T3">99.9999%</text:span>都很無聊，只有大法師這一個魔鬼最可怕，因為他最像人。波蘭斯基的<text:span text:style-name="T3"><text:s/>"</text:span>失嬰記<text:span text:style-name="T3">" </text:span>裏頭那些魔鬼也很可怕，因為個個頗有人性；這樣的魔鬼，生活中可說觸目皆是。我想<text:span text:style-name="T3">(</text:span>應該說我猜，因為我不會去看<text:span text:style-name="T3">)</text:span>，台灣的網路上應該一面倒全是這樣一些魔鬼，人性最邪惡部份的一種盡情展現。如果有人說他不知道魔鬼長什麼樣，那就請他去上網，去一些綠油油的網站看看，大概就能了解了。<text:span text:style-name="T3"><text:line-break/><text:line-break/></text:span>我知道，當一個人十分推崇某個東西時，你卻對這東西不敢茍同，這樣的回應往往很傷感情，但我不知道如何講得更委婉。可若我顧及所謂人情而刻意偽裝內心真實的想法，其實反倒只是在<text:span text:style-name="T3"><text:s/>patronize </text:span>對方，把對方給看扁了，所以一般我還是會老實講，要不就是只能保持沉默，就如同平常若有同事或朋友跟我談起政治，我就會趕緊岔開話題改談天氣一樣，因為我知道我若不是實話實說傷感情，就是只能保持沉默或顧左右而言它，搞笑，或岔開話題。<text:span text:style-name="T3"><text:line-break/><text:line-break/></text:span>智慧大師就好像孝順大師或愛情大師一樣可笑。我只相信有孝子有戀人，我不相信天底下會有什麼孝順大師或愛情大師這種奇怪的生物。我們或許可以從一個人的生命中體會到某種動人的情感，但所謂<text:span text:style-name="T3"><text:s/>"</text:span>孝子<text:span text:style-name="T3">" </text:span>或<text:span text:style-name="T3"><text:s/>"</text:span>戀人<text:span text:style-name="T3">" </text:span>的意思是一個人的生命處於一種愛的狀態，而不是說他掌握了一套有關愛情或親情的偉大技術或高深思想。<text:span text:style-name="T3"><text:line-break/><text:line-break/></text:span>我能明白什麼是桌球高手或圍棋大師或數學家乃至哲學家，但我沒法明白任何一個人究竟何德何能會比別人更有能力去講那些所謂智慧話語。那些東西畢竟不是一種知識，更不是一套技術；當一種東西牽涉到人，牽涉到生活，牽涉到生命時，怎麼會有人以為自己可以比別人更有能力提出種種規範性的指示或教誨？一個人之所以成為戀人，並不是因為他懂了或成功學習了有關愛情的知識或思想。我敢保證，一個人不管他去<text:span text:style-name="T3"><text:s/>"</text:span>愛情補習班<text:span text:style-name="T3">" </text:span>修多少課，他也不會因此而成為一個戀人，因為愛情這東西不但學不來，更重要的是<text:span text:style-name="T3"><text:s/>(</text:span>底下這句話很重要，聽好哦<text:span text:style-name="T3">)</text:span>，根本沒有任何愛情知識需要學習。<text:span text:style-name="T3"><text:line-break/><text:line-break/></text:span>比方說，如果有人不會打桌球，那我多少可以教他一點基本動作；如果有人想學珠算，那我也能教他怎麼在算盤上演算加減乘除；如果有人想把某種專業知識例如西方哲學或西方醫學給學好，我自信也能幫上一點忙，但如果有人想學思想，或是想學智慧話語，那就只能請他另請高明了。問題是，<text:span text:style-name="T3">"</text:span>高明<text:span text:style-name="T3">" </text:span>上哪請呢？世界上應該不會有這種生物才對。<text:span text:style-name="T3"><text:line-break/><text:line-break/>"</text:span>智慧<text:span text:style-name="T3">" </text:span>這東西，在我看來，基本上就是一些<text:span text:style-name="T3"><text:s/>(</text:span>往往混得不錯、有錢有閒有地位的<text:span text:style-name="T3">) </text:span>人的一種高度自我滿意或極度缺乏自信的展現。我過去還認識不少這樣的<text:span text:style-name="T3"><text:s/>(</text:span>追求<text:span text:style-name="T3">) </text:span>智慧人士。比方說有一位朋友，財產至少比我多出五個零，她輕鬆賺一天的錢，我恐怕得賣命工作賺上一年。她很愛智慧，一度也把我視為智慧人士，甚至認為我是潛力股，有一天將成為家喻戶曉的智慧大師。據她說，追求智慧是要花錢上課的，一次課程至少四、五十萬起跳，讓你不但心靈提升，而且達到天人合一的境界。她認定我有朝一日將成智慧大師，直到後來才慢慢發現我的真面目。現在會把我當成智慧大師的人越來越少了，趨近於零；就像投資股票一樣，人們慢慢發現我原來是地雷股，而非潛力股；把我當笑柄看、當笑話看、甚至當成低智能人士看、打落水狗、嘲弄羞辱的人，倒是越來越多。<text:span text:style-name="T3"><text:line-break/><text:line-break/></text:span>我這位熱愛智慧的朋友，原本一直以為西方哲學就是在學習市面上那樣一些鬼話，我是說像證嚴的靜思語那樣一些智慧話語。我跟她說不是不是，我不是在研究那樣一些東西，我說我研究的東西至少有一大部份比較像數學；西方哲學<text:span text:style-name="T3"><text:s/>(</text:span>特別是分析哲學<text:span text:style-name="T3">) </text:span>是不講智慧的，只講演算、分析、論證、推論及演繹等等，就算歐陸哲學也同樣是以理性為基礎，並不是提出一堆不知道從哪來的什麼智慧話語或生活道德指南。她聽了，當場表示對我很失望。<text:span text:style-name="T3"><text:line-break/><text:line-break/></text:span>我估計，她至今應該還在繼續追求智慧。每當聽她說起那些名人齊聚一堂的智慧課程班，總覺得很不可思議，光聽那樣一些無聊話，竟然就得花上幾十萬，聽完就能開拓心靈與智慧，並且獲得快樂？奧修這個人，我也曾經聽她提過。她對我之對於奧修一無所知，顯然也頗為失望。她還說，兩萬塊以下的衣服或褲子，她不敢穿出門；對我之穿著，似乎也感到失望。有一天，她邀我去她家做客，我用走路的，因為是在山裏，我邊走邊吃，一手拿著一包甘蔗，一手還拿著一個塑膠袋裝甘蔗渣。她看到之後嚇壞了，一直說<text:span text:style-name="T3"><text:s/>"</text:span>怎麼可能！怎麼可能！一個劍橋高材生怎麼可能一邊走路一邊啃甘蔗！？<text:span text:style-name="T3">" </text:span>慢慢地，她就看穿我根本不是智慧大師那塊料。<text:span text:style-name="T3"><text:line-break/><text:line-break/></text:span>但我敢說，智慧大師們如果真的知道什麼是生活，大概就不會吃飽太閒整天講那些自己胡思亂想的可笑智慧話語了。別說那些更加艱難過生活的人，光說我也行，每天公私繁忙，主內又主外，忙進又忙出，數十年以來，每天<text:span text:style-name="T3">24</text:span>小時忙得團團轉，雜事一堆，天災人禍從不間斷，經常連睡覺都很難找到時間，有時一忙起來，連想小個便都抽不出時間。<text:span text:style-name="T3"><text:line-break/><text:line-break/></text:span>我也敢說，智慧大師們如果真的知道什麼是生命，什麼是痛苦，什麼是悲劇慘劇，大概也就不會姿態隆崇地講那些非常蒼白的無謂生命指南或什麼智慧思索了。別說那些遭受巨大折磨的人，光說我也行，長達十幾年餓肚子，一年幾乎有<text:span text:style-name="T3">360</text:span>天處於嚴重饑餓狀態，餓成皮包骨，一度還以高雄火車站為家，半夜被警察趕來趕去，大學時甚至得去賣血，換得幾餐麵包；智慧大師們如果處於這樣的生命造化，我想他的姿態就不會那麼高了。<text:span text:style-name="T3"><text:line-break/><text:line-break/></text:span>要是智慧大師們進一步像我一樣，飽經滄桑，家毀人亡，承受各種幾乎難以承受的身心靈虐待與折磨，飽受污名與誤解，我敢說，如果他們也曾如此，大概也就不會那麼巍巍峨峨地整天講那些十足空洞可笑的無聊智慧話語了。<text:span text:style-name="T3"><text:line-break/><text:line-break/></text:span>我倒是也有一套智慧理論，簡單說就是及格主義：不要老是說那些崇高的偉大理想啦，只要及格就好。比方說，我在英國十年，從沒在醫院或媒體上聽誰在講什麼醫學倫理，反倒是在烏七媽黑的台灣醫界卻<text:span text:style-name="T3">...</text:span>哇！倫理滿天飛！整天倫理講個不停，每個醫生一輩子到死都得被迫要上一大堆十分空洞的什麼倫理課，才能繼續保有醫師執照；而且一講起來全是一些什麼理念、理想的，或是什麼犧牲奉獻或史懷哲的。可是，需要講得這麼崇高嗎？你只要不違法、不害人、不貪財，不要像柯文哲那樣私設帳戶撈錢，不就好了？至少也先做到這些，再來講什麼犧牲奉獻或偉大理念也不遲。這就好像銀行員，每天面對一堆鈔票，就是照規矩辦事就行，有必要講什麼無慾則剛、視富貴如浮雲嗎？每個人的生命難道不也是這樣？只要不傷天害理，只要能把最基本的事做好，那就很厲害了，誰會需要什麼智慧？況且世上根本也沒有那種東西。<text:span text:style-name="T3"><text:line-break/><text:line-break/></text:span>以上，只是說我自己想說的，不是回應，與你更是無關，請別介意。但我確實覺得這位葛吉夫很搞笑，讓我想起周星馳的<text:span text:style-name="T3"><text:s/>"</text:span>功夫<text:span text:style-name="T3">" </text:span>裏頭有個褲子總是穿一半的角色，講起話很嚴肅，<text:span text:style-name="T3">"</text:span>我不怕，殺了一個我，還有千千萬萬個我<text:span text:style-name="T3">"</text:span>，正經八百的，但是很好笑，剛剛趁著吃晚餐時，又把<text:span text:style-name="T3"><text:s/>"</text:span>功夫<text:span text:style-name="T3">" </text:span>給複習了一遍。<text:span text:style-name="T3"><text:line-break/><text:line-break/></text:span>至於奧修同學講維根斯坦，我就真的不敢去看了，以免看了血壓高。</text:p>
      <text:p text:style-name="P3"/>
      <text:p text:style-name="P1"><text:span text:style-name="T1">陳嘉帆</text:span><text:s/>  |  2016.03.30 18:02   |   <text:a xlink:type="simple" xlink:href="http://palinfo.habago.org/Entry?Command=Information_PrintForum&amp;iPage=275#FORUM34351"><text:span text:style-name="T2">#</text:span></text:a></text:p>
      <text:p text:style-name="P2">太難了，而且沒有字幕。我稍微看了一下就知道這不是我能了解的東西，我從來不用數學的方式學東西，我看不懂維根斯坦，所以就查了一下奧修是怎麼看他，不知道為什麼我很喜歡奧修的解釋。<text:span text:style-name="T3">http://www.osho.tw/ebook/box2_10.htm </text:span>這個連結講到第三本書的部分即談到維根斯坦，也許奧修並不了解維根斯坦，您說您瞭解，所以讓您看看。<text:span text:style-name="T3"><text:line-break/><text:line-break/></text:span>我覺得您似乎很強調我們不能因為求『智慧』就不明是非，我也認同，但我說的智慧不是您說的那種智慧，我說的智慧是可以分辨是非可以看清真相可以不被自己的慾望幻象所迷惑的智慧。我說您沒有體不體面的想法就是種智慧，重點是您脫俗的『想法』，而不是你的『穿著』，我看文章常不看作者的名字，因為作者的名字不重要，文章的內容能不能讓我接受才重要。證嚴也許有證嚴的盲點，並不是所有大師都叫做佛，相反的路邊的乞丐都有可能是個佛。佛只是個名詞，指那些知道所有事情的人，就只是個名詞而已，沒有什麼高人一等很厲害很了不起的意思，雖然有些人會把自己的幻想加在佛這個字上面。<text:span text:style-name="T3"><text:line-break/><text:line-break/></text:span>智慧，有分類，但這個分類不是什麼高級低級的那種分類，是根據不同種類的人他們所能理解的智慧（我真的沒有要分高低的意思）<text:span text:style-name="T3"><text:line-break/></text:span>以前我總覺得常發生跟別人說話有種雞同鴨講的感覺，看了葛吉夫的文章後我終於知道為什麼會雞同鴨講了。葛吉夫把人分成七種，所有的一切都應該可以套進這個模式，<text:span text:style-name="T3"><text:line-break/><text:line-break/></text:span>「生活中知識線與素質線的分歧，是與人們的缺乏瞭解互為因果。造成這分歧的原因，出在人們使用的語言，因為這套語言充滿了錯誤的概念、分類及聯想。由於一般思考的特性就是含糊不精確，每個字眼都有成千上百的意義，依照說話者所能掌握的素材，以及說話當刻的各種聯想而定。人們並沒有察覺他們的語言主觀到什麽程度，也就是使用同一個字眼時，所說的卻是風馬牛不相及的事。他們絲毫沒有察覺，每個人都在說自己的語言，對別人的話只有模糊的瞭解，甚至完全不瞭解。但是人們確信他們說的是同一種語言，而且可以彼此瞭解。事實上這種信念根本站不住腳。他們所說的語言只適用於實際生活的需要，他們在這個層面可以互相溝通。但只要一觸及稍微複雜的領域，他們就立刻迷失不知所云，也不再瞭解彼此，雖然沒有人意識到這種情況。人們想像他們能瞭解彼此，或是只要他們願意，就能瞭解彼此；他們想像自己跟別人都能瞭解書中作者的意思，這是生活中的幻覺之一。事實上，沒有人瞭解其他人。兩個人可能說著同一件事，卻賦予它不同的名稱；或是無止無休地爭論，渾然不知他們說的是同一件事。反過來說，兩個人可能使用同樣的字眼，想像他們達成了共識，事實上他們說的根本是截然不同的兩件事，而且一點也不瞭解彼此。<text:span text:style-name="T3"><text:s/></text:span>」<text:span text:style-name="T3"><text:line-break/><text:line-break/></text:span>「精確的瞭解建基於一套精確的語言。研究古老的知識體系要從研究一種語言著手。這種語言能確立所說的事物是從什麽觀點說的，以及其中有什麽關連。這套新語言幾乎沒有任何新的術語，而是把語言架構奠基在一項新原則，也就是相對性原理。這意思是說，它把相對論引用於一切概念，如此便能精准地確定思想的角度<text:span text:style-name="T3">--</text:span>這正是日常生活所缺少的。<text:span text:style-name="T3"><text:s/></text:span>」<text:span text:style-name="T3"><text:line-break/><text:line-break/></text:span>　　「當一個人掌握了這種語言，就能藉由它學到許多資訊和知識，這是普通語言，甚至所有的科學和哲學術語都辦不到的。<text:span text:style-name="T3"><text:s/></text:span>」<text:span text:style-name="T3"><text:line-break/><text:line-break/></text:span>　　「這套新語言的基本原則在於：所有的觀念都集中在一個觀念上，也就是說，它們是依各自與這中心思想的關係而定，這個中心思想就是進化。當然這不是指機械性進化，因為這種進化根本不存在，它指的是有意識及有意志的進化。<text:span text:style-name="T3"><text:s/></text:span>」<text:span text:style-name="T3"><text:line-break/><text:line-break/></text:span>「讓我們再以『人』為例。在我說的這套語言中，不用『人』這一個字，而是用七個字來表示，依序是第一種人、第二種人、第三種人、第四種人、第五種人、第六種人，及第七種人。使用這七個字，人們就能瞭解彼此所談的人是什麽了。<text:span text:style-name="T3"><text:s/></text:span>」<text:span text:style-name="T3"><text:line-break/><text:line-break/></text:span>　　「第七種人已經達到人類發展的極致，具有人可能擁有的一切，也就是意志、意識、永恆不變的我、個別性、不朽，以及其他許多我們誤歸於己有的特性。我們只有在相當瞭解第七種人及其特性時，才能瞭解我們逐步朝他進化的各個階段，也就是瞭解我們可能的發展過程。<text:span text:style-name="T3"><text:s/></text:span>」<text:span text:style-name="T3"><text:line-break/><text:line-break/></text:span>　　「第六種人非常接近第七種人，只是他的一些特性還不能永久不變。」<text:span text:style-name="T3"><text:line-break/><text:line-break/></text:span>　　「第五種人對我們而言也是可望不可及，因為他已經達成統一性。」<text:span text:style-name="T3"><text:line-break/><text:line-break/></text:span>　　「第四種人是一個居中的階段，我等會兒再談。」<text:span text:style-name="T3"><text:line-break/><text:line-break/></text:span>　　「第一、二、三種人都在同一層次，共同形成機械的人性。」<text:span text:style-name="T3"><text:line-break/><text:line-break/></text:span>　　「第一種人生活的重心在運動中心，這種人是身體人，他的運動中心和本能中心強過理智和情感機能。」<text:span text:style-name="T3"><text:line-break/><text:line-break/></text:span>　　「第二種人和第一種人在同一層次，但是他心理生活的重心是在情感中心，也就是他的情感機能強過其他機能，他是情感人。<text:span text:style-name="T3"><text:s/></text:span>」<text:span text:style-name="T3"><text:line-break/><text:line-break/></text:span>　　「第三種人也處在同一層次，但是他心理生活的重心是在理智中心，也就是他的理智機能強過運動、本能，和情感中心。他是理智人，總是由理智和思辯來看待事物。<text:span text:style-name="T3"><text:s/></text:span>」<text:span text:style-name="T3"><text:line-break/><text:line-break/></text:span>　　「每一個人生來就是第一種人、第二種人，或第三種人。」<text:span text:style-name="T3"><text:line-break/><text:line-break/></text:span>　　「第四種人並不是天生的。他生來是第一、二，或三種人，只有在經過特定的努力之後才能成為第四種人。他一定是學校工作的產物，而不是天生的，也不是偶然發展或一般教養的成果。第四種人已經與前三種人站在不同的層次：他有一個永久的磁性中心，由他對工作的評價及與學校的關係所組成。此外，他的心裏已經開始達到平衡，不會像前三種人一樣有一個中心壓倒其他中心。他開始認識自己，也知道要往哪里去。<text:span text:style-name="T3"><text:s/></text:span>」<text:span text:style-name="T3"><text:line-break/><text:line-break/></text:span>　　「第五種人開始形成結晶，他不會像前三種人一樣善變。但是要注意的是，第五種人可以是正確或不當工作的結果。他可以由第四種人進化而來，也可以不經由第四種人而達成。如果是後者，他就不能再發展成第六及第七種人。要成為第六種人他必須融化掉已經結晶的本質，必須要有意地忘掉他是第五種人，這只有經過可怕的痛苦才能做到，還好這種錯誤發展的例子非常少。<text:span text:style-name="T3"><text:s/></text:span>」<text:span text:style-name="T3"><text:line-break/><text:line-break/></text:span>　　「這種把人分成七類，或是七個數字的區分解釋了許多否則無法瞭解的事物。這種區分提供了第一個適用於人的相對性觀念，事物會隨著不同類人的觀點而有所不同。<text:span text:style-name="T3"><text:s/></text:span>」<text:span text:style-name="T3"><text:line-break/><text:line-break/></text:span>　　「如此，所有人的內在及外在表現，所有屬於人的，所有他創造出的事物，也都可以分成七類。」<text:span text:style-name="T3"><text:line-break/><text:line-break/></text:span>　　「我們可以說有一種知識是屬於第一種人的，它以模仿、本能、背誦、填鴨及反覆練習為基礎。如果他是百分之百的第一種人，就會像鸚鵡或驢子一樣學習任何事物。<text:span text:style-name="T3"><text:s/></text:span>」<text:span text:style-name="T3"><text:line-break/><text:line-break/></text:span>　　「第二種人的知識是他所喜歡的知識，他不喜歡的就一點也不知道。他總希望在每件事物上找到樂趣。反之，如果他病態，就會知道他不喜歡、壓迫他、使他害怕、恐懼及厭惡的知識。<text:span text:style-name="T3"><text:s/></text:span>」<text:span text:style-name="T3"><text:line-break/><text:line-break/></text:span>　　「第三種人的知識以主觀的邏輯思考、字眼，及字面的瞭解為基礎。它是書蟲及學者的知識。舉例來說，第三種人會計算【可蘭經】中阿拉伯字母出現的次數，然後以此演繹一整套體系來詮釋【可蘭經】。<text:span text:style-name="T3"><text:s/></text:span>」<text:span text:style-name="T3"><text:line-break/><text:line-break/></text:span>　　「第四種人的知識就非常不同了。這份知識來自第五種人，而又依次來自第六種人，上溯自第七種人。當然第四種人只能以他的能力限度來理解這套知識。但比起第一、二、三種人，他已經由知識的主觀面中解脫出來，邁向客觀的知識。<text:span text:style-name="T3"><text:s/></text:span>」<text:span text:style-name="T3"><text:line-break/><text:line-break/></text:span>　　「第五種人的知識是完整而不可分割的。他已經擁有一個不可分割的我，而他所有的知識都屬於這個我。他不會有一個『我』知道某事物而另一個『我』卻不知道。他知道什麽，他整個人都會知道。他的知識比起第四種人的要更接近客觀知識。<text:span text:style-name="T3"><text:s/></text:span>」<text:span text:style-name="T3"><text:line-break/><text:line-break/></text:span>　　「第六種人的知識是人可能擁有的最完整的知識，只是它還有可能喪失。」<text:span text:style-name="T3"><text:line-break/><text:line-break/></text:span>　　「第七種人就是他自身的知識，它是不能與他分離的。它是關於一切的客觀而且實際的知識。」<text:span text:style-name="T3"><text:line-break/><text:line-break/></text:span>　　「素質也是同樣的情況。第一種人的素質是依本能和感官而定，第二種人的素質是情緒的素質，第三種人的素質則是理智的素質。顯而易見的，知識不能遠離素質。第一、二、三種人的素質無法擁有第四種人以上的知識。不論你給他什麽，他都會用自己的方式來詮釋，把每一個觀念降到自己的層次來談。<text:span text:style-name="T3"><text:s/></text:span>」<text:span text:style-name="T3"><text:line-break/><text:line-break/></text:span>　　「這七類區分一定要能運用到與人相關的一切。例如第一種藝術是屬於第一種人模仿抄襲的藝術，或是野蠻、原始感官的藝術，如野蠻人的舞蹈和音樂。有屬於第二種人的情感藝術，以及第三種人的理智、發明的藝術，也有第四種、第五種藝術等。<text:span text:style-name="T3"><text:s/></text:span>」<text:span text:style-name="T3"><text:line-break/><text:line-break/></text:span>　　「同理，有第一種人的宗教，也就是具有懾人光彩的儀式、犧牲和祭典的宗教，或反之，沈鬱、野蠻、殘酷的宗教等。第二種人的宗教是信仰、愛、崇拜、衝動、熱情的宗教，很容易變成迫害、壓制，及滅絕『異端』和『邪教』的宗教。第三種人的宗教則是著重證據和議論的理論性宗教，它以邏輯推演、深思熟慮和詮釋為基礎。第一、二、三種宗教是我們目前所知的極限，只要我們停留在目前的層次就沒有辦法瞭解第四種以上的宗教。<text:span text:style-name="T3"><text:s/></text:span>」<text:span text:style-name="T3"><text:line-break/><text:line-break/></text:span>　　「若不談宗教整體而只談基督教，我們也會有第一種基督教，也就是偽裝成基督教的異教。第二種基督教是情緒的宗教，有時是純潔無力，有時則充滿血腥恐怖，走向宗教審判和宗教戰爭。第三種基督教以各種新教為代表，以辯證、議論、理論為基礎。第四種基督教是第一、二、三種人毫無概念的。<text:span text:style-name="T3"><text:s/></text:span>」<text:span text:style-name="T3"><text:line-break/><text:line-break/></text:span>　　「事實上，第一、二、三種基督教只是外在的模仿而已。只有第四種人才會努力成為基督徒，而只有第五種人才能真正成為基督徒。因為成為基督徒的意思是要具備基督徒的素質，也就是依照基督的教訓而生活。<text:span text:style-name="T3"><text:s/></text:span>」<text:span text:style-name="T3"><text:line-break/><text:line-break/></text:span>　　「第一、二、三種人不能依照基督的教訓生活，因為對他們而言任何事都是發生的，今天是一回事，明天又是另一回事。今天他們準備把最後一件襯衫送人，明天卻因為一個人拒絕把襯衫送給他們而把他撕得粉碎。他們受每一個事件的支配與操控，而不是自己的主人，所以不能下定決心成為真正的基督徒。<text:span text:style-name="T3"><text:s/></text:span>」<text:span text:style-name="T3"><text:line-break/><text:line-break/></text:span>　　「科學、哲學，及其他人類生活及活動的表現，都可以用同樣的方式區分成七類。但是人們日常使用的語言根本沒有這種區分，因此很難瞭解彼此。<text:span text:style-name="T3"><text:s/></text:span>」</text:p>
      <text:p text:style-name="P1"><text:span text:style-name="T1">陳真</text:span><text:s/>  |  2016.03.30 10:31   |   <text:a xlink:type="simple" xlink:href="http://palinfo.habago.org/Entry?Command=Information_PrintForum&amp;iPage=275#FORUM34350"><text:span text:style-name="T2">#</text:span></text:a></text:p>
      <text:p text:style-name="P4">嘉帆，我只是寫給不特定的人看，或者說，其實我都只是寫給自己看，像在自言自語那樣，並不是說<text:span text:style-name="T3"><text:s/>"</text:span>你<text:span text:style-name="T3">" </text:span>如何，也不是說你或誰想求道。<text:span text:style-name="T3"><text:line-break/><text:line-break/></text:span>假若說誰<text:span text:style-name="T3"><text:s/>"</text:span>很有智慧但他自己並不覺得<text:span text:style-name="T3">"</text:span>，或說<text:span text:style-name="T3"><text:s/>"</text:span>那個層次<text:span text:style-name="T3">"</text:span>、或<text:span text:style-name="T3"><text:s/>"</text:span>一般人的等級<text:span text:style-name="T3">" </text:span>等等，這其實仍然意味著：<text:span text:style-name="T3"><text:line-break/><text:line-break/>1. "</text:span>智慧<text:span text:style-name="T3">" </text:span>是好的，高人一等的東西。<text:span text:style-name="T3"><text:line-break/><text:line-break/>2. </text:span>根據所謂<text:span text:style-name="T3"><text:s/>"</text:span>智慧<text:span text:style-name="T3">"</text:span>，分出等級：一般人的等級、五祖的等級、六祖的等級等等。<text:span text:style-name="T3">(</text:span>不知道將來會不會發展出七祖八祖的等級<text:span text:style-name="T3">)<text:line-break/><text:line-break/></text:span>在我看來，如果智慧那麼重要，那麼，這顯然不是一種<text:span text:style-name="T3"><text:s/>"</text:span>有智慧<text:span text:style-name="T3">" </text:span>的說法或想法。<text:span text:style-name="T3"><text:line-break/><text:line-break/></text:span>米蘭昆德拉說：<text:span text:style-name="T3">"</text:span>人類一思考，上帝就發笑。<text:span text:style-name="T3">" </text:span>我有時看著我家阿憨，很納悶，不知道她心裏在想什麼。要是我能知道她的思考內容，我應該也會發笑才對。<text:span text:style-name="T3"><text:line-break/><text:line-break/></text:span>如果一個大師，他竟然會從我的正常衣著上得出不凡的智慧結論，這聽起來好像也只是庸人自擾。比方說我家阿憨經常不顧形象，當著我的面自己舔下面不知道在舔什麼，我頂多也只能說動物就是這樣，而不會說她很有智慧，活得好自在。<text:span text:style-name="T3"><text:line-break/><text:line-break/></text:span>我有好多戲服，都是為了特定場合逢場作戲而穿的。那些戲服之所以是戲服，不過就只是因為它們看起來比較正常一些，至少沒有破損。不管是自願或被迫，我們還是會根據所謂社會正常標準選擇服裝。不管結果究竟怎麼穿，大概都扯不上智慧吧。<text:span text:style-name="T3"><text:line-break/><text:line-break/></text:span>我看各方所謂大師們，比方說證嚴，寫一些什麼靜思錄毛語錄的，總覺得可笑。他們也許都是好人，但他們未免想太多了，同時也把自己想得太不平凡了。我不是說有誰<text:span text:style-name="T3"><text:s/>"</text:span>真正不凡<text:span text:style-name="T3">"</text:span>，而是說大家都差不多，七仔別笑八仔，龜別笑鱉沒尾巴，沒必要在這上頭分高下，擺姿態。<text:span text:style-name="T3"><text:line-break/><text:line-break/></text:span>假若說衣服穿得不得體就是很有智慧，我看我好多病人每個都是智慧大師了。證嚴法師倒是另一類大師，她曾發表<text:span text:style-name="T3"><text:s/>"</text:span>女生不應該穿迷你裙<text:span text:style-name="T3">" </text:span>的智慧高見；她也曾明文禁止慈濟醫院的所有員工不得參與任何遊行或示威，想在慈濟工作，就得簽下不得參加市面上任何遊行抗議的合約<text:span text:style-name="T3"><text:s/>(</text:span>國慶遊行或慶祝蔣公誕辰遊行例外，因為那是正面的，愛國的<text:span text:style-name="T3">)</text:span>，違者一律開除；她還曾大力反對勞工爭取工作福利，比方說不得超過某個工時，以免過勞，但她說這是懶惰的人的想法，她說，能多做就是福，怎麼需要爭取縮減工時呢，太沒有智慧了。<text:span text:style-name="T3"><text:line-break/><text:line-break/></text:span>她的智慧言論一大堆，但我其實看不出來有何智慧可言。每個人當然都可以有他自己的偏見也好，高見也罷，但如果巍巍峨峨地以大師姿態說出，那真的是想太多了。<text:span text:style-name="T3"><text:line-break/><text:line-break/></text:span>各位如果讀過以前的一些立法院公報，肯定會覺得很樂，可以當做笑話集看，太有智慧了。比方說髮禁年代，有人主張開放，老立委們期期以為不可，先是搬出孔子，孟子，非禮勿視，非禮勿手來腳來，然後再搬出國家安全的神聖理由。簡單說，大家看了女學生的一頭飄逸長髮，這樣還能專心讀書，專心為國為民嗎？國家豈不是要滅亡了？！<text:span text:style-name="T3"><text:line-break/><text:line-break/></text:span>光是一頭秀髮都有這麼恐怖的後果了，何況是迷你裙，怎麼可以開放？！太沒有智慧，太沒有內涵了。這樣大家還能專心工作嗎？還能一心報效黨國嗎？交通秩序還能維持嗎？豈不是要天下大亂了！！！<text:span text:style-name="T3">(</text:span>三個驚嘆號<text:span text:style-name="T3">)<text:line-break/><text:line-break/></text:span>這些不是我瞎掰的，我哪有這麼有智慧。</text:p>
      <text:p text:style-name="P1"><text:span text:style-name="T1">陳嘉帆</text:span><text:s/>  |  2016.03.30 03:30   |   <text:a xlink:type="simple" xlink:href="http://palinfo.habago.org/Entry?Command=Information_PrintForum&amp;iPage=275#FORUM34349"><text:span text:style-name="T2">#</text:span></text:a></text:p>
      <text:p text:style-name="P2">我想佛祖自己也不會覺得自己很有智慧，所謂的佛祖很有智慧那是指相較於還沒開悟的人，是以我們一般人的角度在講的。您穿的很隨意去演講，一般人即使天氣熱也會顧及體面而勉強自己穿不舒服的衣服，您與一般人不同，您沒有體不體面的想法，這在住持眼裡就是一種智慧。若您把我當成是為了求道而求道的人，那我有點小傷心哪：<text:span text:style-name="T3">P</text:span>我只求問心無愧。我說的應無所住而生其心，指的是因為當時為了表現自己而完全沒有注意到身邊的事物，但當我沒有了表現自己的念頭時，我發現我看到了很多，也驚覺自己的膚淺，我才發現是這個念頭擋住了我的視線，換句話說是這個念頭擋著了我的本心。菩提本無樹是惠能那個層次在說的，沒到那個層次我就用大師兄的心如明鏡台來說囉！那麼您覺得而生其心的「心」是什麼呢？連結我有空會細讀，但我的數學不好，不確定讀得懂，<text:span text:style-name="T3">anyway thank you very much</text:span></text:p>
      <text:p text:style-name="P1"><text:span text:style-name="T1">陳真</text:span><text:s/>  |  2016.03.30 01:25   |   <text:a xlink:type="simple" xlink:href="http://palinfo.habago.org/Entry?Command=Information_PrintForum&amp;iPage=275#FORUM34348"><text:span text:style-name="T2">#</text:span></text:a></text:p>
      <text:p text:style-name="P4"><text:span text:style-name="T3">"</text:span>應無所住，而生其心<text:span text:style-name="T3">"</text:span>，這話的意思應該比較接近<text:span text:style-name="T3"><text:s/>"</text:span>菩提本無樹，明鏡亦非台，本來無一物，何處惹塵埃。<text:span text:style-name="T3">" </text:span>既然什麼也不是，哪來塵埃需要拂拭？一個人，如果整天忙著求道求智慧，在我看來是不太妙的事，不但自尋煩惱，而且恐怕只會越求離道越遠。<text:span text:style-name="T3"><text:line-break/><text:line-break/></text:span>有個好朋友，求道之心異常旺盛，但她把我錯看成像林義雄那樣一種<text:span text:style-name="T3"><text:s/>"</text:span>有智慧之人<text:span text:style-name="T3">"</text:span>，於是經常很虔誠地問我種種在我看來非常無聊無謂的大道理。不管我怎麼瞎掰胡扯，她好像都能從中自行領悟出深邃的智慧。有一回，我實在被問得煩了，當她問我平常如何閱讀報紙以便增長智慧時，我說，<text:span text:style-name="T3">"</text:span>看報紙就看報紙，哪有什麼特別的方法？打開報紙，如果沒有什麼好東西可看，那就看看有沒有哪個王八蛋終於翹辮子了，嘿嘿嘿。<text:span text:style-name="T3">" </text:span>說完，我自己都笑了，聾子也聽得出來我在瞎掰。但是，想不到她依然若有所悟，露出佩服的神情。我說妳悟出了什麼？她說，原來我們讀報紙時應該關心眾人的生死課題。我聽了很無言，但不敢再多說，因為我怕我若反駁或否認，她說不定又會悟出更驚人的道理。<text:span text:style-name="T3"><text:line-break/><text:line-break/></text:span>差不多<text:span text:style-name="T3">20</text:span>年前，有人請我去某個深山裏頭演講，好像是一座什麼寺廟，我沒記住寺廟名稱；東道主是人稱大師的一位和尚，但我也沒記住他的法號。那是個很隆重的小型演講，聽眾好像也有一些大師，例如大學校長之類。我的講題是有關維根斯坦，那時候沒什麼專業程度，講得很爛。但我發現，不管我講得多麼幼稚可笑，住持大師好像也都能從中幫我提煉出許多深沉的智慧，但我其實根本就沒有那個意思。<text:span text:style-name="T3"><text:line-break/><text:line-break/></text:span>那天，我穿著一件像內衣那樣的<text:span text:style-name="T3">T</text:span>恤，揹一個破損得很厲害的背包，就像一般大學生那樣的穿著。但是，大師卻依然能夠從我的穿著公開指出我高深非凡的智慧。但我之所以那樣穿，原因無它，就只是因為天氣實在很熱；而且，我在台居無定所，像個流浪漢，出門在外，衣著自然是盡量簡便涼爽為宜，大師竟然也能從中領悟出我非凡的智慧，真是令我百口莫辯。我想，那天我如果打赤膊穿內褲演講，搞不好智慧境界又更高了。<text:span text:style-name="T3"><text:line-break/><text:line-break/></text:span>任何對我的描述，不管好評惡評，我都覺得渾身不自在，就像貼標籤那樣，不管是好標籤或壞標籤，畢竟都是一種標籤。重點是，標籤要貼哪？貼在一團空氣上嗎？一個人，如果他真的覺得自己只是一個灑落地面無足輕重的小雨滴，你要把標籤往哪貼？<text:span text:style-name="T3"><text:line-break/><text:line-break/></text:span>我並不是故意要把自己說成像六祖惠能那樣一種<text:span text:style-name="T3"><text:s/>"</text:span>本來無一物，何處惹塵埃<text:span text:style-name="T3">" </text:span>的境界，我還不至於卑鄙齷齪到如此虛榮的地步。我很喜歡惠能，對之仰慕甚深，但我絲毫無意向他看齊；我從不求道，我甚至對自己不抱任何期望。<text:span text:style-name="T3"><text:line-break/><text:line-break/></text:span>仍然還是那些老話：一個人事物，如果沒有意義，那就是沒有意義，而不是把<text:span text:style-name="T3"><text:s/>"</text:span>沒有意義<text:span text:style-name="T3">" </text:span>給裝神弄鬼地裝扮成彷彿更加高人一等的非凡意義。如果有人藉著這樣一種裝神弄鬼來高人一等，在我看來，可以說是人性中最可鄙可笑的一種虛榮。<text:span text:style-name="T3"><text:s/><text:line-break/><text:line-break/></text:span>沒有人需要去在乎一滴雨水究竟飄浮雲上還是灑落地面。一個人，當他真的相信自己什麼也不是，根本無足輕重時，那他其實就跟空氣一樣無所不在了。你要怎麼給空氣貼標籤？<text:span text:style-name="T3"><text:line-break/><text:line-break/></text:span>聽起來，好像很無私無我。但我總覺得，<text:span text:style-name="T3">"</text:span>我<text:span text:style-name="T3">" </text:span>才是一切意義的源頭，萬物的開端。記得我曾透過描述梭羅，寫過很多篇有關歌頌<text:span text:style-name="T3"><text:s/>"</text:span>我我我<text:span text:style-name="T3">" </text:span>的文章，例如有一篇好像就叫做<text:span text:style-name="T3"><text:s/>"</text:span>一個重劑量的我我我<text:span text:style-name="T3">"</text:span>。三個<text:span text:style-name="T3"><text:s/>"</text:span>我<text:span text:style-name="T3">" </text:span>還不夠，我在立報的<text:span text:style-name="T3"><text:s/>"</text:span>哈巴狗電台<text:span text:style-name="T3">" </text:span>專欄的第一篇文章，文章標題開宗明義就叫做<text:span text:style-name="T3"><text:s/>"</text:span>我我我我我我我<text:span text:style-name="T3">"</text:span>，天啊，這麼多我，七個我字，簡直是把<text:span text:style-name="T3"><text:s/>"</text:span>我<text:span text:style-name="T3">" </text:span>的重要性給抬舉到極致了。我甚至願意承認自己在哲學上是一個<text:span text:style-name="T3"><text:s/>"</text:span>唯我主義者<text:span text:style-name="T3">"(solipsist)</text:span>，簡單說就是：<text:span text:style-name="T3">"</text:span>我<text:span text:style-name="T3">" </text:span>是萬事萬物的中心，一切意義的來源；沒有<text:span text:style-name="T3"><text:s/>"</text:span>我<text:span text:style-name="T3">"</text:span>，根本無從認識世界。<text:span text:style-name="T3"><text:line-break/><text:line-break/></text:span>我同樣也把維根斯坦解讀成一個宗教性的唯我主義者。主流解讀方式當然大多不是如此，不過我相信自己是對的。維根斯坦雖然寫了幾千萬字哲學筆記，其實懂了其一就等於懂了全部，翻來覆去不外都只是圍繞某個主題，非常容易理解其結論<text:span text:style-name="T3"><text:s/>(</text:span>那就是沒有結論<text:span text:style-name="T3">)</text:span>，非常容易理解其思想<text:span text:style-name="T3"><text:s/>(</text:span>用他自己的話來說就是沒有思想<text:span text:style-name="T3">)</text:span>，但究竟這個沒有結論的結論以及這些沒有思想的思想如何而來，要理解它倒也不難，只是需要相關專業知識，哲學外行人是不可能看得懂的，就算圈內人，能懂的恐怕也極其有限。<text:span text:style-name="T3"><text:line-break/><text:line-break/></text:span>一會兒說唯我獨尊，說<text:span text:style-name="T3"><text:s/>"</text:span>我<text:span text:style-name="T3">" </text:span>是宇宙萬物的中心，一會又說什麼小雨滴，<text:span text:style-name="T3">"</text:span>我<text:span text:style-name="T3">" </text:span>根本不重要，甚至如維根斯坦所論證，<text:span text:style-name="T3">"</text:span>我<text:span text:style-name="T3">" </text:span>根本不存在，這樣是不是有點精神錯亂？一下說<text:span text:style-name="T3"><text:s/>"</text:span>我<text:span text:style-name="T3">" </text:span>是唯一重要，一下又說<text:span text:style-name="T3"><text:s/>"</text:span>我<text:span text:style-name="T3">" </text:span>根本不存在。對此，恐怕得從他生前唯一出版的一本小書<text:span text:style-name="T3"><text:s/>"Tractatus" </text:span>的<text:span text:style-name="T3"><text:s/>5.54-5.5423</text:span>說起。好奇的人請自行查閱，這裏有<text:span text:style-name="T3">Tractatus</text:span>全書內容：<text:span text:style-name="T3"><text:line-break/><text:line-break/>https://www.gutenberg.org/files/5740/5740-pdf.pdf<text:line-break/><text:line-break/>5.54-5.5423</text:span>短短幾行字，耗費我十年光陰。這大概是我這一生投注最多心力的幾行字了。不過，通俗文字大概也只能講到這裏，沒法再往下講了。<text:span text:style-name="T3">5.54-5.5423</text:span>倒是有些趣聞，常為後世一般大眾所傳述，不妨說來給大家解解悶。故事是這樣：<text:span text:style-name="T3"><text:line-break/><text:line-break/></text:span>維根斯坦當年是羅素的學生，但他卻在<text:span text:style-name="T3"><text:s/>Tractatus </text:span>的<text:span text:style-name="T3">5.54-5.5423</text:span>裏頭批評了羅素的一個理論叫做<text:span text:style-name="T3"><text:s/>"Theory of Judgment"</text:span>。這個理論的思想源頭，源自為羅素贏得舉世聲望的一本鉅著<text:span text:style-name="T3"><text:s/>"</text:span>數學的原理<text:span text:style-name="T3">"</text:span>。羅素緊接著又有第二本哲學鉅著即將出版，是有關知識理論，都已經寫好了，書中準備進一步闡釋這個理論。不料，維根斯坦卻寫信反駁，指出<text:span text:style-name="T3"><text:s/>Theory of Judgment </text:span>的錯誤。羅素很挫折，回信給維根斯坦說他聽了之後，感覺整個人崩潰了<text:span text:style-name="T3">(paralysed)</text:span>。羅素同時也寫信給其他朋友，表達挫折。<text:span text:style-name="T3"><text:line-break/><text:line-break/></text:span>在一封羅素寫給他的<text:span text:style-name="T3"><text:s/>(</text:span>好像是女<text:span text:style-name="T3">)</text:span>朋友的信裏頭，羅素如此說道：<text:span text:style-name="T3"><text:line-break/><text:line-break/></text:span>維根斯坦最近指出我的某個理論有誤。你知道，他這個人講話很霸道，就像俄國沙皇在下命令那樣。不過，話說回來，假若我的想法真的有誤，那其實也沒啥大不了。重點是，我聽不太懂他在說什麼；讓我很痛苦的是，我偏偏又相信他一定是對的，他一定是看見了一些我看不見的東西。<text:span text:style-name="T3"><text:line-break/><text:line-break/></text:span>多年後，羅素回憶起這段往事時繼續說道：經過維根斯坦這樣一個批評，讓我完全喪失繼續從事哲學研究特別是研究<text:span text:style-name="T3"><text:s/>"</text:span>邏輯哲學<text:span text:style-name="T3">" </text:span>的信心，我甚至懷疑起自己過去以來所寫的一切。<text:span text:style-name="T3"><text:line-break/><text:line-break/></text:span>在這事情之後，羅素決定放棄這本<text:span text:style-name="T3"><text:s/>"</text:span>知識理論<text:span text:style-name="T3">" </text:span>的出版計畫。<text:span text:style-name="T3"><text:line-break/><text:line-break/></text:span>在這個有關<text:span text:style-name="T3"><text:s/>Theory of Judgment </text:span>的爭議中，毫無疑問，維根斯坦是對的，但卻很少人指出這樣一個似乎涉及<text:span text:style-name="T3"><text:s/>"</text:span>無我<text:span text:style-name="T3">" </text:span>的觀念對維根斯坦的整個沒有思想的思想而言，具有何等的重要性。但它卻深深吸引我，為之坐穿書樓，為之皓首窮經。維根斯坦常說，智慧這東西是如此蒼白可笑。許多時候，我難免也會感到這樣一種遺憾乃至悔恨，為了這樣一些其實說穿了根本無甚意義的蒼白之物，我卻把人生最寶貴的十年光陰，捨棄家人，日日夜夜全數灑落在那寒冷晦暗的異國它鄉。到頭來，水水依舊，見山仍是山，見水仍是水，彷彿白忙一場人生。所謂哲學最大的成就，就像一種病，頂多就是把病給治好了，變得跟一般人一樣而已。但願我真的已經把<text:span text:style-name="T3"><text:s/>"</text:span>病<text:span text:style-name="T3">" </text:span>給治好了，我終於可以毫無困難地接受<text:span text:style-name="T3"><text:s/>"</text:span>深藍比淺藍深<text:span text:style-name="T3">"</text:span>、<text:span text:style-name="T3">"</text:span>一等於一<text:span text:style-name="T3">"</text:span>、<text:span text:style-name="T3">"</text:span>明天比今天晚到<text:span text:style-name="T3">"</text:span>、<text:span text:style-name="T3">"</text:span>這真的是我的手<text:span text:style-name="T3">" </text:span>等等這樣一些真理。</text:p>
      <text:p text:style-name="P1"><text:span text:style-name="T1">陳嘉帆</text:span><text:s/>  |  2016.03.29 19:01   |   <text:a xlink:type="simple" xlink:href="http://palinfo.habago.org/Entry?Command=Information_PrintForum&amp;iPage=275#FORUM34347"><text:span text:style-name="T2">#</text:span></text:a></text:p>
      <text:p text:style-name="P2">也許動亂與戰爭就是這個世界的設定，如果這裡天下太平，這裡就不叫做人間，叫做<text:span text:style-name="T4">⋯</text:span>天堂？雖然我們貌似沒有改變什麼，但其實我們有改變一些東西，一句溫暖的話，一個溫柔的眼神，一個理解的擁抱，或是透過網路文字的傳達，當下給予對方的感動，那個感動就在對方心中種下了顆種子。雖然我的痛苦挫折沒有您多，但萬一發生在我身上了，當下雖然很不情願，但我相信我會因此而成長，就像您曾說的以前受過的苦難讓你開了眼得以辨識天使的存在，一想到眼中只有自己而看不出來天使在哪裡的人，我很慶幸自己不是這種人，不過我也曾經短暫地當過這種人，此時看到「應無所住而生其心」真是覺得說得對極了。我想每個人遮住他們本心的灰塵有薄有厚，我的比較薄ㄧ點很容易就擦掉了，有的人比較厚ㄧ點可能ㄧ輩子都看不到本心。但他們又何嘗能選擇這灰的薄厚呢，這不是與生俱來的嗎？等您有心情時，我是很有興趣看您回覆葛吉夫的話：）</text:p>
      <text:p text:style-name="P1"><text:span text:style-name="T1">陳真</text:span><text:s/>  |  2016.03.29 17:02   |   <text:a xlink:type="simple" xlink:href="http://palinfo.habago.org/Entry?Command=Information_PrintForum&amp;iPage=275#FORUM34346"><text:span text:style-name="T2">#</text:span></text:a></text:p>
      <text:p text:style-name="P4">這兩天，一下跑警局，一下跑郵局，一會兒跑國稅局，一整天被迫在極度混亂、全然無政府狀態的台南街頭流竄辦事；痛苦不堪之餘，利用點等待的空檔，瞎掰了些有的沒的搞笑文字，一來自娛，二來回應底下這位葛吉夫<text:span text:style-name="T3"><text:s/>(</text:span>我不知道他是誰，從未聽過<text:span text:style-name="T3">)</text:span>。本來要貼上，正巧看到路邊店家電視上播放著一位女童當街被斷頭的新聞，心情沉甸甸的，頓時蒙上一層陰影。<text:span text:style-name="T3"><text:line-break/><text:line-break/></text:span>正常人看到這樣的事，肯定也會覺得痛苦。在這一點上，絕大多數人總算來到一個共同的心理基礎上。平常有些事，難以言說，因為你的世界同我的世界長得不一樣，甚至截然相反，你看不到我所看到的，也因此，你無從知道、遑論體會我所要說的一切。但在這樣一個共同心理基礎上，你有沒有可能，或者說，你願不願意透過想像，想像一下我想說卻說不上來的那一切？你有沒有辦法想像，類似像這樣的女童遭遇，假若不是一個，而是千千萬萬個，假若不是偶發，而是無日無之、肆無忌憚地隨時發生且任意為之？你有沒有辦法想像，當你清楚地知道這一切，並且就在你眼前不斷地發生時，那將會是一種什麼樣的心情？<text:span text:style-name="T3"><text:line-break/><text:line-break/></text:span>荒謬的是：一個人，不知出於什麼樣的身心狀態或需求而犯下慘案，群情沸騰，但是，一個國家，為了私利，半個多世紀來在全世界各地製造動亂與戰爭，數千萬生靈塗炭，人們卻絲毫無感。世界很遠，但人心的距離理當並不遠；有沒有可能有那麼一天，你終於可以感受到你所應感受的痛苦與挫折？<text:span text:style-name="T3"><text:line-break/><text:line-break/></text:span>慧如在首頁寫了篇<text:span text:style-name="T3"><text:s/>"</text:span>勿忘若雪<text:span text:style-name="T3">"</text:span>，裏頭有這麼一段話：<text:span text:style-name="T3">"</text:span>若雪給父親最後的一封電子郵件，這麼寫：<text:span text:style-name="T3">“</text:span>對我應該如何過我的餘生，如果你有任何想法，告訴我。<text:span text:style-name="T3">” </text:span>若雪今生已盡，她的問話似乎是留給活著的人。<text:span text:style-name="T3">" </text:span>同樣的問題，我不知道要問誰，只能問自己。我知道這麼多，但我能做什麼？我該怎麼活才像樣？恍恍惚惚的人生，結果什麼也沒做，痛苦挫折卻始終揮之不去。<text:span text:style-name="T3"><text:line-break/><text:line-break/></text:span>沈從文在某篇小說<text:span text:style-name="T3"><text:s/>("</text:span>三個男人和一個女人<text:span text:style-name="T3">") </text:span>的結尾有這麼一段話，經常縈繞我心，澎湃不已。那段話全文是這麼寫的：<text:span text:style-name="T3"><text:line-break/><text:line-break/>"</text:span>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至於我，還有什麼意見沒有？<text:span text:style-name="T3">……</text:span>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text:span text:style-name="T3">"</text:span></text:p>
      <text:p text:style-name="P1"><text:span text:style-name="T1">陳真</text:span><text:s/>  |  2016.03.29 04:31   |   <text:a xlink:type="simple" xlink:href="http://palinfo.habago.org/Entry?Command=Information_PrintForum&amp;iPage=275#FORUM34345"><text:span text:style-name="T2">#</text:span></text:a></text:p>
      <text:p text:style-name="P2">從達賴到翁山蘇姬，幾乎所有人品良善的政治人物，當他逐漸受到人們普遍的抬舉與肯定之後，總是逐漸走樣，終至荒腔走板而令人徹底失望。還好這世上仍有例外，卡斯楚便是。<text:span text:style-name="T3"><text:line-break/><text:line-break/></text:span>附帶一提。前幾天，剛好看到台灣電視有個節目好像叫做什麼寰宇全視界，主持人叫岑永康，找來一些學者專家座談有關美國和古巴建交的事。我就姑且聽聽台灣專家們會講些什麼，結果很驚訝，主持人及這些學者專家們竟然把現在當古巴總統的卡斯楚給誤以為是歷史上那個卡斯楚，甚至還說什麼卡斯楚原本很帥的大鬍子，是被美國<text:span text:style-name="T3">CIA</text:span>給下毒之後才掉光。<text:span text:style-name="T3"><text:line-break/><text:line-break/></text:span>如果一般人分不清哪個卡斯楚倒也沒什麼，但如果一個節目或一個人竟然連此卡斯楚非彼卡斯楚也分不清，那他怎麼可能會是個專家呢？如果連這樣的基本常識也缺乏，怎麼還敢製作一個專題座談節目？這就好像我姓陳，阿扁也姓陳，如果有人以專家之姿上電視座談，誤以為我就是阿扁，講得口沫橫飛，這樣的<text:span text:style-name="T3"><text:s/>"</text:span>學者專家<text:span text:style-name="T3">"</text:span>，不會太離譜嗎？台灣社會之徹底封閉，由此可見一斑。<text:span text:style-name="T3"><text:line-break/><text:line-break/></text:span>陳真<text:span text:style-name="T3"><text:line-break/>=============<text:line-break/></text:span>古巴前領導人卡斯楚：不需要美國施捨<text:span text:style-name="T3"><text:line-break/><text:line-break/></text:span>法新社<text:span text:style-name="T3"><text:s/>– 2016</text:span>年<text:span text:style-name="T3">3</text:span>月<text:span text:style-name="T3">28</text:span>日<text:span text:style-name="T3"><text:line-break/><text:line-break/></text:span>（法新社哈瓦那<text:span text:style-name="T3">28</text:span>日電）<text:span text:style-name="T3"><text:s/></text:span>古巴前領導人斐代爾．卡斯楚（<text:span text:style-name="T3">Fidel Castro</text:span>）表示，繼續反對與美國和解。他在報紙意見欄投書中說，古巴「不需要美國施捨」。<text:span text:style-name="T3"><text:line-break/><text:line-break/></text:span>這位今年<text:span text:style-name="T3">89</text:span>歲的古巴前總統，在美國總統歐巴馬訪問共黨古巴期間一直沒有露面。歐巴馬此行是為了鞏固兩國關係正常化。<text:span text:style-name="T3"><text:line-break/><text:line-break/></text:span>卡斯楚在對歐巴馬這項訪問的首次公開談話中，似乎不願意原諒和忘記半個多世紀以來兩國的敵對，他在「格蘭瑪報」（<text:span text:style-name="T3">Granma</text:span>）上宣稱，古巴「不需要這個帝國的施捨」。<text:span text:style-name="T3"><text:line-break/><text:line-break/></text:span>卡斯楚語帶諷刺的說：「聽這位美國總統說的話，會讓任何人心臟病發作。」<text:span text:style-name="T3"><text:line-break/><text:line-break/></text:span>他說：「任何人都不應幻想，這個高尚無私國家<text:span text:style-name="T3">(</text:span>指古巴<text:span text:style-name="T3">)</text:span>的人民，會放棄透過教育、科學和文化發展所獲得的榮耀、權利和精神財富。」（譯者：中央社簡長盛）<text:span text:style-name="T3"><text:line-break/><text:line-break/>=======================<text:line-break/>Fidel Castro to Obama: Cuba doesn't need gifts from the "empire"<text:line-break/><text:line-break/>Published March 28, 2016EFE<text:line-break/><text:line-break/>Fidel Castro broke his silence Monday about last week's visit here by U.S. President Barack Obama, with an article saying that Cuba doesn't need gifts from the "empire."<text:line-break/><text:line-break/>"We don't need the empire to give us any gifts. Our efforts will be legal and peaceful, because it is our commitment to the peace and brotherhood of all human beings," President Raul Castro's older sibling said in an article entitled "Brother Obama," published Monday in the island's official media.<text:line-break/><text:line-break/>This latest "Reflection from Fidel" is the retired leader's initial reaction to the first visit of a sitting president of the United States to Cuba since 1928, in which he analyzes Obama's speech last Tuesday at Havana's Gran Teatro, which was aired live on state radio and television.<text:line-break/><text:line-break/>"No one should pretend that the people of this noble and selfless country will renounce its glory and its rights, or the spiritual wealth it has earned with the development of education, science and culture," Fidel Castro said.<text:line-break/><text:line-break/>In his speech, Obama spoke about the values of democracy and political pluralism, urged reconciliation between the two countries and made numerous mentions of the Cuban exile community in the U.S., while recalling the cultural and historic ties between his country and Cuba, despite more than 50 years of antagonism.<text:line-break/><text:line-break/>The 89-year-old Fidel Castro, who ruled Cuba from 1959 until he stepped down due to illness in 2006, replied that in Obama's speech on the island, the visiting president used "the most syrupy words to say: 'It's high time to forget the past.'"<text:line-break/><text:line-break/>Weren't those words enough to make everyone "risk a heart attack?" Castro wrote, then went on to detail moments in history Obama seemed to have forgotten. "After a merciless embargo that has lasted almost 60 years? And all those who died in mercenary attacks on Cuban ships and ports, and in an airliner full of passengers blown up in midair, mercenary invasions, multiple acts of force and violence?"<text:line-break/><text:line-break/>Castro recalled the Invasion of the Bay of Pigs, when in 1961 a mercenary force with heavy firepower, armored infantry and air support, "trained in the United States and accompanied by U.S. warships and aircraft carriers, made a surprise attack on our country.<text:line-break/><text:line-break/>=====================<text:line-break/>Fidel Castro lectures Obama after Cuba trip<text:line-break/><text:line-break/>By NICK G 03/28/16<text:line-break/><text:line-break/>http://www.politico.com/story/2016/03/fidel-castro-obama-221279<text:line-break/><text:line-break/><text:line-break/>"Native populations do not exist at all in the minds of Obama," Castro wrote. "Nor does he say that racial discrimination was swept away by the Revolution; that retirement and salary of all Cubans were enacted by this before Mr. Barack Obama was 10 years old."<text:line-break/><text:line-break/>Referring to the 1961 failed invasion of the Bay of Pigs, Castro wrote of the U.S.' "mercenary force with cannons and armored infantry, equipped with aircraft ... trained and accompanied by warships and aircraft carriers in the U.S. raiding our country. Nothing can justify this premeditated attack that cost our country hundreds of killed and wounded."<text:line-break/><text:line-break/>Castro referred also to Obama's invocation of both countries' role in the end of apartheid in South Africa, remarking upon his country's 1975 intervention in Angola backing the leftist People's Movement for the Liberation of Angola against other U.S.-backed revolutionary forces. Ridding apartheid South Africa of nuclear weapons "was not the goal of our solidarity," he wrote, "but [rather] to help the people of Angola, Mozambique, Guinea Bissau and other fascist colonial rule of Portugal."<text:line-break/><text:line-break/>In referring to the origins of South Africa's nuclear weapons, Castro mentioned the "help that racist South Africa had received from [Ronald] Reagan and Israel." "I do not know what Obama has to say on this story now," Castro wrote.<text:line-break/><text:line-break/>"My modest suggestion is to reflect and do not try now to develop theories about Cuban politics."<text:line-break/><text:line-break/>Cuba "has no need of gifts" from the United States, Castro concluded. "Our efforts will be legal and peaceful, because it is our commitment to peace and brotherhood of all human beings living on this planet."</text:span></text:p>
      <text:p text:style-name="P1"><text:span text:style-name="T1">陳嘉帆</text:span><text:s/>  |  2016.03.28 14:55   |   <text:a xlink:type="simple" xlink:href="http://palinfo.habago.org/Entry?Command=Information_PrintForum&amp;iPage=275#FORUM34344"><text:span text:style-name="T2">#</text:span></text:a></text:p>
      <text:p text:style-name="P4">葛吉夫與學生的對話（以學生鄔斯賓斯基的記憶寫下的）<text:span text:style-name="T3"><text:line-break/><text:line-break/></text:span>我們的出發點是：人不認識自己、人不是人。（他強調這幾個字。也就是說，他並沒有成為他所應該成為的。因此之故，他不能定下任何合約，或承擔任何責任。他不能對未來作任何決定。今天他是一個人，明天他是另一個人。他無法受我們拘束<text:span text:style-name="T4">⋯⋯</text:span>）<text:span text:style-name="T3"><text:line-break/><text:line-break/></text:span>「就拿一件事來打比方吧。可能會有一種情況發生，當然，不是在一開始的時候，而是稍後<text:span text:style-name="T3">—</text:span>一個人或許必須將他所學到的東西保守秘密，即使只是一段時期。但是一個不認識自己的人有可能守密嗎？當然他可以答應這麼做，但是他做得到嗎？因為他不是一個，在他裏面有許多人。<text:span text:style-name="T3"><text:line-break/><text:line-break/></text:span>　　「他裏面的一個人答應了並相信他想要守密，但明天，他裏面的另一個人就會告訴他的太太，或在喝了一瓶酒之後告訴一個朋友，或在一個聰明人的盤問下不知不覺地將事情和盤托出。他還有可能放催眠，或不其然地被大喝一聲而受到驚嚇，然後他就會做出任何你要他做的事。他能夠承擔什麼樣的責任呢？不。我們不會跟這樣的人認真地談麼。一個人想要能夠守密，必須認識自己，而且他必須存在。所有的人都還離這個狀態很遠。」<text:span text:style-name="T3"><text:line-break/><text:line-break/></text:span><text:span text:style-name="T4">⋯⋯</text:span><text:span text:style-name="T3"><text:line-break/><text:line-break/></text:span>　　「人們正在轉變為機器。」我說。「無疑地他們有時候真的成為完美的機器，但我不相信他們能夠思考。如果他們嘗試去思考，他們就不會是那麼好的機器。」<text:span text:style-name="T3"><text:line-break/><text:line-break/></text:span>　　「是的。」葛吉夫說：「那是真的，但也只有部份是真的。首先得要問一個問題：他們用哪個腦來工作。如果他們使用適當的腦，那他們置身於機器中工作，甚或將思考得更好。但，再強調一次，條件是他們必須以適當的腦思考。」<text:span text:style-name="T3"><text:line-break/><text:line-break/></text:span>　　我不瞭解葛吉夫所謂『適當的腦』是指什麼，直到很久之後才瞭解。<text:span text:style-name="T3"><text:line-break/><text:line-break/></text:span>　　「第一，」他繼續說：「你談到的機械化一點也不危險．一個人可以是人（他強調這個字），即使是和機器一起工作的時候。有另外一種機械化是更為危險的：人本身成為機器。你曾否想過這個事實：所有的人他們本身就是機器？」<text:span text:style-name="T3"><text:line-break/><text:line-break/></text:span>　　「是的，」我說：「從嚴格的科學觀點來說，所有的人都是受制外界影響的機器。但問題是。這個科學觀點是可以全然接受的嗎？」<text:span text:style-name="T3"><text:line-break/><text:line-break/></text:span>　　「科學不科學對我來說都一樣。」葛吉夫說：「我要你瞭解我在說什麼。你看，你視線所及的一切人，」他指著街道說：「都僅只是機器。如此而已！」<text:span text:style-name="T3"><text:line-break/><text:line-break/></text:span>　　「我想我懂你的意思。』我說：「而且我一直在想，世界上能夠對抗這種機械化的形式選擇自己道路的，是多麼久。』<text:span text:style-name="T3"><text:line-break/><text:line-break/></text:span>　　「這就是你犯了最大錯誤的地方，」葛吉夫說：「你以為有誰能夠選擇自己的道路、有誰能對抗機械性；你以為並非所有的人事物都是同樣地機械化。』<text:span text:style-name="T3"><text:line-break/><text:line-break/></text:span>　　「哦，當然有些東西是不同的啦！』我說：「藝術、詩歌、思想，這些現象就屬於十分不同的品級。』<text:span text:style-name="T3"><text:line-break/><text:line-break/></text:span>　　「完完全全屬於相同的品級，』葛吉夫說：「這些活動恰恰如同其他的事物一般機械化。人是機器；除了機械性的行動之外。你不能從一部機器盼望什麼。」<text:span text:style-name="T3"><text:line-break/><text:line-break/></text:span>　　「很對，」我說：『但難道沒有人是不機械性的嗎？」<text:span text:style-name="T3"><text:line-break/><text:line-break/></text:span>　　「也許有，」葛吉夫說：「但卻不是你所看見的那些人，而且你對他們一無所知。這就是我要你瞭解的。」<text:span text:style-name="T3"><text:line-break/><text:line-break/></text:span>「人和人彼此多麼不同啊！」我說：「我不認為可以將他們統統放在一個標題之下，有野蠻人、有機械化了的人、有知識份子、還有天才。』<text:span text:style-name="T3"><text:line-break/><text:line-break/></text:span><text:span text:style-name="T4">⋯⋯</text:span><text:span text:style-name="T3"><text:line-break/><text:line-break/></text:span>　　「很對，」葛吉夫說：「人彼此不同，但人與人之間真正的不同是什麼，你不知道，而且你看不見。你所說的不同根本就不存在，這一點一定要瞭解。所有你看見的人、所有你認識的人、所有你可能會認識的人，都是機器、真正僅僅在外界影響下發生作用的機器。野蠻人和知識份子與此何干？甚至現在，就在這一刻，當我們談著話的時候，數百萬的機器正在試著消滅彼此。他們之間有什麼不同？野蠻人在哪？知識份子在哪？他們都是一樣。但要停止作機器是有可能的，我們要思考的就是這個，而不是世上有哪些不同的機器存在。當然有許多不同種類的機器；汽車是一種機器，留聲機是一種機器，槍也是一種機器。有什麼好探究的？還不是同一回事<text:span text:style-name="T3">——</text:span>它們都是機器。」<text:span text:style-name="T3"><text:line-break/><text:line-break/></text:span><text:span text:style-name="T4">⋯⋯</text:span><text:span text:style-name="T3"><text:line-break/><text:line-break/></text:span>「人可以不再當機器嗎？」我問。<text:span text:style-name="T3"><text:line-break/><text:line-break/></text:span>　　「啊！就是這個問題。」葛吉夫說：『如果你早把這問題多問幾次，也許我們的談話就已經有了一些進展。要不當機器是有可能的，但首先就是要懂這部機器。一部機器、一部真正的機器，不瞭解也不能瞭解它自己。當一部機器知道它自己，它就不再是機器。至少，不再是先前那一部機器。它開始為它的行為負責。』<text:span text:style-name="T3"><text:line-break/><text:line-break/></text:span>　　「你的意思是說人並不為他的行為負責？」我問。<text:span text:style-name="T3"><text:line-break/></text:span>　　「人（他強調這個字）會負責，機器則否。」<text:span text:style-name="T3"><text:line-break/><text:line-break/></text:span><text:span text:style-name="T4">⋯⋯</text:span><text:span text:style-name="T3"><text:line-break/><text:line-break/></text:span>「然而人必須學習說真話，這一點也會讓你覺得奇怪。你不明白人必須學習才會說真話，你會覺得似乎希望說真話或決定說真話，就足夠了。我告訴你，人們比較少故意說謊；在大部分情況下他們以為他們說的是真話。然而他們卻說謊說個不停，不管在他們想說謊的時候，還是在他們想說真話的時候．他們一直說說，對自己也對別人。因此，沒有人曾經瞭解自己或別人。<text:span text:style-name="T3"><text:line-break/></text:span>　　「想想看，如果人們能夠互相瞭解，還會有這樣的傾軋、這樣的誤解嗎？還會如此仇視另一人的觀點和意見嗎？但他們不能彼此瞭解，因為他們不能停止說謊。說真話是世界上最困難的事，為了說真話，人必須花很長的時間學習很多東西。單是希望是不夠的，為了說真話，人必須知道什麼是真話、什麼是謊言。而且第一步必須知道自己裏面的謊言<text:span text:style-name="T3">——</text:span>這一點沒有人想要知道。」<text:span text:style-name="T3"><text:line-break/><text:line-break/></text:span>到了<text:span text:style-name="T3">1915</text:span>年<text:span text:style-name="T3">11</text:span>月初，我已掌握了葛吉夫的體系中關於人的一些基本要點。<text:span text:style-name="T3"><text:line-break/><text:line-break/></text:span>　　第一點，他著重在人內在的缺乏統一性。<text:span text:style-name="T3"><text:line-break/><text:line-break/></text:span>　　「那是個極大的錯誤，」他說：「認為人一直是同一個人。一個人不可能長久維持同一人，他會持續不斷改變，即使只有半小時他也很少能維持同一個人。我們認為如果一個名叫伊凡的人就會一直是伊凡，完全不是這樣，現在他是伊凡，在下一分鐘他是彼德，再過一分鐘之後他是尼可拉斯、塞吉斯、馬修、或西蒙，但你們全都認為他是伊凡。你們都知道伊凡不會做某件事，比如他不會說謊，然後你們發現他說了一件謊言而非常驚訝他竟然會這麽說。這是真的，伊凡不會說謊；是尼可拉斯在說謊，當時機自行出現時尼可拉斯不得不說謊。你們會非常驚駭，當你們發覺竟然會有那麽多的伊凡與尼可拉斯等等住在一個人裏面。如果你們學會觀察他們就不需要去看電影了。」<text:span text:style-name="T3"><text:line-break/><text:line-break/></text:span>　　「這和身體的各個部份與機能的意識有任何關係嗎？」這時我問他，「我瞭解這觀念也經常感覺到這些意識的真實性，我知道不只是各個機能，還有身體的每一個部份都有個別的功能，有個別的意識。右手有一個意識，左手有另一個，這是你的意思嗎？」<text:span text:style-name="T3"><text:line-break/><text:line-break/></text:span>　　「不全然是，」葛吉夫說，「這些意識也存在，但比較起來它們是無害的，它們都知道自己的位置與工作，雙手知道它們必須工作；雙腳知道它們必須走路。但這些伊凡、彼德、以及尼可拉斯們並不一樣，他們都稱自己為『我』，也就是說，他們認為自己是主人而沒有一個想要認識其他人，他們每一個都做一個小時的哈裏發國王，不顧一切做他喜歡做的，隨後，其他人就得承擔後果。在他們之間毫無秩序可言，誰占上風誰就是主人，漠不關心地四面八方鞭打每一個人，但到了下一刻，另一位抓到了鞭子就反過來鞭打他，就這樣持續人的整個一生。想像有一個國家，在那裏每個人都可以當五分鐘的國王，在這五分鐘內他可以對整個王國為所欲為，這就是我們的生活。」</text:p>
      <text:p text:style-name="P1"><text:span text:style-name="T1">隆誌</text:span><text:s/>  |  2016.03.26 12:47   |   <text:a xlink:type="simple" xlink:href="http://palinfo.habago.org/Entry?Command=Information_PrintForum&amp;iPage=275#FORUM34343"><text:span text:style-name="T2">#</text:span></text:a></text:p>
      <text:p text:style-name="P2">因為現在工作關係，身處生醫領域，這幾天聽到身邊一些同領域的研究者，不斷地為院長辯解。辯解的理由，不外乎他是一個對科學領域有卓著貢獻的研究者、犧牲國外高薪回台服務之類。看了這些理由，突然理解到媒體上，不論車禍肇責歸屬，只要車禍死亡者都被稱為孝子或孝女。似乎冠上「孝順」的名號，就是絕不會犯錯的聖人。可是孝順與否，和會不會違反交通規則，壓根就是兩碼子事情，可是台灣的媒體就是如此。<text:span text:style-name="T3"><text:line-break/></text:span>我實在不太懂，他犧牲國外高薪與服務機會，回到台灣工作，和他參與金錢遊戲有什麼關係。是否意味著拿著國外學經歷回國，就有殺人放火幹盡壞事而不受到法律與道德追究的特權。那些口口聲聲要革命、要打破階級的學生、導演與社運們，允許這樣的特權肆虐？！還是他們喊的這些口號與所作所為，僅僅是為了獲得鎂光燈與爭取政治權力的手段？！<text:span text:style-name="T3"><text:line-break/></text:span>這陣子爆出的一些金錢遊戲，和未來的執政者都有著千絲萬縷的關係。然而這些金錢遊戲的本質，就是這個未來執政者與其支持者過去幾年謾罵的「特權」，幾無差別。更有趣的是，過去幾年打著公平正義口號的人與團體，不是沒有了聲音，就是拿著張飛打岳飛的藉口為其辯解。更經典的是，三個月前口口聲聲說不能倚靠對岸善意的蔡女士，現在希望對岸釋出更多善意，這種自我打臉的態度，到底是無能維持兩岸，還是自卑？<text:span text:style-name="T3"><text:line-break/></text:span>這一系列的雙重標準，正開始上演著。反覆與自我打臉，到底是現代人的生活準則嗎？還是某類政治支持者的專利？還是徹頭徹尾就是偽君子？</text:p>
      <text:p text:style-name="P1"><text:span text:style-name="T1">陳真</text:span><text:s/>  |  2016.03.26 05:09   |   <text:a xlink:type="simple" xlink:href="http://palinfo.habago.org/Entry?Command=Information_PrintForum&amp;iPage=275#FORUM34342"><text:span text:style-name="T2">#</text:span></text:a></text:p>
      <text:p text:style-name="P4">幾年前，有個病人來掛號，一個女大學生，一進診間，未語淚先流，哭得很淒厲。我心想，難道發生什麼慘絕人寰的悲劇？經過一番問診，原來是阿嬤每天來找她，讓她<text:span text:style-name="T3"><text:s/>"</text:span>失去自由<text:span text:style-name="T3">"</text:span>，她<text:span text:style-name="T3"><text:s/>"</text:span>心裏很氣，但又不敢對阿嬤發飆<text:span text:style-name="T3">"</text:span>，所以憋成淚人兒，前來哭訴求診。<text:span text:style-name="T3"><text:line-break/><text:line-break/></text:span>這女學生來自北部，租房子在南部學校附近，奶奶遠道來台南看病做檢查，暫時寄住在親戚家，順便每天來看看金孫有沒有好好吃飯睡覺；每天會來一趟，順便帶點水果給金孫吃，結果害這位女學生不敢深夜不歸，頓時<text:span text:style-name="T3"><text:s/>"</text:span>失去自由<text:span text:style-name="T3">"</text:span>。我本以為她奶奶打算長住台南，結果不是，她只是來待個頂多一星期。<text:span text:style-name="T3"><text:line-break/><text:line-break/></text:span>我問那女學生，妳奶奶只待一星期，那麼，幾天後妳不就<text:span text:style-name="T3"><text:s/>"</text:span>重獲自由<text:span text:style-name="T3">" </text:span>了？她說，只待幾天她也受不了。她說她奶奶每天會來敲一次她的房門，總是問些同樣的話，無聊死了，什麼<text:span text:style-name="T3"><text:s/>"</text:span>吃飽了沒<text:span text:style-name="T3">?"</text:span>、<text:span text:style-name="T3">"</text:span>晚上睡覺會不會冷？<text:span text:style-name="T3">"</text:span>之類的<text:span text:style-name="T3"><text:s/>"</text:span>廢話<text:span text:style-name="T3">"</text:span>，於是讓這位看起來相當時髦的女學生很憤怒！害她浪費好幾個美好夜晚，沒法和朋友們玩通宵。<text:span text:style-name="T3"><text:line-break/><text:line-break/></text:span>後來我請她去退掛號，不收費，因為我看不出她有什麼病。我心想，有一天，她奶奶總會死掉，我不知道她屆時會不會懷念她奶奶這一個星期來對她的<text:span text:style-name="T3"><text:s/>"</text:span>傷害<text:span text:style-name="T3">" ("</text:span>侵害<text:span text:style-name="T3">" </text:span>了她與朋友玩樂的<text:span text:style-name="T3"><text:s/>"</text:span>自由<text:span text:style-name="T3">")</text:span>？我想應該還是會思念，畢竟一個人如果連一個善待自己的老奶奶都不思念，那她活著還會有什麼真實的喜悅和樂趣呢？<text:span text:style-name="T3"><text:line-break/><text:line-break/></text:span>快樂和痛苦是一體的兩面，妳有多少快樂，就得承擔多少痛苦，承擔有一天當快樂永遠消失時的痛苦代價。也許這也是為什麼，就如同紀伯倫所說，當我們可以離開痛苦時卻不一定想離開，因為那些痛苦的背後，潛藏著過去美麗快樂的影子。<text:span text:style-name="T3"><text:line-break/><text:line-break/></text:span>一個人，假若無思無念，固然超凡入聖，但總是少了點人味。與其入聖，我寧可投俗，投入苦海無邊。<text:span text:style-name="T3"><text:line-break/><text:line-break/></text:span>至於這位女學生，我想，她的憤怒和痛苦來源，與其說是她奶奶，不如說是她自己；她把自己的需求和痛苦看得太重要了，重要到差不多可以說是宇宙的中心，彷彿萬物星辰都得圍繞著她旋轉才行。<text:span text:style-name="T3"><text:line-break/><text:line-break/></text:span>假若有一天，當她發現自己其實連地上的一粒灰塵都不如時，那些原本巨大的個人痛苦，也許將煙消雲散，剩下的只會是一種對於他人的想念與不捨。有一天，當她自己也死去，化為一縷幽魂，說不定她甚至不會想投胎，而只希望像個守護神那樣，與她所眷戀的人事物永世相伴。<text:span text:style-name="T3"><text:line-break/><text:line-break/></text:span>我有時有一種很深的感覺，感覺我已過世的父母始終不曾離去。夜裏打開窗，有時一陣溫暖微風倏忽飄進，或是天空陡地下起雨來，我彷彿都能在這一切乍看微不足道的生活細節中，感受到他們的存在。</text:p>
      <text:p text:style-name="P1"><text:span text:style-name="T1">陳景泰</text:span><text:s/>  |  2016.03.26 00:10   |   <text:a xlink:type="simple" xlink:href="http://palinfo.habago.org/Entry?Command=Information_PrintForum&amp;iPage=275#FORUM34341"><text:span text:style-name="T2">#</text:span></text:a></text:p>
      <text:p text:style-name="P2">應無所住<text:span text:style-name="T3"><text:s/></text:span>而生其心</text:p>
      <text:p text:style-name="P3"/>
      <text:p text:style-name="P1"><text:span text:style-name="T1">陳嘉帆</text:span><text:s/>  |  2016.03.25 17:38   |   <text:a xlink:type="simple" xlink:href="http://palinfo.habago.org/Entry?Command=Information_PrintForum&amp;iPage=276#FORUM34340"><text:span text:style-name="T2">#</text:span></text:a></text:p>
      <text:p text:style-name="P2">我知道我之前的文章敘述上有一些邏輯上的錯誤所以您某些地方沒能了解我的意思。我並不是為您所說的『不需擔心的人事物』擔心，應該只是您所說的『思念』。你所謂的『思念』可能跟我所想的『思念』不太一樣，因為你覺得這沒什麼不好，但是我覺得思念好難過。耶穌被釘死在十字架上用他的血洗淨世人的罪，他的心情好像就是你說的想要承擔世上所有痛苦的心情，因為他說他早就知道了這個結果，我雖然被他的心情感動到掉了幾滴眼淚，但我對他的死跟迫害這些事情卻沒有痛苦憤怒的情緒，因為我知道這是他自己想去做的，他做得很開心，而且他必須經歷這些事情不然怎麼拯救世人，但我對他沒有『思念』因為他不是我的親人也不是我曾經養過的寵物我對他沒有什麼特殊的感情。我之前養的兔子死了，哭了兩天淚流了很多並且下定決心不再養寵物，因為失去他的那一刻太痛苦了，沒想到這個決心沒有撐過一個禮拜就瓦解了，因為我總會想起上一隻兔子的身影，我不是擔心他，我只是很想抱抱他很想看到他，所以我只好再去認養一隻，然後我終於可以在看到新兔子的時候暫時忘記去想到舊兔子。如果失去一隻寵物是這種感覺，那失去親人跟愛人時會是怎麼樣的感覺呢？這讓我有點害怕。我不是擔心他們的『死』，因為人必有死這是大自然的法則就好像我不會擔心一片凋零的樹葉，也不會為他們『自覺的痛苦』擔心，假如我沒辦法改變他們自覺痛苦的部分，對於沒辦法改變的事情我已找到了不用擔心的理由，只是害怕的是我思念他們的心情，這種心情沒有辦法靠找理由來消除，當我獨處時不小心想起他們時，我覺得很難過，或許這是種想要『擁有』他們的慾望？幸福，好像是沒有慾望時才會感受到。思念不好，已經不再的人事物我為什麼要去思念他呢，思念跟懷念不一樣，懷念時心情很好，但思念一個已經不存在的東西心情真的很不好，但是卻不知道該怎麼不去思念他，只能盡量不去想而已。對於一個無法無視對方的『自覺痛苦』的人，有您這樣的朋友的確是幸褔多了。</text:p>
      <text:p text:style-name="P1"><text:span text:style-name="T1">陳真</text:span><text:s/>  |  2016.03.25 13:37   |   <text:a xlink:type="simple" xlink:href="http://palinfo.habago.org/Entry?Command=Information_PrintForum&amp;iPage=276#FORUM34339"><text:span text:style-name="T2">#</text:span></text:a></text:p>
      <text:p text:style-name="P4">如果你把對方當成兔子，當然會為他擔驚受怕，但假若你真的相信：<text:span text:style-name="T3"><text:line-break/><text:line-break/>"</text:span>對方真的相信自己不是脆弱敏感的兔子，也不是無堅不摧的大恐龍，而是真的相信自己什麼也不是，而且事實上真的沒有痛苦<text:span text:style-name="T3">"</text:span>，那你還要替他擔心什麼？我們不會去擔心一滴雨水究竟飄浮雲端或灑落地面，也不會擔心雨水會受到什麼傷害。<text:span text:style-name="T3"><text:line-break/><text:line-break/></text:span>一個人難免會思念死者，這沒什麼不好，但你無須為一個根本不可能有痛苦的人擔驚受怕，除非你根本不了解他或不相信他；或者說，也許你了解或相信，但你沒法擺脫自己的某種想像。這意味著你明明是幸福人兒，但卻以為自己不是。<text:span text:style-name="T3"><text:line-break/><text:line-break/></text:span>我常覺得，世上的痛苦或疼痛有個一定的數量，轉移了一分就少掉一分。比方說我今天假若不小心把腿給跌斷了，很痛，但我心裏想，這樣很不錯喔，我承受了一分痛苦，世上的痛苦就被我分攤掉一分了。假若一個人真的相信這個原理，那麼，他也許會很渴望，幹嘛不把全世界所有萬物的痛苦全部集中到他一人身上，那麼，世上不就從此一點痛苦也沒有了，全部被他一個人給消化掉了。<text:span text:style-name="T3"><text:line-break/><text:line-break/></text:span>這時候，這樣一個人應該會超開心才對；這時候，一切痛苦或疼痛對他而言就根本不是一種折磨，而是一種天大的祝福與享樂了，因為這恰恰就是他所渴望的。<text:span text:style-name="T3"><text:line-break/><text:line-break/></text:span>另一方面，如果你真的相信一個人真的看淡他自己到幾乎是零的狀態，那你還要擔心他什麼？這時候，你當然就是個幸福人兒，因為你不用為他的任何可能遭遇感到一絲不捨或掛念。我們之所以會同情或掛念一個人的處境或遭遇，自然是因為你認為對方在這裏頭會有痛苦，但假若你真的相信對方根本不在意這樣一些絲毫微不足道的痛苦，甚至還很渴望更多，那你還要掛念什麼？<text:span text:style-name="T3"><text:line-break/><text:line-break/></text:span>對方並不脆弱，當然也不剛強，他事實上什麼也不是。或者你也可以如同聖經上所說，你有多少脆弱，你就有多少剛強。一個人如果脆弱渺小到跟雨滴、跟風一樣根本微不足道，那他其實就是世上最強的一種生物而根本不需要為他擔心了。我們要是有這種朋友，在這個意義上，我們就是個幸福人兒。<text:span text:style-name="T3"><text:line-break/><text:line-break/></text:span>住英國時，離維根斯坦的墳墓很近，一兩百公尺之遙，我常跑去他墳上跟他說：謝謝你讓我成為幸福人兒，而且你也是個幸福人兒你知道嗎？因為我相信你一定能了解我，而我也深深了解你，我知道你在想什麼，你在這世上或另一個世界裏將不會再感到孤單，雖然我知道孤單與否對你而言其實也根本不算什麼。</text:p>
      <text:p text:style-name="P1"><text:span text:style-name="T1">陳嘉帆</text:span><text:s/>  |  2016.03.25 01:15   |   <text:a xlink:type="simple" xlink:href="http://palinfo.habago.org/Entry?Command=Information_PrintForum&amp;iPage=276#FORUM34338"><text:span text:style-name="T2">#</text:span></text:a></text:p>
      <text:p text:style-name="P2">晚安：）<text:span text:style-name="T3"><text:line-break/><text:line-break/></text:span>『如果你認識一個人，而那個人確實根本沒有任何值得讓人牽掛之處，有這樣一種宛若雨滴般微不足道的朋友，你說你是不是個幸福人兒呢？有誰會需要去在乎外頭的哪一滴雨水打破了地上哪個水泡？』<text:span text:style-name="T3"><text:line-break/><text:line-break/></text:span>雖然Ａ覺得自己不痛苦，但是在Ｂ看來Ａ很痛苦，而Ａ的痛苦其實是Ｂ自己的想像。我養了一隻兔子，他不小心摔傷了腿，一跛一跛的，但是竟然還有心情吃他最愛吃的水果餅乾，兔子如果覺得痛是不會吃東西的，雖然我明知道兔子雖然一跛一跛的但是他並不覺得痛苦，不然他不會還有心情吃水果餅乾，雖然我明知道兔子的感受，但是我仍然控制不了我自己的心情，看他一跛一跛的我很難過，因為我想看到他跳來跳去無障礙的樣子。您的死亡雖然您本來不覺得痛苦，但是想念您的人，希望看著您活著的人還是會傷心難過，何來幸福可言呢？除非可以斬斷對您的情絲，才可無罫無礙。如何斬斷三千煩惱絲，就是種修行，就是脫離苦海的方式（純屬我的理解，別人所謂的脫離苦海可能還有更廣的意思）</text:p>
      <text:p text:style-name="P1"><text:span text:style-name="T1">陳嘉帆</text:span><text:s/>  |  2016.03.25 00:47   |   <text:a xlink:type="simple" xlink:href="http://palinfo.habago.org/Entry?Command=Information_PrintForum&amp;iPage=276#FORUM34337"><text:span text:style-name="T2">#</text:span></text:a></text:p>
      <text:p text:style-name="P4">晚安：）<text:span text:style-name="T3"><text:line-break/><text:line-break/></text:span>讀到前輩的『解開繩索的比喻』我想起了曾經讀到的這段文字：<text:span text:style-name="T3"><text:line-break/><text:line-break/></text:span>　　須菩提是在問：「神聖的主，首先告訴我們要如何站在這裏，因為我們的根已經沒有了，我們已經不再屬於這個世界，我們對這個世界的執著已經消失，而那個執著是我們的根。要如何進展、如何運作？因為我們知道這一切都是荒謬的，人們只是在想像他們所有的痛苦。要如何控制思想？」<text:span text:style-name="T3"><text:line-break/><text:line-break/></text:span>　　他這話是意味著什麼？因為一個菩薩沒有一般的思想，他沒有你那種思想，現在他只有一個思想，而那個思想是屬於彼岸的<text:span text:style-name="T3">……</text:span>彼岸一直在拉著他。那個門是開的，你可以進入全然的喜樂，但是你還把你自己停住在門邊，而那個門是開的。<text:span text:style-name="T3"><text:line-break/><text:line-break/></text:span>　　首先你找尋了很多世，想要知道門在哪裡，然後你繼續敲門敲了很多世，現在門已經打開了，也是佛陀說：「你等一等，你暫時停留在門外，還有很多人必須接受幫助。」很自然地，有一股很大的慾望想要進入，有一股很大的熱情想要進入那個門，那就是他在問的。<text:span text:style-name="T3"><text:line-break/><text:line-break/></text:span>　　在聽了這些話之後，神聖的主告訴須菩提：「所以，須菩提，你要好好地聽，注意地聽！那些要走菩薩道的人應該以這樣的方式來思考。」<text:span text:style-name="T3"><text:line-break/><text:line-break/></text:span>　　以英文來翻譯上述這一段話並不十分貼切。梵文是<text:span text:style-name="T3">chittopad</text:span>。一個人必須發展出這樣的頭腦、這樣的決定，一個人必須發展出這樣的偉大決心<text:span text:style-name="T3">——Chittopad——</text:span>以這樣的方式：<text:span text:style-name="T3"><text:line-break/><text:line-break/></text:span>　　「所有宇宙的眾生，我都必須將他們引導到涅盤<text:span text:style-name="T3">……</text:span>」<text:span text:style-name="T3"><text:line-break/><text:line-break/></text:span>　　「不是一個或兩個，須菩提，不是一個或兩個，而是所有的眾生<text:span text:style-name="T3">——</text:span>男人、女人、動物、鳥類、樹木和石頭。世界上所有存在的眾生，一個人必須發展出這樣的決心說：<text:span text:style-name="T3">‘</text:span>我將要把他們都引導到涅盤。<text:span text:style-name="T3">’</text:span>」<text:span text:style-name="T3"><text:line-break/><text:line-break/></text:span>　　「<text:span text:style-name="T3">.....</text:span>引導到沒有留下任何東西的涅盤境界（無餘涅盤）。然而，雖然有無數的眾生都這樣被引導到涅盤，但事實上，根本就沒有眾生被引導到湟盤。」<text:span text:style-name="T3"><text:line-break/><text:line-break/></text:span>　　這一點也必須被記住，你不可以忘記，否則，當你在引導別人的時候，你將會再度陷入無知。<text:span text:style-name="T3"><text:line-break/><text:line-break/></text:span>　　所有的眾生都必須被引導到彼岸，但是你仍然必須記住，他們的痛苦是虛假的，所以你的治療方法也是虛假的。你必須記住，他們並沒有自我，你也沒有任何自我，所以，不要忘記，不要認為你在幫助人們，不要認為你是一個偉大的幫助者，否則你將會再度墮落，你將會再度在此岸生根。<text:span text:style-name="T3"><text:line-break/><text:line-break/></text:span>　　所以，有兩件事必須記住：你必須帶著很大的決心停留在此岸，否則你將會被彼岸拉去，但是你也不能再度在此岸生根，否則你將無法帶給眾生任何幫助。你將會摧毀你自己，你將會再度進入夢中。<text:span text:style-name="T3"><text:line-break/><text:line-break/></text:span>　　為什麼呢？如果在一個菩薩裏面有「相」的觀念，他就不能夠被稱為菩薩。為什麼呢？當一個人有自我的觀念、有「相」的觀念或是有一個活著的靈魂的觀念、或是有一個人的觀念，他就不能夠被稱為菩薩。<text:span text:style-name="T3"><text:line-break/><text:line-break/></text:span>　　所以你必須記住，須菩提，有兩件事，第一件：你必須引導所有的眾生到彼岸，但是你必須記住，沒有人有「相」（<text:span text:style-name="T3">being</text:span>）<text:span text:style-name="T3">——</text:span>你沒有，眾生也沒有。所有的自我都是虛假的、虛幻的。<text:span text:style-name="T3"><text:line-break/><text:line-break/></text:span>　　繼續記住這一點，並且繼續抱著很大的決心，幫助人們到達彼岸，他們已經在那裏，你只要使他們醒悟過來，使他們有覺知，但是不要迷失，不要成為一個救世主，這兩件事必須記住。<text:span text:style-name="T3"><text:line-break/><text:line-break/></text:span>（擷取自奧修解釋金剛經的文章）<text:span text:style-name="T3"><text:line-break/><text:line-break/></text:span>我要回覆秀慧的不是宗教的答案，對我而言，釋迦牟尼、耶穌、葛吉夫等等都不是一種宗教或信仰，在我的認知裡他們闡述的是『真理』。所謂真理，我的認知是真理是唯一的，找不到矛盾的。釋迦牟尼、耶穌、葛吉夫、慧能等等這些人對我來說不是神不是偶像，而是一個進化的人，他們所用的文字詞彙比喻雖然不同，但是我看起來他們要表達的是同一種真理，因為他們的話雖出自不同人的口卻不會互相矛盾，而我的生活經驗及內心感受也正如他們所說的。而陳真前輩也是在表達這樣的真理（我的感覺啦，也許本人覺得不是）。</text:p>
      <text:p text:style-name="P1"><text:span text:style-name="T1">陳真</text:span><text:s/>  |  2016.03.24 22:25   |   <text:a xlink:type="simple" xlink:href="http://palinfo.habago.org/Entry?Command=Information_PrintForum&amp;iPage=276#FORUM34336"><text:span text:style-name="T2">#</text:span></text:a></text:p>
      <text:p text:style-name="P2">病患：久仰久仰。哇！陳醫師好年輕啊！<text:span text:style-name="T3"><text:line-break/><text:line-break/></text:span>我：還好啦。<text:span text:style-name="T3"><text:line-break/><text:line-break/></text:span>病患：陳醫師平常是怎麼保養的？<text:span text:style-name="T3"><text:line-break/><text:line-break/></text:span>我：我每天都會洗臉，一般不會超過三天，最高記錄是五天。<text:span text:style-name="T3"><text:line-break/><text:line-break/></text:span>病患：是喔。嘿嘿，陳醫師很幽默。<text:span text:style-name="T3"><text:line-break/><text:line-break/></text:span>我：我是說真的啊。<text:span text:style-name="T3"><text:line-break/><text:line-break/></text:span>病患：皮膚真好。陳醫師幾歲了？看起來這麼年輕，應該還沒七十吧！？<text:span text:style-name="T3"><text:line-break/><text:line-break/></text:span>我：還沒還沒。<text:span text:style-name="T3"><text:line-break/><text:line-break/></text:span>病患：不簡單，真的很年輕。<text:span text:style-name="T3"><text:line-break/><text:line-break/></text:span>我：過獎過獎。<text:span text:style-name="T3"><text:line-break/><text:line-break/></text:span>台灣人很看重這些，顏色啦，尺寸啦，線條彎曲幅度啦，或是哪裡有一條必須用電子顯微鏡才看得見的皺紋啦。每次對那些喜歡質問我<text:span text:style-name="T3"><text:s/>“</text:span>為何不去染髮<text:span text:style-name="T3">” </text:span>的人講起這個真實笑話，人們見我如此自我<text:span text:style-name="T3"><text:s/>“</text:span>羞辱<text:span text:style-name="T3">”</text:span>，往往特別開心。<text:span text:style-name="T3"><text:line-break/><text:line-break/></text:span>我要說的是，許多你以為屬於你自己的自由思想或品味，其實根本不是你的，而是別人從外面灌輸到你腦海裡頭；或者說，它其實是社會的；某種社會文化型塑了你之所以為你。比方說，難道你以為你一生下來就每天自動會甩哥美女正妹爆奶地講個不停？連一個國中生周子瑜跑到外國跳舞唱歌都能因此變成全民偶像、民族英雌。難道你真的相信這些都只是所謂自由發展的人性展現與價值取捨？再比方說，兩三成的醫師改行從事醫美，難道你真的以為這數千億商機只是所謂愛美天性的自然展現？<text:span text:style-name="T3"><text:line-break/><text:line-break/></text:span>倒也不是說有誰能夠自由思索，心靈獨立發展，而是說，我們總是以為自己是自由的、獨立的，但這其實只是一種錯覺與幻想。所謂<text:span text:style-name="T3">you are what you eat,</text:span>你每天吃進一些什麼樣的飼料，大概就會長成什麼模樣；如果你每天吃進一堆垃圾，從小到大身處鋪天蓋地的垃圾文化中，難道你能期待不會受到一絲污染？<text:span text:style-name="T3"><text:line-break/><text:line-break/></text:span>而且，似乎越是性格脆弱、腦子液化的人，越是從眾，越容易一窩蜂，越容易蠢血沸騰；主流社會抬舉什麼，他就仰望什麼；主流社會貶低醜化什麼，他就輕蔑、仇視什麼；主流社會操弄何種術語，他就會像個錄音機那樣不斷覆述，而且以為那是他自己的語言，自己的思索；其實不是，那只是一種植入的軟體，啟動一種<text:span text:style-name="T3">App</text:span>。與其擔心人工智慧取代人腦，倒不如說人腦其實越來越像一種人工智慧。<text:span text:style-name="T3"><text:line-break/><text:line-break/></text:span>特別是在這個極端封閉、資訊與文化徹底荒蕪的小島上，更是如此，甚至就連語言都極度萎縮到幾乎快要滅絕的地步：打臉，神回應，酸回去，霸氣，崩潰惹，悲劇惹，<text:span text:style-name="T3">F</text:span>奶，爆紅，夯<text:span text:style-name="T3">…</text:span>等等，這些大概就是台灣人的全部語彙。<text:span text:style-name="T3"><text:line-break/><text:line-break/></text:span>小時候，在屏東鹽埔鄉下長大，入了夜，搖一搖草叢，馬上會有許多螢火蟲緩緩飛起，抬頭望去，宛若滿天繁星。你曾以為這樣一些事物，就像空氣一樣，如此尋常，彷彿只是生活或生命必然存在的一部份，但曾幾何時這些全屬過往雲煙，不再長相左右。也許很多東西也是這樣，珍貴如斯，美麗如斯，卻又如此尋常，但在不知不覺中卻消失無蹤了，消失得彷彿它只是昨晚的一場夢。</text:p>
      <text:p text:style-name="P1"><text:span text:style-name="T1">陳真</text:span><text:s/>  |  2016.03.24 11:38   |   <text:a xlink:type="simple" xlink:href="http://palinfo.habago.org/Entry?Command=Information_PrintForum&amp;iPage=276#FORUM34335"><text:span text:style-name="T2">#</text:span></text:a></text:p>
      <text:p text:style-name="P4">我常舉個例，假若哪天你被誰給拉住手臂，攔住去路，你手一推，想把對方推開，企圖掙脫，並且一邊推一邊尖叫說：<text:span text:style-name="T3">"</text:span>叢啥小，閃啦，不要拉啦！<text:span text:style-name="T3">" </text:span>旁人看到了，毫無疑問你是在吶喊自由，但是，如果因此說你是個自由主義者，那就真的是想太多了。<text:span text:style-name="T3"><text:line-break/><text:line-break/></text:span>在英國十年，從來沒有一個西方人問我為什麼白頭髮？為什麼不染黑？在台灣，一個月平均大約會有<text:span text:style-name="T3">15</text:span>至<text:span text:style-name="T3">30</text:span>個人會問我這個問題：為什麼白頭髮？為什麼不去染？我總是啞口無言。這在我聽起來就好像問一個人為什麼不去當和尚，為什麼不出來選美一樣難以回答。我沒事幹嘛一定要去當和尚呢？<text:span text:style-name="T3"><text:line-break/><text:line-break/></text:span>為什麼不染髮？問久了，為了娛樂大眾，我就瞎掰一些自嘲的笑話，把自己說成老公公，讓人們進一步感到開心。我發現，亞洲人，特別是台灣人，特別喜歡在外表上著墨。但我在此要說的是一種<text:span text:style-name="T3"><text:s/>"</text:span>知識論上的不對等<text:span text:style-name="T3">"(</text:span>這個嚇人的名詞是我自己瞎掰的<text:span text:style-name="T3">)</text:span>，簡單說就是問題的兩端其實原本應該是對等的，為什麼要當和尚，以及為什麼不去當和尚，這兩個問題的<text:span text:style-name="T3"><text:s/>"</text:span>命題地位<text:span text:style-name="T3">" </text:span>或<text:span text:style-name="T3"><text:s/>"</text:span>知識論地位<text:span text:style-name="T3">" </text:span>應該是一樣的，就如同為什麼要染髮，以及為什麼不去染髮，兩者地位一樣。但是，因為某種偏見或某種因素，使得問題的形成往另一頭傾斜，在一種原本平凡無平的事物中，硬是畫出一條常態與異樣或變態的區隔。<text:span text:style-name="T3"><text:line-break/><text:line-break/></text:span>比方說，你若隨便抓著一個人問他說為什麼不去當尼姑？為什麼不出家當和尚，對方肯定啞口無言，這需要回答什麼<text:span text:style-name="T3"><text:s/>"</text:span>為什麼<text:span text:style-name="T3">" </text:span>嗎？可是，如果你住在一個以當和尚當尼姑為榮為傲為常態的社會，這樣的發問自然就會四處可聞。在一個原本命題地位平等的事物兩端，之所以會這樣問而不是那樣問，意味著發問者背後有個<text:span text:style-name="T3"><text:s/>"</text:span>假設<text:span text:style-name="T3">"</text:span>，假設<text:span text:style-name="T3"><text:s/>"</text:span>當尼姑和尚是正確的，應該的<text:span text:style-name="T3">"</text:span>，假設<text:span text:style-name="T3"><text:s/>"</text:span>把白髮染黑<text:span text:style-name="T3">" </text:span>是正確的，應該的。<text:span text:style-name="T3"><text:line-break/><text:line-break/></text:span>你從一個社會如何發問，大約就能知道人們心裡普遍在想些什麼。比方說，無數的人其實根本不相信我曾經是個黨外的亡命份子，根本不相信台灣許多重要社運團體全是我一手參與創立的，因為他們認為，如果你真的曾經這樣那樣，那你怎麼沒有當部長，當總統，當縣市長，甚至連個立委也沒當過，然而那些原本是你的小跟班，人家都老早是部長級或院長級的了。<text:span text:style-name="T3"><text:line-break/><text:line-break/></text:span>人們之所以會這樣懷疑，無非就是因為他心裏頭有個基本假設，認為既然參與政治就一定會取得某種權位，怎麼可能什麼都沒有？怎麼可能這麼多年的參與卻不是名人？怎麼可能沒有鎂光閃閃？但是，你去看看西方那些真正的參與者，幾個人是名人？幾個人會鎂光閃閃？哪個人會隨便寫兩句低能的屁話，然後媒體就會每天大加報導？哪個人會以此做為一種什麼政治資源去奪取政治權位或社會地位？<text:span text:style-name="T3"><text:line-break/><text:line-break/></text:span>大概也只有像台灣這樣一種充滿虛榮與狡詐的病態社會，才會以權勢名位做為一種衡量所謂社會參與或政治參與的判斷標準。所謂文憑主義或升學主義大概也就是這麼一回事，簡單說就是：事物的某種理應可有可無的附帶產品，卻取代了事物本身的價值。<text:span text:style-name="T3"><text:line-break/><text:line-break/></text:span>在這樣一種思維底下，你看，市面上那一大堆純粹靠媒體捧出來的什麼政治明星或社運明星或親綠學者等等等，他們參與過什麼？做過什麼？可以說根本就是零。所謂參與，只是純屬虛構的一種蠱惑人心的漂亮手段，在主流媒體的刻意營造下，捧星造神。<text:span text:style-name="T3"><text:line-break/><text:line-break/></text:span>在台灣，所謂社運或政治參與，基本上就是這麼一回事，少有例外，而鎂光燈照耀之處，便是所謂名人或明星產生之處。主流媒體可以任意把誰捧成神，捧成英雄，捧成明星，同樣也可以任意把誰抹黑成狗熊，抹黑成居心險惡的壞蛋，抹黑成低能小丑。<text:span text:style-name="T3"><text:line-break/><text:line-break/></text:span>我要說的是，一切發問或質疑背後那些假設。任何人都應該問問自己，究竟這樣一些顛撲不破的假設，真的是你自己的想法？還是它們其實只是主流社會灌輸在你體內的人為程式？就像電腦被輸入各種軟體一樣。<text:span text:style-name="T3"><text:line-break/><text:line-break/></text:span>在這樣一種灌輸中，於是，該問的不問了，不該問的卻問個不停；該懷疑的一點都不懷疑，無可置疑的卻根本不相信；該生氣的醜陋人事物反而對之歌頌鼓掌，奉若神明，愛戴不已；該稱讚該推崇的卻反而打成過街老鼠。不信你看，綠油油的那些人，每天無所不用其極地扯爛污，搞錢，搞權，依靠權勢炒地皮炒股票，例如這位準備當所謂總統的蔡啥咪女士及其身邊一大票人，便是如此，動輒數十億。你辛苦工作得半死，工作一輩子所賺的錢，人家隨便扯爛污兩下，大概頂多三天就夠你賺一輩子了。但這些人卻每天高喊公平正義，高喊什麼關懷弱勢者。台灣人會生氣嗎？絕對不會。台灣人會把這些不要臉的混蛋繩之以法嗎？目前也絕對不會。為什麼？因為主流社會灌輸到他們腦子裏的程式，已經預先決定了他們如何生氣以及應該生氣些什麼。<text:span text:style-name="T3"><text:line-break/><text:line-break/></text:span>所謂思想或智慧，無非就只是恢復人事物之所應然，而不是有著什麼高深莫測的什麼境界。維根斯坦說，哲學最大的成就就是沒有問題了。他說，這就好像原本很癢的地方，抓一抓就不癢了，如此而已；哲學或思想裏頭沒有什麼智慧可言。你總不能說俺身上都不癢，所以俺很偉大很高深很厲害吧？！<text:span text:style-name="T3"><text:line-break/><text:line-break/></text:span>當然，我要說的結論很簡單，但要如何達到這個結論卻很難。就如同要解開一團亂七八糟的繩索，四處打結很容易，但要解開它卻有點麻煩。但是，解開後頂多也只是恢復繩索之所應然，而不是產生一條偉大高深的繩子。</text:p>
      <text:p text:style-name="P1"><text:span text:style-name="T1">陳真</text:span><text:s/>  |  2016.03.24 04:22   |   <text:a xlink:type="simple" xlink:href="http://palinfo.habago.org/Entry?Command=Information_PrintForum&amp;iPage=276#FORUM34334"><text:span text:style-name="T2">#</text:span></text:a></text:p>
      <text:p text:style-name="P2">秀慧、嘉帆兩位好，<text:span text:style-name="T3"><text:line-break/><text:line-break/></text:span>與人相處，我常無言，不是啞巴，而是確實經常無話可說。我寫的或做的<text:span text:style-name="T3"><text:s/>(</text:span>乃至於我這個人<text:span text:style-name="T3">)</text:span>，我只有一個感覺，那就是乏善可陳，它沒有什麼必須深思的什麼智慧或意義。既然乏善可陳為何還陳一堆？原因無它。天要下雨，人要落淚，並沒有什麼高深的學問在裏頭。<text:span text:style-name="T3"><text:line-break/><text:line-break/></text:span>今天下午去買菜，雨下得很大，大到連我都覺得納悶，怎麼了？老天爺哪根筋不對勁嗎？其實沒有什麼深意或原因在裏頭，就只是下雨而已。<text:span text:style-name="T3"><text:line-break/><text:line-break/></text:span>雨下了一天，大概也下夠了，下爽了，現在是四點零五分，雨停了，夜裏一片靜；打開窗，風就溜進來了，感覺美妙。但這片寧靜裏頭應該也不會有什麼深意或智慧才對。生命其實是不需要也不存在所謂智慧的，我是這麼覺得啦。<text:span text:style-name="T3"><text:line-break/><text:line-break/></text:span>當然，<text:span text:style-name="T3">"</text:span>沒有智慧<text:span text:style-name="T3">" </text:span>就是沒有智慧，<text:span text:style-name="T3">"</text:span>沒有意義<text:span text:style-name="T3">" </text:span>就是沒有意義。<text:span text:style-name="T3">"</text:span>沒有智慧<text:span text:style-name="T3">" </text:span>並不是意味著一種彷彿勝過一切智慧的<text:span text:style-name="T3"><text:s/>"</text:span>更高智慧<text:span text:style-name="T3">"</text:span>，<text:span text:style-name="T3">"</text:span>沒有意義<text:span text:style-name="T3">" </text:span>也絕不是意味著背後有著什麼<text:span text:style-name="T3"><text:s/>"</text:span>更深的意義<text:span text:style-name="T3">"</text:span>。這些彷彿高人一等的東西，在我看來全是愚不可及的虛榮。<text:span text:style-name="T3"><text:line-break/><text:line-break/></text:span>沈從文在某篇小說中，在他形容某種卑微人物微不足道的處境時，有一段描述我很喜歡；特別是下雨天，這段描述有時不經意就會浮上心頭，感動莫名。奇怪的是，我竟然不知道自己究竟是被什麼東西給感動了。為何這樣一個簡單的句子，從我年少、青年以至進入中老年，感動我如此之深？其實我自己也不明白。幾次把這段描述說給旁人聽，倒是沒有人被它感動到。<text:span text:style-name="T3"><text:line-break/><text:line-break/></text:span>沈從文那個句子大約是這麼說的。小說裏一個主角，因為生活窮困，寫信給一個重要人物求助；那個主角很怕打擾別人，所以當他一方面寫信求救時，一方面仍然再三強調自己之不值得一顧。當他提到自己時，他說，那就像一滴雨水打破前一滴雨水在地上形成的水泡那般不值得措意。<text:span text:style-name="T3"><text:line-break/><text:line-break/></text:span>我很喜歡這個類比，很感動，但我其實也不知道自己在感動什麼，也許是物傷其類吧，因為卑微主角的心聲，恰恰也是我的感覺，他命中了我的心。<text:span text:style-name="T3"><text:line-break/><text:line-break/></text:span>我常害怕認識人，因為一個蘿蔔一個坑，不拘好人或壞蛋，認識了一個就是一個，他就會在你心裏頭或多或少佔了一席之地。也許你二十年、三十年乃至一輩子都沒有跟他連繫，但他還是一直住在你心裏。某個意義上，也許就像是自己的家人或小孩，你不一定會真的去幫他做什麼或照顧他，但他的痛苦和快樂，你卻很難真的全然無感。你會不喜歡聽到有關他任何不好的消息或遭遇，你會忍不住想像他也許生了病或倒了霉或人生中諸多不順的挫折、難堪與痛苦。在這樣一種狀況下，人與人還是盡量少認識比較好，最好當個陌生人，眼不見為淨。<text:span text:style-name="T3"><text:line-break/><text:line-break/></text:span>不過，我倒是常覺得，當我的朋友或親人，真的是幸福人兒。為什麼？因為他們根本不需要對我有任何牽掛或在意，因為嚴格說來，我根本沒有痛苦，哪怕也許哪一天我被食人族給抓去煮了吃，我恐怕也不會感到一絲害怕或痛苦。或者說，我的痛苦太微小了，微小到就像<text:span text:style-name="T3"><text:s/>"</text:span>一滴雨水打破前一滴雨水在地上形成的水泡那般<text:span text:style-name="T3">"</text:span>，根本不值得掛意。如果你認識一個人，而那個人確實根本沒有任何值得讓人牽掛之處，有這樣一種宛若雨滴般微不足道的朋友，你說你是不是個幸福人兒呢？有誰會需要去在乎外頭的哪一滴雨水打破了地上哪個水泡？<text:span text:style-name="T3"><text:line-break/><text:line-break/></text:span>有一天，我死了。如果這個死亡就只是像一滴雨水灑落地面那般不值得措意，那麼，我的一縷幽魂在風中有知，恐怕會為這樣一種相知，感動得灑下熱淚。</text:p>
      <text:p text:style-name="P1"><text:span text:style-name="T1">蘇秀慧</text:span><text:s/>  |  2016.03.24 02:29   |   <text:a xlink:type="simple" xlink:href="http://palinfo.habago.org/Entry?Command=Information_PrintForum&amp;iPage=276#FORUM34333"><text:span text:style-name="T2">#</text:span></text:a></text:p>
      <text:p text:style-name="P4">嘉帆您好，非常謝謝您的回覆。關於我的提問，我並無期望任何宗教上的答案。原因是我想每個宗教或哲學學說，皆有屬於自己的價值觀、世界觀與神<text:span text:style-name="T3">(</text:span>宇宙<text:span text:style-name="T3">)</text:span>觀，來認知與解釋並豐富自己想說的一切。只是我個人，關於宗教到最後能感動或撼動你，及你所必須要面對而無法迴避的，都將只會是那些<text:span text:style-name="T3">'</text:span>關乎你自己<text:span text:style-name="T3">'</text:span>的事，因為只有你自己清楚知道<text:span text:style-name="T3">'</text:span>真正的你是什麼樣子<text:span text:style-name="T3">'</text:span>。你認識了你是什麼，才可能真正知道你需要什麼，以及看見<text:span text:style-name="T3">'</text:span>你真正要到的與找到的<text:span text:style-name="T3">'</text:span>，是什麼。<text:span text:style-name="T3"><text:line-break/><text:line-break/></text:span>關於陳真前輩的談話，我仍在消化並試著能理解清楚並明白其意義的路上。因為之於我自己，不聰明的學生在表達感謝之外，或許就是反覆的聽，到你覺得明白了，內心真的覺得自己努力的思考過了，然後才再發問或說話，是你唯一能做的。<text:span text:style-name="T3"><text:line-break/><text:line-break/></text:span>最後，祝福你心靈一如所願的充實，並擁有幸福。</text:p>
      <text:p text:style-name="P1"><text:span text:style-name="T1">陳嘉帆</text:span><text:s/>  |  2016.03.23 23:47   |   <text:a xlink:type="simple" xlink:href="http://palinfo.habago.org/Entry?Command=Information_PrintForum&amp;iPage=276#FORUM34332"><text:span text:style-name="T2">#</text:span></text:a></text:p>
      <text:p text:style-name="P2">陳真前輩您好，在閱讀您的文章時看到留言，您未回覆，忍不住想借您的地方回覆這位網友。您的文章很有深度，如沐春風，感謝您的分享。<text:span text:style-name="T3"><text:line-break/><text:line-break/>To </text:span>秀慧：<text:span text:style-name="T3"><text:line-break/></text:span>針對你的問題，以下是我的想法。<text:span text:style-name="T3"><text:line-break/><text:line-break/></text:span>問題原文：<text:span text:style-name="T3"><text:line-break/></text:span>如果當下必敗無疑是善的內在屬性，這麼行的人必然前途無亮，肯定很慘，那麼愚昧又短視的我們，只會更容易滿心為惡，為什麼不讓善在現實中就能成就，而要寄託在它會實現在天上？<text:span text:style-name="T3"><text:line-break/><text:line-break/></text:span>為什麼人類活在這世界上，終究不會擁有<text:span text:style-name="T3"><text:s/>Happy Ending</text:span>，讓真的善良的人孤獨，讓他、她們成為少數，心靈歷經憂傷？如此，就生存在現實世界來講，<text:span text:style-name="T3">'</text:span>是善<text:span text:style-name="T3">'</text:span>有如懲罰而非獎賞，如何處在這樣的痛苦矛盾？<text:span text:style-name="T3"><text:line-break/><text:line-break/></text:span>答：善之所以沒法在現實中成就，是因為現實中人性的複雜跟醜惡面太多，真正頭腦清楚的人太少太少，少數人怎麼改變多數人？而且我們為善的目的單純是因為為善我們才快樂才舒心，是因為看到別人開心我們就開心，為善的目的並不是為了得到稱讚得到肯定（如果為善帶有『自我』的目的，那不叫做善，那叫做自私）。我不覺得人活在這個世上沒有<text:span text:style-name="T3">happy ending</text:span>，只要心境變了，就<text:span text:style-name="T3">happy</text:span>了。六祖慧能曾說『無善無惡』，其實沒有所謂的善惡，這更深層的意境若細細思考體會可以使我們理解我們所謂的『惡人』便不覺得他惡了。葛吉夫把人分為七種人，前三種人分別是理智人、情感人、身體人，這三種人彼此不能理解對方，所有的爭執起緣於不能理解對方，大部分的人是前三種人，第四種人是透過不斷努力工作自己而產生的，第七種人便是葛吉夫所謂『成道』的人，而我則是理解成『成佛』。關於七種人的解釋，奧修的版本較為幽默親人，也許會是你能接受的解釋，<text:span text:style-name="T3">http://www.awaretaiji.com/ao-xiu/ao-xiu-tan-ge-ji-fu-de-qi-zhong-ren<text:line-break/></text:span>關於你的問題：如何處在這樣的痛苦矛盾？釋迦摩尼了解一般人的痛苦，想盡辦法助眾生脫離苦海，假如釋迦摩尼的教法你不能領會，或許可嘗試六祖慧能的版本，不然就看看耶穌的版本，再不然就看看葛吉夫的『工作自己』版本，這些智者所要教的精神都只有一個，說法不同比喻不同罷了，目的也只有一個，就是幫助人脫離苦海，找回自己本有的佛性（自性），拋棄人性（驕傲、嫉妒、張狂、貪、痴、迷<text:span text:style-name="T3">....</text:span>等等）。我的想法比較淺一點，只看到『活著』的時候，至於西方極樂世界究竟是一個心境，還是真有這個地方，如葛吉夫所說的『永恆』確實存在，目前還無法看懂死後的世界。但至少活著的時候不會感覺到痛苦矛盾就比起太多人好多了。</text:p>
      <text:p text:style-name="P1"><text:span text:style-name="T1">陳真</text:span><text:s/>  |  2016.03.23 01:40   |   <text:a xlink:type="simple" xlink:href="http://palinfo.habago.org/Entry?Command=Information_PrintForum&amp;iPage=276#FORUM34331"><text:span text:style-name="T2">#</text:span></text:a></text:p>
      <text:p text:style-name="P4">台灣郎正港的今日國際焦點新聞如下：<text:span text:style-name="T3"><text:line-break/><text:line-break/></text:span>歐巴馬訪問古巴，第一千金<text:span text:style-name="T3">(</text:span>即他女兒<text:span text:style-name="T3">)</text:span>價值<text:span text:style-name="T3">65</text:span>萬的名牌禮服頓時成為宴會賓客全場矚目的焦點。帶你來看看：閃亮耀眼，低胸性感，高貴而且很貴，充滿時尚感的設計，動人身材展露無遺，網友們更是議論紛紛，在網路上爆紅，掀起網友們一波波話題高潮。<text:span text:style-name="T3"><text:line-break/><text:line-break/></text:span>第二天，第一千金再度換了另一套黑色洋裝，網友們更是驚豔連連，不但在場賓客個個讚不絕口，同時也給歐巴馬的古巴訪問，再添精采的一筆。<text:span text:style-name="T3"><text:line-break/><text:line-break/></text:span>國內重點新聞方面，帶你來看看：<text:span text:style-name="T3"><text:line-break/><text:line-break/></text:span>台南有位髒話哥，拿著一張千元大鈔來到超商要求兌換小額百元紙鈔。店員驗鈔驗不成，改以人工辨識，動作稍慢，髒話哥等得不耐煩便開罵：<text:span text:style-name="T3">x</text:span>你娘，<text:span text:style-name="T3">x#%*!F$^ (</text:span>影片字體放大<text:span text:style-name="T3">)</text:span>。咦，這一幕好眼熟哦，不就是哪部電影的畫面再現嗎。接著就播放那部電影的片段，嘿嘿嘿，哈哈哈，好好笑哦。<text:span text:style-name="T3"><text:line-break/><text:line-break/></text:span>髒話哥光是罵髒話還不夠，你瞧你瞧，當他成功換到小額紙鈔後，準備離開超商時，來了一個太極無影腿，踢翻店家門口一面宣傳旗座，讓在場的顧客都嚇到了。看到沒有？！大家嚇得趕緊回頭看，以為發生了什麼事。<text:span text:style-name="T3"><text:line-break/><text:line-break/></text:span>讓我們為你來訪問台南第一分局警官。請問警官，怎麼會這樣呢？請問髒話哥是在生氣什麼啊？警官面對鏡頭回答說：喔，事情是這樣，經過我們的調查，他是要換鈔票，但他的鈔票可能下雨弄濕了，驗鈔機沒法驗，所以他就生氣了。記者說，原來是這樣啊。記者轉頭對鏡頭說：我說這位大哥，你也不要這麼火氣大嘛，萬一嚇到小孩就不好了；同時也要在此呼籲大家，下次換鈔時，大家記得要把鈔票擦乾哦。<text:span text:style-name="T3"><text:line-break/><text:line-break/></text:span>桃園方面，有棟公寓大樓外的地面上常有一些紙屑、菜渣。記者訪問受害者。受害者說，你看，我從底下走過去，天上竟然掉落菜渣，我這頭髮是剛洗的耶，太沒有公德心了！記者接著再為你訪問第二位受害者。你看，我的車子停在路邊，車蓋上竟然有煙蒂，一定是從大樓上面有人丟下來的，你看，還有檳榔屑，我才剛洗的車耶，一下就弄髒了。接著記者攔住一位正妹過路人訪問。請問妳覺得從大樓上面丟菜渣下來，這樣的行為對不對？正妹騷首弄姿說：怎麼可以這樣呢？當然不對啊。記者繼續追問：是哪裏不對？正妹嬌嗔說：唉呀，萬一砸到人怎麼辦？記者拋出第三道更艱難的問題：妳覺得這樣有沒有公德心？正妹慢動作撥髮，吐舌，未語先媚笑：嘻嘻嘻，不可以這樣哦，真是很沒有公德心耶。<text:span text:style-name="T3"><text:line-break/><text:line-break/></text:span>接著又是國際焦點新聞。這回國際視野擴展到北韓來了。記者說，你知道北韓現在最夯的食物料理是什麼？答案是神戶牛排。據說這是金正恩最愛吃的食物，而且，聽說他特別喜歡一邊吃神戶牛排，一邊喝法國紅酒。可是，慢著慢著，有沒有搞錯啊，北韓不是很反對西方國家嗎？怎麼喝起法國紅酒來了。哎呀，沒關係啦，先享受美食、顧好肚皮再說，國家大事就先擱一邊了。這也難怪啦，你看金正恩幾個月來胖了多少。畫面出現體重計，哇，一下子跳這麼多，恐怕增加了至少四十公斤有哦。我說老兄啊，你也真該減減肥了吧。<text:span text:style-name="T3"><text:line-break/><text:line-break/></text:span>這就是我今天看到的台灣國內外焦點新聞。你想，一個人如果一輩子就浸泡在這樣一種社會文化中，他的腦子是不是會變成豆腐腦？他的心靈會扭曲到什麼程度？<text:span text:style-name="T3"><text:line-break/><text:line-break/></text:span>蘇古諾夫的<text:span text:style-name="T3"><text:s/>"</text:span>浮士德<text:span text:style-name="T3">" </text:span>獲得威尼斯金獅獎時，總統普丁打電話給他致賀。這影片的拍攝資金之取得，其實主要得歸功於普丁的大力協助。取得資金後，普丁曾要求蘇古諾夫為他助選，蘇古諾夫拒絕。蘇古諾夫還說，他在電話中，以及過去當面也曾對普丁再三如此說道：不要吝惜於文化方面的建設與投資，因為那是一個社會長久文明發展一個最重要的基礎。</text:p>
      <text:p text:style-name="P1"><text:span text:style-name="T1">陳真</text:span><text:s/>  |  2016.03.22 12:01   |   <text:a xlink:type="simple" xlink:href="http://palinfo.habago.org/Entry?Command=Information_PrintForum&amp;iPage=276#FORUM34330"><text:span text:style-name="T2">#</text:span></text:a></text:p>
      <text:p text:style-name="P2">歐巴馬訪問古巴。<text:span text:style-name="T3">BBC </text:span>在台灣時間今天凌晨兩點多現場直播古美兩國總統的聯合記者會，前後一個多小時，看完都已經快凌晨四點了。<text:span text:style-name="T3"><text:line-break/><text:line-break/></text:span>古美兩國去年建交以來，各方自然有各種評論。依我看，對付主要敵人<text:span text:style-name="T3">--"</text:span>中國<text:span text:style-name="T3">"</text:span>，顯然才是美國的主要核心考量之一。美國與伊朗關係的所謂<text:span text:style-name="T3"><text:s/>"</text:span>解凍<text:span text:style-name="T3">"</text:span>，基本上我也是這樣看的。此地的所謂和平進展，也許就只是為彼地的衝突與戰爭做好準備。但我不是要講這些，而只是要說台灣媒體的低能真是令人難以想像。<text:span text:style-name="T3"><text:line-break/><text:line-break/></text:span>看完<text:span text:style-name="T3">BBC</text:span>的記者會現場轉播之後，我轉到台灣的各大電視台，看看台灣方面有沒有相關報導，結果找到一個什麼<text:span text:style-name="T3"><text:s/>"</text:span>寰宇新聞台<text:span text:style-name="T3">"</text:span>，談到古美建交，談論的焦點竟然是什麼古巴人的天生熱情浪漫，還說讓人印象最深刻的是古巴隨處可見的帥哥美女充滿拉丁風情的熱舞，在古巴大街上就能隨時隨地扭腰擺臀，然後畫面上就出現一些甩哥辣妹迅速搖擺的美臀特寫。<text:span text:style-name="T3"><text:line-break/><text:line-break/></text:span>我很無奈，於是就再轉到另一台，也是<text:span text:style-name="T3"><text:s/>"</text:span>國際焦點新聞<text:span text:style-name="T3">"</text:span>，提到英國，記者用一種很猥瑣的口氣說，<text:span text:style-name="T3">"</text:span>相信大家都很好奇唷，英國女皇和凱特王妃之間會不會也有婆媳問題ㄋㄟ<text:span text:style-name="T3">?" <text:line-break/><text:line-break/></text:span>我覺得很痛苦，於是就再轉台，這回是國內<text:span text:style-name="T3"><text:s/>"</text:span>重要新聞<text:span text:style-name="T3">"</text:span>。彰化街頭出現一位拾荒老婦，牽著一輛腳踏車。哇！我說阿嬤呀，妳嘛幫幫忙，腳踏車上竟然載滿各種廢棄物與資源回收。來！記者帶你來測量一下，竟然有兩層樓高耶。網友說：<text:span text:style-name="T3">"</text:span>霍爾！霍爾！<text:span text:style-name="T3">" </text:span>網友們打趣說，難道是霍爾移動城堡現身台灣。<text:span text:style-name="T3">(</text:span>我不知道什麼是霍爾移動城堡，但從報導上看來，應該是什麼漫畫或動漫之類。<text:span text:style-name="T3">) <text:line-break/><text:line-break/></text:span>記者說，網友們看了這台載滿瓶瓶罐罐的拾荒腳踏車，紛紛<text:span text:style-name="T3"><text:s/>"</text:span>神回應<text:span text:style-name="T3">"</text:span>，或是<text:span text:style-name="T3"><text:s/>"</text:span>打臉<text:span text:style-name="T3">" </text:span>了誰，或是跟什麼名人或名物有百分之多少的相似性，好好笑喔，阿嬤呀，妳嘛幫幫忙，真是太厲害了！<text:span text:style-name="T3"><text:line-break/><text:line-break/></text:span>這就是台灣媒體的所謂國內外焦點新聞。一個人如果每天不斷吸收這樣一些垃圾，你想，他的腦子和心靈會產生什麼樣的變化，會萎縮扭曲到何種不可思議的地步。由此你也可以想見，為什麼台灣年輕一代五六十年來始終是主流政治惡勢力的鐵桿部隊，因為他在根本上缺乏做為一個人應有的大腦，缺乏做為一個人應有的正常心靈與正直人性與人品，任人擺佈，跟真實血肉完全脫節。<text:span text:style-name="T3"><text:line-break/><text:line-break/></text:span>也許你會說，那只是一些受教育程度比較低或經濟階級比較低的人，才會有的現象。但事實上根本不是這樣。在台灣，所謂教育，其實就只是學習一些專業技術或知識，這並不會使他們因此擁有一個可供獨立思維、藉以認識世界的大腦，更無助於其心靈或人格的發展。至於經濟能力的優越，跟一個人的腦子和心靈恐怕也沒有多大的正面關係。<text:span text:style-name="T3"><text:line-break/><text:line-break/></text:span>太低級的我就不舉例了，就舉一個台灣<text:span text:style-name="T3">(</text:span>自以為<text:span text:style-name="T3">)</text:span>品味最高、視野最廣的中產階級主流刊物<text:span text:style-name="T3"><text:s/>"</text:span>天下雜誌<text:span text:style-name="T3">" </text:span>為例，如下。你看，講起古美關係，竟然寫出這樣一些超級低能的內容，實在很不可思議，距離真實血肉的距離差不多有幾億萬光年那麼遙遠。更可悲、更不可思議的是，這樣一些超級低能的文字或思維，恰恰就是這個世界每天分分秒秒不斷給大家洗腦的一種基本句型，一種大寫的謊言。<text:span text:style-name="T3"><text:line-break/><text:line-break/></text:span>陳真<text:span text:style-name="T3"><text:line-break/><text:line-break/>=====================<text:line-break/></text:span>從棍棒到紅蘿蔔<text:span text:style-name="T3"><text:s/></text:span>歐巴馬能翻轉古巴嗎？<text:span text:style-name="T3"><text:line-break/><text:line-break/></text:span>天下雜誌<text:span text:style-name="T3"><text:line-break/><text:line-break/></text:span>作者：張詠晴<text:span text:style-name="T3"><text:s/>2016-03-21<text:line-break/><text:line-break/><text:line-break/></text:span>美國總統歐巴馬的創新試驗：一個民主國家可否讓封閉的獨裁政權，透過由下而上的力量，翻轉威權體制、創造更大繁榮、引進和平、促進民主和追求人權？<text:span text:style-name="T3"><text:line-break/><text:line-break/></text:span>美國總統歐巴馬今天抵達古巴，成為<text:span text:style-name="T3">1928</text:span>年以來首位訪問古巴的美國領導人，而這一趟旅程，或許將從根本上改變古巴人的生活。<text:span text:style-name="T3"><text:line-break/><text:line-break/></text:span>在<text:span text:style-name="T3">2012</text:span>年，歐巴馬也是第一位走訪緬甸的美國在任元首。<text:span text:style-name="T3">2014</text:span>年<text:span text:style-name="T3">11</text:span>月，歐巴馬飛往緬甸首都奈比多，出席東盟峰會。他在此趟行程中，又特別前往翁山蘇姬過去被囚禁的寓所與這位民主鬥士會面，外界解讀歐巴馬是用魅力外交，支持翁山蘇姬，對抗緬甸軍政府。<text:span text:style-name="T3"><text:line-break/><text:line-break/>2015</text:span>年，緬甸在數十年的軍政府統治之後，首次舉辦公開競爭選舉，並成功轉型為民選政府。這是美國重返亞洲的最關鍵進展，宛如是完成東協最後一塊拼圖。<text:span text:style-name="T3"><text:line-break/><text:line-break/></text:span>對古巴<text:span text:style-name="T3"><text:s/></text:span>歐巴馬不能只靠魅力<text:span text:style-name="T3"><text:line-break/><text:line-break/></text:span>過去<text:span text:style-name="T3">50</text:span>年，美國對古巴採取封鎖、制裁等棍棒政策，想光靠魅力翻轉仇美的古巴，是天方夜譚。<text:span text:style-name="T3"><text:line-break/><text:line-break/></text:span>於是歐巴馬端出開放政策，希望用經濟刺激，改變封閉古巴。<text:span text:style-name="T3"><text:line-break/><text:line-break/></text:span>歐巴馬的古巴政策先遣人員、美國白宮副國家安全顧問羅茲（<text:span text:style-name="T3">Ben Rhodes</text:span>）這麼描述美國當前的古巴政策：「我們相信，透過開放，不管是開放貿易、對話、往來和經商、創業和民間交流，將賦權古巴人民，爭取更好的生活。」<text:span text:style-name="T3"><text:line-break/><text:line-break/></text:span>他說，「我們不僅是要增進古巴與美國的連結，更是與全球連結，持續塑造一個擁有宏大契機的未來。」<text:span text:style-name="T3"><text:line-break/><text:line-break/></text:span>此次，歐巴馬此次的訪問團還包含希望叩關古巴市場的<text:span text:style-name="T3">11</text:span>位美國企業執行長，歐巴馬也可能在訪問期間宣佈解除更多貿易和旅遊限制。<text:span text:style-name="T3"><text:line-break/><text:line-break/></text:span>而過往歷史將持續扮演歐巴馬此行的逆風因素，如冷戰時期美國與古巴的愛恨糾葛，甚至是<text:span text:style-name="T3">1898</text:span>年美西戰爭殘餘的民族主義情緒。<text:span text:style-name="T3"><text:line-break/><text:line-break/></text:span>但歐巴馬仍決定賭一把，期望用開放政策將古巴推向社會轉型，如果成功了，將是共產國家首次擺脫威權體制轉型的案例。<text:span text:style-name="T3"><text:line-break/><text:line-break/></text:span>羅茲最近在美國邁阿密一場對美古團體發表的演說，回應為什麼美國自認可以改變古巴。<text:span text:style-name="T3"><text:line-break/><text:line-break/></text:span>他說：「有時，人們問我。『美國在中國設立大使館，美國參與中國事務。』但中國顯然還是在許多方面，都走向違反人權的道路。」<text:span text:style-name="T3"><text:line-break/><text:line-break/></text:span>羅茲繼續說：「而古巴之所以不同，部份原因在於古巴與我們是共同體（都位在美洲），它是如此鄰近，我們兩國有著這樣的文化親和力。另外，我們對古巴人民非常有信心。」<text:span text:style-name="T3"><text:line-break/><text:line-break/></text:span>的確，在歐巴馬出訪前夕，古巴也展現了一些禮尚往來的誠意。比方說古巴政府<text:span text:style-name="T3">17</text:span>日取消在古巴境內用美元兌換披索的<text:span text:style-name="T3">10%</text:span>附加稅，令美國人在古巴旅遊更方便及便宜。此外，古巴釋放了一些政治犯，儘管《今日美國報》（<text:span text:style-name="T3">USA Today</text:span>）說，後來有些政治犯又被抓回牢裡。<text:span text:style-name="T3"><text:line-break/><text:line-break/></text:span>美古關係解禁<text:span text:style-name="T3"><text:s/>Airbnb</text:span>衝第一<text:span text:style-name="T3"><text:line-break/><text:line-break/></text:span>為遊客提供短期住宿訂房服務的<text:span text:style-name="T3">Airbnb</text:span>於<text:span text:style-name="T3">20</text:span>日宣佈，獲歐巴馬政府特別授權，將讓全球旅客透過該網站，預訂及租賃古巴的私人住宅。這也使得<text:span text:style-name="T3">Airbnb</text:span>成為美、古復交後，第一家打入古巴市場的美國大公司。<text:span text:style-name="T3"><text:line-break/><text:line-break/>Airbnb</text:span>在<text:span text:style-name="T3">1</text:span>年多前進軍古巴，但目前，只有美國旅客可透過<text:span text:style-name="T3">Airbnb</text:span>訂古巴住宿。但光是去年，就有多達<text:span text:style-name="T3">4000</text:span>個古巴家庭加入<text:span text:style-name="T3">Airbnb</text:span>服務，使得古巴成為<text:span text:style-name="T3">Airbnb</text:span>成長最快的市場。<text:span text:style-name="T3"><text:line-break/><text:line-break/></text:span>美聯社分析，<text:span text:style-name="T3">Airbnb</text:span>之所以獲准搶先進入市場，可能與國際旅客對古巴的住宿需求爆增有關。<text:span text:style-name="T3"><text:line-break/><text:line-break/></text:span>而目前，古巴許多飯店都是由政府機構經營，由於缺乏外來競爭，品質低落、服務鬆弛，設備陳舊，致使國際旅客奮力尋找替代住宿方案。<text:span text:style-name="T3"><text:line-break/><text:line-break/></text:span>而古巴私宅出租並不是全新的生意，<text:span text:style-name="T3">90</text:span>年代，古巴政府就開放家庭將自己空出的屋宅租出去，賺點外快。因此，<text:span text:style-name="T3">Airbnb</text:span>的介入，只是鼓勵更多古巴民眾賺觀光財，或是提供原本的房東一個國際曝光平台。<text:span text:style-name="T3"><text:line-break/><text:line-break/></text:span>旅館住宿生意，一方面可以改善古巴人民經濟狀況，也是讓古巴中產階級與海外旅客接觸和交流的好機會。美國希望藉著經濟和思想上的交流，滋養古巴日漸獨立的中產階級，或許有朝一日，他們將覺醒，向政府爭取更多權利，翻轉古巴的單一政黨和中央計劃經濟運作模式。</text:p>
      <text:p text:style-name="P3"/>
      <text:p text:style-name="P1"><text:span text:style-name="T1">陳真</text:span><text:s/>  |  2016.03.21 01:53   |   <text:a xlink:type="simple" xlink:href="http://palinfo.habago.org/Entry?Command=Information_PrintForum&amp;iPage=277#FORUM34329"><text:span text:style-name="T2">#</text:span></text:a></text:p>
      <text:p text:style-name="P2">國民黨淪落，旋即冒出許多過去沒有聲音但現在在主流媒體上聲音卻很大的陸樑小丑，用各種聳動且迎合主流的方式爭出頭。而且，他們肯定會說自己是改革者。<text:span text:style-name="T3"><text:line-break/><text:line-break/></text:span>但我看不出來他們有任何所謂改革的意願和能力。我只看到這些所謂<text:span text:style-name="T3"><text:s/>"</text:span>改革者<text:span text:style-name="T3">" </text:span>言行不一、貪圖權力的嘴臉。其實，這些人<text:span text:style-name="T3">(</text:span>恕不一一點名<text:span text:style-name="T3">)</text:span>跟綠營究竟有哪一點不同呢？如果他們的想法跟綠營如此雷同，何不乾脆直接投靠？留在國民黨內幹啥？<text:span text:style-name="T3"><text:line-break/><text:line-break/></text:span>老實說，洪秀柱及郝龍斌、連勝文等等這些為人正派、行事正直的孤臣孽子是救不了國民黨的，我指的是救不回權勢。但這又何妨？難道國民黨就不能好好做一個雖無權勢但乾淨正直有原則有信念的小黨？<text:span text:style-name="T3"><text:line-break/><text:line-break/></text:span>老實說，在權勢上，國民黨想打敗民進黨是不可能的，除非，除非<text:span text:style-name="T3">...</text:span>除非他開始學習<text:span text:style-name="T3"><text:s/>"</text:span>民進黨化<text:span text:style-name="T3">"</text:span>，就如同當年民進黨青出於藍、努力向國民黨看齊一般，開始學習如何掌控媒體，進行煽動、洗腦、造謠、抹黑、抗爭等等等，進行無日無之的攻擊與鬥爭，同時也加強對我方人員之造神與美化；並以愛台灣為藉口，無時無刻就只做一件事就好，那就是捍衛台灣主權！抵制一切對台灣有利的政策與作為！努力把國家搞爛，讓社會發展停擺，並且盡一切力量從事各種無法無天的官商勾結與利益輸送，盡一切力量中飽私囊和黨庫，並以國家資源為餌，賣官鬻爵，利誘或威脅各方勢力，乃至干預司法，廢棄各種典章法制，使之成為一黨或一、二人意志之呈現，順我者昌逆我者亡，進一步鞏固黨的力量與權勢。<text:span text:style-name="T3"><text:line-break/><text:line-break/></text:span>國民黨若願意向民進黨看齊，才可能有翻身的一天。我並非開玩笑，這其實是完全沒有疑問的，因為，有什麼樣的人民，大約就會發展出一個什麼樣的社會；台灣這個社會始終就是依靠這樣一些原理與訣竅定勝負。<text:span text:style-name="T3"><text:line-break/><text:line-break/></text:span>不信你看，國民黨從當年之罪大惡極，無惡不作，不斷改革改革改革，的確越改越好<text:span text:style-name="T3">(</text:span>老實說，我從沒料到國民黨會在短短不到<text:span text:style-name="T3">20</text:span>年之間，特別是過去十年來，變得如此良善<text:span text:style-name="T3">)</text:span>，但卻也越改革反而越失去人民的支持，反而招來更大的抹黑與醜化。<text:span text:style-name="T3"><text:line-break/><text:line-break/></text:span>相反地，綠油油的黨，在它<text:span text:style-name="T3">1986</text:span>年剛創黨的頭半年或頂多一年，確實頗有理想，乾淨，正直，我甚至當時還在高雄地方黨部負責對內對外的組織訓練工作。但是，好景不常，短短三、四年之間，就以光速般的速度極速腐化，開始向國民黨學習各種扯爛污的行事作風，包括造謠、抹黑，以私害公搞鬥爭，包工程，炒地皮、搞內線交易、搞賄選，勾結黑道，官商掛勾等等等等等，學得可真快，簡直就是天才，很快地便綠出於藍。當它越是腐敗無恥，反而越受到台灣人的熱烈支持。<text:span text:style-name="T3"><text:line-break/><text:line-break/></text:span>更厲害的是學到這一招：原本黨外或早期民進黨總是說中共十分友善，根本不具威脅，叫大家不要被國民黨騙了，人家中共好友善哦，所以我們根本不需要國防，根本不需要買武器，兩岸一家親嘛，卻突然學起當年國民黨的恐共與反共宣傳，開始把中共給妖魔化。<text:span text:style-name="T3"><text:line-break/><text:line-break/></text:span>甚至更卑劣而不可原諒的是，不光是妖魔化中共，而是妖魔化所有大陸人或中國人，不遺餘力地鼓吹台灣人對大陸人或中國人的仇恨，並且盡一切力量醜化之，進一步藉以突顯<text:span text:style-name="T3"><text:s/>"</text:span>我們<text:span text:style-name="T3">(</text:span>勇敢善良偉大無辜擁有深厚文化與高度民主與自由文明的<text:span text:style-name="T3">)</text:span>台灣人<text:span text:style-name="T3">vs.</text:span>他們<text:span text:style-name="T3">(</text:span>可惡可恨邪惡殘暴低級沒文化骯髒下流有病有毒欺負我們台灣人的<text:span text:style-name="T3">)</text:span>中國人或外省人<text:span text:style-name="T3">" </text:span>這樣一種族群仇恨與矛盾。<text:span text:style-name="T3"><text:line-break/><text:line-break/></text:span>不用心算三段也能知道，當這樣一種<text:span text:style-name="T3"><text:s/>"</text:span>敵我二分<text:span text:style-name="T3">" </text:span>被建構起來時，當國民黨和<text:span text:style-name="T3"><text:s/>"</text:span>可惡可恨邪惡殘暴低級沒文化骯髒下流有病有毒欺負我們台灣人的中國人或外省人<text:span text:style-name="T3">" </text:span>給畫上等號時，你選舉還能選得過等同於<text:span text:style-name="T3"><text:s/>"</text:span>勇敢善良偉大無辜擁有深厚文化與高度民主與自由文明的台灣人<text:span text:style-name="T3">" </text:span>的民進黨嗎？<text:span text:style-name="T3"><text:line-break/><text:line-break/></text:span>這是一盞明燈，在此免費送給徬徨的國民黨一點技術指導與戰略指引。國民黨想奪回權勢是根本不用幻想的了，除非，除非採用我這些建議，或許還有點勝算。<text:span text:style-name="T3"><text:line-break/><text:line-break/></text:span>但我真正的建議是：何不讓黨延續馬英九的改革，持續向好的方向走去，以天下蒼生為念，當一個正直良善並且勇於對抗不義潮流的黨，不要跟著為惡，不要扯爛污，不要糟蹋人性，不要破壞社會應有的種種典章法制與文明。<text:span text:style-name="T3"><text:line-break/><text:line-break/></text:span>一個人或一個黨，如果在堅持這樣一種良善的道路上反而自取滅亡，前途無亮，那他在痛苦或遺憾之餘，理當還是應該感到一種安慰，因為除此之外，難道你還會有更有益於眾人的作法？卑劣的作法，或許可以幫任何一個人或任何一個黨奪得權勢，但是對大眾福祉來說，哪一面顏色的旗子得勢，有何意義可言？<text:span text:style-name="T3"><text:line-break/><text:line-break/></text:span>陳真<text:span text:style-name="T3"><text:line-break/>===============<text:line-break/></text:span>李新鼓動黨內青年「造反」<text:span text:style-name="T3"><text:s/></text:span>洪秀柱反嗆<text:span text:style-name="T3"><text:line-break/><text:line-break/></text:span>記者許依晨╱台北報導<text:span text:style-name="T3"> <text:line-break/><text:line-break/></text:span>聯合新聞網<text:span text:style-name="T3"><text:s/>– 2016</text:span>年<text:span text:style-name="T3">3</text:span>月<text:span text:style-name="T3">20</text:span>日<text:span text:style-name="T3"><text:line-break/><text:line-break/></text:span>國民黨主席補選<text:span text:style-name="T3">3</text:span>月<text:span text:style-name="T3">26</text:span>日投票，四位候選人洪秀柱、黃敏惠、李新、陳學聖積極爭取青年票，上午受邀出席「主席請聽我說」青年座談會，洪秀柱與李新為了鼓動青年人造反的話題，兩人互嗆。<text:span text:style-name="T3"><text:line-break/><text:line-break/></text:span>座談會始前，李新想坐到洪秀柱身旁座位，被洪秀柱拒絕，洪秀柱說，「我不要跟你坐、我等下要修理你。」當李新堅持靠近時，洪秀柱立刻起身換位子。<text:span text:style-name="T3"><text:line-break/><text:line-break/></text:span>海峽兩岸公共事務協會上午邀請近百名青年、學生和國民黨主席候選人參加座談會。李新表示，看到這麼多年輕人出席活動，一方面感到激動，但另一方面卻又感到遺憾，年輕人應該主動站出來，他站在青年前面，青年的聲音在哪裡？你們集結起來，造反了嗎？他向台下年輕人大聲疾呼，不要再聽大人的話，應該任性一次。<text:span text:style-name="T3"><text:line-break/><text:line-break/></text:span>李新鼓動年輕人造反的言論，立刻被曾擔任學校訓導主任的洪秀柱反嗆。洪秀柱表示，她非常反對李新講的話，她同意年輕人可以站出來講話，有衝撞體制的意願，不要用造反兩個字。</text:p>
      <text:p text:style-name="P1"><text:span text:style-name="T1">陳真</text:span><text:s/>  |  2016.03.20 03:01   |   <text:a xlink:type="simple" xlink:href="http://palinfo.habago.org/Entry?Command=Information_PrintForum&amp;iPage=277#FORUM34327"><text:span text:style-name="T2">#</text:span></text:a></text:p>
      <text:p text:style-name="P4">黨外時期，施明德有句名言，感動不少人，但我卻沒法體會那樣一種感動。他的名言是這麼說的：<text:span text:style-name="T3">"</text:span>承受苦難易，抗拒誘惑難。<text:span text:style-name="T3">" </text:span>但是對我來說，承受苦難卻相當不容易，至於誘惑嘛，投入其懷抱都來不及了，幹嘛抗拒呢？套句王爾德<text:span text:style-name="T3">(Oscar Wilde)</text:span>的名言：<text:span text:style-name="T3">"</text:span>我能抵抗一切，除了誘惑<text:span text:style-name="T3">"</text:span>。<text:span text:style-name="T3"><text:line-break/><text:line-break/></text:span>基本上，我跟王爾德肯定是同一國的，所謂物傷其類，也許這也是為什麼每當我想起他，總是忍不住想找眼淚瓶。<text:span text:style-name="T3"><text:line-break/><text:line-break/></text:span>如果有人說我淡薄名利，那他一定對我全然不了解。這就好像說我淡薄大便一樣。大便讓人逃都來不及了，還需要故意淡薄一下嗎？反之，如果名利對你而言不是大便，而是美食佳餚，那你幹嘛淡薄它呢？應該努力追求才對啊。<text:span text:style-name="T3"><text:line-break/><text:line-break/></text:span>同樣地，如果一個事情真的那麼苦難，怎麼還會有人偏要飛娥撲火？難道是被虐狂？當然不是。至少我不是。我倒是自認是個享樂主義者或唯美主義者；美則樂，不美則痛苦難熬。<text:span text:style-name="T3"><text:line-break/><text:line-break/></text:span>所謂問世間情是何物，直教人以命相許，意味著你所<text:span text:style-name="T3"><text:s/>"</text:span>許<text:span text:style-name="T3">" </text:span>的那個東西，肯定是要比你的生命還更重要。何止是情，也許說美還更貼切些：問世間美是何物，直教人主動投懷送抱，哪會抗拒？<text:span text:style-name="T3"><text:line-break/><text:line-break/></text:span>美當然不一定是世俗所謂的快樂結局，悲劇也可能是一種美。美無法抵抗<text:span text:style-name="T3"><text:s/>(</text:span>至少我是無法抵抗<text:span text:style-name="T3">)</text:span>，但是，美卻使我們有能力抵抗一切。<text:span text:style-name="T3"><text:line-break/><text:line-break/></text:span>還記得昆汀塔倫提諾的<text:span text:style-name="T3"><text:s/>"</text:span>決殺令<text:span text:style-name="T3">" (Django Unchained)</text:span>裏頭那一幕嗎？賞金獵人一路幫助黑奴男主角尋找他被壞人擄去的阿那達，其間經歷非常多的痛苦與危險，但是男主角就是不放棄，看起來是根本不要命了。還好有一天，終於被賞金獵人給找到了。賞金獵人愣愣地看著女主角，原本相當搞笑、甚至有點<text:span text:style-name="T3">cynical</text:span>的賞金獵人，此時卻異常溫柔虔誠地喃喃自語：<text:span text:style-name="T3">"</text:span>我現在終於能明白，這一切的熱情從哪來。<text:span text:style-name="T3">" <text:line-break/><text:line-break/></text:span>當他說起這些話時，電影響起了這樣一首歌。我曾貼過，不惜再貼一次：<text:span text:style-name="T3"><text:line-break/><text:line-break/>https://www.youtube.com/watch?v=2hhfScpi3Ts<text:line-break/><text:line-break/>https://www.youtube.com/watch?v=sD__XBhYExc (</text:span>有歌詞英文翻譯<text:span text:style-name="T3">)<text:line-break/><text:line-break/>https://www.youtube.com/watch?v=Oc4rkqYwHLc<text:line-break/><text:line-break/>https://www.youtube.com/watch?v=NFN1e5NfMug (</text:span>有時真懷念異國它鄉的美好歲月<text:span text:style-name="T3">)<text:line-break/><text:line-break/>https://www.youtube.com/watch?v=b6aczhQ7atM (</text:span>有時真懷念異國它鄉的美好歲月。請注意聽<text:span text:style-name="T3">4</text:span>分<text:span text:style-name="T3">19</text:span>秒到<text:span text:style-name="T3">4</text:span>分<text:span text:style-name="T3">34</text:span>秒處，我聽了幾百次，聽到心都碎了，不知道你聽了有何感覺？<text:span text:style-name="T3">)<text:line-break/><text:line-break/>https://www.youtube.com/watch?v=BoTva_LkBQA (</text:span>有時真懷念異國它鄉的美好歲月<text:span text:style-name="T3">)<text:line-break/><text:line-break/></text:span>我若說什麼你聽不懂，也許聽聽這曲子就能懂了，懂了世上這一切動人的熱情究竟從哪來；當你懂了，你會為它長夜痛哭的。</text:p>
      <text:p text:style-name="P1"><text:span text:style-name="T1">蘇秀慧</text:span><text:s/>  |  2016.03.20 00:20   |   <text:a xlink:type="simple" xlink:href="http://palinfo.habago.org/Entry?Command=Information_PrintForum&amp;iPage=277#FORUM34326"><text:span text:style-name="T2">#</text:span></text:a></text:p>
      <text:p text:style-name="P2">如果當下必敗無疑是善的內在屬性，這麼行的人必然前途無亮，肯定很慘，那麼愚昧又短視的我們，只會更容易滿心為惡，為什麼不讓善在現實中就能成就，而要寄託在它會實現在天上？<text:span text:style-name="T3"><text:line-break/><text:line-break/></text:span>為什麼人類活在這世界上，終究不會擁有<text:span text:style-name="T3"><text:s/>Happy Ending</text:span>，讓真的善良的人孤獨，讓他、她們成為少數，心靈歷經憂傷？如此，就生存在現實世界來講，<text:span text:style-name="T3">'</text:span>是善<text:span text:style-name="T3">'</text:span>有如懲罰而非獎賞，如何處在這樣的痛苦矛盾？</text:p>
      <text:p text:style-name="P1"><text:span text:style-name="T1">隆誌</text:span><text:s/>  |  2016.03.17 08:54   |   <text:a xlink:type="simple" xlink:href="http://palinfo.habago.org/Entry?Command=Information_PrintForum&amp;iPage=277#FORUM34325"><text:span text:style-name="T2">#</text:span></text:a></text:p>
      <text:p text:style-name="P4"><text:span text:style-name="T3"><text:line-break/></text:span>說句玩笑話，我個人是覺得陳真會被綠油油的人物檢舉而提出來清算，那些綠油油的人物搞不好還會獲頒<text:span text:style-name="T3">"</text:span>功在党国<text:span text:style-name="T3">"</text:span>或是<text:span text:style-name="T3">"</text:span>革命先锋<text:span text:style-name="T3">"</text:span>。（以前還沒有在東亞各地出差之前，還很天真地以為這些<text:span text:style-name="T3">"</text:span>愛台灣<text:span text:style-name="T3">"</text:span>的政黨與人士，和老共不老死不相往來。）<text:span text:style-name="T3"><text:line-break/><text:line-break/></text:span>現在我認識的對岸朋友裡，除了幾位具有黨員身份的人偶爾喊喊馬列主義，其他大多數人的生活方式與行為，應該會把馬克斯和列寧氣到從墳墓裡跳出來。甚至有時候一些企業或個人的思維和行動，都覺得比台灣更加資本主義。台灣這邊反而往往為了一些偽善理由，顯的左支右絀。自以為反思資本主義的缺點，期望社會主義的優點，但是搞到最後兩面都不是。</text:p>
      <text:p text:style-name="P1"><text:span text:style-name="T1">陳真</text:span><text:s/>  |  2016.03.15 03:54   |   <text:a xlink:type="simple" xlink:href="http://palinfo.habago.org/Entry?Command=Information_PrintForum&amp;iPage=277#FORUM34324"><text:span text:style-name="T2">#</text:span></text:a></text:p>
      <text:p text:style-name="P2">所謂祖國來台整肅，自然是玩笑成份居多。先後被藍的和綠的給糟蹋了三十幾年，還會怕一個共產黨嗎？不但不怕，我甚至曾經想過將來加入共產黨的可能性，只是我想我可能資格不符，因為我沒有什麼共產思想；我口袋裏的錢始終還是我口袋裏的錢，不會輕易跑到你的口袋裏，而且我也根本不相信馬克思講的那一套。<text:span text:style-name="T3"><text:line-break/><text:line-break/></text:span>當然，我也不相信世界上會有什麼自由經濟市場這回事；所有經濟都是被某種主流勢力所控制與壟斷，並依其計畫而進行。而且，越是所謂自由世界，恐怕經濟計畫與控制得越厲害。在我看來，銀彈其實就只是另一種飛彈；特別是國與國之間，所有經濟都是一場血肉模糊的戰爭。難道你會笨到以為比方說美元或石油或各種原物料的漲跌只是一種什麼自由市場機制？<text:span text:style-name="T3"><text:line-break/><text:line-break/></text:span>我支持祖國的重要理由之一，除了種族情感與文化認同之外，就是挺中抗美。今天世界上要是沒有祖國對美國起了一種牽制作用，不要說大陸十幾億人必然百分之百會落得像敘利亞、伊拉克、阿富汗及利比亞那樣的下場，成為美軍侵略佔領下的人間煉獄，而且全世界將會有更多無數的人將在美軍全然肆無忌憚的血腥侵略下喪命。<text:span text:style-name="T3"><text:line-break/><text:line-break/></text:span>事實上，祖國才是世界和平的真正維護者。當然，國家始終都不是一個<text:span text:style-name="T3"><text:s/>"</text:span>人<text:span text:style-name="T3">"</text:span>，它不可能有<text:span text:style-name="T3"><text:s/>"</text:span>人<text:span text:style-name="T3">" </text:span>的良心，它當然不是為了和平或出於對生命的憐憫而挺身維護，而是說，它不訴諸侵略的外交政策，以及牽制美國的種種作為，恰恰對世界和平起了最大且最重要的貢獻。<text:span text:style-name="T3"><text:line-break/><text:line-break/></text:span>我知道這樣講你聽了也許會很訝異，說不定以為我在搞笑，但我是完全認真的。我之所以從不談它或幾乎不談，只是因為我知道在這島上根本不可能談，只能關起門來在家裏談。<text:span text:style-name="T3"><text:line-break/><text:line-break/></text:span>你之所以會對我的想法感到訝異，其實只是因為你始終被一些我稱之為<text:span text:style-name="T3"><text:s/>"</text:span>大寫的謊言<text:span text:style-name="T3">" </text:span>所迷惑；特別是在這樣一個將近一個世紀來從小到大對你不斷灌輸<text:span text:style-name="T3"><text:s/>"</text:span>反共<text:span text:style-name="T3">" </text:span>洗腦水的島上，幾個人會有不一樣的思維？比方說，一般人有著這樣一些奇怪的迷思，認為台灣是尊重人權的民主自由社會，祖國則不民主不自由沒人權。這完全是誤解。但我知道，即便在巴勒網，我恐怕也找不到幾個認同者。我們被所謂民主自由與人權這類東西給弄壞了腦子，產生了奇奇怪怪的各種自大幻覺與被害妄想以及各種對於有害人事物的瘋狂迷戀。<text:span text:style-name="T3"><text:line-break/><text:line-break/></text:span>這個世界，千千萬萬的謊言可以濃縮成幾個幾乎無人置疑的<text:span text:style-name="T3"><text:s/>"</text:span>大寫的謊言<text:span text:style-name="T3">"</text:span>，藉之操控整個世界，比方說<text:span text:style-name="T3"><text:s/>"</text:span>美國意味著自由民主，中國意味著專制獨裁<text:span text:style-name="T3">"</text:span>、<text:span text:style-name="T3">"</text:span>這樣那樣<text:span text:style-name="T3"><text:s/>(</text:span>比方說有選舉，比方說可以任意煽動任意亂罵<text:span text:style-name="T3">) </text:span>就是民主自由，否則就不是<text:span text:style-name="T3">"</text:span>、<text:span text:style-name="T3">"</text:span>民主優於專制<text:span text:style-name="T3">"...</text:span>等等等。<text:span text:style-name="T3"><text:line-break/><text:line-break/></text:span>一般謊言也許很容易戳破，但是大寫的謊言卻像個天羅地網，你幾乎是連談都沒法談的。試想，你有可能在北韓跟一般人探討金正恩嗎？當然不可能。即便沒有人壓制你，讓你自由探討，會有人信嗎？恐怕少之又少。我要做的類比是指的這樣一種<text:span text:style-name="T3"><text:s/>"</text:span>幾乎絲毫不懷疑<text:span text:style-name="T3">" </text:span>的荒唐現象。<text:span text:style-name="T3"><text:line-break/><text:line-break/></text:span>也因此，我倒也不打算<text:span text:style-name="T3"><text:s/>"</text:span>直接<text:span text:style-name="T3">" </text:span>談這些將會讓人大為驚訝的想法，但我也許仍然還是有可能談談它或許依然有可能存在的一絲絲可能性。你總不能說，諸如這些大寫的偽命題就像數理邏輯那樣絲毫不可能有問題吧？質疑所謂民主，並不是什麼奇怪或大逆不道的想法，比方說蘇格拉底就很不喜歡那樣一種我們所謂的民主。重點是：一個人，如果他對某些謊言根本絲毫不懷疑，完全沒有任何懷疑的空間存在時，你要如何讓他相信他所確信之事其實並非如此理所當然，甚至根本就是一種精心營造的謊言？<text:span text:style-name="T3"><text:line-break/><text:line-break/></text:span>說起來，我也算是個老謀深算的政客，因為我知道跟人講話只能講到何種程度，懂得避開關鍵命題，因為對方如果連九九乘法都學不會，你一下子跳到高等微積分，反而只會把人給嚇跑，或者人家可能會以為你瘋了，或以為你在搞笑。但是，如果你要我老實說，我的良心實話就是這樣：這整個世界，就籠罩在上述幾個大寫的偽命題底下；這個世界最具有貢獻的媒體之一就是<text:span text:style-name="T3"><text:s/>RT (Russia Today)</text:span>；至少這二十幾年來，對世界和平產生最大正面意義的事件之一就是祖國的崛起。<text:span text:style-name="T3"><text:line-break/><text:line-break/></text:span>至些那些顛撲不破、但卻深植人心的種種偽命題，究竟是否有一天將會被拆穿破解，我不知道；但我知道，世界的樣貌如何，其實就維繫在所謂民主自由與人權等等這幾個大寫的謊言上；我同時也知道，經濟問題才是一切鬥爭的根本問題。世界大戰老早就爆發，只是它並非僅僅是以發射飛彈的形式出現，大多時候，銀彈才是真正血肉模糊的實質戰場。<text:span text:style-name="T3"><text:line-break/><text:line-break/></text:span>至於祖國來台，整肅談不上，中共又不是吃飽太閒，整肅你我幹啥？不過，可以肯定的一點是：日後如果又再度改朝換代，藍轉綠，綠轉紅，我敢說，吃香喝辣的照樣還是吃香喝辣，威風八面的照樣還是威風八面；檯面上這些綠油油的，特別是那些比較年輕的、時下越是勇猛的，他們必然會在另一面旗幟下繼續吃香喝辣威風凜凜。這並不奇怪。古往今來，盡皆如此。<text:span text:style-name="T3"><text:line-break/><text:line-break/></text:span>高達在<text:span text:style-name="T3"><text:s/>(</text:span>應該是<text:span text:style-name="T3">) "</text:span>我略知她一二<text:span text:style-name="T3">" </text:span>裏頭有一段台詞我很喜歡，不過原文我忘了個仔細，大意是這樣：就讓殺人的去殺，愛人的去愛<text:span text:style-name="T3">....</text:span>什麼樣的人就去幹些什麼，就讓事物如其所是吧。一個人總不可能又要這個又要那個，你總不能又要行俠仗義，又要財源滾滾，美不勝收。有可能嗎？一個舞台上，總該有悲有喜，有各種角色。我並不想選擇命運派發給自己的這樣一種角色，但我無從選擇；我相信你也一樣，在某個很重要的意義上，我們都沒得選擇各自所屬的那一份造化。<text:span text:style-name="T3"><text:line-break/><text:line-break/></text:span>一個人，當他因為某種所謂無辜而承受巨大痛苦時，他也許會忍不住問天：為什麼？！為什麼？！一個人，做為一種異類，當他感受到一種揮之不去的孤獨時，他也許也會問天：為什麼？！為什麼？！問久了，天終於回答了。這沒有什麼<text:span text:style-name="T3"><text:s/>"</text:span>為什麼<text:span text:style-name="T3">"</text:span>。這難道不就是世界如其所是應有的樣貌？這難道不就是一個角色所應盡的本份？於是，一切疑惑不見了。維根斯坦說，我們並不是找到問題的<text:span text:style-name="T3">solution</text:span>，而是找到<text:span text:style-name="T3">dissolution</text:span>；並不是因為這樣一些有關生命的問題被解答了，而是因為問題已經不再是問題，問題被消溶化解了。</text:p>
      <text:p text:style-name="P1"><text:span text:style-name="T1">隆誌</text:span><text:s/>  |  2016.03.14 10:51   |   <text:a xlink:type="simple" xlink:href="http://palinfo.habago.org/Entry?Command=Information_PrintForum&amp;iPage=277#FORUM34323"><text:span text:style-name="T2">#</text:span></text:a></text:p>
      <text:p text:style-name="P4">呵～～雙重標準的言論自由，更多的是非我族類的劃分法。說難聽一點，我自己親戚與朋友裡，有那種移民到國外，逢人就譙台灣和國民黨有多糟的綠色支持者，可是卻跑回台灣來，享受國民黨設置的健保。（要分就分清楚，一堆人說健保很爛，可是卻沒有一個綠色政黨的政客敢廢除健保。別忘了，綠色政黨裡有醫生資格的民代，比例可是相當高。）<text:span text:style-name="T3"><text:line-break/><text:line-break/></text:span>黃安壓根從頭到尾只是檢舉那種雙重標準的人，只是他搞不清楚個別藝人的狀況，搞成現在這副德性。更別說，台灣的政客的選舉操作，以及無腦的台灣媒體瞎起鬨。<text:span text:style-name="T3"><text:line-break/><text:line-break/></text:span>一天到晚對於老共咬牙切齒的台灣人，我更想請問那位綠色政黨的官員陪柯先生去大陸時，直接和對岸官員說：「你是兄，我是弟。」，柯先生直接說：「兩岸一家親」。台灣有看到什麼綠色媒體出來批評他們：「叛國」、「賣台」？還是他們所作所為，為的是建國大業，所以故意鬆懈敵人心房。（劇本都幫你們想好了）<text:span text:style-name="T3"><text:line-break/><text:line-break/></text:span>許多往來兩岸的台灣人，還不是一樣在大陸諂媚官員，回到台灣咬牙切齒批評台灣政府比不上大陸。可是他們心知肚明為了吸引外資，對岸的政府可是從上到下，對外資給予超國民的待遇。對於同樣的商業申請案，對岸從地方到中央的審批，對外資都是開綠燈，甚至政策優待，但對人民卻嚴審嚴核。<text:span text:style-name="T3"><text:line-break/><text:line-break/></text:span>有太多心知肚明的台灣人，在台灣的媒體上，睜眼說瞎話，在對岸卻是另一種面色。為了在台灣，爭取鎂光燈焦點，獲得政治利益，不惜瞎扯和誤導。更多的是，在兩岸當兩面人。說實在，我還挺佩服真正的<text:span text:style-name="T3">"</text:span>極獨<text:span text:style-name="T3">"</text:span>或<text:span text:style-name="T3">"</text:span>極統<text:span text:style-name="T3">"</text:span>人士（真正的這兩類人士，好像不多。），他們倒是堅持理念。最恨的是像那兩位醫師那種，非我族類式雙重標準，可是這些人卻佔著國內上的大部分麥克風與媒體版面。</text:p>
      <text:p text:style-name="P1"><text:span text:style-name="T1">王修亮</text:span><text:s/>  |  2016.03.13 21:59   |   <text:a xlink:type="simple" xlink:href="http://palinfo.habago.org/Entry?Command=Information_PrintForum&amp;iPage=277#FORUM34322"><text:span text:style-name="T2">#</text:span></text:a></text:p>
      <text:p text:style-name="P2">假如有一天中共來台灣準備一番整肅，陳真應該很快就會被整肅。<text:span text:style-name="T3"><text:line-break/></text:span>會有很多人去蒐羅各種舊資料<text:span text:style-name="T3">(</text:span>通常不是出自你親筆親口的原文<text:span text:style-name="T3">)</text:span>密告你是「反覆小人，有利益時支持黨外，分不到贓又狂罵綠油油」。<text:span text:style-name="T3"><text:line-break/></text:span>也會有人故意把當前中共所做的一些不合理的事物，公開向你討教意見，扭曲你的語言文章來陷害你，以求向中共立功。<text:span text:style-name="T3"><text:line-break/></text:span>即使他們不故意引你開罵，你的個性還是會對時事進行價值評論。然後那些人就立刻對你從人性批判的角度叫囂「假稱心懷祖國，卻對共產黨開明的依法治國抱有狂妄的敵意」。<text:span text:style-name="T3"><text:line-break/></text:span>這是歷史的必然。<text:span text:style-name="T3"><text:line-break/></text:span>不過共產黨不是五十年前了，也不像國、民兩黨這麼愚笨狹隘，大概就是把你冷處理而已，至於那些攀炎附勢的人，多少有幾個還是能名利雙收，政治沒有理想，只有現實。<text:span text:style-name="T3"><text:line-break/><text:line-break/></text:span>好啦<text:span text:style-name="T3">!</text:span>一看到你的文章，我腦袋裡立刻冒出這些畫面和故事。</text:p>
      <text:p text:style-name="P1"><text:span text:style-name="T1">陳真</text:span><text:s/>  |  2016.03.13 17:56   |   <text:a xlink:type="simple" xlink:href="http://palinfo.habago.org/Entry?Command=Information_PrintForum&amp;iPage=277#FORUM34321"><text:span text:style-name="T2">#</text:span></text:a></text:p>
      <text:p text:style-name="P4">長久以來，台灣媒體炒作出一批陸樑小丑，沐猴而冠，坐擁權位，所謂名人及偶像明星；若是醫生，就一概冠上個名醫頭銜，以便加強炒作說服力。<text:span text:style-name="T3"><text:line-break/><text:line-break/></text:span>電影<text:span text:style-name="T3"><text:s/>"</text:span>教父<text:span text:style-name="T3">" </text:span>裏頭，老教父經常會教導接班的小教父一些有關<text:span text:style-name="T3"><text:s/>"</text:span>如何看人<text:span text:style-name="T3">" </text:span>的經驗。對此我也頗有一番心得。我跟你說，那些凡是遇弱則強、永遠都是站在主流一方威風凜凜者，有朝一日，當情勢逆轉，強弱易位，我跟你保證，這類人士往往就會立即見風轉舵。<text:span text:style-name="T3"><text:line-break/><text:line-break/></text:span>所謂魔鬼藏在細節裏，一個人的人品絕對不是看他有沒有前科，而是看他的一些細微之處，或是看他的比方說愛國愛鄉、迎合大眾、趨附主流的種種漂亮言行。<text:span text:style-name="T3"><text:line-break/><text:line-break/></text:span>假設哪一天，中共來到台灣，準備進行一番整肅，各位覺得誰會被整肅？是我呢？還是那些綠油油人士？<text:span text:style-name="T3"><text:line-break/><text:line-break/></text:span>陳真<text:span text:style-name="T3"><text:line-break/><text:line-break/>================<text:line-break/></text:span>祝黃安「塞好塞滿」太刻薄？藍營議員大戰醫生<text:span text:style-name="T3"><text:line-break/><text:line-break/></text:span>常針砭時事的醫師洪浩雲祝福黃安「塞好塞滿」。（資料照，記者賴筱桐攝）<text:span text:style-name="T3"><text:line-break/><text:line-break/>2016-03-11 16:00<text:line-break/><text:line-break/></text:span>〔即時新聞／綜合報導〕藝人黃安多次向中國舉發其他藝人有台獨傾向，更引發了周子瑜事件，幾乎已是台灣的「全民公敵」。然而日前他卻因心肌梗塞回台享用健保福利進行心臟手術，對此常針砭時事的醫師洪浩雲則祝他「塞好塞滿」。不過藍營北市議員秦慧珠認為這話太「尖酸刻薄」，在政論節目上當場與洪互槓起來。<text:span text:style-name="T3"><text:line-break/><text:line-break/></text:span>秦慧珠認為身為醫生發言還是要謹慎一點，就塞好塞滿來說，如果是個人言論自由，她都沒有意見，但是用醫生的身分來講這個話，她就覺得有些尖酸刻薄。<text:span text:style-name="T3"><text:line-break/><text:line-break/></text:span>對此洪浩雲說他並非使用醫生身分說「塞好塞滿」，秦則回答新聞上都有寫你的名字是某某醫生。洪則解釋，他當時寫這一句話是在個人臉書，上面並沒有說明他的職業，但許多人都把他的個人言論當成職業言論<text:span text:style-name="T3"><text:line-break/><text:line-break/></text:span>秦慧珠卻似乎沒被說服，她表示醫生跟公民的角色要分開來，於是洪浩雲強調，針對黃安他說過「以醫生的角度我祝福他」，但「塞好塞滿」則是他的個人言論。<text:span text:style-name="T3"><text:line-break/><text:line-break/></text:span>不過秦仍覺得「塞好塞滿」這句話相當不適當，她也不能接受。而洪醫師這時直說「妳不接受我還是可以講」，還要主持人直接換下一個來賓提問，大喊「下一位」後就不再與秦慧珠對話。</text:p>
      <text:p text:style-name="P1"><text:span text:style-name="T1">陳真</text:span><text:s/>  |  2016.03.13 16:26   |   <text:a xlink:type="simple" xlink:href="http://palinfo.habago.org/Entry?Command=Information_PrintForum&amp;iPage=277#FORUM34320"><text:span text:style-name="T2">#</text:span></text:a></text:p>
      <text:p text:style-name="P2">這兩三天一直都在搭車，東奔西走，公私繁忙，長時間待在車上，好不容易才回到家，生活實在非常辛苦。這些留言，大多是在車上寫的。用手機寫東西很慢，寫一堆，其實要說的不過也只是三言兩語；願意懂的一秒就會懂，不願意懂的，你就算千言萬語他也不當一回事。<text:span text:style-name="T3"><text:line-break/><text:line-break/></text:span>真不好意思，我怕誤會人家，所以剛剛根據這位陳思豪所留下的<text:span text:style-name="T3">email</text:span>去查，確有此人，是我誤會了，原本以為又是匿名。陳思豪是台北古亭長老教會的牧師。我在原始留言中做了更正。<text:span text:style-name="T3"><text:line-break/><text:line-break/></text:span>但是，這讓我感到更不可思議了，牧師居然可以認同這樣一種文革式的公審，居然大力支持這樣一些全然背離人性與基本文明的齷齪行為。這樣的牧師，他代表著一種什麼樣的<text:span text:style-name="T3"><text:s/>"</text:span>宗教<text:span text:style-name="T3">"</text:span>？難道我以後看診，凡是長老教會來的病人，我必須一概請他自費，不准使用健保，否則就趕出醫院大門？我經常在急診服務，哪天如果有長老教會前來的急診病患，我是不是也應該先審查其思想與道德水平，凡是綠油油的就一概直接轉送太平間？這樣一種道理有那麼難懂？<text:span text:style-name="T3"><text:line-break/><text:line-break/></text:span>我對長老教會早已無言，只能說，我沒法理解它跟宗教扯得上什麼關係；它不是一種宗教，它只是掛著宗教招牌、以上帝名義為幌子的一種綠油油的政治組織。長年以來，只要是綠的，它就大捧特捧，只要是藍的，它就大力抹黑拼命攻擊。各位若在海外待過，有沒有辦法想像天底下會有這樣一種教會？在這島上，法院差不多已經一片綠了，教會也是綠的，醫院更是綠油油。這個鬼島真是有夠墮落荒唐。<text:span text:style-name="T3"><text:line-break/><text:line-break/></text:span>至於像底下這位什麼<text:span text:style-name="T3">steve</text:span>的，其<text:span text:style-name="T3">email </text:span>就完全不可考了。他罵一個有名有姓的郭冠英說黃安<text:span text:style-name="T3"><text:s/>“</text:span>又是一隻鍋灌陰<text:span text:style-name="T3">“</text:span>。你要這樣羞辱一個個人當然可以，但是，在道德上而言，你要羞辱人的同時，得讓那個被你羞辱的個人知道你是誰、知道你是什麼身分才行，這樣的話，對方的律師函或法院傳票才找得到你。<text:span text:style-name="T3"><text:line-break/><text:line-break/></text:span>匿名抹黑羞辱個人、進而公審與鬥臭的行為，在道德上的卑劣程度遠遠不是一個黃安所能比擬，但是，像這樣一種不可思議、乃至違反人性的暴民現象，卻充斥整個台灣，長年以來大家卻無所謂，只要是異己，就用一切卑劣手段鬥臭。<text:span text:style-name="T3"><text:line-break/><text:line-break/></text:span>黨外時期，就跟林義雄一樣，我也曾經是信仰暴力手段的一份子，對於各種和平手段感到絕望，對於強勢一方任意糟蹋少數異己的惡行，深惡痛絕。後來，見識了更多暴力，看見自己親友身上血淋淋的傷口，讓我逐漸體認到，以暴制暴，暴力將沒有個盡頭。要埋下一個仇恨的種子很容易，但要遏止它卻很難。<text:span text:style-name="T3"><text:line-break/><text:line-break/></text:span>我能理解近年來對岸開始又重新浮出檯面的武力解放台灣論調，我也能理解為什麼連一些原本不在乎統獨的大陸人士或甚至台灣人也開始有這樣一種呼聲。這道理很簡單，任何一方極端化的作為，必然都會促成另一方更加極端的反應。美國長年以來就是在玩這樣一種手法，盡一切可能在敵人家裏製造動亂、製造紛爭，進而從中漁利，消滅敵人。<text:span text:style-name="T3"><text:line-break/><text:line-break/></text:span>我也經常深深感受到人的愚昧，因此常感悲痛莫名。人是一種非常容易被主流勢力操控、利用的生物，做為一種打擊異己的工具，但他卻往往不自知。他總是以為這一切乃是自己的一種自發行為。史賓諾沙說得對，<text:span text:style-name="T3">"</text:span>一顆被拋向空中的石子，如果石頭會思索，它會以為是自己在飛行<text:span text:style-name="T3">"</text:span>。<text:span text:style-name="T3"><text:line-break/><text:line-break/></text:span>我的忘年之交柏楊先生經常提到一種因果關係，他說，一個社會的將來，其實就是看它過去與現在之所為；很多事情不會沒有代價的，差別只是在於往往是下一代在承受上一代的因果。<text:span text:style-name="T3"><text:line-break/><text:line-break/></text:span>台灣人很喜歡出國旅遊，但我常納悶，大家遊玩或遊學或留學回來之餘，難道一點都看不出來異國它鄉的諸多美好人性與文明？難道你不會希望自己的家園亦如是？比較難的部份也許一時學不來，但至少應該把人當人看。記得<text:span text:style-name="T3">2006</text:span>年年底剛回國定居時，應邀在當時還沒有<text:span text:style-name="T3"><text:s/>"</text:span>綠化<text:span text:style-name="T3">" </text:span>的蘋果日報上寫了第一篇文章，就叫做<text:span text:style-name="T3"><text:s/>"</text:span>把人當人看<text:span text:style-name="T3">"</text:span>。好人是人，壞人也是人，一個人的基本權益與尊嚴這東西，理應就跟太陽一樣，好人從中得著庇護，壞人也應同樣得著他應有的溫暖。<text:span text:style-name="T3"><text:line-break/><text:line-break/></text:span>十二年前，<text:span text:style-name="T3">2004</text:span>年<text:span text:style-name="T3">2</text:span>月<text:span text:style-name="T3">20</text:span>號，我還記得寫過這樣一篇文章登在聯合報，如下，因此遭來島內的許多攻擊與抹黑，非常痛苦。我估計就算再過個<text:span text:style-name="T3">30</text:span>年，若我還活著，恐怕依然還是得重覆講同樣的東西。各位若不在乎看舊文，不妨看上兩眼。這些通俗文字，沒有什麼特別需要智能之處，它只是一些就算三歲小孩也能理解的東西。這些通俗文字，自然也沒有什麼深刻思想在裏頭，假若它或許值得一讀，不是因為它有著什麼偉大理念，而僅僅是因為它不是用墨水而是用淚水血水寫成。<text:span text:style-name="T3"><text:line-break/><text:line-break/></text:span>陳真<text:span text:style-name="T3"><text:line-break/><text:line-break/>======================<text:line-break/><text:line-break/></text:span>政治不應壓倒人性<text:span text:style-name="T3"> <text:line-break/><text:line-break/></text:span>陳真<text:span text:style-name="T3"> <text:line-break/><text:line-break/></text:span>【<text:span text:style-name="T3">2004/02/20 </text:span>聯合報】<text:span text:style-name="T3"> <text:line-break/><text:line-break/><text:line-break/></text:span>有人指出一種現象：越是落後國家，人民對於政治的態度，越是熱衷。蔣家時代，「政治唔通睬」幾乎是每位長輩對下一代的基本教誨。但皮球壓得重，就彈得高；政治高壓之鬆綁，於是帶來一股政治狂熱。這股熱頭，自解嚴後，持續多年，絲毫沒有退燒跡象，反而一年熱過一年；一次選舉，就是一陣狂熱。跟發燒一樣，一般感冒燒個兩天就好了，但若持續發燒，就得考慮是否有其它重大病因。<text:span text:style-name="T3"> <text:line-break/><text:line-break/></text:span>在英國，族群問題往往也是政客吸取選票的一個賣點。只要選舉一到，就打出所謂「種族牌」，把執政上的失誤和無能，全數推給各國難民或偷渡客，說他們「吃掉」多少社會資源，帶來多少社會問題云云。但別忘了，絕大多數難民是西方船堅砲利侵略政策下的受害者。英國政客或小報媒體族群挑撥之惡形惡狀，向來為人所詬病，不時招來國際人權團體的譴責。<text:span text:style-name="T3"> <text:line-break/><text:line-break/></text:span>不過，各種社會之間，儘管有著種種相似性，台灣卻有一點似乎是英國社會所沒有的，那就是政治狂熱壓倒了人性。<text:span text:style-name="T3"><text:line-break/><text:line-break/></text:span>去年<text:span text:style-name="T3">(2003</text:span>年<text:span text:style-name="T3">)</text:span>八月，幾位大陸女子企圖偷渡來台，海上遇到查緝，居然被蛇頭一個個揪著頭髮，丟進海裏，數條生命因此葬身大海。蛇頭暴行固然恐怖，但台灣社會之諸多反應，難道不是更恐怖？記得當時四處可聽到譴責或諷刺當事人的言論，說她們是來台灣撈錢，「搞不好是來當妓女」，死了活該。尤有甚者，一些整天喊著「愛台灣」的人們與媒體，更是趁機藉此大肆進行政治宣傳，醜化大陸人民；對死難者，對那些為了生存而掙扎奮鬥的人們，竟無絲毫憐憫與敬意。<text:span text:style-name="T3"><text:line-break/><text:line-break/></text:span>之前ＳＡＲＳ也是，台灣政客及一干所謂愛台灣的媒體，藉此刻意把「中國人」和「骯髒」、「疾病」劃上等號。荒腔走板的政治言論，俯拾皆是。<text:span text:style-name="T3"> <text:line-break/><text:line-break/></text:span>最近英國也剛好發生一起類似事件。數十名中國偷渡難民，被僱用來海邊挖貝類，不幸遇到潮水猛漲，十九名難民淹死。這些人在充滿危險的海邊工作，卻賺取不到雇主暴利百分之一的低廉工資。英國報紙上說，漲潮速度有時迅速到連一匹全速快跑的馬，也跑不過洶湧掩至的大潮。稍有不慎，就會滅頂。死難者中，許多是基督徒。其中一位在拚命逃上岸時，自覺逃不過海潮速度，於是當下打手機給福建老家的太太說：「海水已經淹到我的胸部，我可能快死了，為我禱告吧。」不久通話斷了，迅即被海水淹沒。<text:span text:style-name="T3"><text:line-break/><text:line-break/></text:span>事發後，英國電視大幅報導中國難民在英國的艱辛生活，比方說三十幾個人擠著一張大通舖；為了配合漲退潮，經常必須大半夜工作，在一片漆黑孤寂的海邊，忍受嚴寒刺骨。這番艱辛，讓向來衣食無憂、工資豐厚的英國人大感震驚；英國警方更控訴背後剝削者犯下「空前最為惡劣的罪行」。過去一周以來，報導不斷，前天打開電視，出事現場已架起鐵絲網，防止靠近。當鏡頭掃過那片大海時，有個不經意的畫面卻讓我心裏頓時感到一陣激動，我看到幾個英國人竟來海邊悼念，一束束鮮花就擺放在鐵絲網上。報導指出，當地英國人更打算籌資在此建立一座紀念碑，紀念這些為生存而奮鬥、葬身大海的異鄉人。<text:span text:style-name="T3"> <text:line-break/><text:line-break/></text:span>看著別人，想著自己，不禁要為台灣社會感到可悲。尤其到了夜裏，當四周靜下來時，去國懷鄉，心情更是沉重。你當然可以支持任何政治主張，但我無法理解，世上究竟會有什麼樣偉大的政治主張，居然偉大到必須喪失憐憫，壓倒人性？</text:p>
      <text:p text:style-name="P1"><text:span text:style-name="T1">王修亮</text:span><text:s/>  |  2016.03.13 14:11   |   <text:a xlink:type="simple" xlink:href="http://palinfo.habago.org/Entry?Command=Information_PrintForum&amp;iPage=277#FORUM34319"><text:span text:style-name="T2">#</text:span></text:a></text:p>
      <text:p text:style-name="P4">陳真多照顧好自己的身體吧！說了沒用的就不要說了。<text:span text:style-name="T3"><text:line-break/></text:span>這樣消耗睡眠時間糟蹋自己身體，看了心疼又生氣。<text:span text:style-name="T3"><text:line-break/></text:span>我以後也不回應這種文，生命還好好多值得思考又必須討論的事物，需要朋友砥礪。</text:p>
      <text:p text:style-name="P1"><text:span text:style-name="T1">陳真</text:span><text:s/>  |  2016.03.13 11:36   |   <text:a xlink:type="simple" xlink:href="http://palinfo.habago.org/Entry?Command=Information_PrintForum&amp;iPage=277#FORUM34318"><text:span text:style-name="T2">#</text:span></text:a></text:p>
      <text:p text:style-name="P2">你們竟然把理應繩之以法的種種惡行給說成什麼雙方陣營各自需要表達什麼情緒的自由。我真是服了你們。你們彼此之間的想法其實不就一模一樣嗎？只是顏色不同而已。像底下這個智障，甚至變成在探討黃安的行為對不對。真的會有人蠢到這種地步？行為不對就可以任意剝奪人權任意公審，連生命垂危也沒資格就醫。<text:span text:style-name="T3"><text:line-break/><text:line-break/></text:span>浪費兩三小時寫一堆，其實我又不是笨蛋，長年以來，我難道不知道，講再多也是枉然，就像個沒有尊嚴的小丑，長年自我做賤，招來一點熱鬧供大家取樂。一個人如果真的在乎某種基本事物，其實根本不需要人家教導個幾十年就能自動明白。你從台灣舉世罕見、極度盛行的匿名網路文化就能看出，當涉及到自己的權益與安危時，大家就全都變得絕頂聰明了，絕不需要人家教。<text:span text:style-name="T3"><text:line-break/><text:line-break/></text:span>我常舉個例，假設哪天我肚子有點餓，很想吃點東西，看見隔壁一個小娃白嫩嫩的好像很好吃，如果烤一烤再沾點醬油，味道應該會更好。於是我就把這個寶貴的意見寫了出來。你聽了，難道會開始胡言亂語地開始<text:span text:style-name="T3"><text:s/>“</text:span>思索<text:span text:style-name="T3">“ </text:span>有關飲食與食慾的自由。<text:span text:style-name="T3"><text:line-break/><text:line-break/></text:span>假若我今天是醫院院長，任何一個醫生護士如果膽敢講像施景中醫師那樣一些可恥的話，我一定把他開除。假若我有權力立法，像自由時報這樣一種無日無之造謠抹黑鼓吹族群仇恨的人渣媒體及其背後那個無惡不昨無法無天的人渣黨，我一定把他們統統繩之以法。一個人再壞也該有個分寸有個底線。<text:span text:style-name="T3"><text:line-break/><text:line-break/></text:span>我們並不是在探討什麼見仁見智的問題。如果你認為這些事有其議論空間，那麼，依照同樣的道德邏輯，全台灣至少有百分之九十九點九九九以上的人應該剝奪一切權利與尊嚴，應該一個個揪出來公審甚至槍斃才對，生了病就直接送到太平間等死，或乾脆直接火化比較快，比較不會浪費國家寶貴資源，而且每個醫院應設立思想檢查站及道德裁判所，確定思想忠貞，確定道德崇高，然後才允許就醫。<text:span text:style-name="T3"><text:line-break/><text:line-break/></text:span>今天假若施醫師是藍的，你想他的下場將會有多慘，大概連醫師也別想當了，然後一堆綠油油的狗肉人權鬥士及位高權重的什麼醫學倫理專家們，肯定就會跳出來捍衛人權，然後名嘴會開始天天圍剿，綠委們會大力攻擊，要求撤職查辦，暴民們則會無所不用其極地造謠抹黑任意傷害當事人及其家屬，就像對付郭冠英及黃安那樣。</text:p>
      <text:p text:style-name="P3"/>
      <text:p text:style-name="P1">Steve C.   |  2016.03.13 10:56   |   <text:a xlink:type="simple" xlink:href="http://palinfo.habago.org/Entry?Command=Information_PrintForum&amp;iPage=278#FORUM34317"><text:span text:style-name="T2">#</text:span></text:a></text:p>
      <text:p text:style-name="P2">我不認識施醫師，也不知道陳真是何許人。但是黃安真的是反台獨藝人嗎？陳真真的搞不清楚大家反對黄安的原因嗎？黃安也只是一個利用民族仇恨情緒來成就自己的一隻小孬孬。牠根本就不是反獨。臺灣人民這次也並非因為反統或反獨而爭吵，牠值得我們在這裏討論嗎？牠難道你不知道牠已經又成功的挑起了另一場仇恨的戰爭。如果硬要將人們的評論冠上反獨或反統，那也成功的反應了當前臺灣政府愚民政策的成功。真是可悲啊！又一隻鍋灌陰！</text:p>
      <text:p text:style-name="P1"><text:span text:style-name="T1">陳真</text:span><text:s/>  |  2016.03.13 03:26   |   <text:a xlink:type="simple" xlink:href="http://palinfo.habago.org/Entry?Command=Information_PrintForum&amp;iPage=278#FORUM34316"><text:span text:style-name="T2">#</text:span></text:a></text:p>
      <text:p text:style-name="P4">老實說，我並不認同各位的說法。不過我累了，懶得說了。我不知道怎麼會扯到什麼情緒來。<text:span text:style-name="T3"><text:line-break/><text:line-break/></text:span>許多言論，必須制止就是必須制止。當然不是用武力強迫封口，而是說，在一個文明社會裏，許多荒唐可惡的無恥言論是被法律或眾人理應具有的基本道德意識所禁止的。例如，鼓吹仇視或鄙視特定族群。<text:span text:style-name="T3"><text:line-break/><text:line-break/></text:span>比方說，去年夏天，英國倫敦大學一位地位極高的皇家院士，同時也是諾貝爾醫學獎得主，叫做<text:span text:style-name="T3">Tim Hunt</text:span>，他只不過講了一句玩笑話說，<text:span text:style-name="T3">"</text:span>在實驗室裏，跟女生當同事很麻煩<text:span text:style-name="T3">"</text:span>。上下文的意思好像是說，女生比較容易會有一些感情上的轉移或投射。結果，幾天後馬上被轟下台。<text:span text:style-name="T3"><text:line-break/><text:line-break/></text:span>但在台灣卻每天比這個不知道嚴重幾百萬倍的無恥言論天天都是，整個自由時報可以說就是這樣一個族群仇恨與醜化的宣傳機器；網路上更不用說了，誰敢對大陸稍微表示一點友善就會遭到各種完全沒有分寸甚至沒有人性的惡毒攻擊與醜化或造謠，億萬倍於黃安之所為，但大家卻不但無所謂，反而肯定這樣一種極度瘋狂病態的惡劣行為。至於什麼<text:span text:style-name="T3"><text:s/>"</text:span>支那賤畜<text:span text:style-name="T3">"</text:span>、<text:span text:style-name="T3">"</text:span>死阿陸<text:span text:style-name="T3">" </text:span>等等，幾乎就是綠色生物的日常慣用語。<text:span text:style-name="T3"><text:line-break/><text:line-break/></text:span>這樣一些荒唐可恨的無恥作為，在這個綠油油的島上，不但不會受到任何來自法律或來自專業社群內部的嚴懲，反而會變成英雄，變成明星，變成戰神。<text:span text:style-name="T3"><text:line-break/><text:line-break/></text:span>如果這麼荒唐的現象，長久以來瀰漫整個島上，居然都不會引起各位的憤怒，我也不知道還能怎麼說了，只能說很可悲，這個島沒救了，它始終是各方人渣的戰利品。<text:span text:style-name="T3"><text:line-break/><text:line-break/></text:span>我一直相信，正不勝邪。在現實意義上，良善必然慘敗，天國降臨之日遙遙無期。但也正因為這樣一種當下註定必然失敗的宿命，使得善成就它所應成就的重要價值。<text:span text:style-name="T3"><text:line-break/><text:line-break/></text:span>如果倒過來說，假若邪不勝正，假若良善者都像武俠小說裏寫的那樣，美女環繞，眾人愛戴，成為武林盟主，那麼大家豈不是都搶著要向善的一方靠攏了，大家豈不都搶著要當俠客了，誰還想當壞蛋？<text:span text:style-name="T3"><text:line-break/><text:line-break/></text:span>最近重看<text:span text:style-name="T3"><text:s/>martin scorsese </text:span>的<text:span text:style-name="T3"><text:s/>"</text:span>雨果的冒險<text:span text:style-name="T3">"</text:span>，裏頭主角有句話說，他拍了一輩子的電影，最後才發現一個真理，原來所謂<text:span text:style-name="T3">happy ending </text:span>只會發生在電影中，而不會發生在現實世界裏。<text:span text:style-name="T3"><text:line-break/><text:line-break/></text:span>這話說得很對。這也說明了為什麼邪惡總是一窩蜂地當道，橫行無阻；這也說明了，為什麼良善人事物總是當它成為一種過去式之後方才誕生。你看，蘇格拉底飲鴆而死，都已經死了幾千年了，我們至今不也仍然還是面對跟他一樣的處境。然而，這樣一種當下必敗無疑的內在屬性，也恰恰證明了善的價值。<text:span text:style-name="T3"><text:line-break/><text:line-break/></text:span>這道理很簡單。假若一個人做了些事情後，必死無疑，前途無亮，肯定會很慘，那他依然以命相許，那你或許就能知道，所謂宗教究竟應該是什麼樣的一種東西了。難道你能想像耶穌生前美女環繞，眾人歌頌？<text:span text:style-name="T3"><text:line-break/><text:line-break/></text:span>我的意思是說，現實成敗不足為懼。屬於天上的事，就只會成就在天上。這點信心，我基本上還是有的。</text:p>
      <text:p text:style-name="P1"><text:span text:style-name="T1">楊宗和</text:span><text:s/>  |  2016.03.13 02:44   |   <text:a xlink:type="simple" xlink:href="http://palinfo.habago.org/Entry?Command=Information_PrintForum&amp;iPage=278#FORUM34315"><text:span text:style-name="T2">#</text:span></text:a></text:p>
      <text:p text:style-name="P2">「感覺有是非對錯嗎？」<text:span text:style-name="T3"><text:line-break/><text:line-break/></text:span>當然可以有。「我討厭吃臭豆腐」是感覺，「我看到黑人就覺得渾身不舒服」也是感覺；前者只是你個人感官的實際感受（無所謂對錯），後者卻源自一個人後天被扭曲資訊製造出的偏見（可以評論對錯）。<text:span text:style-name="T3"><text:line-break/><text:line-break/></text:span>再者，請問有誰恐嚇施醫生或支持他的人「不得發言」嗎？如果只是雙方各自表達意見，請問何來不准他人表達情緒？<text:span text:style-name="T3"><text:line-break/><text:line-break/></text:span>「而這極右封閉社會，究竟犯了哪一條法律？」<text:span text:style-name="T3">- </text:span>過去的世界有各式各樣的酷刑，沒有一個「不合法」；敵視黃安的言論雖不是肉體酷刑，但是「沒有觸犯法律」未必是好理由。</text:p>
      <text:p text:style-name="P1"><text:span text:style-name="T1">陳真</text:span><text:s/>  |  2016.03.13 02:36   |   <text:a xlink:type="simple" xlink:href="http://palinfo.habago.org/Entry?Command=Information_PrintForum&amp;iPage=278#FORUM34314"><text:span text:style-name="T2">#</text:span></text:a></text:p>
      <text:p text:style-name="P4">我留下這位不知道是男是女是歐巴桑還是小朋友、總之不可考但卻自稱<text:span text:style-name="T3"><text:s/>"</text:span>陳思豪<text:span text:style-name="T3">" </text:span>的留言，當做一種標本。標本些什麼呢？標本一種不可思議的低能；說來也算是給有關<text:span text:style-name="T3"><text:s/>"</text:span>人類<text:span text:style-name="T3">" (</text:span>？<text:span text:style-name="T3">)</text:span>的生物人類學留下一種不可思議的記載，給千百年後的考古人類學家一種線索；後人也許會發出驚嘆：<text:span text:style-name="T3">"</text:span>喔，原來人類曾經有過這樣一種不可思議的低智能形式！<text:span text:style-name="T3">"<text:line-break/><text:line-break/></text:span>這類表面上好像很勇猛的網路生物，我估計是絕對不可考的，你很難知道這類生物的真實身份。他們雖然智商低得嚇人，但在保護自己的種種陰暗作為上卻異常高智能地謹慎。可是，當你不知道其真實身份時，你其實也很難理解這樣一種不可思議的低智能形式究竟是怎麼一回事。<text:span text:style-name="T3"><text:line-break/><text:line-break/>"</text:span>怎麼可能！怎麼可能會有人低智商到這種程度！！<text:span text:style-name="T3">" </text:span>在台灣，我經常有這樣一種很深很深很深的納悶與驚訝。<text:span text:style-name="T3"><text:line-break/><text:line-break/></text:span>更不可思議的是，這樣一種不可思議的低智能形式在這島上竟如此普遍，普遍到幾乎可以說觸目皆是，非常不可思議。為什麼人家洋人或大陸同胞也一樣念書一樣受教育，台灣人卻能<text:span text:style-name="T3"><text:s/>"</text:span>教育<text:span text:style-name="T3">" </text:span>成這副德性。<text:span text:style-name="T3"><text:line-break/><text:line-break/></text:span>任何一個哲學家當然都不會討厭思索。但思索就跟藝術創作一樣，很難憑空而來，即便再怎麼幼稚或低能可笑可悲的人事物，都有可能成為一種美好創作或深刻思維的來源；基本上我相信，思索與議論或多或少有助於思想或靈感的深化或產生。<text:span text:style-name="T3"><text:line-break/><text:line-break/></text:span>話雖如此，但我發現，還是有例外，還是有些低智能的口水其實是毫無一絲益處的。當一種低智能形式發展到一種極端不可思議的地步時，你大概也只能驚呼：怎麼可能！怎麼可能會有人有這樣一種難以理解的低智能！<text:span text:style-name="T3"><text:line-break/><text:line-break/></text:span>相對地，我也常覺得，國外或對岸的一些老師們真的是幸福人兒，因為他們的周圍有許多足以和他們從事深刻議論的學生或同事。但在台灣呢，當然應該還是有啦，只是鳳毛麟角，取而代之的是非常普遍的這樣一種不可思議的低智能形式。當然，他們同樣還是可以發展出各種專業，畢竟一切專業其實某種意義上只是一種技術，有著一套足以依循並能充份學習的<text:span text:style-name="T3">SOP</text:span>。但你依舊還是很難想像，怎麼會有人智能低到這麼不可思議的地步：這些人，居然曾經接受過<text:span text:style-name="T3"><text:s/>"</text:span>教育<text:span text:style-name="T3">"</text:span>！！！真的很難想像，究竟是什麼<text:span text:style-name="T3"><text:s/>"</text:span>教育<text:span text:style-name="T3">" </text:span>能夠把一整個島上的人普遍搞成這副德性。每當我對此感到極度不可思議時，腦海裏經常就會浮現伍迪艾倫的<text:span text:style-name="T3"><text:s/>"Annie Hall" </text:span>的其中一幕。請看底下網址的<text:span text:style-name="T3"><text:s/>4</text:span>分<text:span text:style-name="T3">18 </text:span>秒到<text:span text:style-name="T3"><text:s/>4 </text:span>分<text:span text:style-name="T3"><text:s/>35 </text:span>秒。<text:span text:style-name="T3"><text:line-break/><text:line-break/>http://goo.gl/LyKFRK<text:line-break/><text:line-break/></text:span>我的感覺差不多就是那樣<text:span text:style-name="T3"><text:s/>(</text:span>請見<text:span text:style-name="T3">4</text:span>分<text:span text:style-name="T3">34</text:span>秒處<text:span text:style-name="T3">)</text:span>，真是很不可思議，真的很想去撞牆，怎麼會有人笨到如此讓人不可置信的地步。許多時候，我總是忍不住就會望著一些<text:span text:style-name="T3"><text:s/>(</text:span>往往意氣風發、很喜歡<text:span text:style-name="T3"><text:s/>"</text:span>論述<text:span text:style-name="T3">") </text:span>的人們的腦袋，我常納悶，他們的腦殼裏面是否真的有個腦子，或者會不會其實只是機器人？也因此，<text:span text:style-name="T3">"</text:span>它<text:span text:style-name="T3">" </text:span>們其實根本不知道自己在說什麼，但<text:span text:style-name="T3"><text:s/>"</text:span>它<text:span text:style-name="T3">" </text:span>的某種<text:span text:style-name="T3"><text:s/>"</text:span>論述程式<text:span text:style-name="T3">" </text:span>卻讓<text:span text:style-name="T3"><text:s/>"</text:span>它<text:span text:style-name="T3">" </text:span>有能力拼湊出一些乍看艱難但其實毫無意義的句子。<text:span text:style-name="T3"><text:line-break/><text:line-break/>1997</text:span>到<text:span text:style-name="T3">1998</text:span>年，也就是我剛到英國擔任訪問學者的第一年，寫了很多有關<text:span text:style-name="T3"><text:s/>Alan Sokal </text:span>的文章，還特地從劍橋跑到倫敦聽他和<text:span text:style-name="T3"><text:s/>Bruno Latour </text:span>的辯論。那件事很複雜，恐怕得出版一本書才講得清楚。簡單說：<text:span text:style-name="T3"><text:line-break/><text:line-break/>Sokal</text:span>是個物理學與數學教授，他受不了一些所謂<text:span text:style-name="T3"><text:s/>"</text:span>文化研究<text:span text:style-name="T3">" </text:span>學者的胡說八道，於是就故意模仿他們的議論方式，東拼西湊故意亂寫一通，寫了一篇叫做什麼<text:span text:style-name="T3"><text:s/>"</text:span>跨越界限：量子力學的轉換性詮釋<text:span text:style-name="T3">" </text:span>的<text:span text:style-name="T3"><text:s/>"</text:span>論文<text:span text:style-name="T3">"</text:span>，就跟很多台灣學者一樣，套用一大堆很炫但卻十足空洞的學術專有名詞，論述一番，相當搞笑，全然是無厘頭。不可思議的是，這篇表面上有模有樣其實是故意亂寫一通的<text:span text:style-name="T3"><text:s/>"</text:span>論文<text:span text:style-name="T3">"</text:span>，竟然被杜克大學的一本文化研究期刊叫<text:span text:style-name="T3"><text:s/>"Social Text" </text:span>所錄取刊登。刊登之後，<text:span text:style-name="T3">Sokal</text:span>公開此事真相，旋即引起軒然大波，該學術期刊灰頭土臉，引來<text:span text:style-name="T3"><text:s/>"</text:span>偽學術<text:span text:style-name="T3">" </text:span>的爭議。<text:span text:style-name="T3"><text:line-break/><text:line-break/></text:span>我並沒有單純站在哪一方。一開始當然是大快人心，但是，當我聽完<text:span text:style-name="T3"><text:s/>Sokal </text:span>和<text:span text:style-name="T3"><text:s/>Latour </text:span>的辯論後，我其實是覺得<text:span text:style-name="T3">Sokal</text:span>的腦筋似乎比較<text:span text:style-name="T3"><text:s/>"</text:span>簡單<text:span text:style-name="T3">"</text:span>，或者說有點太科學了，科學到讓他似乎沒法理解某種思想形式的重要知識論價值與思想價值。<text:span text:style-name="T3"><text:line-break/><text:line-break/></text:span>後來，我還聽說有兩個美國學生，研發出一套幫你自動寫論文的程式，你只要輸入指令，輸入一些關鍵字，這套軟體就能從龐大的資料庫中，創造出各種漂亮的學術語句或量化分析，幫你創造出一篇篇乍看有模有樣的<text:span text:style-name="T3"><text:s/>"</text:span>論文<text:span text:style-name="T3">"</text:span>。至於這些由機器人寫的論文有沒有獲得採用我忘了。我只是藉這兩個例子想給我所謂的<text:span text:style-name="T3"><text:s/>"</text:span>不可思議的低智能形式<text:span text:style-name="T3">" </text:span>找到一種可供類比與想像的可能性。你看，前者<text:span text:style-name="T3"><text:s/>Sokal </text:span>故意寫出一種很低能的文章，正常人看了理應嚇一跳，天啊，怎麼可能會有人這麼蠢，怎麼可能會有人寫出這麼恐怖低能的文字。可當你知道作者根本就是故意亂寫的時，你的訝異就不見了，因為你知道這原來是故意來亂的。<text:span text:style-name="T3"><text:line-break/><text:line-break/></text:span>另外一種可能性就是電腦的<text:span text:style-name="T3"><text:s/>"</text:span>自動寫論文程式<text:span text:style-name="T3">" </text:span>所產生的<text:span text:style-name="T3"><text:s/>"</text:span>作品<text:span text:style-name="T3">"</text:span>，你看了也是嚇一跳，天啊，怎麼可能！怎麼可能會有人笨到這種地步，竟然寫出這種語無倫次的論文！後來發現，原來是電腦寫的，於是你的訝異也就不見了，畢竟電腦只是依據程式指令從龐大資料庫中亂寫一通，<text:span text:style-name="T3">"</text:span>它<text:span text:style-name="T3">" </text:span>自己根本不知道自己在寫什麼，畢竟它是電腦，電腦再怎麼聰明都沒法自我評價，它沒法跳到<text:span text:style-name="T3"><text:s/>"</text:span>我<text:span text:style-name="T3">" </text:span>的<text:span text:style-name="T3"><text:s/>"</text:span>外面<text:span text:style-name="T3">" </text:span>來看自己，<text:span text:style-name="T3">"</text:span>它<text:span text:style-name="T3">" </text:span>甚至沒有<text:span text:style-name="T3"><text:s/>"</text:span>我<text:span text:style-name="T3">" (self) </text:span>可言。<text:span text:style-name="T3"><text:line-break/><text:line-break/></text:span>最近不是一直在報導電腦打敗世界棋王的新聞嗎？據說棋王已經連三敗。站在電腦這一邊的人很興奮，說什麼電腦勝過人腦。這其實就好像我雖然是心算高手，我小時候在兩分鐘內可以心算十道由十個四位數字相加的題目，而且保證可以拿滿分；但我心算再怎麼快，恐怕都還是快不過你手上的電子計算機，但這並不意味著我的大腦輸給了計算機。當然，這樣一種有關人工智慧的反駁並沒有多大的意義。<text:span text:style-name="T3"><text:line-break/><text:line-break/></text:span>我念碩士那一年，依學校規定，自選題目寫了三篇文章。我發現，我這一生的所謂<text:span text:style-name="T3"><text:s/>"</text:span>思想<text:span text:style-name="T3">"</text:span>，基本上恐怕都不會超越那三篇論文所要回答的題目，其中之一就是有關人工智慧，也就是所謂<text:span text:style-name="T3">Philosophy of Artificial Intelligence</text:span>。<text:span text:style-name="T3"><text:line-break/><text:line-break/></text:span>二十年前，電腦其實就已經打敗棋王，但這意味著電腦會思考嗎？我那文章所要談的就是這樣一個題目。最早提出這個題目的有兩個人，一個是維根斯坦，一個就是<text:span text:style-name="T3"><text:s/>Alan Turing (</text:span>十八年前，我寫過<text:span text:style-name="T3"><text:s/>Turing </text:span>的一篇很短的<text:span text:style-name="T3"><text:s/>"</text:span>傳記<text:span text:style-name="T3">" </text:span>叫做<text:span text:style-name="T3"><text:s/>"</text:span>危險的實驗<text:span text:style-name="T3">")</text:span>。維根斯坦和<text:span text:style-name="T3"><text:s/>Turing </text:span>兩人曾經同時在劍橋都開了一門課叫做<text:span text:style-name="T3"><text:s/>"</text:span>數學的基礎<text:span text:style-name="T3">"</text:span>，在課堂上分別都提到<text:span text:style-name="T3"><text:s/>"</text:span>機器究竟會不會思考<text:span text:style-name="T3">" </text:span>這個問題。我是站在維根斯坦這一邊，我不認為機器會思考；機器再怎麼<text:span text:style-name="T3"><text:s/>"</text:span>聰明<text:span text:style-name="T3">"</text:span>，肯定都不會比我們家的<text:span text:style-name="T3"><text:s/>"</text:span>阿憨<text:span text:style-name="T3">" </text:span>聰明。<text:span text:style-name="T3"><text:line-break/><text:line-break/></text:span>從<text:span text:style-name="T3"><text:s/>Sokal </text:span>的故意亂寫，到那兩個發明<text:span text:style-name="T3"><text:s/>"</text:span>自動寫論文<text:span text:style-name="T3">" </text:span>程式的美國學生，以及最早一代人工智慧<text:span text:style-name="T3"><text:s/>(</text:span>代號深藍<text:span text:style-name="T3">) </text:span>打敗世界棋王，你大概都不會對這些現象感到訝異。讓人非常不可思議的終究還是人腦，竟然會低能到這樣一種不可思議的地步。<text:span text:style-name="T3">"</text:span>低能<text:span text:style-name="T3">" </text:span>或<text:span text:style-name="T3"><text:s/>"</text:span>低智商<text:span text:style-name="T3">" </text:span>本身並不令人驚訝，也不會讓人討厭。令人厭惡的是，明明很低能，但卻趾高氣昂。即便你跟我一樣，很有耐心，願意教導各種程度的學生，但你有可能去教導這樣一種品性低劣而且毫無病識感的蠢材嗎？<text:span text:style-name="T3"><text:line-break/><text:line-break/></text:span>基本上，我並不看重智商，因為我不太相信除了愛因斯坦、維根斯坦、達文西、歌德及莫札特等等極少數人之外，天底下還會有什麼多麼聰明的人。既然是人，智商大概就都落在一個可以想像的範圍內，只有極少數人超脫這個範圍。<text:span text:style-name="T3"><text:line-break/><text:line-break/></text:span>雖說不看重智商，但我倒是常常對自己智能之低，感到一種很無奈的絕望，我知道自己沒法把種種事物想得更清楚了，我對數學之為物的理解就只能是那樣了；我註定屬於千千萬萬芸芸眾生的一份子，彼此所謂高低，差不多就好像有人在五樓，有人在三樓，有人在十八樓，表面上好像有高有低，但你若站在愛因斯坦或維根斯坦的高度看，十八樓和三樓、五樓其實根本沒有什麼差別，就好像你從高山上往下看，所有房屋不過就只是一個小點，根本沒有高低差別可言。<text:span text:style-name="T3"><text:line-break/><text:line-break/></text:span>但很不可思議的是，一個人如果他會寫字，甚至還能寫出一些很長的句子，意味著他至少應該有差不多<text:span text:style-name="T3">60</text:span>以上的智商，這樣的智商理應擁有某種最基本的自我評價能力才對，就好像我雖然不懂電腦程式語言究竟是怎麼寫的，但我至少足夠聰明到可以知道我對此完全無知。我怎麼可能亂寫出一團毫無意義的亂碼，然後卻趾高氣昂地怒罵或嘲笑電腦專家。再比方說，我不懂五線譜，當然更不可能依據某種樂理進行作曲。聽起來簡直就是音樂白痴，這點我承認，但我至少<text:span text:style-name="T3"><text:s/>"</text:span>足夠聰明<text:span text:style-name="T3">" </text:span>到我有能力認識到<text:span text:style-name="T3"><text:s/>"</text:span>我是音樂白痴<text:span text:style-name="T3">" </text:span>這個事實。也因此，我不可能朝著五線譜鬼畫符一通，然後卻意氣風發、很勇猛地嘲弄一個作曲家。如果我真的這樣做了，你一定很驚訝：怎麼可能！怎麼可能會有人低能到這樣一種不可思議的地步！這會是人類嗎？人類有可能會低能到一方面有能力<text:span text:style-name="T3"><text:s/>"</text:span>企圖進行<text:span text:style-name="T3">" </text:span>某種智能活動，但卻完全無法意識到自己的極度低能嗎？<text:span text:style-name="T3"><text:line-break/><text:line-break/></text:span>我若亂寫了一首連自己都不知道怎麼唱的<text:span text:style-name="T3"><text:s/>"</text:span>曲子<text:span text:style-name="T3">"</text:span>，毫無樂理可言，根本與鬼畫符無異，你看了我的<text:span text:style-name="T3"><text:s/>"</text:span>曲譜<text:span text:style-name="T3">"</text:span>，肯定不會訝異，你心裏只會想說：<text:span text:style-name="T3">"</text:span>這個音樂白痴不知道在亂畫什麼<text:span text:style-name="T3">"</text:span>。但假若我對自己的鬼畫符居然很滿意，甚至還跳出來對著音樂家<text:span text:style-name="T3">ggyy</text:span>講一堆不知道在講什麼。你一定會很訝異很不可思議，你心裏一定會想說：<text:span text:style-name="T3">"</text:span>這太離譜了吧，怎麼可能，怎麼可能會有人連這樣一種智能都缺乏的同時，卻還能夠理解什麼是作曲<text:span text:style-name="T3">"</text:span>！<text:span text:style-name="T3"><text:line-break/><text:line-break/></text:span>對此我推測有兩個可能。一個是：這是機器人，它不可能是一個人。第二個可能是，他一定是故意來亂的，因為不可能會有人低能到這種地步卻毫無自覺，毫無病識感。<text:span text:style-name="T3"><text:line-break/><text:line-break/></text:span>如果事實上真的是這兩種可能之一，那其實也就一點都不令人驚訝了。但我得悲觀地告訴各位，事實上絕對不會是這兩種可能性之一。事實上，這個島的<text:span text:style-name="T3"><text:s/>"</text:span>教育<text:span text:style-name="T3">" </text:span>以及從出生到大、日常生活與媒體無孔不入的愚化與洗腦，確實製造出極其普遍的這樣一種<text:span text:style-name="T3"><text:s/>"</text:span>不可思議的低智能形式<text:span text:style-name="T3">"</text:span>；當事人透過某種所謂<text:span text:style-name="T3"><text:s/>"</text:span>教育<text:span text:style-name="T3">"</text:span>，某種宛若程式輸入般的機械化按表操課，<text:span text:style-name="T3">"</text:span>學會<text:span text:style-name="T3">" </text:span>一套毫無意義或無甚意義的說話與<text:span text:style-name="T3"><text:s/>"</text:span>思考<text:span text:style-name="T3">" </text:span>方式或技術，就像演練一種咒語或通關密語那樣，咒語或密語的真實內涵究竟如何，其實無關緊要，重要的是它是一種咒語，藉以表態，藉以攻擊，藉以演練一套<text:span text:style-name="T3">SOP</text:span>，藉以宣示某種信仰，藉以辨識同類與異類等等等。<text:span text:style-name="T3"><text:line-break/><text:line-break/></text:span>再寫下去會沒完沒了，對此不妨參考我那篇弄了一堆注釋、貼不出來的文章，登在一本跟阿扁有關的書籍裏頭，書名我忘了。我那文章標題叫做<text:span text:style-name="T3"><text:s/>"</text:span>政治做為一種語言遊戲：一個非心靈式的理解<text:span text:style-name="T3">"</text:span>。<text:span text:style-name="T3"><text:line-break/><text:line-break/></text:span>聽說有些人工智慧專家信心十足地說，以後機器人不但可以取代許多行業的工作人員，甚至連男女朋友和老公老婆統統都可以取代。而且，不只是充氣娃娃那般下流喔；新一代機器人可是有能力和你談情說愛的，而且非常體貼，非常溫柔。對此我是根本不相信啦。為什麼呢？因為你可以製造成精巧的機器手臂，你可以製造出精密迅速的機器大腦運算，但你難道可以製造出一種看不見也摸不著的機器心靈或機器靈魂？<text:span text:style-name="T3"><text:line-break/><text:line-break/></text:span>心靈很重要，因為它意味著一種深刻的理性與感性。在這個基礎上，一切文明方才取得它之所以有可能存在的可能性。我常懷念異國它鄉的往日時光，不光是因為外在美景與舒適環境，不光是因為種種良善的制度與發展，許多時候其實就只是因為一個字，而這是機器所沒有的：<text:span text:style-name="T3">Mind</text:span>。或者你要把它寫成<text:span text:style-name="T3">Brain </text:span>或寫成<text:span text:style-name="T3">Soul</text:span>也可以，其實都是同義詞。我總以為，生命得在這樣一個東西上，才能愉悅地存活。我們終究不是機器人。<text:span text:style-name="T3"><text:line-break/><text:line-break/></text:span>陳真<text:span text:style-name="T3"><text:line-break/><text:line-break/>p.s.: </text:span>我怕萬一誤會人家，所以根據這位陳思豪所留下的<text:span text:style-name="T3">email</text:span>去查，確有此人，真不好意思，我原以為又是匿名。陳思豪是台北古亭長老教會的牧師。在此做個說明。<text:span text:style-name="T3"><text:line-break/>====================<text:line-break/></text:span>陳思豪<text:span text:style-name="T3"><text:line-break/><text:line-break/>2016.03.12 <text:line-break/><text:line-break/></text:span>想問問陳真，你又是怎麼去確定這些暴民都是綠油油？<text:span text:style-name="T3"><text:line-break/></text:span>而，<text:span text:style-name="T3"><text:line-break/><text:line-break/></text:span>所以，「發自內心的譴責」、「心裡面不太高興」<text:span text:style-name="T3"><text:line-break/></text:span>和「法律的事得交由法律」有衝突是嗎？<text:span text:style-name="T3"><text:line-break/><text:line-break/></text:span>今天，台灣綠油油的暴民仲裁或制裁，讓黃安不得就醫了嗎？<text:span text:style-name="T3"><text:line-break/></text:span>今天，黃安就醫，台灣綠油油的暴民不可以表達情緒嗎？<text:span text:style-name="T3"><text:line-break/></text:span>今天，你陳真寫這文撻伐台灣綠油油的暴民，比較文明嗎？<text:span text:style-name="T3"><text:line-break/><text:line-break/></text:span>想問，<text:span text:style-name="T3"><text:line-break/></text:span>論理有是非對錯；<text:span text:style-name="T3"><text:line-break/></text:span>但感覺有是非對錯嗎？<text:span text:style-name="T3"><text:line-break/><text:line-break/></text:span>陳真，你把感覺當作論理來罵，這樣對嗎？<text:span text:style-name="T3"><text:line-break/><text:line-break/></text:span>在這個它媽卑劣可恥的社會裏，有你這種它媽卑劣可恥的論述<text:span text:style-name="T3"><text:line-break/></text:span>把法律、權利和感覺、情緒混為一談，也真它媽卑劣可恥的悲哀。<text:span text:style-name="T3"><text:line-break/></text:span>還有，請問你是怎麼確定這些對黃安不滿的暴民，都是綠油油？<text:span text:style-name="T3"><text:line-break/></text:span>更好笑的是台灣極右封閉的社會，也是因為綠油油？<text:span text:style-name="T3"><text:line-break/><text:line-break/></text:span>請問，實在是荒唐透了頂。現在都已經是<text:span text:style-name="T3">21</text:span>世紀了，你以為的<text:span text:style-name="T3"><text:line-break/></text:span>對黃安動怒、動情緒，就是宛如中古世紀的思想審判及文革式的<text:span text:style-name="T3"><text:line-break/></text:span>暴民制裁<text:span text:style-name="T3">..........</text:span>？而這極右封閉社會，究竟犯了哪一條法律？</text:p>
      <text:p text:style-name="P1"><text:span text:style-name="T1">王修亮</text:span><text:s/>  |  2016.03.13 00:45   |   <text:a xlink:type="simple" xlink:href="http://palinfo.habago.org/Entry?Command=Information_PrintForum&amp;iPage=278#FORUM34313"><text:span text:style-name="T2">#</text:span></text:a></text:p>
      <text:p text:style-name="P2">陳真也是醫生，陳真也常常罵人。但是陳真決不會說：「不要一邊跟我們說健保沒錢快倒掉了，卻又慷慨的當冤大頭，去補貼這種根本不當祖國一回事、念念心在羞辱祖國的綠油油。」<text:span text:style-name="T3"><text:line-break/><text:line-break/></text:span>會說出「不要一邊跟我們說健保沒錢快倒掉了，卻又慷慨的當冤大頭，去補貼這種根本不當台灣一回事、念念心在祖國的抓耙子。」的醫生，是卑劣可恥的悲哀，因為一則他對法治下的人權毫無概念，二則他對醫病關係之間的信任有巨大的破壞。<text:span text:style-name="T3"><text:line-break/></text:span>醫生的志責即是「救人」，請從紅十字會和無國界醫生來反省吧！若是你的價值位階不在此，至少也可以從「台灣的醫藥治療，只有自費和健保的差異，卻沒有道德標準差異」來反省吧。<text:span text:style-name="T3"><text:line-break/><text:line-break/></text:span>至於感覺，像你我這樣的市井小民放縱自己的感覺來言論，當然只能說我倆沒修養，但是醫師（或政客、教師等）從專業上去進行感覺性的指責，說「抓耙子沒資格接受醫師治療。」，說「按規矩交健保費的公民看病使我心裡不太高興」，或者說「抓耙子沒有權力接受義務教育」，都是罔顧自己專業的人。<text:span text:style-name="T3"><text:line-break/></text:span>國民權利如果可以用感覺來質疑或廢除，法律、法治就不需要存在了，民主當然也就跟著崩壞。大家只憑感覺，完全不顧法律，就可以憑自我感覺用語言、行為來霸凌任何沒有違法的國民、公民。這正是「宛如中古世紀的思想審判及文革式的暴民制裁」。<text:span text:style-name="T3"><text:line-break/><text:line-break/></text:span>像醫師、政客、教師這類負擔群眾責任的人，尤其沒有用感覺做事的權利。把感覺當理論來罵確實是多此一舉。但是當醫師、政客、教師不講道理、法律，只用感覺來批判行動時，那真是該狠狠地罵一頓，好打醒他的笨腦袋<text:span text:style-name="T3">…………</text:span>若真的打不醒，那就是僵硬太久不行了，陳思豪你自己多想想吧！</text:p>
      <text:p text:style-name="P1"><text:span text:style-name="T1">蘇秀慧</text:span><text:s/>  |  2016.03.12 19:51   |   <text:a xlink:type="simple" xlink:href="http://palinfo.habago.org/Entry?Command=Information_PrintForum&amp;iPage=278#FORUM34312"><text:span text:style-name="T2">#</text:span></text:a></text:p>
      <text:p text:style-name="P4">致愛我的情緒<text:span text:style-name="T3"><text:line-break/><text:line-break/></text:span>情緒會傷人，<text:span text:style-name="T3"><text:line-break/></text:span>就像我們被他人的情緒所傷，<text:span text:style-name="T3"><text:line-break/></text:span>又或者我們用情緒去傷害人。<text:span text:style-name="T3"><text:line-break/></text:span>情緒真的沒有對錯，<text:span text:style-name="T3"><text:line-break/></text:span>就像我的快樂卻建立在你的痛苦上。<text:span text:style-name="T3"><text:line-break/></text:span>我只是在表達我的感覺而已。<text:span text:style-name="T3"><text:line-break/><text:line-break/></text:span>我實在很想誠懇地請你檢討一下自己，<text:span text:style-name="T3"><text:line-break/></text:span>為什麼你讓我感覺不爽？？<text:span text:style-name="T3"><text:line-break/></text:span>而且不是只有我不高興，我們，可是有一大群。<text:span text:style-name="T3"><text:line-break/></text:span>不要跟我說發洩還要有什麼前提，拜託拜託，<text:span text:style-name="T3"><text:line-break/></text:span>感覺就是愛怎樣就怎樣，你懂嗎？？<text:span text:style-name="T3"><text:line-break/><text:line-break/></text:span>我討厭你，以至於連感覺你就在我附近，我都好厭惡，<text:span text:style-name="T3"><text:line-break/></text:span>於是我要讓大家知道，你做了讓我不喜歡又憤怒的事，<text:span text:style-name="T3"><text:line-break/></text:span>然後，<text:span text:style-name="T3"><text:line-break/></text:span>如果你能因此離開我的感知範圍，<text:span text:style-name="T3"><text:line-break/></text:span>天阿，你可知道我會是感到多麼開心！覺得多麼欣慰！<text:span text:style-name="T3"><text:line-break/><text:line-break/></text:span>所以，<text:span text:style-name="T3"><text:line-break/></text:span>為了我的愉快，<text:span text:style-name="T3"><text:line-break/></text:span>還有好多人與我一樣的心情<text:span text:style-name="T3"> <text:line-break/></text:span>（不管是綠油油或藍通通的只要是不喜歡你的人就可以），<text:span text:style-name="T3"><text:line-break/></text:span>請你一定要接受我的情緒。<text:span text:style-name="T3"><text:line-break/></text:span>不理解也沒關係，其實我也不在乎，<text:span text:style-name="T3"><text:line-break/></text:span>這本來就不講什麼道理。</text:p>
      <text:p text:style-name="P1"><text:span text:style-name="T1">陳思豪</text:span><text:s/>  |  2016.03.12 10:50   |   <text:a xlink:type="simple" xlink:href="http://palinfo.habago.org/Entry?Command=Information_PrintForum&amp;iPage=278#FORUM34308"><text:span text:style-name="T2">#</text:span></text:a></text:p>
      <text:p text:style-name="P2">想問問陳真，你又是怎麼去確定這些暴民都是綠油油？<text:span text:style-name="T3"><text:line-break/></text:span>而，<text:span text:style-name="T3"><text:line-break/><text:line-break/></text:span>所以，「發自內心的譴責」、「心裡面不太高興」<text:span text:style-name="T3"><text:line-break/></text:span>和「法律的事得交由法律」有衝突是嗎？<text:span text:style-name="T3"><text:line-break/><text:line-break/></text:span>今天，台灣綠油油的暴民仲裁或制裁，讓黃安不得就醫了嗎？<text:span text:style-name="T3"><text:line-break/></text:span>今天，黃安就醫，台灣綠油油的暴民不可以表達情緒嗎？<text:span text:style-name="T3"><text:line-break/></text:span>今天，你陳真寫這文撻伐台灣綠油油的暴民，比較文明嗎？<text:span text:style-name="T3"><text:line-break/><text:line-break/></text:span>想問，<text:span text:style-name="T3"><text:line-break/></text:span>論理有是非對錯；<text:span text:style-name="T3"><text:line-break/></text:span>但感覺有是非對錯嗎？<text:span text:style-name="T3"><text:line-break/><text:line-break/></text:span>陳真，你把感覺當作論理來罵，這樣對嗎？<text:span text:style-name="T3"><text:line-break/><text:line-break/></text:span>在這個它媽卑劣可恥的社會裏，有你這種它媽卑劣可恥的論述<text:span text:style-name="T3"><text:line-break/></text:span>把法律、權利和感覺、情緒混為一談，也真它媽卑劣可恥的悲哀。<text:span text:style-name="T3"><text:line-break/></text:span>還有，請問你是怎麼確定這些對黃安不滿的暴民，都是綠油油？<text:span text:style-name="T3"><text:line-break/></text:span>更好笑的是台灣極右封閉的社會，也是因為綠油油？<text:span text:style-name="T3"><text:line-break/><text:line-break/></text:span>請問，實在是荒唐透了頂。現在都已經是<text:span text:style-name="T3">21</text:span>世紀了，你以為的<text:span text:style-name="T3"><text:line-break/></text:span>對黃安動怒、動情緒，就是宛如中古世紀的思想審判及文革式的<text:span text:style-name="T3"><text:line-break/></text:span>暴民制裁<text:span text:style-name="T3">..........</text:span>？而這極右封閉社會，究竟犯了哪一條法律？</text:p>
      <text:p text:style-name="P1"><text:span text:style-name="T1">俊和</text:span><text:s/>  |  2016.03.12 00:29   |   <text:a xlink:type="simple" xlink:href="http://palinfo.habago.org/Entry?Command=Information_PrintForum&amp;iPage=278#FORUM34307"><text:span text:style-name="T2">#</text:span></text:a></text:p>
      <text:p text:style-name="P4">這個網址讓我記起陳真醫師許多人性悲憫語詞下許多心頭酸楚不禁的淚水<text:span text:style-name="T3">...<text:line-break/><text:line-break/>https://goo.gl/8EiRzY</text:span></text:p>
      <text:p text:style-name="P1"><text:span text:style-name="T1">陳真</text:span><text:s/>  |  2016.03.11 12:39   |   <text:a xlink:type="simple" xlink:href="http://palinfo.habago.org/Entry?Command=Information_PrintForum&amp;iPage=278#FORUM34306"><text:span text:style-name="T2">#</text:span></text:a></text:p>
      <text:p text:style-name="P2">看一個政治人物的好壞，不是看他有沒有前科，而是看他種種言行背後所蘊涵的念頭、盤算與企圖，像底下這位張先生就是一個例子。一個行政院長居然敢公然對一個個人，一個重病病患的就醫行為提出所謂發自<text:span text:style-name="T3"><text:s/>"</text:span>個人內心<text:span text:style-name="T3">" </text:span>的譴責。你說台灣是一個什麼樣病態的社會。你想，這樣一個所謂行政院長，做出這樣一種荒唐行為，他是想取悅誰？一個會為了討好群眾而做出如此違反基本分寸的政治人物，會是一個良好的、忠於職守的、可靠的、可信任的政治人物嗎？還是一個很可能看風向說話、伺機便宜行事的政客？<text:span text:style-name="T3"><text:line-break/><text:line-break/></text:span>黃安究竟犯了哪一條法律？必須接受全體社會公審？就算一個罪大惡極的歹徒，當他生病去就醫，也純粹天經地義，旁人能說什麼？難道這位沐猴而冠的張院長也要天天因此<text:span text:style-name="T3"><text:s/>"</text:span>心裏不高興<text:span text:style-name="T3">"</text:span>？難道從今以後，在這個它媽卑劣可恥的社會裏，當我們行使權利或生病就醫時，得先捫心自問一下自己的道德狀況以及思想忠貞程度，以免讓張院長不開心？以免讓施醫師不高興？以免讓千千萬萬綠油油的暴民們不爽而群起撻伐？<text:span text:style-name="T3"><text:line-break/><text:line-break/></text:span>有人常以為我有正義感，事實上我沒有。我只有一些最基本的、做為一個人應該有的正常反應。我要是有一點點像台灣人那樣一種氾濫成災、動輒喜歡集體公審的<text:span text:style-name="T3"><text:s/>"</text:span>正義感<text:span text:style-name="T3">"</text:span>，我跟你說，以我三十幾年來的無數人脈、經歷、見聞乃至證據，我若要一一如實道來，無數的醫生、教授恐怕得去坐牢，無數美侖美奐、鎂光閃爍的檯面人物們得身敗名裂。<text:span text:style-name="T3"><text:line-break/><text:line-break/></text:span>我之所以不會行使那樣一種<text:span text:style-name="T3"><text:s/>"</text:span>正義感<text:span text:style-name="T3">"</text:span>，是因為我知道，法律的事得交由法律，而不是交由暴民仲裁或制裁。至於道德的事，私人的部份，外人無權置喙，公德的部份，則可公評。但再怎麼評，都不應該以此做為一種衡量一個人能否擁有權利與尊嚴的依據。<text:span text:style-name="T3"><text:line-break/><text:line-break/></text:span>難道以後法院或醫院或每一個政府部門都得塑立個思想檢查與道德查驗的關卡，凡是顏色不對、思想不端的人，都應排除或縮減其應有的權益，並可任意傷害其名譽與基本尊嚴。<text:span text:style-name="T3"><text:line-break/><text:line-break/></text:span>實在是荒唐透了頂。現在都已經是<text:span text:style-name="T3">21</text:span>世紀了，而這個綠油油的極右封閉社會居然還四處瀰漫著這樣一種宛如中古世紀的思想審判及文革式的暴民制裁。<text:span text:style-name="T3"><text:line-break/><text:line-break/></text:span>陳真<text:span text:style-name="T3"><text:line-break/>P.S.: </text:span>這文寄給張善政先生。<text:span text:style-name="T3"><text:line-break/>===================<text:line-break/></text:span>黃安回台就醫<text:span text:style-name="T3"><text:s/></text:span>張善政：心裡面不太高興<text:span text:style-name="T3"><text:line-break/><text:line-break/></text:span>新頭殼<text:span text:style-name="T3"><text:s/>– 2016</text:span>年<text:span text:style-name="T3">3</text:span>月<text:span text:style-name="T3">11</text:span>日<text:span text:style-name="T3"><text:line-break/><text:line-break/></text:span>符芳碩<text:span text:style-name="T3">/</text:span>台北報導<text:span text:style-name="T3"><text:line-break/><text:line-break/></text:span>在中國自稱「台獨剋星」的藝人黃安日前返台就醫，引發外界關注，對此，行政院長張善政<text:span text:style-name="T3">11</text:span>日受訪表示，「心裡面是不太高興」，媒體問他原因，張揆說，「他先前的所作所為大家都看到了啊」！</text:p>
      <text:p text:style-name="P1"><text:span text:style-name="T1">張天麟</text:span><text:s/>  |  2016.03.11 12:02   |   <text:a xlink:type="simple" xlink:href="http://palinfo.habago.org/Entry?Command=Information_PrintForum&amp;iPage=278#FORUM34305"><text:span text:style-name="T2">#</text:span></text:a></text:p>
      <text:p text:style-name="P4">陳真前輩您好<text:span text:style-name="T3">,<text:line-break/><text:line-break/></text:span>默默的在這裡與文思革看您的文章<text:span text:style-name="T3">, </text:span>很少在這裡留言<text:span text:style-name="T3">. </text:span>因為唯恐超譯了您的思想<text:span text:style-name="T3">, </text:span>越俎代庖的歸類了您<text:span text:style-name="T3">. </text:span>但是今天看完您講黃安的文章<text:span text:style-name="T3">, </text:span>突然有種想大哭一場的衝動<text:span text:style-name="T3">.<text:line-break/><text:line-break/></text:span>難道因為立場不同<text:span text:style-name="T3">, </text:span>做為人的權利就可以這樣被理所當然地剝奪嗎<text:span text:style-name="T3">? </text:span>即便一直以來我的思考方式不太被國界所限制<text:span text:style-name="T3">, </text:span>但感覺到這塊生長的土地對自己價值觀的壓迫<text:span text:style-name="T3">, </text:span>著實令人感到悲憤又無奈<text:span text:style-name="T3">...</text:span></text:p>
      <text:p text:style-name="P1"><text:span text:style-name="T1">陳真</text:span><text:s/>  |  2016.03.11 11:10   |   <text:a xlink:type="simple" xlink:href="http://palinfo.habago.org/Entry?Command=Information_PrintForum&amp;iPage=278#FORUM34304"><text:span text:style-name="T2">#</text:span></text:a></text:p>
      <text:p text:style-name="P2">施醫師又寫信來，如下：<text:span text:style-name="T3"><text:line-break/><text:line-break/>"</text:span>你有表達的意見的權利，但是如果扭曲我的話就不大好了。敬祝日安哦。<text:span text:style-name="T3">"<text:line-break/><text:line-break/></text:span>我給他回了信如下：<text:span text:style-name="T3"><text:line-break/><text:line-break/></text:span>我對你的批評全貼在此：<text:span text:style-name="T3">http://palinfo.habago.org/static_archives/guestbook/ <text:line-break/><text:line-break/></text:span>如果你認為我扭曲了你的話，可否請你告訴我，我扭曲了哪一點？<text:span text:style-name="T3"><text:line-break/><text:line-break/></text:span>底下是我看到的一些有關你的新聞報導以及你的原始發言全文。<text:span text:style-name="T3"><text:line-break/><text:line-break/></text:span>你的原始發言全文是這麼寫的：<text:span text:style-name="T3"><text:line-break/><text:line-break/>---------------------------------<text:line-break/></text:span>殘害台灣人不遺餘力的抓耙子，碰到病魔，<text:span text:style-name="T3"><text:line-break/></text:span>馬上回來享受台灣免費的<text:span text:style-name="T3">"</text:span>全球健保<text:span text:style-name="T3">"</text:span>。<text:span text:style-name="T3"><text:line-break/></text:span>他在中國就醫的部份，一天還可申請<text:span text:style-name="T3">8114</text:span>多元實支實付的健保核銷。<text:span text:style-name="T3"><text:line-break/></text:span>抓耙子是對台灣政府有多大的貢獻<text:span text:style-name="T3">? </text:span>可以享受廣大的納稅人民的提供的福利。<text:span text:style-name="T3"><text:line-break/></text:span>健保署一方面對自己的醫界苛刻，一方面對這些人無微不至的照顧，<text:span text:style-name="T3"><text:line-break/></text:span>這就是政府所謂的公平正義<text:span text:style-name="T3">? </text:span>照顧弱勢<text:span text:style-name="T3">?<text:line-break/></text:span>台灣偏鄉的弱勢誰照顧了<text:span text:style-name="T3">? </text:span>在雲林分院當主任時，碰到病人付不出小孩轉送台北的救護車錢，我包了一萬元給病人。<text:span text:style-name="T3"><text:line-break/></text:span>立委們，妳們怎麼不去照顧偏鄉付不出錢的弱勢<text:span text:style-name="T3">??<text:line-break/></text:span>新政府上台了，要檢討這些爛帳了，像檢討婦聯會不明不白的勞軍捐一樣。<text:span text:style-name="T3"><text:line-break/></text:span>不要一邊跟我們說健保沒錢快倒掉了，卻又慷慨的當冤大頭，去補貼這種根本不當台灣一回事、念念心在祖國的抓耙子。<text:span text:style-name="T3"><text:line-break/></text:span>醒醒吧，政府官員。<text:span text:style-name="T3"><text:line-break/>----------------------------<text:line-break/><text:line-break/></text:span>我想請問你，我就是你說的心懷祖國的人，請問我有沒有資格使用健保？同時我也要請問，黃安究竟哪裏<text:span text:style-name="T3"><text:s/>"</text:span>殘害台灣人不遺餘力<text:span text:style-name="T3">?" </text:span>我倒是認為像你這樣的行為才是真正在殘害一種基本文明與價值。我更要請問你，我不能心懷祖國嗎？我心懷祖國就該受到眾人的糟蹋與公審、甚至得因此剝奪基本權利嗎？<text:span text:style-name="T3"><text:line-break/><text:line-break/></text:span>一個人如果事後認為自己講錯話了，那就請更正說法無妨，或是請指明我或媒體究竟哪一點扭曲了你？<text:span text:style-name="T3"><text:line-break/><text:line-break/></text:span>陳真<text:span text:style-name="T3"><text:line-break/><text:line-break/>======================<text:line-break/><text:line-break/></text:span>黃安回台用健保<text:span text:style-name="T3"><text:s/></text:span>台大醫生痛批：不該補貼心在祖國的抓耙子<text:span text:style-name="T3"><text:line-break/><text:line-break/></text:span>中央社<text:span text:style-name="T3"><text:s/>2016</text:span>年<text:span text:style-name="T3">03</text:span>月<text:span text:style-name="T3">10</text:span>日<text:span text:style-name="T3"><text:line-break/><text:line-break/></text:span>藝人黃安回台就醫引發討論，台大醫院婦產部主治醫師施景中今天說，健保制度讓回台就醫者享台灣免費全球健保，忽略弱勢。<text:span text:style-name="T3"><text:line-break/><text:line-break/></text:span>黃安日前傳出突發心肌梗塞，凌晨搭醫療專機返台，再搭救護車到振興醫院急診室入口。部分台灣民眾激憤，回台就醫，引起不少「浪費健保」、「回台享受資源」聲浪。<text:span text:style-name="T3"><text:line-break/><text:line-break/></text:span>施景中上午在社群網站臉書貼文表示，「殘害台灣人不遺餘力的抓耙子，碰到病魔，馬上回來享受台灣免費的『全球健保』。他在中國就醫的部分，一天還可申請新台幣<text:span text:style-name="T3">7000</text:span>多元實支實付的健保核銷」。他說，衛生福利部中央健康保險署一方面對醫界苛刻，一方面對這些人無微不至照顧，這就是政府的公平正義？照顧弱勢？怎麼不照顧偏鄉付不出錢的弱勢？<text:span text:style-name="T3"><text:line-break/></text:span>施景中說，新政府上台了，要檢討這些爛帳，像檢討婦聯會不明不白的勞軍捐一樣。不要一邊跟說健保沒錢快倒掉了，卻又慷慨的當冤大頭，去補貼這種根本不當台灣一回事、念念心在祖國的抓耙子。<text:span text:style-name="T3"><text:line-break/><text:line-break/>========================<text:line-break/><text:line-break/></text:span>施景中轟黃安：殘害台人抓耙子，碰病魔回來享免費健保<text:span text:style-name="T3"><text:line-break/><text:line-break/></text:span>網搜小組／綜合報導<text:span text:style-name="T3"><text:line-break/><text:line-break/></text:span>資深藝人黃安因心肌梗塞返台治療，在<text:span text:style-name="T3">10</text:span>日凌晨<text:span text:style-name="T3">1</text:span>點多搭醫療專機抵達松山機場，隨後搭上救護車趕赴振興醫院醫治。對此，台大婦產科醫師施景中上午在臉書<text:span text:style-name="T3">PO</text:span>文痛批，「殘害台灣人不遺餘力的抓耙子，碰到病魔馬上回來享受台灣免費的『全球健保』。」<text:span text:style-name="T3"><text:line-break/><text:line-break/></text:span>「抓耙子是對台灣政府有多大的貢獻？可以享受廣大的納稅人民的提供的福利。」施景中直言，光是黃安在大陸就醫部分，一天還可申請<text:span text:style-name="T3">7000</text:span>多元健保核銷，話鋒一轉，他大罵健保署對醫界苛刻，但對這些人的照顧卻無微不至，「這就是政府所謂的公平正義？照顧弱勢？」<text:span text:style-name="T3"><text:line-break/><text:line-break/></text:span>最後，施景中也呼籲即將上台的新政府，務必要檢討這些爛帳，不要一邊喊健保沒錢快倒掉，結果又慷慨的當冤大頭，「去補貼這種根本不當台灣一回事、念念心在祖國的抓耙子。」<text:span text:style-name="T3"><text:line-break/><text:line-break/>===================<text:line-break/></text:span>施景中醫師臉書留言：<text:span text:style-name="T3"><text:line-break/><text:line-break/></text:span>殘害台灣人不遺餘力的抓耙子，碰到病魔，<text:span text:style-name="T3"><text:line-break/></text:span>馬上回來享受台灣免費的<text:span text:style-name="T3">"</text:span>全球健保<text:span text:style-name="T3">"</text:span>。<text:span text:style-name="T3"><text:line-break/></text:span>他在中國就醫的部份，一天還可申請<text:span text:style-name="T3">8114</text:span>多元實支實付的健保核銷。<text:span text:style-name="T3"><text:line-break/></text:span>抓耙子是對台灣政府有多大的貢獻<text:span text:style-name="T3">? </text:span>可以享受廣大的納稅人民的提供的福利。<text:span text:style-name="T3"><text:line-break/></text:span>健保署一方面對自己的醫界苛刻，一方面對這些人無微不至的照顧，<text:span text:style-name="T3"><text:line-break/></text:span>這就是政府所謂的公平正義<text:span text:style-name="T3">? </text:span>照顧弱勢<text:span text:style-name="T3">?<text:line-break/></text:span>台灣偏鄉的弱勢誰照顧了<text:span text:style-name="T3">? </text:span>在雲林分院當主任時，碰到病人付不出小孩轉送台北的救護車錢，我包了一萬元給病人。<text:span text:style-name="T3"><text:line-break/></text:span>立委們，妳們怎麼不去照顧偏鄉付不出錢的弱勢<text:span text:style-name="T3">??<text:line-break/></text:span>新政府上台了，要檢討這些爛帳了，像檢討婦聯會不明不白的勞軍捐一樣。<text:span text:style-name="T3"><text:line-break/></text:span>不要一邊跟我們說健保沒錢快倒掉了，卻又慷慨的當冤大頭，去補貼這種根本不當台灣一回事、念念心在祖國的抓耙子。<text:span text:style-name="T3"><text:line-break/></text:span>醒醒吧，政府官員。</text:p>
      <text:p text:style-name="P3"/>
      <text:p text:style-name="P1"><text:span text:style-name="T1">陳真</text:span><text:s/>  |  2016.03.11 10:24   |   <text:a xlink:type="simple" xlink:href="http://palinfo.habago.org/Entry?Command=Information_PrintForum&amp;iPage=279#FORUM34303"><text:span text:style-name="T2">#</text:span></text:a></text:p>
      <text:p text:style-name="P2">我在日本、歐洲等許多國家，經常注意到這樣一種現象：<text:span text:style-name="T3"><text:line-break/><text:line-break/></text:span>一些外觀看起來像小混混乃至地痞流氓那樣的人在街上開車。若是在台灣，特別是在台南，你大概可以預期他將通行無阻，可以逆向可以蛇行，可以左彎可以右拐，隨他高興，至於紅綠燈，只是一種裝飾品，對他絕不會有任何約束力。然後呢，我們一般人只好一切讓他優先，閃遠一點比較安全，萬一擋了路，恐怕馬上對你來一頓毒打。<text:span text:style-name="T3"><text:line-break/><text:line-break/></text:span>但我在國外觀察到的現象卻是，哪怕你是黑幫老大，在種種公共秩序與規範之前，照樣得乖乖地照規矩來。這是因為他們怕警察開單嗎？當然不是。老實說，我在英國開車十年，印象中從未見過一個交通警察。既然沒有警察，那麼，刺龍綉鳳的老大們是在怕什麼呢？怕一種眾人的眼光。<text:span text:style-name="T3"><text:line-break/><text:line-break/></text:span>其它國家我沒把握多說什麼，但在英國那麼多年，我的觀察基本上應該沒錯。在英國，任何人在一種公共領域的情境下，當他違反或破壞了基本文明所賴以形成的種種秩序時，眾人不以為然的眼光會立即對他形成一種巨大的制約乃至制裁的道德壓力，根本不需要警察出面來開單。<text:span text:style-name="T3"><text:line-break/><text:line-break/></text:span>你知道，英國很多路口是根本沒有紅綠燈的，就只是在地上畫個圈，大家維持一個基本原則就是左邊讓右邊，交通竟然就這樣通暢無阻了。要是在台灣，你也把紅綠燈取消，在每個路口地上畫個圈試試，看看交通將會亂成什麼樣子。<text:span text:style-name="T3"><text:line-break/><text:line-break/></text:span>在台灣，從來都是小車讓大車，大車讓卡車，行人讓所有車；要是有人開坦克車出門，那麼道路就是他的了，他要怎麼開都行。但在英國卻不是這樣。我曾見過一個英國阿婆當街攔下一輛大卡車，痛罵了足足有一兩分鐘才放行，就只因為那卡車並沒有在她<text:span text:style-name="T3"><text:s/>"</text:span>完全<text:span text:style-name="T3">" </text:span>脫離馬路時便打算起動<text:span text:style-name="T3">(</text:span>只是打算而已，根本還沒行進<text:span text:style-name="T3">)</text:span>；其實就只是差了一兩步，阿婆就能完全走上人行道了，但她還是很不爽，回頭攔下卡車司機，教訓他為什麼要這樣做，卡車司機再三道歉。你能想像台灣或大陸會有這樣的情景出現嗎？膽子大的不妨試試，但我猜你八成會被打到送醫院。<text:span text:style-name="T3"><text:line-break/><text:line-break/></text:span>我要說的是，你不要以為文明社會或理想家園將會憑空由天而降。這一切都得透過眾人的力量，你不可能總是期待別人為你爭取美好的社會。你也不要以為這一切與你無關。若與你無關，難道就與我有關？<text:span text:style-name="T3"><text:line-break/><text:line-break/></text:span>只要社會成員具有一種應有的病識感，進而實踐之，那麼，就算再怎麼恐怖腐爛的社會也都不足懼，因為不管步伐多麼緩慢，社會遲早還是會持續向著一個比較好的方向走去，走得快走得慢不是重點，重點是到底有沒有往前走，還是一直在拼命往後退。<text:span text:style-name="T3"><text:line-break/><text:line-break/></text:span>最可怕的是：完全沒有病識感，甚至自以為這樣一直往後迅速倒退的社會很自由很爽。那就真的沒救了。而台灣恰恰就是這樣一種社會，荒唐惡行卻反而成為眾人歡欣鼓噪熱烈推崇甚至從中產生興奮快感的對象。<text:span text:style-name="T3"><text:line-break/><text:line-break/></text:span>我實在很不想再講那些連三歲小孩也該懂的一些有關比方說自由的原理。那些東西，各位真的會一直都聽不懂嗎？你會不懂自由之所以可能成立的前提？前提是：你必須給自由設個範圍，設個界限；就如西洋諺語所說，<text:span text:style-name="T3">"</text:span>你可以自由揮舞拳頭，但你絕不能碰到我的鼻子<text:span text:style-name="T3">"</text:span>。<text:span text:style-name="T3"><text:line-break/><text:line-break/></text:span>一個社會，要是怎麼做都行，只要拳頭夠大、人數夠多，便可為所欲為，自由還有可能存在嗎？任何人假若看你的言行不爽，便能對你為所欲為，那麼還會有不一樣的聲音與思想嗎？你還有自由可言嗎？你還敢不服從主流、不服從權勢、不服從拳頭比你大的人嗎？<text:span text:style-name="T3"><text:line-break/><text:line-break/></text:span>台灣人很喜歡學人家西方人講各種進步語言，講各種漂亮話，但從來都只是拿它來裝飾用、鬥爭用、耍嘴皮用、表態用、自我陶醉用、謀取私利用，就像這位施景中醫師，竟然還自我滿意度很高地在講什麼自由。可是，要是大家都有像他那樣的一種任意公審他人基本權利的<text:span text:style-name="T3"><text:s/>"</text:span>自由<text:span text:style-name="T3">"</text:span>，到最後還會有自由嗎？當然有。將會只剩權勢者或主流一方或拳頭大的人有自由，弱勢或少數一方則只能任人宰割。所謂暴民社會或法西斯社會便是如此，自由與權利成為一種戰利品，必須先經過資格審查，<text:span text:style-name="T3">"</text:span>我方成員<text:span text:style-name="T3">" </text:span>才有資格享有，只要人多勢眾便可為所欲為；至於弱勢或少數一方則只能任人糟蹋。<text:span text:style-name="T3"><text:line-break/><text:line-break/></text:span>難道你們念小學時老師沒跟你教這些？難道老師沒跟你們說起自由的前提要件？要是醫生都有像這位施景中醫師所認定的那樣一種<text:span text:style-name="T3"><text:s/>"</text:span>自由<text:span text:style-name="T3">"</text:span>，可以自由公審病人的思想忠貞與道德表現，從而決定要不要給他應有的醫療服務，那麼，你會認為這是一種美好理想社會的型態嗎？<text:span text:style-name="T3"><text:line-break/><text:line-break/></text:span>三十多年前，當我年少，我講這些；三十多年後，垂垂老去，但我卻還是只能講這些。</text:p>
      <text:p text:style-name="P1"><text:span text:style-name="T1">陳真</text:span><text:s/>  |  2016.03.11 08:59   |   <text:a xlink:type="simple" xlink:href="http://palinfo.habago.org/Entry?Command=Information_PrintForum&amp;iPage=279#FORUM34302"><text:span text:style-name="T2">#</text:span></text:a></text:p>
      <text:p text:style-name="P4">這位施景中醫師昨天回信來，寫著這樣幾句話：<text:span text:style-name="T3"><text:line-break/><text:line-break/>"</text:span>謝謝您的指教。您有表達您意見的權利和自由，這真是很好的現象。敬祝<text:span text:style-name="T3"><text:s/></text:span>日安。<text:span text:style-name="T3">"<text:line-break/><text:line-break/></text:span>我剛給他回了信如下：<text:span text:style-name="T3"><text:line-break/><text:line-break/></text:span>施醫師，你我當然有表達意見的自由，但任何人都沒有公然對他人進行人身公審的自由，甚至公審的內容竟然是針對對方的基本權利，而且是在對方重病之時竟公然為之，毫無分寸地大扣帽子；只有暴民才會幹這種事，只有極其野蠻的法西斯社會才會容忍這樣的事存在，只有徹底瘋狂的病態社會才會甚至鼓舞這樣一種行為。<text:span text:style-name="T3"><text:line-break/><text:line-break/></text:span>更重要的是，請你別忘了你是個醫生，難道每個病人來到你面前，你會對他進行這樣一種思想忠貞的檢查，來判斷你是否給予對方應有的醫療。<text:span text:style-name="T3"><text:line-break/><text:line-break/></text:span>你真的聽不懂我在說什麼嗎？我對你並無惡意，因為我根本不知道你是誰，希望你別介意這樣一種指責；之所以批評你的言行，只是因其荒腔走板且為害甚巨。我們就算不曾身處較為理想的文明社會，也該對它保有一點最基本的、僅存的素養、尊重乃至渴望。<text:span text:style-name="T3"><text:line-break/><text:line-break/></text:span>就如同我絕對有辦法對你如法炮製，難道我可以因為你的言行之惡劣而對你提出類似這樣的社會公審：<text:span text:style-name="T3">"</text:span>殘害病人不遺餘力的醫界敗類，憑什麼繼續領納稅人的血汗錢<text:span text:style-name="T3">?</text:span>應該即刻停止支薪才對<text:span text:style-name="T3">" </text:span>我若也學你這樣做，難道你會認為好棒，難道你會認為這是一種表達意見的自由？<text:span text:style-name="T3"><text:line-break/><text:line-break/></text:span>陳真</text:p>
      <text:p text:style-name="P1"><text:span text:style-name="T1">陳真</text:span><text:s/>  |  2016.03.10 20:34   |   <text:a xlink:type="simple" xlink:href="http://palinfo.habago.org/Entry?Command=Information_PrintForum&amp;iPage=279#FORUM34301"><text:span text:style-name="T2">#</text:span></text:a></text:p>
      <text:p text:style-name="P2">所謂寧可得罪君子，切莫得罪小人。有些人與事，我敢批評，因為我相信對方終究還相信一點善，終究還是個君子，只是也許腦袋有點進水而已。但是，那些我所確信是小人的，我真的不敢不敬；你光是思想不夠綠不夠正確都已經飽藏禍患臨身了，哪還敢對意氣風發的小人們不敬。<text:span text:style-name="T3"><text:line-break/><text:line-break/></text:span>各位可能看得有點一頭霧水，不知道我在說什麼，但我也只能說這樣，沒敢說得更精確了。這個病態社會，長年以來，捧出一些人渣等級的垃圾，造神，畫光環，抬舉其一言一行。若要說得更仔細一些，比方說一些年輕的或中年的所謂理想家，所謂社運人士，所謂作家，所謂名<text:span text:style-name="T3">xx</text:span>或親<text:span text:style-name="T3">x</text:span>的<text:span text:style-name="T3">xx</text:span>等等等便是。<text:span text:style-name="T3"><text:line-break/><text:line-break/></text:span>講這些實在很窩囊。在過去，站在我們的對立面的就是國家，就是一個大獨裁者，一個王朝，就是殺人關人刑求人威脅傷害你的家人非常在行的一些恐怖情治單位；在這樣一種對立中，猶如交戰雙方，你還是有尊嚴的，雙方對等的，具有某種道德意義的。<text:span text:style-name="T3"><text:line-break/><text:line-break/></text:span>但這二十幾年來，卻完全不是這樣。任何一個就像那些理想家社運家作家或是各行各界的什麼名<text:span text:style-name="T3">xx</text:span>等等等一堆沒出息但卻非常邪門、人格非常扭曲陰暗但卻光鮮亮麗滿口漂亮理想滿口正確語言的小癟三們，都能意氣風發地站到你的對立面來。<text:span text:style-name="T3"><text:line-break/><text:line-break/></text:span>這樣講有點不太對，事實上應該這樣說，你其實根本沒資格跟這些人站在對立面，因為整個社會全是這群人渣的舞台，鎂光為其閃爍，群眾為其喝采，人們競逐於政治正確的風光大道，爭相表態。<text:span text:style-name="T3"><text:line-break/><text:line-break/></text:span>即便你對所謂公眾事務沒興趣，也可別以為我講這些與你無關。我不是說了嗎？巴勒網就像個婚友介紹所，所有這一切有關公眾事物的評價與鑑賞，其實就是有關人與人，有關婚友聯誼，有關生意買賣，有關一切送往迎來。就像沈從文墓碑上刻的那兩句話：<text:span text:style-name="T3">“</text:span>照我思索能理解我，照我思索可認識人<text:span text:style-name="T3">“</text:span>。是不是理解我當然一點都不重要，但你難道不想學習如何認識人？結婚交友做生意等等等，總會需要某一種適當的眼光，某一種鑑賞能力吧。<text:span text:style-name="T3"><text:line-break/><text:line-break/></text:span>你也許沒法直接改變世界，但你看待世界的的眼光很重要，因為你怎麼看世界，事實上也將決定世界的模樣。如果一整個社會的成員連最基本的善惡美醜都理解得一塌糊塗，醜八怪看成美天仙，人渣惡棍看成英雌好漢，仁人義士卻打成過街老鼠，你想，這個社會將會是何等模樣，還會有多少人敢於堅持美善，敢於逆向行駛？<text:span text:style-name="T3"><text:line-break/><text:line-break/></text:span>當你來到西方社會，你也許會訝異於他們的許多日常行為所表現出來的所謂<text:span text:style-name="T3"><text:s/>“</text:span>公眾的善<text:span text:style-name="T3">“</text:span>，難道是因為西方人智商真的比較高，道德素質比較好？也許那不是因為個人層面的優劣與否，而是因為他們在那最基本的看待人事物的鑑賞眼光上並沒有如同我們這般的扭曲，被媒體與政客及各種騙子所徹底地洗腦與扭曲。</text:p>
      <text:p text:style-name="P1"><text:span text:style-name="T1">黃明華</text:span><text:s/>  |  2016.03.10 18:56   |   <text:a xlink:type="simple" xlink:href="http://palinfo.habago.org/Entry?Command=Information_PrintForum&amp;iPage=279#FORUM34300"><text:span text:style-name="T2">#</text:span></text:a></text:p>
      <text:p text:style-name="P5"><text:span text:style-name="T1">看到這幾則新聞</text:span><text:s/>,<text:span text:style-name="T1">感覺在台灣一個藝人的文化水平跟修養以及對人權民主自由的理解</text:span><text:line-break/><text:span text:style-name="T1">真是比一大堆所謂『知名醫師律師名嘴社運團體』要好過幾千幾百倍</text:span><text:line-break/><text:line-break/><text:span text:style-name="T1">黃安返台用健保開刀　吳宗憲：里有殯不巷歌</text:span><text:line-break/>http://star.ettoday.net/news/660512<text:line-break/><text:span text:style-name="T1">黃安包機回台治療網友譙翻　洪浩雲「祝福」被推爆</text:span><text:line-break/>http://www.ettoday.net/news/20160310/660447.htm<text:line-break/><text:span text:style-name="T1">施景中轟黃安：殘害台人抓耙子，碰病魔回來享免費健保</text:span><text:line-break/>http://www.ettoday.net/news/20160310/660368.htm<text:line-break/><text:span text:style-name="T1">黃安返台就醫用健保　楊志良稱無關政治立場：有繳錢就可用</text:span><text:line-break/>http://www.ettoday.net/news/20160310/660431.htm</text:p>
      <text:p text:style-name="P1"><text:span text:style-name="T1">陳真</text:span><text:s/>  |  2016.03.10 11:56   |   <text:a xlink:type="simple" xlink:href="http://palinfo.habago.org/Entry?Command=Information_PrintForum&amp;iPage=279#FORUM34298"><text:span text:style-name="T2">#</text:span></text:a></text:p>
      <text:p text:style-name="P2">黃安的行為，在道德意義上固然稱不上什麼英雄好漢，他應該檢舉的不是與政治無多大關係的藝人，而是那些遍佈綠營、說一套做一套、整天鼓吹族群仇恨藉以謀取私利、嘴巴喊反中喊台獨，但卻私下勤走兩岸大搞政商關係、大賺人民幣的政客及其一大票同路人。<text:span text:style-name="T3"><text:line-break/><text:line-break/></text:span>黃安的行為，在道德意義上，固然不足取，但比起像這位施醫生這樣一種一窩蜂打落水狗的行徑，卻要高尚許多。<text:span text:style-name="T3"><text:line-break/><text:line-break/></text:span>至於黃安，哪一點稱得上如施醫生所指控的什麼<text:span text:style-name="T3"><text:s/>"</text:span>殘害台灣人不遺餘力的抓耙子<text:span text:style-name="T3">"</text:span>？假若黃安是<text:span text:style-name="T3"><text:s/>"</text:span>反統剋星<text:span text:style-name="T3">"</text:span>，他恐怕就會被捧成台灣英雄、台灣之光。<text:span text:style-name="T3">x</text:span>它媽的天底下有這種道理？這像個文明社會嗎？你可以反統，別人不能反獨？一反台獨就是<text:span text:style-name="T3"><text:s/>"</text:span>殘害台灣人<text:span text:style-name="T3">"</text:span>？媽的實在可恥透了頂。<text:span text:style-name="T3"><text:line-break/><text:line-break/></text:span>這樣一種誅心式的法西斯攻擊更不應該出自一個醫生的嘴裡，因為病人就是病人，藍的是病人，綠的也是病人，都是一條命，更不應該在一個人重病垂危之際，竟然去對一個個人做這樣一種惡毒的攻擊。<text:span text:style-name="T3"><text:line-break/><text:line-break/></text:span>二十幾年來，在這島上，對於綠營稍有不敬，便會立即招來無數的攻擊抹黑羞辱造謠與迫害，無日無之，全然瘋狂地為所欲為，這樣一種強欺弱、眾暴寡的法西斯心態，誰成為主流誰便一窩蜂囂張行事的行徑，才是真正可恥，半個多世紀來卻始終是台灣的一個基本現象，甚至不斷變本加厲。<text:span text:style-name="T3"><text:line-break/><text:line-break/></text:span>再說，一個人如果他有權利使用某種資源，例如健保，那他就是有權利使用，而不應該因為權利的行使而受到任何人身攻擊或羞辱；即便是一個十惡不赦的歹徒，若他理當有權如何，便當如何，旁人憑什麼羞辱。黃安做為一個病人，為什麼居然必須受到社會公審？<text:span text:style-name="T3"><text:line-break/><text:line-break/></text:span>依施醫師的意思是，一個人，必須道德沒有暇疵，而且更重要的是，必須忠於某個黨，忠於某種政治意識形態，然後他才有資格行使他在這島上的基本權益。這是什麼樣的一種野蠻社會？如果這種攻擊合理，那麼，依我的道德感來說，我覺得像施醫師這樣的一種居然向政府告狀、企圖剝奪病人合法行使權利的<text:span text:style-name="T3"><text:s/>"</text:span>殘害病人的抓耙子<text:span text:style-name="T3">"</text:span>，是不是也沒有資格使用健保，沒有資格行使其在台權益？<text:span text:style-name="T3"><text:line-break/><text:line-break/></text:span>台灣這個社會，真是墮落醜陋瘋狂到讓人很痛苦很厭惡的地步。<text:span text:style-name="T3"><text:line-break/><text:line-break/></text:span>我常想，這島上，究竟還有幾個明白人？還是大家的良心和大腦都讓狗給啃了？<text:span text:style-name="T3"><text:line-break/><text:line-break/></text:span>我因為害怕在這島上沒有同類，所以趕緊問學姐說妳看這些事會生氣嗎？她說會。我聽了心裡就比較安慰。學姐問說，<text:span text:style-name="T3">“</text:span>這樣不會被醫界懲處嗎？<text:span text:style-name="T3">“ </text:span>我說，<text:span text:style-name="T3">“</text:span>妳是在說我被醫界懲處還是這個施醫師被懲處？<text:span text:style-name="T3">” </text:span>學姐說，<text:span text:style-name="T3">“</text:span>當然是他被懲處。<text:span text:style-name="T3">” </text:span>我說，應該會是我被懲處，他應該會變成台大之光，變成台灣人的英雄吧。<text:span text:style-name="T3"><text:line-break/><text:line-break/></text:span>剛剛趕出門搭車上班途中，看到電視上竟然出現這樣的民意調查：<text:span text:style-name="T3">“</text:span>你認為黃安有資格使用健保嗎？<text:span text:style-name="T3">” </text:span>媽的，真的是存心要激怒我嗎？這是什麼樣的低級封閉社會，竟然可以公然把一個人揪出來公審他有沒有資格行使他的基本權益。這就如同早些年常聽到醫界或一般人的一種論調說，愛滋病或同性戀這些<text:span text:style-name="T3"><text:s/>“</text:span>人渣<text:span text:style-name="T3">“ </text:span>憑什麼用健保看病？他們應該為他們不檢點的行為負責。<text:span text:style-name="T3"><text:line-break/><text:line-break/></text:span>如果你覺得這種糟蹋異己、欺壓少數人的心態很惡劣，那麼，把一個個人就這樣揪出來公審其基本權益，難道不是更惡劣更荒唐。那些掛人權羊頭賣政治狗肉的什麼碗糕台權會之類，會跳出來聲援黃安並譴責暴民社會嗎？當然不會。他們沒有落井下石就算不錯了。<text:span text:style-name="T3"><text:line-break/><text:line-break/></text:span>在這島上，所謂自由與人權從來都不是人們關切的對象，半個多世紀來，純粹就是永無止境地全然以政治顏色做為一種是非善惡的標準，順我者昌，逆我者亡；只要是我們這一國的，隨你看要怎麼扯爛污怎麼胡作非為都沒關係，但若非我族類則人人皆可誅之辱之；誅之辱之越是勇猛者，越是英雄戰神。<text:span text:style-name="T3"><text:line-break/><text:line-break/></text:span>還記得十幾年前綠營剛奪得政權時的諸多非法行徑嗎？一群教師因此走上街頭抗議，李筱峰（一位親綠大學教師）竟然寫了篇文章叫<text:span text:style-name="T3">“</text:span>寡廉鮮恥上街頭<text:span text:style-name="T3">“</text:span>，李先生說，台灣的教師過去都是支持獨裁的國民黨，如今膽敢走上街頭抗議咱台灣人的民主政府，實在是厚顏無恥不要臉。李先生認為，教師既然過去沒有追求人權與自由，自然也沒有資格在<text:span text:style-name="T3"><text:s/>“</text:span>革命成功後<text:span text:style-name="T3">“ </text:span>享有權利。<text:span text:style-name="T3"><text:line-break/><text:line-break/></text:span>我於是寫了至少五篇長文，標題叫做<text:span text:style-name="T3"><text:s/>“</text:span>給李筱峰上五堂公民課<text:span text:style-name="T3">“</text:span>。我在文章裡頭說，如果李筱峰的想法合理，那麼，他理應也屬於應該被剝奪人權的人之一，因為當我們冒死反抗蔣家時，我倒是沒聽過李筱峰當年反抗了什麼蔣家暴政；當我們寫下遺書發起反戒嚴行動、發起台灣第一次群眾抗爭時，沒見過李筱峰前來一起拋頭顱灑熱血；甚至當我們因為主張台獨而涉嫌叛亂、家破人亡時，也從沒見李筱峰有什麼作為，難道全台灣到最後就只能剩下幾個人有資格保障自己的人權、有資格行使自己應有的權益？<text:span text:style-name="T3"><text:line-break/><text:line-break/></text:span>現在都已經<text:span text:style-name="T3">21</text:span>世紀的第<text:span text:style-name="T3">16</text:span>個年頭了，垂垂老矣之際，我卻反而還得時光倒流三十幾年，回到年少時光，一再講述這些其實無須多說的基本觀念，並不是因為它很難懂，而是因為這島上其實沒有幾個人在乎。唯一始終橫行無阻的就是政治，誰成為主流，誰就作惡。<text:span text:style-name="T3"><text:line-break/><text:line-break/></text:span>我一點都不想跟這個恐怖陰暗無恥邪門透頂的島嶼有所瓜葛，能盡量遠離這個社會我就盡一切可能遠離。大家喜歡怎麼樣惡搞糟蹋自己理應長久愉悅安身立命的家園，就僅管去惡搞去糟蹋，只是許多時候我免不了還是會有點不忍之心，難道各位真的不在乎自己的家園如何腐爛毀壞，直至不堪聞問不適人居？難道各位真的無法理解這些非常簡單、但卻是<text:span text:style-name="T3"><text:s/>“</text:span>文明之所以可能<text:span text:style-name="T3">” </text:span>的基本道理？難道各位都不希望自己的小孩在一種文明良善的社會中正直、愉悅地成長？難道各位真的蠢到一點都看不出來那些整天操弄族群仇恨與對立、滿口愛台灣的人究竟是一些什麼樣的貪婪惡棍？<text:span text:style-name="T3"><text:line-break/><text:line-break/></text:span>陳真<text:span text:style-name="T3"><text:line-break/>p.s.: </text:span>本文會寄給施醫師。<text:span text:style-name="T3"><text:line-break/>============<text:line-break/></text:span>黃安回台就醫<text:span text:style-name="T3"><text:s/></text:span>台大醫師這樣說<text:span text:style-name="T3"><text:line-break/><text:line-break/>Yahoo</text:span>奇摩新聞<text:span text:style-name="T3"><text:s/>– 2016</text:span>年<text:span text:style-name="T3">3</text:span>月<text:span text:style-name="T3">10</text:span>日<text:span text:style-name="T3"><text:line-break/><text:line-break/></text:span>自封「台獨剋星」的藝人黃安舉辦多名台灣藝人涉台獨，引發眾怒，他昨天因病回台就醫。台大醫院婦產部主治醫師施景中發文說，健保署一方面對醫界苛刻，一方面對這些人無微不至的照顧，這就是政府所謂的公平正義？照顧弱勢？怎麼不去照顧偏鄉付不出錢的弱勢？<text:span text:style-name="T3"><text:line-break/><text:line-break/>52</text:span>歲黃安日前傳出突發心肌梗塞，今天凌晨搭乘醫療專機返台，再搭救護車到振興醫院急診室入口，黃安戴墨鏡及口罩躺在擔架上被推進醫院。<text:span text:style-name="T3"><text:line-break/><text:line-break/></text:span>黃安<text:span text:style-name="T3">8</text:span>日在社群網站微博表示，<text:span text:style-name="T3">6</text:span>日突發心肌梗塞，<text:span text:style-name="T3">3</text:span>條堵死的冠狀動脈，差點要了他的命，在中國大陸北京醫院住院觀察，昨天傳出黃安要返台治療休養。<text:span text:style-name="T3"><text:line-break/><text:line-break/></text:span>不過，黃安屢屢在中國大陸檢舉台籍藝人，也因檢舉韓國藝人周子瑜拿國旗，引起部分台灣民眾激憤，現在回台就醫，引起不少「浪費健保」、「回台享受資源」聲浪。<text:span text:style-name="T3"><text:line-break/><text:line-break/></text:span>施景中上午在臉書貼文表示，「殘害台灣人不遺餘力的抓耙子，碰到病魔，馬上回來享受台灣免費的『全球健保』。他在中國就醫的部份，一天還可申請新台幣<text:span text:style-name="T3">7000</text:span>多元實支實付的健保核銷」。</text:p>
      <text:p text:style-name="P1"><text:span text:style-name="T1">懷軒</text:span><text:s/>  |  2016.03.10 06:06   |   <text:a xlink:type="simple" xlink:href="http://palinfo.habago.org/Entry?Command=Information_PrintForum&amp;iPage=279#FORUM34297"><text:span text:style-name="T2">#</text:span></text:a></text:p>
      <text:p text:style-name="P4"><text:span text:style-name="T3">"</text:span>廟小妖風大，水淺王八多<text:span text:style-name="T3">"<text:line-break/><text:line-break/></text:span>在最近忙到爆肝的工作過程裡忽然看到陳真這兩句話，真他媽的感觸深刻<text:span text:style-name="T3">~</text:span>。<text:span text:style-name="T3"><text:line-break/><text:line-break/></text:span>我有話說不出，發發牢騷，題外話。<text:span text:style-name="T3"><text:line-break/><text:line-break/></text:span>懷軒</text:p>
      <text:p text:style-name="P1"><text:span text:style-name="T1">陳真</text:span><text:s/>  |  2016.03.09 11:26   |   <text:a xlink:type="simple" xlink:href="http://palinfo.habago.org/Entry?Command=Information_PrintForum&amp;iPage=279#FORUM34296"><text:span text:style-name="T2">#</text:span></text:a></text:p>
      <text:p text:style-name="P2">虛榮看不見，但你輕易就能聞到它的氣味。比起西方人或西方學生，除了智能不如人以及缺乏獨立思考的能力之外，台灣人或台灣學生還有個很明顯的特質就是極度虛榮。也許是因為過度自卑吧，所謂廟小妖風大，水淺王八多，在這島上，總是四處瀰漫著一股非常濃厚的虛榮：<text:span text:style-name="T3"><text:line-break/><text:line-break/></text:span>一粒田螺動輒就能煮上九碗公的湯，非常膨風，一點點連皮毛也根本稱不上的表現或參與或<text:span text:style-name="T3"><text:s/>"</text:span>成就<text:span text:style-name="T3">"</text:span>，往往就會大加炫耀張揚，動不動就是<text:span text:style-name="T3"><text:s/>"</text:span>台灣之光<text:span text:style-name="T3">"</text:span>、<text:span text:style-name="T3">"</text:span>全世界都在看<text:span text:style-name="T3">"</text:span>、<text:span text:style-name="T3">"</text:span>讓全世界都看見<text:span text:style-name="T3">"...</text:span>等等等，甚至連寫起根本什麼也不是的一些文字來，也是寫得好像很厲害很艱難很了不得，咬文嚼字，猛吊自己其實一無所知的書袋；明明頂多只懂一分，往往也要裝得好像懂一百分一萬分非常內行是個專家似的，非常想要高人一等，非常想要讓別人知道自己如何不同凡響，如何這樣那樣，好像永遠都忘不了別人的羨慕與佩服，從而也非常容易隨著媒體起舞，鎂光閃爍之處，哇<text:span text:style-name="T3">! </text:span>大家一頭熱，非常興奮，非常<text:span text:style-name="T3"><text:s/>"</text:span>熱烈<text:span text:style-name="T3">"</text:span>，一窩蜂。<text:span text:style-name="T3"><text:line-break/><text:line-break/></text:span>你看，什麼反服貿圓仔花運動期間，大學校園學生個個急得好像台灣眼看就要沉了似的，個個爭先恐後要救國，明明什麼服貿貨貿一個字也不懂，卻激昂慷慨得像是什麼外敵入侵需要保家衛國似的，而且激昂慷慨到連自己都被自己感動得受不了。<text:span text:style-name="T3"><text:line-break/><text:line-break/></text:span>可是，當政客及其主流媒體操盤手們一收盤，鎂光燈轉向了，黯淡了，轉到別的議題上了，原本激昂慷慨的<text:span text:style-name="T3"><text:s/>"</text:span>熱血<text:span text:style-name="T3">" </text:span>保證也就隨著政客獲利了結而瞬間冷卻得彷彿只是一場夢。<text:span text:style-name="T3"><text:line-break/><text:line-break/></text:span>至於<text:span text:style-name="T3"><text:s/>"</text:span>革命<text:span text:style-name="T3">" </text:span>過程中無日無之的謊言與謠言，他根本不會在意，只要能殺敵，只要能傷害敵人，謠言與抹黑就是最好的攻擊武器，幾乎沒有一句話是可信的或合乎基本理性的，但他竟然完全不在乎，完全就沉浸在一種全然無腦的興奮狂熱中。<text:span text:style-name="T3"><text:line-break/><text:line-break/></text:span>真難想像世界上怎麼會有這樣一種學生，這樣一種人種，怎麼會有這麼入骨的一種洗腦現象，除了北韓，我從未見過。如果只是少數個案，倒也罷了，事實上卻是這島上的一種普遍現象，普遍到你幾乎在校園裏找不到幾個例外。過去舊黨國時期便是如此，現在更是變本加厲；從藍到綠，更加瘋狂而不可思議。我常懷疑，他們的腦殼底下，會不會根本沒有腦子，沒有心靈？要不然要怎麼解釋這種不可思議的荒唐現象？<text:span text:style-name="T3"><text:line-break/><text:line-break/></text:span>我實在不願長洋鬼子志氣，滅自己人威風，但事實卻是如此。你看<text:span text:style-name="T3">CASI</text:span>，他們所提供的資訊可信度之高，發言之精準與紮實，即便各大國際人權機構都不一定能有這樣的掌握問題能力。<text:span text:style-name="T3"><text:line-break/><text:line-break/></text:span>但是你看台灣，我自己是根本不會浪費時間去看台灣人提供的資訊啦，以免喪失對人性及人類智商的信心，但是它氾濫成災到有時你就算刻意避免接觸，也還是多少會看到一些，可以說低能到讓人難以想像的地步；除了低能與徹底封閉之外，就是毫無止盡的惡意和抹黑造謠，彷彿公眾事務就是像在選舉那樣，造勢，造謠，殺敵傷敵，抹黑，撒謊，自導自演嫁禍<text:span text:style-name="T3">...</text:span>完完全全就是這一套東西無日無之地在這島上不斷上演。<text:span text:style-name="T3"><text:line-break/><text:line-break/></text:span>不服氣的人請告訴我，究竟市面上、主流言論市場上有哪幾句話不是謠言不是扭曲；究竟市面上、主流言論市場上有哪幾句話是含有一點點足以議論足以思辯的理性內涵的？<text:span text:style-name="T3"><text:line-break/><text:line-break/></text:span>台、洋兩地，一樣是學生，一樣是老師、學者，怎麼水平差這麼多；就連兩岸拿來比一比，台灣也落後對岸師生的普遍素質不知道幾百光年，但很不可思議的是，台灣人、台灣學生卻完全沒有病識感，始終以為自己很優秀很自由很開放，而大陸人很落後很無知很不自由。<text:span text:style-name="T3"><text:line-break/><text:line-break/></text:span>我常覺得，如果你想陷害一個人的人品，使其心靈與智能墮落腐化，那就趕緊鼓勵他去參與台灣社運，參與台灣種種所謂政治改革運動，保證對方很快就會變得愚不可及，臭不可聞，並且滿心虛榮。</text:p>
      <text:p text:style-name="P1"><text:span text:style-name="T1">王修亮</text:span><text:s/>  |  2016.03.09 10:59   |   <text:a xlink:type="simple" xlink:href="http://palinfo.habago.org/Entry?Command=Information_PrintForum&amp;iPage=279#FORUM34295"><text:span text:style-name="T2">#</text:span></text:a></text:p>
      <text:p text:style-name="P4">我仍然堅定認為歷史應該是一種大觀的態度，因為需要承先啟後，事物本身不具有善惡，大體來說，價值應該檢討，但事物本身不應該銷毀。不過現在我修正為「以更合宜的方式保留」，例如博物館、紀念館甚麼的。<text:span text:style-name="T3"><text:line-break/></text:span>但是因為不懂英文，我的視野的確是狹隘的。例如總會不知不覺把全世界學生做事的動機，都歸成和台灣學生差不多。那是我的偏見。比較麻煩的是不知不覺，不知不覺久了就會變成價值習慣，有人提醒是很好的事。<text:span text:style-name="T3"><text:line-break/><text:line-break/></text:span>我不會因為很尊敬朋友就改變自己去依附他的看法啦！我又不是沒腦子！學習是有道理的，不是河流改道，那可是會鬧災的，是脈絡擴張啦，讓流域更廣！<text:span text:style-name="T3"><text:line-break/><text:line-break/></text:span>很羨慕西洋的大學生能有這樣的環境與學習，我以前總還是有一點文人習氣，不喜歡西洋過於法理。這個節點我要好好重新思考。</text:p>
      <text:p text:style-name="P1"><text:span text:style-name="T1">蘇秀慧</text:span><text:s/>  |  2016.03.09 01:45   |   <text:a xlink:type="simple" xlink:href="http://palinfo.habago.org/Entry?Command=Information_PrintForum&amp;iPage=279#FORUM34294"><text:span text:style-name="T2">#</text:span></text:a></text:p>
      <text:p text:style-name="P2">我也有所反省，謝謝。</text:p>
      <text:p text:style-name="P1"><text:span text:style-name="T1">陳真</text:span><text:s/>  |  2016.03.09 01:08   |   <text:a xlink:type="simple" xlink:href="http://palinfo.habago.org/Entry?Command=Information_PrintForum&amp;iPage=279#FORUM34293"><text:span text:style-name="T2">#</text:span></text:a></text:p>
      <text:p text:style-name="P4">修亮，這只是我的看法啦，一種感覺，沒有對錯可言。<text:span text:style-name="T3"><text:line-break/><text:line-break/></text:span>劍橋三一學院曾經幾次引來學生抗議，把它惡搞改名為<text:span text:style-name="T3"><text:s/>"</text:span>屠殺大學<text:span text:style-name="T3">"</text:span>，因為三一學院投資許多錢在軍火工業上，學生要求學校當局撤除這類軍火投資。<text:span text:style-name="T3"><text:line-break/><text:line-break/></text:span>記得十多年前還寫過一篇，一個香煙公司不附帶條件捐了一筆錢給劍橋大學，供其多聘用兩位教授，引起學生不滿，認為該香煙公司的錢多為不義之財，有害大眾健康，最後的發展是教授也認同學生的訴求，自行辭職，學校也只好退回這筆捐款。<text:span text:style-name="T3"><text:line-break/><text:line-break/></text:span>還有個例子，劍橋有個很晚才蓋好的學院叫做<text:span text:style-name="T3"><text:s/>Robinson College</text:span>，七零年代才成立的一所學院，捐贈者就叫做<text:span text:style-name="T3"><text:s/>David Robinson</text:span>。當年要成立時，遭到劍橋學生很大的反彈，爭議許久才投票表決通過接受捐款，成立該學院。<text:span text:style-name="T3"><text:line-break/><text:line-break/></text:span>學生之所以反對，是因為這位慈善家<text:span text:style-name="T3">David Robinson</text:span>同時也經營賽馬事業。很多英國人認為這是一種不良事業，就跟賽狗一樣，涉及虐待動物。你可以發現，這學院的院徽就是一匹馬。<text:span text:style-name="T3"><text:line-break/><text:line-break/></text:span>不論你認不認同學生的主張，它畢竟都是一種純粹的自發行動，絕不會有政黨在背後操控，也絕不是藉此要打擊哪個敵對政黨。<text:span text:style-name="T3"><text:line-break/><text:line-break/></text:span>事實上，全世界要找到像台灣這麼聽話、幾十年來始終是主流政治勢力的鐵桿部隊的學生，我是連聽都沒聽過，大概可以說是台灣獨一無二的特產。或許唯一有可能有這種現象的，大概就只有北韓。就連台灣人整天嘲笑鄙視的大陸學生，大概也沒有這樣一種非常普遍的鐵桿部隊現象，完全聽命且效忠於主流政治勢力，充當其打手；而且普遍到你幾乎不太可能在校園裏找到幾個例外。<text:span text:style-name="T3"><text:line-break/><text:line-break/></text:span>黨外時，幾乎所有同學全部都擁戴黨國，三十幾年過去了，校園裏依然幾乎所有學生全部都擁戴黨國，甚且變本加厲到一種非常離譜的地步，對主流政治勢力非常聽話，甚至樂於充當打手，並且引以為傲。惟一不同就只是由藍晃晃轉為綠油油。<text:span text:style-name="T3"><text:line-break/><text:line-break/></text:span>西方社會，至少在英國，這種現象是完全沒法想像的。劍橋學生算是英國大學裏頭比較自私、比較不會參與社會議題的一群公主與王子，但依然還是有相當的一種理想性。<text:span text:style-name="T3"><text:line-break/><text:line-break/></text:span>記得走進劍橋國王學院上學的第一天，校工引領我來到信箱區，我馬上注意到牆上有一張大海報，海報上畫了一個嬰兒，一腳把雀巢奶粉的奶瓶踢開。為什麼學生要抵制雀巢產品呢？原來雀巢公司為了賺錢，勾結醫院及當地政權，在許多非常貧窮的第三世界國家大做不實廣告，讓當地的父母誤以為小嬰兒就是應該喝奶粉沖泡的牛奶，以為光喝人奶會營養不良。可是，人家都已經那麼窮了，你卻還要透過不實廣告行騙，讓居民以為再窮也要買奶粉。<text:span text:style-name="T3"><text:line-break/><text:line-break/></text:span>這還不夠可惡，更可惡的是，沖泡奶粉你得有乾淨的飲水才行，但這些國家根本沒有良好的公衛設施，水源往往不乾淨，於是造成大量嬰兒因為腹瀉及腸胃炎等併發症而死。<text:span text:style-name="T3"><text:line-break/><text:line-break/></text:span>我知道這些事之後，長達好幾年的時間就加入抵制雀巢的行列，凡是雀巢的產品，再好吃再便宜我也不買。後來，聽說雀巢已經改邪歸正，我們才又恢復購買其產品。<text:span text:style-name="T3"><text:line-break/><text:line-break/></text:span>熟悉了收信區之後，我又來到學生吃吃喝喝的一個類似<text:span text:style-name="T3">pub</text:span>的地方，我們常在那地方買三明治喝茶等等。我注意到<text:span text:style-name="T3">pub</text:span>的牆上有一張大海報，記得好像是<text:span text:style-name="T3">CAAT (</text:span>反軍火貿易組織<text:span text:style-name="T3">) </text:span>的海報，畫了一把被折斷的長槍，宣傳反對軍火貿易。<text:span text:style-name="T3"><text:line-break/><text:line-break/></text:span>而我呢，我是來自一個什麼樣的社會？一個連表明不可毆打、不可任意囚禁或電擊精神病患都得因此面對千夫指、都能引起醫界軒然大波的社會，一個連呼籲應重視空氣及水源嚴重汙染問題都會因此在校園裏招來同學制裁、招來人身安全威脅的社會，一個連寫文章呼籲重視雛妓問題及重病兒童無錢就醫問題都能因此搞得家破人亡的社會，一個完全被主流政治勢力徹底洗腦操控愚化的社會，一個充滿無數社運商人、社運騙子，藉著所謂社運遂行特定政治目的及掠奪個人權位與金錢的社會。<text:span text:style-name="T3"><text:line-break/><text:line-break/></text:span>不管你認不認同西方學生的種種關切主題，你沒法否認，他們對普世文明價值有著一種純粹自發的基本關注，絕不會有什麼政黨勢力或綠油油的媒體從中掌控並操弄其熱情。他們也絕不會像台灣學生這樣鬧著玩似的，媒體發燒，鎂光燈吹捧，台灣學生就個個隨之蠢血沸騰到一種不可思議的興奮地步；但是，很快地，一旦政治目的達成，一旦媒體退燒，便也馬上跟著退燒得無影無蹤，彷彿根本沒有這件事。<text:span text:style-name="T3"><text:line-break/><text:line-break/></text:span>各位若看過我的文章，應該記得我經常提起的<text:span text:style-name="T3">CASI(</text:span>劍橋反伊拉克禁運組織<text:span text:style-name="T3">)</text:span>，網址還在：<text:span text:style-name="T3"><text:line-break/><text:line-break/>http://www.casi.org.uk/<text:line-break/><text:line-break/></text:span>這組織是<text:span text:style-name="T3">1997</text:span>年成立，也就是我剛抵達英國的那一年。它在美國入侵伊拉克的前前後後十年當中，在整個英國乃至在國際上發揮了很大的作用，非常受矚目。<text:span text:style-name="T3"><text:line-break/><text:line-break/></text:span>我的意思只是要說，正常人做事不會總是跟著鎂光燈打轉，也不會動不動就是什麼明星教授或什麼<text:span text:style-name="T3">XX</text:span>領袖出來召開救國救民的記者會；彷彿他們只要登高一呼，然後就天下太平了似的。而台灣媒體就是專門玩這一套，從中吹捧特定人士為明星、英雄，彷彿他們有著什麼異於常人的本事而值得大家特別關注其一言一行。然後，這樣一批其實啥事也沒做過、只需不定期出來發表救國救民的低能談話的<text:span text:style-name="T3">XX</text:span>領袖，就靠著這樣一個純屬虛構的光環，永遠吃不完的老本，吃香的喝辣的，左右逢源，不可一世，連昨晚撒了幾泡尿，改變了髮型與穿著，或是講了什麼無聊屁話，媒體都會報導與炒作。<text:span text:style-name="T3"><text:line-break/><text:line-break/></text:span>但是，你看<text:span text:style-name="T3">CASI</text:span>，十年之間，舉世貢獻那麼大，影響深遠，但誰記得創立者是哪些學生？沒有人記得，也不需要記得；會不會從中產生<text:span text:style-name="T3">X</text:span>它媽的什麼學運領袖？當然不會，人家不至於那麼窩囊、低級。<text:span text:style-name="T3"><text:line-break/><text:line-break/></text:span>吾友柏楊先生經常故意說自己崇洋媚外，某個意義上我也是。西方社會確實在許多方面遠遠超越我們<text:span text:style-name="T3">(</text:span>台灣及祖國<text:span text:style-name="T3">)</text:span>不知道幾千萬光年。文明這東西並不是一種什麼<text:span text:style-name="T3">GDP</text:span>佔多少、什麼產業第一名、武力全球第幾這樣一種概念。我常問學姐一些問題，比方說：<text:span text:style-name="T3"><text:line-break/><text:line-break/>"</text:span>妳覺得，台灣人要學會在公眾場所例如電影院或火車上保持安靜和乾淨，大約需要幾年的時間？<text:span text:style-name="T3">" </text:span>三百年？還是一千年？<text:span text:style-name="T3"><text:line-break/><text:line-break/>"</text:span>妳覺得，台灣人要學會開車禮讓守秩序，大約需要幾年的時間？<text:span text:style-name="T3">" </text:span>五百年？還是八百年？<text:span text:style-name="T3"><text:line-break/><text:line-break/>"</text:span>妳覺得，台灣人要學會講理學會思考而不是學會抹黑攻擊與造謠，大約需要幾年的進化？<text:span text:style-name="T3">" </text:span>一千年？還是兩千年？</text:p>
      <text:p text:style-name="P1"><text:span text:style-name="T1">王修亮</text:span><text:s/>  |  2016.03.08 23:21   |   <text:a xlink:type="simple" xlink:href="http://palinfo.habago.org/Entry?Command=Information_PrintForum&amp;iPage=279#FORUM34292"><text:span text:style-name="T2">#</text:span></text:a></text:p>
      <text:p text:style-name="P2">我明白了，看起來哈佛的學生遠不同於台灣大學生。<text:span text:style-name="T3"><text:line-break/></text:span>因為從來不曾接觸過外國文化風氣，長久浸淫在台灣的惡劣動態之中，不知不覺會形成偏見，一篇新聞也就會自動化約為「年輕人盲目追求道德清高」，我應該深層去了解事件背後的動機，而不是將國際新聞誤用在台灣的模式上。<text:span text:style-name="T3"><text:line-break/><text:line-break/></text:span>言行一致性的概念被我的偏見蓋掉了。<text:span text:style-name="T3"><text:line-break/><text:line-break/></text:span>沒關係，以後有啥想法還是該大膽的寫出來吧！還能有人提醒總是好事，要不然會越活越糊塗。</text:p>
      <text:p text:style-name="P3"/>
      <text:p text:style-name="P1"><text:span text:style-name="T1">陳真</text:span><text:s/>  |  2016.03.08 13:25   |   <text:a xlink:type="simple" xlink:href="http://palinfo.habago.org/Entry?Command=Information_PrintForum&amp;iPage=280#FORUM34291"><text:span text:style-name="T2">#</text:span></text:a></text:p>
      <text:p text:style-name="P2">我大約看了修亮提供的這個連結：<text:span text:style-name="T3"><text:line-break/><text:line-break/>http://goo.gl/CHJ8gx<text:line-break/><text:line-break/></text:span>我的想法可能跟各位不太一樣，但我若要把話講清楚，恐怕得寫上一本教科書。千頭萬緒，大約也只能簡單這樣講：<text:span text:style-name="T3"><text:line-break/><text:line-break/></text:span>首先講到<text:span text:style-name="T3"><text:s/>"</text:span>道德<text:span text:style-name="T3">" </text:span>二字，英文叫<text:span text:style-name="T3"><text:s/>morality</text:span>。英文沒問題，但我不太喜歡使用中文<text:span text:style-name="T3"><text:s/>"</text:span>道德<text:span text:style-name="T3">" </text:span>一詞，也許因為華人社會往往滿口仁義道德，一肚子圈圈叉叉，所以道德一詞在中文裏頭似乎隱含著一種貶意。但我也想不出更好的辭彙，所以姑且也只能道德一番。<text:span text:style-name="T3"><text:line-break/><text:line-break/></text:span>我發現，道德有好多敵人，比方說缺乏一致性、工具化、原則化、行為主義式等等等等等。我不知道別人究竟是為了什麼而鄙視綠色生物，對我而言，我之厭惡乃至痛恨，與任何政治立場或主張一點關係都沒有，一個人想統或獨或想左或右，我都沒意見。讓我鄙夷厭惡的純粹就是因為敗德。綠油油生物之敗德，罄竹難書，但我懷疑有多少人是因為這樣一種原因而唾棄這些混蛋人渣。<text:span text:style-name="T3"><text:line-break/><text:line-break/></text:span>比方說不一致。道德之所以成為道德，它總得有些所謂概念本質，比方說它應該具有一種概念上的一致性。例如，如果別人到大陸念書、到大陸經商就是台奸，就是賣台，那你自己為什麼就可以？比方說，台南有位綠油油的女立委<text:span text:style-name="T3"><text:s/>(</text:span>我實在很不屑而非不敢提起這些不值得一提的人的名字<text:span text:style-name="T3">)</text:span>，她老公就是拿大陸學歷。別人問她說，為什麼別人去念書就是不忠不義，妳老公去念書就是仁義道德？她回答說，她老公去念書是為了了解敵人，換言之就是為了愛台灣。這就是一種不一致。<text:span text:style-name="T3"><text:line-break/><text:line-break/></text:span>再比方說，綠油油的政客，十個有九個金錢上不乾不淨，有一些明星級或鬼神級的，甚至貪婪得宛如現代和珅般不可思議，但他們卻整天抹黑近乎道德潔癖、一介不取的馬英九。<text:span text:style-name="T3"><text:line-break/><text:line-break/></text:span>再比方說所謂台北市長柯啥咪，明明知道所謂竊聽案根本就是自己人的自導自演，但他依然道德凜然地藉此抹黑連勝文及馬英九，甚至說成什麼國家恐怖暴力、水門案再現等等等。事後真相大白，他卻要大家向前看，要大家忘了這件事。<text:span text:style-name="T3"><text:line-break/><text:line-break/></text:span>再比方說，每次藉著各種反中議題進行抗爭，釋放出來的資訊幾乎全部都是謠言。例如服貿，甚至就連我工作的醫院之內部通訊都出現類似這樣的謠言說：學生反服貿是因為馬英九要引進數百萬甚至數千萬大陸勞工來台，佔領台灣，並且以人海戰術贏得選舉。一個人如果對這樣一種以造謠抹黑取代辯論的普遍行徑無所謂，那我不知道他還能在乎一些什麼。<text:span text:style-name="T3"><text:line-break/><text:line-break/></text:span>再比方說，一個人，如果他那麼勇猛，又是怒罵蔣公，又是痛打孫文，那他應該早在三十幾年前的八零年代就跟我一樣冒死寫文章罵蔣家，用實際行動對抗蔣家才對；而不是當國民黨當蔣家變成過街老鼠時，你才變得如此神勇，如此道德凜然。這就是一種道德上的不一致。伊拉克被美軍佔領之前，如果你膽敢在伊拉克罵海珊，那我承認你在道德上具有一種高度，可是當海珊如今變成過街老鼠，你卻反而威武神勇地去拉倒他的銅像，那不是很可笑很低能嗎？<text:span text:style-name="T3"><text:line-break/><text:line-break/></text:span>簡單說就是，道德必須具備一種內在與外在的一致性。如果你能容忍各式各樣的造謠抹黑，那我不知道道德這個概念還能剩下多少意義。如果你可以容忍所謂自己人貪贓枉法，無惡不作，那你怎麼還好意思還去抹黑或批評一個比你乾淨不知道幾千萬倍的人？如果某種作為是卑鄙的齷齪的，那麼，不管誰去做它，基本上都很卑鄙齷齪，而不是別人怎麼做都錯，自己怎麼胡作非為都反而可以美化。同樣地，一個人，如果他真的如此道德凜然，那他應該是在真正需要勇氣、需要付出慘痛代價的時候去展現這樣一種凜然，而不是專門一百個打一個，專門打弱者，打過街老鼠。缺乏這樣一種一致性，就是敗德。<text:span text:style-name="T3"><text:line-break/><text:line-break/></text:span>至於工具化，這應該就更容易理解了。簡單說就是他不是真的在乎善惡美醜與是非對錯，他只是利用各種漂亮口號做為一種武器，一種工具，來攻擊敵人，進而撈取私利。比方說美國整天輸出民主、大談人權、高唱自由，但是，他哪會在乎什麼民主、自由與人權，他只是拿這些當成一種手段來侵略你、傷害你。綠色生物也是這樣，他哪會在乎什麼清廉，他哪會在乎什麼民主、自由與人權，這些扯爛污的混蛋，當今不就是專門在傷害民主、自由與人權的一票惡棍嗎。甚至你也別相信他反中反共，聽他在放屁，他只是拿這些東西做為一種鬥爭手段來奪取個人權力與暴利。權力與利益才是目的，至於所謂道德或各種理想或主張，其實全都只是一種工具。<text:span text:style-name="T3"><text:line-break/><text:line-break/></text:span>你可以拿很多東西當成工具，比方說你努力工作是為了賺錢照顧家人；這時候，你可以說，工作不是你的目的，它只是一種養家活口的工具，家人的幸福才是目的。但是，你不能拿道德做為一種工具。這道理很簡單。比方說，我對你好，或是幫助你，這事本身就是目的，如果我對你好或幫助你的目的只是想從你身上獲得更大的好處，那就是卑鄙。道德猶如情感一般，有些東西是不能工具化的，它本身就是目的。<text:span text:style-name="T3"><text:line-break/><text:line-break/></text:span>一致性和工具化理應都很容易理解，再來講原則化及行為主義就稍微有點難了，而這也許是我和各位想法不太一樣的地方。<text:span text:style-name="T3"><text:line-break/><text:line-break/></text:span>修亮提供的連結新聞裏頭說，哈佛法學院有人要求改變院徽，因為原來的院徽涉及蓄奴的一段黑暗歷史。這事我不會有意見，院徽要改不改我都無所謂，不過基本上我是贊成的，因為它不是在算幾百年前的舊帳，而是在闡揚一種理應貫穿時空的文明價值。它和綠色生物之到處破壞蔣公及國父銅像的道德意義當然不一樣，而且剛好完全相反。前者是基於一種普世的文明價值，它不是為了某個黨或某一種政治主張或其它任何現實利益。但是，綠色生物之所為，卻不是為了什麼普世價值，而是為了某種政治目的及黨派利益。<text:span text:style-name="T3"><text:line-break/><text:line-break/></text:span>剛剛看到一則新聞如下，<text:span text:style-name="T3"><text:line-break/><text:line-break/>--------------------------<text:line-break/></text:span>台灣民族英雄陳智雄烈士百年冥誕生命慶典<text:span text:style-name="T3"><text:line-break/><text:line-break/></text:span>民報作者政治中心／台北報導<text:span text:style-name="T3"> <text:line-break/><text:line-break/>2016</text:span>年<text:span text:style-name="T3">3</text:span>月<text:span text:style-name="T3">6</text:span>日<text:span text:style-name="T3"><text:line-break/><text:line-break/><text:line-break/></text:span>陳智雄烈士<text:span text:style-name="T3">1916</text:span>年<text:span text:style-name="T3">2</text:span>月<text:span text:style-name="T3">18</text:span>出世於屏東。自中國國民黨在台灣發動二二八民族屠殺，大規模殺害台灣社會菁英後，陳智雄就在印尼發動在地台灣人和印尼朋友聲援「台灣國民革命」，呼籲台灣人抵抗外來統治集團。此後，他不惜個人性命財產，協助印尼獨立軍驅逐荷蘭殖民政府，並在南洋為「台灣共和國臨時政府」開創了勝利的國際外交。<text:span text:style-name="T3"><text:line-break/><text:line-break/></text:span>陳智雄烈士堅決推動台灣獨立，反對蔣介石在台灣的「偽」中華民國，也譴責企圖併吞台灣的中國新殖民主義。結果，被親共的印尼政府驅逐出境，然後被中國國民黨和日本合謀自東京綁架回台灣，在<text:span text:style-name="T3">1963</text:span>年<text:span text:style-name="T3">5</text:span>月<text:span text:style-name="T3">28</text:span>被中國國民黨殺害。骨灰安置在宜蘭羅東白蓮寺，成做台灣人永遠紀念的民族英雄。<text:span text:style-name="T3"><text:line-break/><text:line-break/></text:span>主辦單位為喚起台灣社會重視培養我們自己民族的奮鬥精神，鼓舞公開互追求台灣民族獨立而犧牲性命的英雄烈士應有的歷史地位和尊榮，特別在陳智雄烈士百年冥誕的時機，舉辦徵文比賽、出版紀念冊等公開活動，來紀念他偉大生命的誕生，也讓他的奮鬥精神在台灣社會復甦。請大家撥空來參加陳智雄烈士百年冥誕的生命慶典。<text:span text:style-name="T3"><text:line-break/><text:line-break/></text:span>【活動資訊】台灣民族英雄陳智雄烈士百年冥誕生命慶典<text:span text:style-name="T3"><text:line-break/></text:span>時間：<text:span text:style-name="T3">2016</text:span>年<text:span text:style-name="T3">3</text:span>月<text:span text:style-name="T3">12</text:span>下午<text:span text:style-name="T3">2-5</text:span>點<text:span text:style-name="T3"><text:line-break/></text:span>地點：台北市中正區濟南路一段<text:span text:style-name="T3">2-1</text:span>號<text:span text:style-name="T3">4F(</text:span>台大校友會館四樓<text:span text:style-name="T3">)<text:line-break/></text:span>聯絡：台灣民族同盟辦公室<text:span text:style-name="T3">(02)2389-0863</text:span>或<text:span text:style-name="T3">0988-156507<text:line-break/><text:line-break/></text:span>主辦：<text:span text:style-name="T3"><text:line-break/></text:span>台灣獨立建國聯盟、台灣政治受難者關懷協會、民報文化藝術基金會、台灣文化基金會、陳文成基金會、李登輝民主協會總會、白色恐怖史蹟見證者、台灣國籍宣示促進會、台灣教授協會、台灣民族同盟<text:span text:style-name="T3"><text:line-break/><text:line-break/>-------------------------<text:line-break/></text:span>陳智雄是條漢子，但看了這些人裝模作樣的抬舉實在很想吐，綠色生物整天就是搞這些。他不是真的在乎先人先烈的什麼精神，他只是完全徹底選擇性地抬舉那些跟他們的政治目的或政治利益吻合的人。比台獨為數更多的主張統一的烈士，他們怎麼不去追思懷念其精神？<text:span text:style-name="T3"><text:line-break/><text:line-break/></text:span>三十幾年前，因為我有一種<text:span text:style-name="T3"><text:s/>"</text:span>決心不要命了<text:span text:style-name="T3">" </text:span>的打算，所以敢做很多當年大家不敢做的事。我那時才二十多歲，但卻很多甚至比我年紀大上一倍的<text:span text:style-name="T3"><text:s/>"</text:span>黨外同志<text:span text:style-name="T3">" </text:span>們說我是<text:span text:style-name="T3"><text:s/>"</text:span>人格者<text:span text:style-name="T3">" (</text:span>我有一大麻布袋裝著當年這些綠營大老寫給我的信可供證明<text:span text:style-name="T3">)</text:span>，對我非常推崇。但是，現在他們不抹黑我就算很客氣了。為什麼？難道我的人格和精神跟以前有什麼不一樣？當然不是因為這樣，而是因為我不再認同他們的作為與立場。假若我依然跟他們站在同一邊，我想我如今就算不想當個文武全才英明蓋世的人格者也不行了。所謂歷史，只是這些混蛋藉以操弄是非、洗腦下一代、藉以奪權謀利的工具。<text:span text:style-name="T3"><text:line-break/><text:line-break/></text:span>我要說的是，不管你是否認同院徽改或不改，你沒法否認，哈佛師生是出於一種普世良善的文明價值考量而有此提議。這就好像我每次看到劍橋邱吉爾學院裏頭那個銅像就很不爽，因為邱吉爾是個理應繩之以法的戰爭罪犯，是個荒唐入骨、毫不掩飾的種族歧視者，是個鼓吹<text:span text:style-name="T3"><text:s/>"</text:span>使用化武殺害野蠻人<text:span text:style-name="T3">" </text:span>的好戰份子及歧視者，但我不會想去拆他的銅像。當然，如果有人出於某種文明價值考量，覺得邱吉爾學院應該改名，銅像應撤除，我也不會反對，當然也不會熱烈贊成。但是，如果有某個黨派之所以如此主張乃是為了某種卑鄙的政治目的，那我就會反對改名，反對拆除銅像。<text:span text:style-name="T3"><text:line-break/><text:line-break/></text:span>這個例子是說，道德與否不能訴諸原則化，你不可能建立起一種原則，藉以做為一種檢視道德與否的標準。講到這裏，通俗性的說法我已經不知道該怎麼講下去了。微妙之處在於，我之反對道德原則化並不是在提出一種規範性的<text:span text:style-name="T3"><text:s/>(normative) </text:span>道德見解，我並不是說你<text:span text:style-name="T3"><text:s/>"</text:span>不應該<text:span text:style-name="T3">" </text:span>這樣做，而是說：在概念上，你<text:span text:style-name="T3"><text:s/>"</text:span>不可能<text:span text:style-name="T3">" </text:span>這麼做；邏輯上，你<text:span text:style-name="T3"><text:s/>"</text:span>不可能<text:span text:style-name="T3">" </text:span>這樣去理解道德。<text:span text:style-name="T3"><text:line-break/><text:line-break/></text:span>至於原則化的方法之一就是形而下化。這也是講了幾千次了。簡單說，你如果反對升學主義，那我相信你應該不是在反對大家升學才對。你是在講一種相當形而上的東西，而不是在提出一種形而下的主張。<text:span text:style-name="T3"><text:line-break/><text:line-break/></text:span>至於形而下化最常見的作法之一就是，進一步把概念給行為主義化。<text:span text:style-name="T3"><text:line-break/><text:line-break/></text:span>記得我當實習醫生時，有一天搭電梯準備去病房換藥打針之類，一個同事跟我坐同一台電梯，隨口問我說將來實習結束後有何打算。我原本是打算一畢業就要到日本留學研究<text:span text:style-name="T3"><text:s/>"</text:span>神經生物學<text:span text:style-name="T3">" </text:span>的，連學校都找好了。可是，就在畢業之前那一年，因為主張台獨及主張用選票換掉國民黨政府這兩項罪狀，被以<text:span text:style-name="T3"><text:s/>"</text:span>煽惑內亂罪<text:span text:style-name="T3">" </text:span>移送高檢署偵辦，禁止出境，甚至連當醫生也當不成，叛亂犯更不可能當公務員，所以高醫解聘，屬公家醫院的草療解聘，一堆醫院錄取我，旋即又在情治單位的施壓下希望我自行解約離職。所以我就在電梯裏跟同事說，<text:span text:style-name="T3">"</text:span>我現在只想能當個醫生多賺點錢，其它什麼事都做不了<text:span text:style-name="T3">"</text:span>。沒想到，我話一說完，電梯裏每個病人全都回頭看我，眼神不屑。<text:span text:style-name="T3"><text:line-break/><text:line-break/></text:span>藉這個例子我是要說，病人不屑我什麼呢？我說要賺錢有什麼不對嗎？他們之所以對我怒目而視，恰恰就是因為以一種行為主義式的方式去理解我講的那句話，簡單說就是理解成<text:span text:style-name="T3"><text:s/>"</text:span>當醫生是為了要賺錢<text:span text:style-name="T3">"</text:span>，因此認定我今天之所以<text:span text:style-name="T3"><text:s/>"</text:span>當醫生<text:span text:style-name="T3">" </text:span>的這個行為乃是為了錢。但是，毫無疑問，如果我們要用行為<text:span text:style-name="T3"><text:s/>"</text:span>本身<text:span text:style-name="T3">" </text:span>來理解道德，我們將根本分不清善惡美醜。很多有前科的人，在我看來道德都沒什麼問題，反倒是那些好人好事代表，那些眾人仰慕的明星政客、明星學者之類，卻一個個臭不可聞。但我相信這些人渣應該都沒有前科，甚至言行都很漂亮，甚至是什麼理想主義者。<text:span text:style-name="T3"><text:line-break/><text:line-break/></text:span>這些人渣的許多主張，事實上我也認同。人渣們也的確會去從事一些乍看之下好像很有理想的行為，但這依然不會改變他們是混蛋人渣的事實，因為善惡美醜不是看行為，而是看行為背後的居心與內涵。表面上<text:span text:style-name="T3"><text:s/>"</text:span>好像一樣<text:span text:style-name="T3">" </text:span>的行為，內在邏輯大不同，正是這樣一些邏輯及居心與內涵才具有道德意涵。<text:span text:style-name="T3"><text:line-break/><text:line-break/></text:span>簡單說，所謂好人並不是做好事的人，壞人也絕不是做壞事的人。甚至一樣是綠油油，有些確實是好人，例如林義雄，但大部份卻是混蛋人渣，儘管他們表面上具有同樣的主張，同樣的作法，但居心與內涵卻截然不同。許多時候，恰恰就是那些表面行為越是光鮮亮麗越是仁義道德的理想家們，恰恰就是最為敗德的混蛋人渣。這倒不是說他們背後或私下做了什麼壞事，他們很可能行為都很<text:span text:style-name="T3">ok</text:span>，沒有做奸犯科，但這依然不會改變他們是混蛋人渣的事實。<text:span text:style-name="T3"><text:line-break/><text:line-break/></text:span>也許你會說，這樣理解道德會不會太唯心了一點？也許會，也許不會，畢竟道德基本上就是一種相當唯心的概念，因為它事關善惡美醜。如果它不唯心，事實上我們也根本不需要文學、藝術了，恰恰就是藝術、文學與哲學等等這些東西，才有辦法讓我們<text:span text:style-name="T3"><text:s/>"</text:span>心領神會<text:span text:style-name="T3">" </text:span>善惡美醜為何物。我常舉阿莫多瓦的<text:span text:style-name="T3"><text:s/>"Talk to her" (</text:span>台譯<text:span text:style-name="T3"><text:s/>"</text:span>悄悄跟她說<text:span text:style-name="T3">")</text:span>為例，看過電影的人，我相信每個人一定都會同情男主角，會為他的痴情而感動。但是，如果你只是從行為上去理解人事物，那他不就只是個強姦女植物人的壞蛋嗎？這樣一種行為主義式的眼光，從來都不是一種道德眼光或美學眼光。<text:span text:style-name="T3"><text:line-break/><text:line-break/></text:span>我常說，大約從<text:span text:style-name="T3">1990</text:span>年起，當阿扁言行端正、充滿理想、儼然是眾人的神明偶像時，我卻一直說他是台灣政壇上<text:span text:style-name="T3"><text:s/>"</text:span>天字第一號大壞蛋<text:span text:style-name="T3">"</text:span>，並不是因為他做了什麼壞事，而是因為不管他表面上做好事或做壞事時，骨子裏所透露出來的一種居心、一種氣味，一種盤算，一種心機，正是這樣一些行為之<text:span text:style-name="T3"><text:s/>"</text:span>外<text:span text:style-name="T3">" </text:span>的東西，才具有道德意涵。<text:span text:style-name="T3"><text:line-break/><text:line-break/></text:span>理解行為很容易，理解行為內在的微妙世界與善惡美醜卻很難，而這也恰恰是藝術、哲學乃至宗教所能為力之處。有了這樣一種美學眼光，於是我們同情包法利夫人，同時也看見自己的內在也許跟她一樣，或多或少具有那樣一種充滿悲劇性的浪漫與惆悵。有了這樣一種美學思維，於是我們為唐吉訶德灑下熱淚，知道他瘋狂可笑的行為背後那一點都不可笑的善良與渴望。</text:p>
      <text:p text:style-name="P1"><text:span text:style-name="T1">刘过</text:span><text:s/>  |  2016.03.08 12:54   |   <text:a xlink:type="simple" xlink:href="http://palinfo.habago.org/Entry?Command=Information_PrintForum&amp;iPage=280#FORUM34290"><text:span text:style-name="T2">#</text:span></text:a></text:p>
      <text:p text:style-name="P4"><text:span text:style-name="T3">30</text:span>年后的中国大陆是什么样？<text:span text:style-name="T3"><text:line-break/></text:span>【<text:span text:style-name="T3">30</text:span>年后的中国大陆是什么样？】<text:span text:style-name="T3"><text:line-break/><text:line-break/>1.</text:span>经济总量世界第<text:span text:style-name="T3">1</text:span>，较现在增<text:span text:style-name="T3">3</text:span>至<text:span text:style-name="T3">6</text:span>倍。日本可能是中国<text:span text:style-name="T3">1/6</text:span>至<text:span text:style-name="T3">1/3</text:span>。只是恢复<text:span text:style-name="T3">2000</text:span>年来多数时间中国在世界应有地位。<text:span text:style-name="T3"><text:line-break/><text:line-break/></text:span>可能危机：老龄化、产业升级不力、内乱。<text:span text:style-name="T3"><text:line-break/><text:line-break/>2.</text:span>人口少于<text:span text:style-name="T3">14</text:span>亿。国策从开放<text:span text:style-name="T3">2</text:span>胎转奖励生育，应变老龄化。<text:span text:style-name="T3"><text:line-break/><text:line-break/>3.</text:span>人均收入增<text:span text:style-name="T3">4~10</text:span>倍。沿海浙江上海江苏广东天津北京达发达国家水平。中西部省份大都市接近中等发达国家水平。<text:span text:style-name="T3"><text:line-break/><text:line-break/>4.</text:span>对人类科技有更大贡献。基础科学论文数世界第<text:span text:style-name="T3">1</text:span>、新科技专利数世界第<text:span text:style-name="T3">1</text:span>、诺贝尔等科学奖数量喷发世界前<text:span text:style-name="T3">3</text:span>。基础科研积累、资金投入、每年<text:span text:style-name="T3">900</text:span>万毕业生、每年数十万赴外留学生。清华北大复旦交大等名校入世界前<text:span text:style-name="T3">100</text:span>。南京武汉厦门华中吉林四川天津<text:span text:style-name="T3">…</text:span>等大学显著进步。<text:span text:style-name="T3"><text:line-break/><text:line-break/></text:span>可能的危机：教育创新、体制创新不足，牵制科技进步。<text:span text:style-name="T3"><text:line-break/><text:line-break/>5.</text:span>建立世界最大最完整的产业链、创投融资体系。上海深圳证券市值世界第<text:span text:style-name="T3">1</text:span>。新创企业层出不穷。创投发达媲美美国硅谷，完整创新创业产业链，充裕资金池，在大型内需市场孵育下，涌现大批行业独角兽或领导企业。<text:span text:style-name="T3"><text:line-break/><text:line-break/>6.</text:span>机器人智能设备网购广泛运用，易取代工作岗位大量消失。<text:span text:style-name="T3"><text:line-break/></text:span>可能危机：失业有可能日趋严重或不严重（老龄化）。<text:span text:style-name="T3"><text:line-break/></text:span>解决方案：对世界释放基础建设能力。<text:span text:style-name="T3"><text:line-break/><text:line-break/>7.</text:span>隐形战机歼<text:span text:style-name="T3">20</text:span>歼<text:span text:style-name="T3">31</text:span>量產，數量超美國日本<text:span text:style-name="T3">F22</text:span>和<text:span text:style-name="T3">F35</text:span>。独立导航卫星导弹体系，空军实力世界第二，直追美国。<text:span text:style-name="T3"><text:line-break/><text:line-break/>8.</text:span>高鐵技术行銷世界。到欧洲、印度、东南亚高铁陆续打通<text:span text:style-name="T3">——</text:span>目前出口美国、俄、印尼、伊朗高铁。<text:span text:style-name="T3"><text:line-break/><text:line-break/>9.</text:span>核电技术行销世界<text:span text:style-name="T3">——</text:span>目前出口巴西、英国等。<text:span text:style-name="T3"><text:line-break/><text:line-break/>10.</text:span>商用飞机跟波音空客三分天下。<text:span text:style-name="T3"><text:line-break/><text:line-break/>11.</text:span>中華神盾航母戰鬥群巡戈西太平洋。保卫投资能源通道。<text:span text:style-name="T3"><text:line-break/></text:span>在非洲等地逐步建立远洋海军基地。<text:span text:style-name="T3"><text:line-break/><text:line-break/>12.</text:span>四支航母战斗群，实控南海，巡航钓鱼台例行化。维持跟美日恐怖平衡斗而不破、亦敌亦友竞争合作关系。<text:span text:style-name="T3"><text:line-break/><text:line-break/>13.</text:span>日常生活接近无纸币时代。支付宝<text:span text:style-name="T3">Wechat</text:span>银联三足鼎立。<text:span text:style-name="T3"><text:line-break/><text:line-break/>14.</text:span>社会观念革新，更尊重规则法律，法治更进步。<text:span text:style-name="T3"><text:line-break/><text:line-break/>15.</text:span>更长远，是为世界提供一个不同于西方这几百年的文化文明思想输出。<text:span text:style-name="T3"><text:line-break/><text:line-break/></text:span>未来亚洲流行潮流最大势力，应是中华中国引领，非日韩。<text:span text:style-name="T3"><text:line-break/><text:line-break/></text:span>民间深厚文化、年轻一代视野能力、经济市场幅员，创造结合传统与现代科技人文理念的作品，电视剧、电影、音乐、文化、书画、书籍出版、时装等文化影响力逐步爆发。<text:span text:style-name="T3"><text:line-break/><text:line-break/>16.</text:span>政治很可能走新加坡模式<text:span text:style-name="T3">——</text:span>精英治国、层层选拔竞争、左右派制衡，虽无西方民主之名，却有隐两党制之实。共产党不该被视为<text:span text:style-name="T3">1</text:span>个党，路线政策一直在左右派互相制衡竞争下前进改革。目前村级，未来可能实现县级选举。<text:span text:style-name="T3"><text:line-break/><text:line-break/></text:span>可能危机：年轻人遭西方媒体言论民主自由名词洗脑，不认同新加坡式有限民主、法治下的自由、精英治国、渐进革新、实质进步，坠入把选票当民主、口水治国、闹事公投、民粹政治、意识形态、文革争斗，国家将延缓进步动能。<text:span text:style-name="T3"><text:line-break/><text:line-break/>17.</text:span>买进掌控原材料、大宗商品、消费品的重要产地。逐步建立媲美华尔街的国家金融势力掌握定价权。主导亚投行等金融机构。<text:span text:style-name="T3"><text:line-break/><text:line-break/>18.</text:span>从陆权国变成海权国，成为世界贸易第一大国，推展经济版图和世界影响力。<text:span text:style-name="T3"><text:line-break/>……<text:line-break/><text:line-break/></text:span>中国、中华、华夏，能够在长达数千年时间里的大部分时间，都是世界最进步的最一流国家，曾在文化文明科技军事教育行政等许多领域领先欧洲日本，衰落<text:span text:style-name="T3">200</text:span>年又如何？<text:span text:style-name="T3"><text:line-break/><text:line-break/></text:span>我们有能力复兴中华民族，恢复中华、华夏、古代中国这几个词在世界的荣光，给人民和后代子孙更好的生活和未来发展，对整体人类有更多贡献。</text:p>
      <text:p text:style-name="P1"><text:span text:style-name="T1">刘过</text:span><text:s/>  |  2016.03.08 12:51   |   <text:a xlink:type="simple" xlink:href="http://palinfo.habago.org/Entry?Command=Information_PrintForum&amp;iPage=280#FORUM34289"><text:span text:style-name="T2">#</text:span></text:a></text:p>
      <text:p text:style-name="P2">两岸和平统合协议<text:span text:style-name="T3"><text:line-break/></text:span>【两岸和平统合协议】不管这是<text:span text:style-name="T3">20</text:span>年、<text:span text:style-name="T3">30</text:span>年或<text:span text:style-name="T3">80</text:span>年后的事，或现在看多么不可能，但都不应该妨碍我们思考未来的可能性<text:span text:style-name="T3">——</text:span>届时大陆可能不是共产党执政、台湾也未必是民进党执政<text:span text:style-name="T3">:<text:line-break/><text:line-break/>1.</text:span>两岸统合在中华民国国号下，沿用青天白日旗。<text:span text:style-name="T3"><text:line-break/>2.</text:span>两岸宪法统合，制定新大中华民国宪法，一国一制。<text:span text:style-name="T3"><text:line-break/>3.</text:span>军队合并。台湾军进驻福建浙江广东等大陆各省。大陆军进驻台湾东南面，守卫钓鱼台拿回东海控制权，守卫南海太平岛拿回南海主导控制权。建立太平洋远洋舰队，保卫海权和资源生命线。<text:span text:style-name="T3"><text:line-break/>4.</text:span>两岸议会合并，建立大中华民国国会，共同决定国家层面立法。台湾自身议会依然保留、照常选举。<text:span text:style-name="T3"><text:line-break/>5.</text:span>外交机构合并，统一为中华民国驻外使领馆。原本跟中华民国政府建交的，大陆派出外交人员合并。原本跟大陆政府建交的，台湾派出外交人员合并。解决台湾外交空间。<text:span text:style-name="T3"><text:line-break/>6.</text:span>香港台湾大陆都实行普选。解决香港政制争议。<text:span text:style-name="T3"><text:line-break/>7.</text:span>国民党、民进党赴大陆发展党员，参与全国执政权竞选。<text:span text:style-name="T3"><text:line-break/>8.</text:span>中华民国国民，无论出生在香港、台湾、上海、福建、浙江、西藏、新疆、内蒙、东三省、湖北<text:span text:style-name="T3">…</text:span>任意一地，均参与大中华民国总统选举。台湾本身行政体系完全由本地直接民选自治。<text:span text:style-name="T3"><text:line-break/>9.</text:span>修建环岛高铁，修建福建<text:span text:style-name="T3">—</text:span>台湾海底高铁，连接金门马祖。台湾作为大中华民国一带一路海上丝绸之路的最重要支点，发展海权扩充贸易。<text:span text:style-name="T3"><text:line-break/>……<text:line-break/><text:line-break/><text:line-break/></text:span>两岸统合，拿回钓鱼台和东海南海，保卫中华民族祖产和海权，不用再向美国磕头，不用经过美国面试候选人，不用再被美国凌辱，自己的领导人去自己的领土竟然要看美国脸色！<text:span text:style-name="T3">——</text:span>我们就是跟美国平起平坐的世界一流强国！<text:span text:style-name="T3"><text:line-break/><text:line-break/></text:span>如果能合两岸三地的各自长处，香港的法治精神，台湾的民主自由（虽然现在民粹），大陆的效率和团结（虽然现在威权），想必可以开创一个对两岸三地的大中华区人民，和中华民族的子孙后代，最有利的道路，最安全、最有保障、最广大的市场、有最宽广的未来发展空间！<text:span text:style-name="T3"><text:line-break/><text:line-break/></text:span>《肉體洋腸尚能隱忍<text:span text:style-name="T3"><text:s/></text:span>政治洋腸令人虛脫》<text:span text:style-name="T3"><text:line-break/><text:line-break/></text:span>《陳真談輿論、中國崛起與英美的齷齪勾當》</text:p>
      <text:p text:style-name="P1"><text:span text:style-name="T1">隆誌</text:span><text:s/>  |  2016.03.08 08:06   |   <text:a xlink:type="simple" xlink:href="http://palinfo.habago.org/Entry?Command=Information_PrintForum&amp;iPage=280#FORUM34288"><text:span text:style-name="T2">#</text:span></text:a></text:p>
      <text:p text:style-name="P4"><text:span text:style-name="T3"><text:line-break/></text:span>懶人包，人懶變蠢。看著懶人包，自己的思想、情緒和行為像個手操偶一樣，被懶人包的作者操控著。更如被圈養的禽畜，不斷地被餵養著，最終變成餵養者的俎上肉。<text:span text:style-name="T3"><text:line-break/></text:span>最好笑的是，這種東西居然在分秒內可以獲得任何資訊的年代，大肆流行。忘卻對事情的明辨，只知道餵食。</text:p>
      <text:p text:style-name="P1"><text:span text:style-name="T1">隆誌</text:span><text:s/>  |  2016.03.08 07:57   |   <text:a xlink:type="simple" xlink:href="http://palinfo.habago.org/Entry?Command=Information_PrintForum&amp;iPage=280#FORUM34287"><text:span text:style-name="T2">#</text:span></text:a></text:p>
      <text:p text:style-name="P2">看完陳真和修亮姐的文章，深深感慨著。進入二十一世紀後，我曾有一種感覺，有一股力量不斷地將台灣往回拖。尤其對於過去的事情，總是存在單方面且利益化的闡釋。更多時候，是以現在的眼光，看歷史。最終不是從過去的對錯中，找到社會進步的動力。更多的是重複著過去的錯誤，繼續被當作政治圖騰消費著。<text:span text:style-name="T3"><text:line-break/><text:line-break/>======================================<text:line-break/>228</text:span>是否也該走下神壇？<text:span text:style-name="T3"><text:s/>(</text:span>上篇<text:span text:style-name="T3">) http://goo.gl/vw5oep<text:line-break/>228</text:span>是否也該走下神壇？<text:span text:style-name="T3"><text:s/>(</text:span>下篇<text:span text:style-name="T3">) http://goo.gl/vw2Vrr<text:line-break/>======================================<text:line-break/><text:line-break/></text:span>以下這則報導，意味著如果未來有學者或社會上任何人，對於<text:span text:style-name="T3">228</text:span>有新解釋或研究成果，只要不符合這些綠色政黨把持的觀點，就要被判刑。這些把鄭南榕推上政治圖騰的綠色政客們，開始學著過去妨礙言論自由的作法，準備大興文字獄。<text:span text:style-name="T3"><text:line-break/>=======================================<text:line-break/></text:span>綠委完成連署　粉飾<text:span text:style-name="T3">228</text:span>處<text:span text:style-name="T3">5</text:span>年以下徒刑<text:span text:style-name="T3">http://goo.gl/xNhlom<text:line-break/>=======================================<text:line-break/><text:line-break/></text:span>當綠色政黨慶祝著<text:span text:style-name="T3">"</text:span>武則天坐天<text:span text:style-name="T3">"</text:span>，一大群現代<text:span text:style-name="T3">"</text:span>來俊臣<text:span text:style-name="T3">"</text:span>開始作祟了。一部部新的羅織經，開始準備灑向群眾。</text:p>
      <text:p text:style-name="P1"><text:span text:style-name="T1">蘇秀慧</text:span><text:s/>  |  2016.03.07 23:47   |   <text:a xlink:type="simple" xlink:href="http://palinfo.habago.org/Entry?Command=Information_PrintForum&amp;iPage=280#FORUM34286"><text:span text:style-name="T2">#</text:span></text:a></text:p>
      <text:p text:style-name="P4">懶人包很方便，同時威力強大。每日，我們都用我們的雙眼聽說了好多事，而這些，餵養著我們的情緒。<text:span text:style-name="T3"><text:line-break/><text:line-break/></text:span>我們的身上就像裝置了許多按鈕，某件事一刺激，我們就爆炸了，炸的怒不可抑，內心如火焚燒，於是我們的言語就能毫不費力的傾訴出來。<text:span text:style-name="T3"><text:line-break/><text:line-break/></text:span>驚醒了旁邊正在打盹的人。</text:p>
      <text:p text:style-name="P1"><text:span text:style-name="T1">王修亮</text:span><text:s/>  |  2016.03.07 22:02   |   <text:a xlink:type="simple" xlink:href="http://palinfo.habago.org/Entry?Command=Information_PrintForum&amp;iPage=280#FORUM34285"><text:span text:style-name="T2">#</text:span></text:a></text:p>
      <text:p text:style-name="P2">為啥十八世紀的帳要算到二十一世紀？<text:span text:style-name="T3"><text:line-break/></text:span>正義是甚麼？<text:span text:style-name="T3"><text:line-break/></text:span>秦始皇確實是殘暴的，兵馬俑染上多少奴隸的鮮血，故宮博物院內多少國寶是人命與奴隸血淚的累積？查查我們祖先的族譜，有多少家族曾經蓄奴？殘害人命？<text:span text:style-name="T3"><text:line-break/><text:line-break/></text:span>為甚麼這些物件都是現在的文化「代表」？還有國家想搶著要展示？<text:span text:style-name="T3"><text:line-break/></text:span>當事實已經成為歷史時，當事實早已經過歷史時間的過濾、澄清之後，人應該用什麼樣的眼光看歷史？<text:span text:style-name="T3"><text:line-break/></text:span>把不好的不正確的不公義的一切從歷史事實上抹去？兵馬俑和故宮國寶都該砸碎燒毀的，因為太邪惡了！<text:span text:style-name="T3"><text:line-break/></text:span>德國是非常善於反省的國家，但是如果她將希特勒所有存留於世的遺物遺居照片他所頒發過的獎章等等等，都銷毀殆盡，只以文字記錄當世過程，那我認為德國這民族是狹隘的。只有眼前，沒有歷史，沒有之前和之後。<text:span text:style-name="T3"><text:line-break/><text:line-break/></text:span>歷史的存在，不就是為了後世永續的學習與思考嗎？<text:span text:style-name="T3"><text:line-break/></text:span>不斷毀滅「不好」的歷史，最後剩下的是真實嗎<text:span text:style-name="T3">?</text:span>還能存留學習與思考嗎？所謂的「不好不對不正確」，真正存在於歷史之中嗎？人性與事務從來無法以純正的善與惡存在，那又如何能以此要求歷史？<text:span text:style-name="T3"><text:line-break/><text:line-break/></text:span>歷史是一種大觀的學習。<text:span text:style-name="T3"><text:line-break/></text:span>正如日本的侵略與殖民，我並不認為「每一間」靖國神社都必須毀損消除，歷史中留下來的事物，是供給後人作為客觀評價的最好事務。價值觀態度需要檢討、修正，物件應該留存。<text:span text:style-name="T3"><text:line-break/></text:span>我個人認為，哈佛學生希望檢討歷史的記憶是好的，但是同時也應該找個更合適的方式同時保留歷史的記憶，而不是消除毀滅。<text:span text:style-name="T3"><text:line-break/><text:line-break/></text:span>我有一點想法<text:span text:style-name="T3">……………</text:span>若不具有歷史的大觀，知識分子對歷史文物單純的以當世善、惡來檢討，就很難是正義，而常常是一種自私的、自許清高的傲慢。<text:span text:style-name="T3"><text:line-break/></text:span>我沒辦法講得很周全，但總覺得這作法有點不對。<text:span text:style-name="T3"><text:line-break/><text:line-break/>http://goo.gl/CHJ8gx</text:span></text:p>
      <text:p text:style-name="P1"><text:span text:style-name="T1">陳真</text:span><text:s/>  |  2016.03.07 10:46   |   <text:a xlink:type="simple" xlink:href="http://palinfo.habago.org/Entry?Command=Information_PrintForum&amp;iPage=280#FORUM34284"><text:span text:style-name="T2">#</text:span></text:a></text:p>
      <text:p text:style-name="P4">一個人的好壞不是看他持有何種立場，而是看他不管持有何種立場時的態度。<text:span text:style-name="T3"><text:line-break/><text:line-break/></text:span>愛台選手這一頭的品性我確實比較擔心，武功招數比較邪門，喜歡來陰的，而且立場變來變去，對外說是萬惡不赦之事，私下卻是箇中高手，藉之財源滾滾；早上說是賣台萬惡之舉，眾人得而誅之，下午很可能又變了，變成感人愛台義舉。同樣的事，別人做了，千割萬剮，同樣的事自己做了，卻又說成可歌可泣。<text:span text:style-name="T3"><text:line-break/><text:line-break/></text:span>各位可別太相信自己的眼睛，你在媒體上、電視上看到的，通常只是幻術，真實往往與之相去甚遠，甚至南轅北轍；你可別相信這些人真的敵視共匪，事實上他們跟共匪的關係往往好得不得了。就算一旦戰爭爆發，生靈塗炭的同時，難道你真的會相信這些人會傷到一分一毫？我跟你保證，絕對不會。死傷的絕對是一般百姓，不會是這些政治騙徒。難道你以為，他們跟你一樣，把錢全存放在島內的銀行裏？難道你以為，他們的子女也跟你的子女一樣，面對一個充滿高度風險卻找不到多少存活與發展機會、幾乎看不到未來的島嶼？<text:span text:style-name="T3"><text:line-break/><text:line-break/></text:span>大家肯定都接過詐騙集團的電話。這兩天我就接到一通，電話裏頭傳來嬌滴滴的聲音說什麼<text:span text:style-name="T3">: "</text:span>先生，您的健保卡被鎖住了<text:span text:style-name="T3">..." </text:span>我一聽到這就給掛掉了，媽的，要騙也該專業一點，怎麼不跟綠營的人學一學再來騙呢？健保局會那麼客氣嗎？還<text:span text:style-name="T3"><text:s/>"</text:span>先生您<text:span text:style-name="T3">" </text:span>呢；健保局也不可能這麼勤政愛民啦，一早還給俺打電話請安。<text:span text:style-name="T3"><text:line-break/><text:line-break/></text:span>我常納悶，既然大家都有豐富的接觸無所不在的詐騙集團經驗，為什麼卻對全台最大的詐騙勢力卻完全沒有半點戒心，包括那個黨，那些綠油油的媒體，那一大票滿口理想的親綠<text:span text:style-name="T3">xx</text:span>等等等，滿口謊言，造謠成性，幾乎沒有一句話是真的，為何大家對之卻完全信服，完全言聽計從，甚至一個口令一個動作；人家要你憤怒沸騰，你就沸騰，要你歡呼歌頌，你就歡呼歌頌，要你這樣你就這樣，要你那樣你就那樣；我們家阿憨要是能有這麼乖多好。<text:span text:style-name="T3"><text:line-break/><text:line-break/></text:span>這樣一種乖巧，卻是台灣年輕一代長達半個多世紀來的真實樣貌，而且每況愈下，變本加厲。對此，我崇洋媚外的心理不免又要發酵一番，一樣是年輕一代，一樣念大學，怎麼差那麼多？相對而言，人家西方人的年輕一代讓人感覺有大腦多了，就連對岸的年輕一代之理性與感性能力也遠遠超越台灣不知道幾百萬光年。<text:span text:style-name="T3"><text:line-break/><text:line-break/></text:span>我知道我這樣講，台灣人不但不會相信這是基本事實，而且會依照既定的指令，把我的實話視為一種不忠於黨國、大逆不道的攻擊。攻擊黨國倒是沒錯，但我怎麼會想要去攻擊就在我四周的朋友、同學、同事或識與不識的所有人呢？我只是在描述一種非常不可思議的現象。<text:span text:style-name="T3"><text:line-break/><text:line-break/></text:span>難道你真的沒法想像，光是利潤僅有數萬數十萬的詐騙行徑，就有那麼多人願意冒著坐牢的風險，戮力從事，更何況涉及億萬倍以上的暴利與權勢，怎麼你就反而看不見這麼一大群詐騙集團罄竹難書的謊言與貪婪？<text:span text:style-name="T3"><text:line-break/><text:line-break/></text:span>我想，群眾確實可以透過無日無之綿綿密密的洗腦與愚化，使之完全喪失做為一個人應有的、最起碼的理性與感性能力，甚至造就出一批辱罵自己的祖宗是<text:span text:style-name="T3"><text:s/>"</text:span>支那賤畜<text:span text:style-name="T3">"</text:span>、整天吆喝吶喊的綠衛兵。<text:span text:style-name="T3"><text:line-break/><text:line-break/></text:span>你不妨思考一下，一個人從小到大每天看台灣這種媒體、這種所謂新聞，接觸這樣一種毫無文化可言的社會環境，整個腦子和心靈完全就浸泡在這樣一種低能反智到極點、整天爆奶爆紅爆夯、整天無恥抹黑造謠造神的垃圾資訊中，你想他的心靈會扭曲成什麼樣子，他的大腦大概會萎縮成像花生米那麼大一個吧。這就好像一個人如果從小到大每天吃垃圾喝毒水維生，你想他會健康嗎？<text:span text:style-name="T3"><text:line-break/><text:line-break/></text:span>大概也只有那些個性強烈或絕頂聰慧的人，才有辦法自救，或多或少豁免於這樣一種密不通風的封閉環境的糟蹋。在這島上，能夠免於洗腦宿命的年輕人，我估計大約就像鳳毛麟角那般稀少。</text:p>
      <text:p text:style-name="P1"><text:span text:style-name="T1">隆誌</text:span><text:s/>  |  2016.03.07 08:56   |   <text:a xlink:type="simple" xlink:href="http://palinfo.habago.org/Entry?Command=Information_PrintForum&amp;iPage=280#FORUM34283"><text:span text:style-name="T2">#</text:span></text:a></text:p>
      <text:p text:style-name="P2">這些年，兩岸都有這樣的論調，陳真的擂臺不缺選手。可是更多的時候，台灣這邊更加囂張與下流。這些大陸的官員、學者與將領，好歹也是立場一致，一以貫之。台灣這邊卻多的是在台灣喊著<text:span text:style-name="T3">"</text:span>愛台灣<text:span text:style-name="T3">"</text:span>、<text:span text:style-name="T3">"</text:span>賣台<text:span text:style-name="T3">"</text:span>，批評政敵或不苟同其言論者是中共同路人，卻在大陸大賺人民幣，和官員拉關係。<text:span text:style-name="T3"><text:line-break/></text:span>所以我怕到時候，兩方選手上擂臺之後，一起揍當裁判的陳真。不過更怕的是，台灣這邊的選手先揍陳真，然後向對岸的選手鞠躬哈腰一起喝酒。</text:p>
      <text:p text:style-name="P1"><text:span text:style-name="T1">陳真</text:span><text:s/>  |  2016.03.07 01:52   |   <text:a xlink:type="simple" xlink:href="http://palinfo.habago.org/Entry?Command=Information_PrintForum&amp;iPage=280#FORUM34282"><text:span text:style-name="T2">#</text:span></text:a></text:p>
      <text:p text:style-name="P4">繼人民大學李毅教授之後，兩岸和平擂台賽又有勇士寫信前來報名，這回是祖國解放軍中將王洪光親自參賽。是中將，不是中將湯哦。報名如此踴躍，兩岸民眾愛國之心，真令人感動。王將軍不但槍桿子拿得穩，拿起筆桿來也不遑多讓，寫了篇可歌可泣的生死狀，要求擂台賽採<text:span text:style-name="T3"><text:s/>"</text:span>往死裏打<text:span text:style-name="T3">" </text:span>規則，兩人上台較量，只許一人活著出來。王將軍的文章很長，請見文末網址，我僅節錄其中一段精華。<text:span text:style-name="T3"><text:line-break/><text:line-break/></text:span>王將軍的勇猛氣魄，再一次讓咱們對解放軍刮目相看，特別是他對周子瑜小姑娘的一番英勇訓斥，本席會考慮額外頒發一塊勇士獎章給他；同時本席也要在此呼籲，被王將軍歌頌為民族英雄的黃安能勇於代表對岸參加擂台賽，可別當縮頭烏龜哦。<text:span text:style-name="T3"><text:line-break/><text:line-break/></text:span>以上純搞笑。對此，我心裏其實是很痛苦的。<text:span text:style-name="T3">Kusturica </text:span>說得對，<text:span text:style-name="T3">"</text:span>再也沒有比兄弟相殘更可悲的戰爭了<text:span text:style-name="T3">"</text:span>。還記得曾經有個國家叫南斯拉夫嗎？在美國與西方媒體的煽動挑撥及武力侵略下，民族對立，骨肉相殘，血流成河，堆屍如山，南斯拉夫就這樣不見了。歷史從來不曾吝於告訴我們人事物的原理與障礙，但同樣的悲劇卻依舊輪迴不斷，一再上演。<text:span text:style-name="T3"><text:line-break/><text:line-break/></text:span>真難想像怎麼會有這麼笨的將軍。周子瑜的事情是這樣：人家故意在選前一刻給你弄個事件，設個局，挖個坑讓你跳，把你活埋，你卻反而事後還把坑挖得更深一點，而且還自鳴得意，威武不屈；實在是蠢到難以想像。也許不是蠢，而是因為強者一方總是自恃武力或暴力可以壓倒一切，島內如此，島外亦然。<text:span text:style-name="T3"><text:line-break/><text:line-break/></text:span>說起兩岸恩怨情仇，做為其中的一份子，多少得用第一人稱說從頭：<text:span text:style-name="T3"><text:line-break/><text:line-break/></text:span>我從小生性溫和，情感豐富，眼淚往往就像自來水那樣，說來就來。小時候學校仍有體罰，我是模範生，功課好，幾乎不曾挨過打。但是同學們可慘了，成績少考個幾分，打！上課私下跟隔壁同學講兩句話，打！上課老師問你問題答不出來，打！每天就是打打打。<text:span text:style-name="T3"><text:line-break/><text:line-break/></text:span>但是，我念的班級比較特別，老師要打人之前得先問過我。為什麼？是怕我揍他嗎？當然不是。是怕我哭。不知道為什麼，打在同學身上，卻深深痛在我心；不管是誰被打，我總會馬上淚如雨下，難以抑制，非常變態，連我也搞不清楚自己怎麼會這樣濫情，只是打同學幾下手心，又不是砍頭，有什麼好難過的？<text:span text:style-name="T3"><text:line-break/><text:line-break/></text:span>於是，有些老師要打人之前，就會叫我先出去迴避，到教室外面看風景，眼不看為淨，省得我哭成淚人兒，讓他對同學下不了毒手。但是，我在教室外其實還是哭不停，哭得更嚴重，因為聽到籐條揮落聲，心裏更難過。<text:span text:style-name="T3"><text:line-break/><text:line-break/></text:span>有一次，小學二年級吧，班上一位男同學犯了有點嚴重的行為，調皮搗蛋打爛了學校附近一位老婦人住家的窗戶，老師要追究凶手時，我怕這同學挨打，就自動舉手揹起黑鍋，說是我不小心打破的，其實我是在現場勸阻無效，根本不是我打破的。我之所以自願揹黑鍋，不是因為講義氣，而是因為我實在不忍心看到同學被老師打。<text:span text:style-name="T3"><text:line-break/><text:line-break/></text:span>小時候幾乎天天哭，對萬事萬物都很動情，經常被嘲笑，就連爸媽也經常開玩笑說我長大後不妨考慮去歌仔戲團求職，唱苦旦，眼睛不用點綠油精，說哭就能哭。不知道為什麼，當我稍微長大一點後<text:span text:style-name="T3"><text:s/>(</text:span>直到現在<text:span text:style-name="T3">)</text:span>，我就再也不曾、也不願在任何人面前再掉一滴眼淚。<text:span text:style-name="T3"><text:line-break/><text:line-break/></text:span>從小多愁善感，但是，如果你以為我真的很溫和，那你就錯了。我爸媽出門洽公甚至就醫，往往不敢帶我在身邊。為什麼？因為怕我闖禍。你知道，那個年代，外省人糟踏台灣人糟踏得很厲害，而且是全面性的，入骨的，毫不留情的，無時無刻的。相信年紀大約<text:span text:style-name="T3">50</text:span>歲以上的，應該小時候脖子上都曾經掛過狗牌，在學校操場或教室走廊上罰站，狗牌寫著：<text:span text:style-name="T3">"</text:span>我講台語，我沒水準<text:span text:style-name="T3">" </text:span>或<text:span text:style-name="T3"><text:s/>"</text:span>我不愛國，我講台語<text:span text:style-name="T3">" </text:span>之類。每天的電視節目，凡是低能的、智障的、醜八怪的、邪里邪氣、沒文化的角色，全是講台語；凡是英俊瀟灑、美如天仙氣質非凡的，正直的，善良的，才高八斗的，明辨事理的，全是講國語。<text:span text:style-name="T3"><text:line-break/><text:line-break/></text:span>我父母之所以不太敢帶我出門洽公，就是因為怕我因此跟人起衝突。我盡量可以忍受別人對我的種種羞辱<text:span text:style-name="T3"><text:s/>(</text:span>就只因為我講了台語<text:span text:style-name="T3">)</text:span>，但我沒法忍受有人膽敢當著我的面對我父母不禮貌。<text:span text:style-name="T3"><text:line-break/><text:line-break/></text:span>我爸媽不太會講國語，因此在外洽公經常遭到無禮對待或刁難，比方說愛理不理態度惡劣，比方說對方明明可以用台語或講慢一點的國語解釋清楚，卻偏偏故意要把國語講得很快很抽象，故意讓我父母聽不懂，製造為難，然後再對他們開罵。我曾因此跳起來，一拳擊向某個單位的辦事櫃台的塑膠隔板。如果它是玻璃做的，這樣一拳下去，肯定得當場血濺五步。那時候，我還只是一個唸小學、頂多國中的小朋友，火氣卻很大，跟平常的溫和樣，判若兩人，其實內心是完全一致的。<text:span text:style-name="T3"><text:line-break/><text:line-break/></text:span>長大後比較收斂一些，但還是偶而會忍不住。記得剛考上高醫念大一時，我帶我媽來高醫看病，就再度闖了禍，差點被退學。<text:span text:style-name="T3"><text:line-break/><text:line-break/></text:span>我們家族醫學淵源深厚，一堆人學醫。舅舅歐雲炎教授就是創辦高醫婦產科的人，邀請他去創立高醫婦產科的就是高醫創辦人杜聰明院長。杜是蔣渭水的醫學院同班同學，年少熱血，曾經攜帶霍亂病菌潛赴北京，企圖暗殺打算稱帝的袁世凱，在袁世凱的飲用水源裏下毒，但未成功。<text:span text:style-name="T3"><text:line-break/><text:line-break/></text:span>總之，家族裏一堆人學醫，我媽平常要找個適當的醫生看病並沒有困難。她向來都是在台大就診。但是，當我考上高醫後，她可能是渴望和我往後能有更多相處的機會，竟然影印台大多年來的病歷，要求以後就轉到高醫看病。<text:span text:style-name="T3"><text:line-break/><text:line-break/></text:span>那天，我帶她去門診，是一個大牌教授，此人知道我是黨外，曾經言語中透露對我<text:span text:style-name="T3"><text:s/>"</text:span>破壞社會安定<text:span text:style-name="T3">" </text:span>的不爽，沒想到他竟然把他對我的不爽給轉移到我媽身上來。他一邊看著台大的病歷影本，一邊酸言酸語對我媽說<text:span text:style-name="T3"><text:s/>"</text:span>你兒子那麼厲害，幹嘛還來給我看病？等他將來畢業了，妳再給他看啊<text:span text:style-name="T3">"</text:span>、<text:span text:style-name="T3">"</text:span>喂！這裏是高醫耶，妳帶來的這些病歷全部是台大的，如果妳那麼看得起台大，幹嘛還跑來高醫？<text:span text:style-name="T3">"<text:line-break/><text:line-break/></text:span>我一直忍忍忍，忍到最後實在受不了，就反唇相譏說，<text:span text:style-name="T3">"</text:span>你一直講什麼高醫、台大的，是不是有什麼自卑感？<text:span text:style-name="T3">" </text:span>離開時，我就用力把門診大門關上，發出轟然巨響，眾人側目。那教授衝出來叫罵，於是我又馬上走回去。他看我朝他走來，嚇得趕緊返回門診，關上大門避難。我走回門診後，朝著大門再度用力踹了一腳，把門踹開後才走人。<text:span text:style-name="T3"><text:line-break/><text:line-break/></text:span>這事情發生後，那位教授揚言，不是我離開高醫就是他離開。事情的結局是，我們兩個人都沒有離開；學校決定息事寧人。但我做為他的學生，自然日子也不好過。<text:span text:style-name="T3"><text:line-break/><text:line-break/></text:span>講這兩件事只是為了要提到一種似曾相識。話說兩三年後，大約大三時，有一天，我從高雄火車站搭連夜的普通車北上，準備參加隔天一早的一場抗爭，結果在車上遇到我的好朋友戴振耀，他也剛好搭這班車。隔天清晨，我們倆就一起行動，走在台北車站路邊，來到一個書報攤前，阿耀說想買份報紙。我看他朝攤位塑膠隔板的洞口遞上一個硬幣，用台語說要買一份報紙。結果，好像是那個賣報紙的人對阿耀講台語有什麼不屑或不滿吧，阿耀竟然一拳就揮向整片塑膠板，頓時讓我想起小時候同樣的一幕。生在台灣，住在台灣，<text:span text:style-name="T3">x</text:span>它媽的講幾句台語竟然如此痛苦，總是得不斷遭受各種羞辱或攻擊。<text:span text:style-name="T3"><text:line-break/><text:line-break/></text:span>我從台南到台北考高中，考上所謂名校。在台北那三年，數不清有多少次，當我在公車上、餐廳裏甚至只是在街上走著，就只因為我講台語，竟然經常遭到路人、乘客、車掌小姐或司機的訓斥，說我愧對身上的名校制服，甚至還曾經幾次有人見我反唇相罵，硬是抄下我制服上的學號和姓名向學校檢舉，說我在校外講台語，意味著行為不檢等等。<text:span text:style-name="T3"><text:line-break/><text:line-break/></text:span>這些當然都只是一些非常瑣碎的個人小事，所謂外省人對本省人長達半個世紀的糟踏與傷害，豈只是這些小事的億萬倍之巨大。但是，很奇怪，家族裏有個叔伯長輩因此很討厭外省人，我爸卻反而經常罵他說：<text:span text:style-name="T3">"</text:span>你爸爸<text:span text:style-name="T3"><text:s/>(</text:span>也就是我阿公<text:span text:style-name="T3">)</text:span>不就是外省人，你自己不也是外省人，你憑什麼討厭外省人？<text:span text:style-name="T3">"<text:line-break/><text:line-break/></text:span>就如同我那篇福建惠安的留言所說，<text:span text:style-name="T3">"</text:span>不管族群仇恨如何操弄，不管政治何種造化，我絕不會忘記大海另一頭的家<text:span text:style-name="T3">"</text:span>。但我能理解，為什麼本省外省會曾經產生這麼巨大的厭惡感乃至仇恨，因為過去的國民黨實在太惡劣了，根本不把台灣人當人看。一個仇恨的種子深深埋下，總有一天，你就會嚐到它的後果。<text:span text:style-name="T3"><text:line-break/><text:line-break/></text:span>讓人更加憤怒的是，一群貪婪人渣，來自四面八方，嘴裏喊著各種漂亮的改革理想；一個綠油油的政治詐騙集團，好話說盡，壞事做絕；這些人，非但不是致力於眾人福祇，反倒完全反其道而行，專為個人謀取暴利與權勢；非但不是致力於族群衝突的和解與化解，反倒盡一切力量渲染、擴大、挑撥，甚至造謠，藉以毫無上限地擴大成為一種彷彿與大陸人不共戴天的族群仇恨，藉以從中撈取個人權勢地位與暴利而不惜以公眾福祇為代價。<text:span text:style-name="T3"><text:line-break/><text:line-break/></text:span>至於在對岸的這一頭，這位王洪光將軍殺氣騰騰的想法與言論，我不知道究竟有多少代表性。假若這樣一種蠢到爆的思維是對岸掌權者的一種主流思想，那麼，可預見的是，國民黨當年所埋下的這顆仇恨的種子，經過綠油油的人渣黨徒們的刻意渲染與炒作，然後再加上對岸這些頭殼壞掉的掌權者們進一步的推波助瀾，難道你會以為我們往後會有太平日子？難道你真的相信，就只因為一方武力強大，就能強大到足以消滅另一方一再被渲染被加工製造的仇恨？武力只能取人性命，絕不可能平息仇恨。<text:span text:style-name="T3"><text:line-break/><text:line-break/></text:span>有人問<text:span text:style-name="T3">Chomsky</text:span>說，如何消滅恐怖主義，<text:span text:style-name="T3">Chomsky</text:span>說，美國從此不再侵略，恐怖主義馬上少一半。在我看來亦如是，自以為強勢或主流的一方，如果他永遠都只是想憑藉其強勢來欺壓弱勢或少數一方，世上仇恨與衝突將永遠沒完沒了，我們遲早都會成為所謂恐怖份子。弱勢一方的絕望、無助與挫折，很容易就會轉化成大不了同歸於盡的仇恨與暴力。<text:span text:style-name="T3"><text:line-break/><text:line-break/></text:span>這就如同在台灣這樣一個好話說盡壞事做絕的綠油油島上，主流一方總是盡一切能力傷害少數異己，藉著根本數不清的謊言、造謠與政治操弄，藉著永無止盡的洗腦，製造綠衛兵，發揚陰暗邪惡的暴民文化，毫無止境地傷害各種基本價值，我同樣也因此能深深體會為什麼會有些台灣人轉而希望祖國能動用武力來消滅這些囂張跋扈無惡不作的綠油油勢力。<text:span text:style-name="T3"><text:line-break/><text:line-break/></text:span>但我始終相信，這類引清兵入關的念頭最好不要來真的，因為武力只會製造更多問題，而無法解決問題。同時我也相信，惡事應被制止，應被譴責，但制止與譴責的目的乃是為了基本的善，而不是為了任何一種政治主張。惟有依附在基本的良善價值底下，生命才值得存活，生活也才有可能有它應有的美好。<text:span text:style-name="T3"><text:line-break/><text:line-break/></text:span>陳真<text:span text:style-name="T3"><text:line-break/>====================<text:line-break/><text:line-break/>http://bbs.tiexue.net/post2_11193319_1.html<text:line-break/><text:line-break/></text:span>當下更要旗幟鮮明地反<text:span text:style-name="T3">“</text:span>台獨<text:span text:style-name="T3">” (</text:span>節錄<text:span text:style-name="T3">)<text:line-break/><text:line-break/></text:span>作者：解放軍中將王洪光<text:span text:style-name="T3"><text:s/>(</text:span>原南京軍區副司令員<text:span text:style-name="T3">)<text:line-break/><text:line-break/></text:span>臺灣大選前夕，<text:span text:style-name="T3">“</text:span>周子瑜事件<text:span text:style-name="T3">”</text:span>被炒熱，這不是偶然的。周子瑜一個<text:span text:style-name="T3">16</text:span>歲的小姑娘，在政治上懂得什麽呢？這個事件至少反映了三個事實。<text:span text:style-name="T3"><text:line-break/><text:line-break/></text:span>一是<text:span text:style-name="T3">“</text:span>存在決定意識<text:span text:style-name="T3">”</text:span>，說明周在臺灣這個<text:span text:style-name="T3">“</text:span>台獨<text:span text:style-name="T3">”</text:span>環境和氛圍中長大的孩子，在周圍大人們天天講<text:span text:style-name="T3">“</text:span>台獨<text:span text:style-name="T3">”</text:span>、天天罵大陸的烏煙瘴氣中成長，自然而然就成了具有<text:span text:style-name="T3">“</text:span>台獨<text:span text:style-name="T3">”</text:span>理念的人。在台島這二三十年<text:span text:style-name="T3">“</text:span>去中國化<text:span text:style-name="T3">”</text:span>、<text:span text:style-name="T3">“</text:span>皇民化<text:span text:style-name="T3">”</text:span>、<text:span text:style-name="T3">“</text:span>獨化<text:span text:style-name="T3">”</text:span>中長大的一代，周子瑜只是一個代表。可怕的是整個新生代絕大部分都是這樣的人，他們是臺灣的未來，又是一代數典忘祖的人，兩岸對他們來講沒有<text:span text:style-name="T3">“</text:span>一家親<text:span text:style-name="T3">”</text:span>的經歷和感覺。中國在他們的心中，只是思想遙遠的另一個國度。<text:span text:style-name="T3">“</text:span>反服貿<text:span text:style-name="T3">”</text:span>、<text:span text:style-name="T3">“</text:span>太陽花學運<text:span text:style-name="T3">”</text:span>、<text:span text:style-name="T3">“</text:span>反課綱<text:span text:style-name="T3">”</text:span>不就是這些熊孩子搞起來的嗎？民進黨在後面的挑唆和支援，只是事件的外因，而這些孩子的<text:span text:style-name="T3">“</text:span>台獨<text:span text:style-name="T3">”</text:span>思潮，才是起決定作用的內因。<text:span text:style-name="T3"><text:line-break/><text:line-break/></text:span>二是島內<text:span text:style-name="T3">“</text:span>台獨<text:span text:style-name="T3">”</text:span>勢力炒作<text:span text:style-name="T3">16</text:span>歲小女孩可憐，被逼向大陸<text:span text:style-name="T3">“</text:span>道歉<text:span text:style-name="T3">”</text:span>，大打其屢試不爽的<text:span text:style-name="T3">“</text:span>悲情<text:span text:style-name="T3">”</text:span>牌，用這個事件打擊承認<text:span text:style-name="T3">“</text:span>一個中國<text:span text:style-name="T3">”</text:span>的藍營，為勝選再壓上一個砝碼。綠營這樣做本不奇怪，奇怪的在於，國民黨再一次被民進黨綁架。甚至朱立倫說<text:span text:style-name="T3">“</text:span>對於一個<text:span text:style-name="T3">16</text:span>歲的年輕人，這樣太殘忍了。周子瑜，歡迎回家。<text:span text:style-name="T3">”</text:span>國民黨爲了保選票，還譴責黃安的舉動。國民黨在拉下洪秀柱之後，再一次隨風起舞，打壓自己人。這樣的政黨，是非不分，不下臺，誰下臺！<text:span text:style-name="T3"><text:line-break/><text:line-break/></text:span>周在韓國的活動並不是持什麽旗的問題，在大陸之外大多數場合舉什麽旗不是問題，但她登記的國籍是<text:span text:style-name="T3">“</text:span>臺灣<text:span text:style-name="T3">”</text:span>，她的言論具有強烈的<text:span text:style-name="T3">“</text:span>台獨<text:span text:style-name="T3">”</text:span>色彩，圖片和視頻都可爲證。黃安把她揭發出來，還她本來面目，有什麽不對嗎？在大是大非面前，沒有老幼之分，李登輝<text:span text:style-name="T3">90</text:span>多歲，如按中國尊老愛幼的傳統，是不是也不該反對他的<text:span text:style-name="T3">“</text:span>台獨<text:span text:style-name="T3">”</text:span>和漢奸言論？<text:span text:style-name="T3"><text:line-break/><text:line-break/></text:span>大陸民眾並不需要周子瑜假惺惺的道歉，骨子裏並沒有變，我們只能看作她是向人民幣致歉。臺灣、香港藝人想到內地賺錢，唯一的辦法就是免談政治，藍皮綠芯的臺灣藝人在大陸賺錢還少嗎？又想到同是臺灣藝人的羅志祥，前幾天說<text:span text:style-name="T3">“</text:span>我們都是中國人<text:span text:style-name="T3">”</text:span>，遭到<text:span text:style-name="T3">“</text:span>台獨<text:span text:style-name="T3">”</text:span>勢力的瘋狂圍剿，臺灣已然是一個<text:span text:style-name="T3">“</text:span>綠色恐怖<text:span text:style-name="T3">”</text:span>的社會，都不讓人說話，還厚著臉皮自誇<text:span text:style-name="T3">“</text:span>民主<text:span text:style-name="T3">”</text:span>。如此仇視中國、仇視大陸，<text:span text:style-name="T3">“</text:span>台獨<text:span text:style-name="T3">”</text:span>的年輕化發展，還不讓人擔憂嗎？黃安是島內為數不多的反<text:span text:style-name="T3">“</text:span>台獨<text:span text:style-name="T3">”</text:span>英雄，在島內濁浪滔天的環境下，黃安方顯英雄本色，讓人讚歎！黃安背後有<text:span text:style-name="T3">13</text:span>億大陸民衆的強大民意支援，何所畏懼！<text:span text:style-name="T3"><text:line-break/><text:line-break/></text:span>三是大陸民意不可輕、不可辱。祖國統一和反對國家分裂，不僅是國家層面的事，也不僅是共產黨和國民黨、民進黨之間的事，更是老百姓的事。大陸社會主義民主制度發展到當今，人民當家作主、中囯共產黨領導和依法治國的結合越來越緊密。人民的意願就是中國共產黨的意願，就是中華人民共和國的意願。島內各個政治集團聽好了，不要以為只要跟中國共產黨打交道就好了。共產黨是全中國人民的黨，是為人民服務的黨，共產黨執政代表了全國人民的意志。當今大陸民眾反<text:span text:style-name="T3">“</text:span>台獨<text:span text:style-name="T3">”</text:span>意願空前高漲，<text:span text:style-name="T3">“</text:span>武力解放臺灣<text:span text:style-name="T3">”</text:span>的呼聲也不是少數人的聲音。<text:span text:style-name="T3"><text:line-break/><text:line-break/></text:span>周子瑜等<text:span text:style-name="T3">“</text:span>台獨<text:span text:style-name="T3">”</text:span>藝人在當下暴露出來，並不是偶然的，試想前幾年也有<text:span text:style-name="T3">“</text:span>台獨<text:span text:style-name="T3">”</text:span>、<text:span text:style-name="T3">“</text:span>港獨<text:span text:style-name="T3">”</text:span>藝人被揭發出來，怎麽沒有形成全民共討之的局面？大陸民眾面對<text:span text:style-name="T3">“</text:span>台獨<text:span text:style-name="T3">”</text:span>的得寸進尺、倡狂進攻，已經全面覺悟。《環球網》關於一些大陸網民自發的<text:span text:style-name="T3">“</text:span>帝吧出征<text:span text:style-name="T3">”</text:span>反<text:span text:style-name="T3">“</text:span>台獨<text:span text:style-name="T3">”</text:span>行動，民調得到大陸網民高達<text:span text:style-name="T3">94%</text:span>的支援度。要知道大陸網民有近<text:span text:style-name="T3">7</text:span>個億！完全可以代表全體中國人民的意願！<text:span text:style-name="T3"><text:line-break/><text:line-break/></text:span>蔡英文經常把臺灣<text:span text:style-name="T3">2300</text:span>萬民意常掛在嘴邊，怎麽不考慮考慮大陸<text:span text:style-name="T3">13</text:span>億民意？大陸網民如此一致地支援黃安，如此一致地揭批周子瑜，並沒有什麽人授意，完全是自覺的行動。黃安到國台辦揭批<text:span text:style-name="T3">“</text:span>台獨<text:span text:style-name="T3">”</text:span>，得到國台辦的回應；周子瑜等一些<text:span text:style-name="T3">“</text:span>台獨<text:span text:style-name="T3">”</text:span>、<text:span text:style-name="T3">“</text:span>港獨<text:span text:style-name="T3">”</text:span>藝人要到大陸來演出賺錢，遭到大陸網民空前地抵制，安徽電視臺、北京電視臺、廣西等一些電視臺和演藝公司立即回應並解約，體現了大陸民眾、團體機構、官民媒體一致的意志。這就是大陸民意。今後島內有什麽政治集團、財團、團體、機構和個人到大陸來辦什麽事，賺什麽錢，請尊重大陸民意。否則將碰得頭破血流，勿謂予未言之。</text:p>
      <text:p text:style-name="P1"><text:span text:style-name="T1">蘇秀慧</text:span><text:s/>  |  2016.03.06 22:25   |   <text:a xlink:type="simple" xlink:href="http://palinfo.habago.org/Entry?Command=Information_PrintForum&amp;iPage=280#FORUM34281"><text:span text:style-name="T2">#</text:span></text:a></text:p>
      <text:p text:style-name="P2">是否無知無覺生活著的善良的人，並不比惡人更好？<text:span text:style-name="T3"><text:line-break/></text:span>善良但還是只能自私的知覺自己的需要，而無法關心甚至有感於他人的苦難的我們，是否那降臨在我們身上的殘忍悲苦，就是一種對無知無覺、甚至是有知覺卻還是旁觀著的<text:span text:style-name="T3">"</text:span>善良的人<text:span text:style-name="T3">"</text:span>的一種懲罰。有時我想，善良是一個有更深刻要求的品格與評價，而不是不為惡者當然就是。<text:span text:style-name="T3"><text:line-break/><text:line-break/></text:span>沒有知覺的我們，讓我想起了當耶穌被送往各各他山受苦刑時的一段話：「有許多百姓跟隨耶穌，內中有好些婦女，婦女為他號啕痛哭。耶穌轉身對他們說，耶路撒冷的女子，不要為我哭，當為自己和自己的兒女哭。」因為我們全然不知那可能就要突然降臨在我們身上的災難。也許自以為很好的我們，並不<text:span text:style-name="T3">"</text:span>是<text:span text:style-name="T3">"</text:span>善良，因為真正配得上善良的人，在這個由有知有覺地為惡與無知無覺漠然呼吸著的人所組成的世界中，活的並不輕鬆甚至充滿淚水。如果不公不義的事既行在有汁水的樹上，那枯乾的樹將來如何能逃避。<text:span text:style-name="T3"><text:line-break/><text:line-break/></text:span>要免於無知無覺，是那麼的難，因為張開眼睛，大腦做出思想反射，只是<text:span text:style-name="T3">"</text:span>看到<text:span text:style-name="T3">"</text:span>而已，與明白無緣。行走在這條大路上的人是如此之多，而我還在其中。但我開始明白我應該為自己哀傷的原因。</text:p>
      <text:p text:style-name="P3"/>
      <text:p text:style-name="P1">kate chang   |  2016.03.06 14:57   |   <text:a xlink:type="simple" xlink:href="http://palinfo.habago.org/Entry?Command=Information_PrintForum&amp;iPage=281#FORUM34280"><text:span text:style-name="T2">#</text:span></text:a></text:p>
      <text:p text:style-name="P2">我深深認為北京政治很難懂，永遠是門道找不著、熱鬧看走眼，北京人總是對政治諱莫如深，不愛談、避免談，或許是因為改革開放前的政治運動傷害陰影猶在導致，雖然如此，北京人對於政治上的風吹草動又是那麼靈敏，發生事了，他們知道現在發生的這事是怎麼回事？！而外人總是得參半天還不能參透。比方說，今年高唱「中心思想」的春晚，可以表面地看是拉進「姓黨」主旋律，也可以看成這是權力鬥爭一方給對方穿小鞋，還可以看成這是在蓄積某種民氣<text:span text:style-name="T4">⋯⋯</text:span>，一個春晚，各自表述。<text:span text:style-name="T3"><text:line-break/><text:line-break/></text:span>外人參不透，因為本來不在此地的脈絡系統裡，要想看懂有個方法，也許是唯一的方法，便是加入其中一個系統，成為利益共同體（我最近常想起朱鎔基說一口棺材已經準備好，還有吳儀的裸退，連他們在系統裡到了那樣的位置，也只能用這樣的方法，來向某些系統叫陣，向某種道德底線交心！）。比方說，葛蘭素克中國藥廠高管被查和<text:span text:style-name="T3">30</text:span>億罰款，意味著這個系統幾乎是堅不可摧，外商也只能在中國的遊戲規則下運作。反諷的是，這又一點也不意味「中國人民站起來了」，我們在電影裏看到的上海租界區，各種異國情調的浪漫想像，就我的接觸經驗，現在即便沒有地理上的租界，但租界卻劃進了絕大多數中國人的心裡。因此，像葛蘭素克這樣的諸多外商公司，實際上又承載了帝國主義的任務，使得此地本土的系統，不過是帝國的走狗買辦。<text:span text:style-name="T3"><text:line-break/><text:line-break/></text:span>大致來說，現階段因為權力鬥爭未艾，我的感覺是，目前這裡某一個或某些個系統，有人也亟需要一場戰爭來挽救自己的系統（又或者這是主子交辦的任務？），而這樣的感覺，某種被統整在戰爭狀態下的民氣氛圍，不是因為我加入了哪個直達天聽的系統，而是平常生活中和北京大媽大爺們聊天，竟然也可以感受到！<text:span text:style-name="T3"><text:line-break/><text:line-break/></text:span>然而我非常希望陳真的「八成」觀察和預測失準<text:span text:style-name="T4">⋯⋯</text:span></text:p>
      <text:p text:style-name="P1"><text:span text:style-name="T1">陳真</text:span><text:s/>  |  2016.03.06 11:37   |   <text:a xlink:type="simple" xlink:href="http://palinfo.habago.org/Entry?Command=Information_PrintForum&amp;iPage=281#FORUM34279"><text:span text:style-name="T2">#</text:span></text:a></text:p>
      <text:p text:style-name="P4">國父把人在政治上的判斷力分成三等：先知先覺，後知後覺，不知不覺。我應該屬於後知後覺。在事情發生之後，慢慢地才恍然大悟。<text:span text:style-name="T3"><text:line-break/><text:line-break/></text:span>例如所謂<text:span text:style-name="T3">911</text:span>，事後多年，慢慢地我才約略明白<text:span text:style-name="T3">911</text:span>若非自導自演，至少也是美國所事先知情、甚至渴望發生、並且給予促成的。可是，在那當下，同情都來不及，誰會去懷疑這一切攏是假？<text:span text:style-name="T3"><text:line-break/><text:line-break/></text:span>例如，跟那麼多所謂黨外同志相處那麼多年之後，我才逐漸看清這些人的各種不同嘴臉，豺狼環伺，而我卻看不出來，直到一切如此不堪聞問之後，我才清醒；原來，個人的權力與暴利等等，才是他們的關切重點，至於各種所謂理想或什麼普世價值，在他們眼裏根本不值一個屁，只是一種幌子，一種攻擊武器，一種騙取選票的工具。就如同二十幾年前我也曾經以為美國是個愛好民主自由與人權的國家。<text:span text:style-name="T3"><text:line-break/><text:line-break/></text:span>遠的不說，再說個最近讓我成為親友笑柄的例子。就在一兩個月前，我不是寫了篇留言，聲援一個<text:span text:style-name="T3">16</text:span>歲少女周子瑜嗎：苦瓜臉，宛若<text:span text:style-name="T3">is</text:span>人質一般唸著<text:span text:style-name="T3"><text:s/>"</text:span>我以身為中國人為榮<text:span text:style-name="T3">" </text:span>的稿子；而且很湊巧，恰恰就發生在總統大選的前一天晚上，而且恰恰就在競選活動結束後、投票前的這一刻，讓國民黨、新黨啞巴吃黃蓮，完全來不及做出適當反應。光憑這事，就把一堆綠油油的人渣全數護送上台。可是，在那當下，誰會馬上想到這一切全是精心設計的政治操弄？<text:span text:style-name="T3"><text:line-break/><text:line-break/></text:span>這樣一種綠營所最擅長的政治操作手法，已經發生過無數次，從阿扁三十年前競選台南縣長開始，就已經不斷在使用的一種奧步。當年，也是在選舉前夕，突然說什麼阿扁沒法發表政見了，他被國民黨下毒了，蔡賽了，生命有危險了，於是立即引爆群眾怒火沸騰。<text:span text:style-name="T3"><text:line-break/><text:line-break/></text:span>我為什麼會知道那是奧步呢？因為我當時一直就在阿扁身邊，跟著他跑場。我看他明明健步如飛，中氣十足，至於有沒有蔡賽<text:span text:style-name="T3">(</text:span>拉肚子<text:span text:style-name="T3">)</text:span>我不知道，但是，當他來到群眾場合或政見會場，就馬上改搭救護車，而且是用擔架抬進場，氣如游絲，一副即將為民主捐軀、彷彿不久於人世的模樣，引起民眾非常不捨，對國民黨非常痛恨。<text:span text:style-name="T3"><text:line-break/><text:line-break/></text:span>其實，你用肚臍想也知道，人家國民黨當年的聲勢遠遠在你之上，一個穩贏的對手，會對一個根本不是對手的人下毒，讓他無法發表政見嗎？有可能嗎？當然不可能。而且，那幾天，我一直就在阿扁身旁，他有沒有<text:span text:style-name="T3"><text:s/>"</text:span>中毒<text:span text:style-name="T3">"</text:span>，有沒有氣如游絲，我難道會不知道。可是，我也是一直到幾年後，大約是<text:span text:style-name="T3">1990</text:span>年，才總算看清楚阿扁原來才是真正的政治玩家，大內高手，宋盼仔<text:span text:style-name="T3">(</text:span>宋楚瑜<text:span text:style-name="T3">)</text:span>那套演技還差得遠呢。<text:span text:style-name="T3"><text:line-break/><text:line-break/></text:span>我始終佩服那些具有遠見的先知先覺者，例如國父，一個文弱書生，竟然能看出長遠政治的根本癥結，敢於冒著抄家滅族的恐怖後果，企圖推翻已經行之數千年的帝制。這種眼界和勇氣，實非常人所及。而我呢，只求當個後知後覺者，至少能夠在事情發生後，適當地理解人事物的真實意義並且做出反應。<text:span text:style-name="T3"><text:line-break/><text:line-break/></text:span>絕大部份人卻連後知後覺也辦不到。也許除了國父所區分的先知先覺、後知後覺及不知不覺那三等人之外，還應該多加一等叫做無知無覺，就像個最原始的生命形式<text:span text:style-name="T3">(</text:span>病毒？立克次體？<text:span text:style-name="T3">)</text:span>，甚至就像機器那樣，無腦無五官無心靈，只能接受指令行事，連基本的感覺器官都沒有，哪來知覺？這樣一種機器般的生物，其實佔了這島上居民的大多數。</text:p>
      <text:p text:style-name="P1"><text:span text:style-name="T1">陳真</text:span><text:s/>  |  2016.03.06 04:02   |   <text:a xlink:type="simple" xlink:href="http://palinfo.habago.org/Entry?Command=Information_PrintForum&amp;iPage=281#FORUM34278"><text:span text:style-name="T2">#</text:span></text:a></text:p>
      <text:p text:style-name="P2">美國四處搞侵略、搞政變、搞破壞，乃至發動戰爭或挑起各地內戰等等等等等，經常透過代理人，簡單說就是透過他養的狗。所謂下駟對上駟，最好是我不用跟你打，我派狗咬你就行。<text:span text:style-name="T3"><text:line-break/><text:line-break/></text:span>美國在亞洲養了一堆狗，你從這幾年的各種事端可以看出一點：美國人似乎巴不得祖國能跟這些走狗們打一架。他無須期待把你直接打垮，你只要一陷入戰亂，他便能上下其手，坐收漁翁之利，並且把他和你之間的種種國力差距拉開到一種失衡的狀態，他便能再度稱霸世界，任意為所欲為。<text:span text:style-name="T3"><text:line-break/><text:line-break/></text:span>政治上沒有<text:span text:style-name="T3"><text:s/>"</text:span>偶然<text:span text:style-name="T3">" </text:span>這回事，依我看，戰爭更是如此，一切都是精密設計的結果。戰爭往往有些前兆，就跟疾病的前驅期一樣，當下也許看不出來，待事情發生後，你再回頭看，方才恍然大悟。<text:span text:style-name="T3"><text:line-break/><text:line-break/></text:span>這就如同美國入侵伊拉克其實早在<text:span text:style-name="T3">1990</text:span>年就已日以繼夜不斷進行，為十多年後的地面入侵及長期佔領鋪路。當下你也許看不清，不知道他為什麼要強行在他人領土上設立什麼禁飛區，不知道他為什麼數年不斷地密集持續轟炸，摧毀伊拉克原本強大的空軍，不知道他為什麼要對伊拉克非法禁運，不知道他為什麼要以公衛做為一種軍事手段，蓄意破壞伊拉克的飲水設施<text:span text:style-name="T3"><text:s/>(</text:span>殺害了五十萬名伊拉克兒童<text:span text:style-name="T3">)</text:span>，所有這一切，在當下你也許看不出來他真正的意圖何在，直到事情發生後，方才恍然大悟，原來這一切全是精密的預謀犯案。<text:span text:style-name="T3"><text:line-break/><text:line-break/></text:span>祖國最不想看到的就是戰爭，特別是在南海、東海或台海等等這些地區，情勢複雜，牽一髮而動全身，很容易整個失控。經濟發展一直是祖國充實國力的唯一王道，但美國則不然，他哪會在乎在敵人家門口發生血腥戰爭？他巴不得中國趕緊和其它鄰近國家打一架。<text:span text:style-name="T3"><text:line-break/><text:line-break/></text:span>當然，這是我的觀察，觀察得對不對不知道，但我畢竟不是光憑想像或推測，而是根據十多年來的各種相關知識與判斷，而有此結論。<text:span text:style-name="T3"><text:line-break/><text:line-break/></text:span>政治就如同歷史一般，再現性很高，有時感覺差不多就像月經那樣可以預測，同樣的折磨，同樣的災厄人禍與陰謀詭詐，一再輪迴，每隔一段時間就會再次出現。<text:span text:style-name="T3"><text:line-break/><text:line-break/>Emir Kusturica</text:span>說，戰爭就像地震，每隔一段時間就會來。地震其實相當不可測，在我看來，戰爭的可預測性，恐怕要比下回地震何時來還更容易預測些，因為它有著如同某些疾病一般的前驅期或前兆，它不會突然熊熊毫無原由地爆發。<text:span text:style-name="T3"><text:line-break/><text:line-break/></text:span>其實我很想要這麼說：對於這場你我很可能躬逢其盛的戰爭，與其說我是在提出一種預測，倒不如說我只是在描述一件事實上已經在發生之中的事情，也許你該問的不是這場戰爭究竟會不會來，而是該問它何時來？</text:p>
      <text:p text:style-name="P1"><text:span text:style-name="T1">楊宗和</text:span><text:s/>  |  2016.03.05 13:57   |   <text:a xlink:type="simple" xlink:href="http://palinfo.habago.org/Entry?Command=Information_PrintForum&amp;iPage=281#FORUM34277"><text:span text:style-name="T2">#</text:span></text:a></text:p>
      <text:p text:style-name="P4">我倒是比較看低中美發生大規模戰爭的可能性；小型的衝突或許會有，但是大戰要發生比較不容易。畢竟美國與中國的經貿往來太過密切；美國得以透過在中東等地區發動戰爭獲取資源，但是美國國內有不少大企業在中國賺錢，而且寄望中國未來的發展再帶給他們更多的財富。<text:span text:style-name="T3"><text:line-break/><text:line-break/></text:span>兩國互相叫罵一番，擺出陣仗，甚至揮個兩拳展示肌肉，都在所難免；但是美國總統真要打算發動大規模的對中戰爭，只怕一堆大企業的<text:span text:style-name="T3"><text:s/>CEO </text:span>加董事會都要坐專機到白宮找總統算帳。因為賺中國人的錢的方式和榨取阿拉伯人的資源的方式還是有些不同的。<text:span text:style-name="T3"><text:line-break/><text:line-break/></text:span>不過，為了要持續圍堵中國的一帶一路，美國倒是很有可能在「一路」所經的某些已經不甚穩定的國家再製造些問題，阻礙或是至少拖延一帶一路的發展。</text:p>
      <text:p text:style-name="P1"><text:span text:style-name="T1">陳真</text:span><text:s/>  |  2016.03.05 03:14   |   <text:a xlink:type="simple" xlink:href="http://palinfo.habago.org/Entry?Command=Information_PrintForum&amp;iPage=281#FORUM34276"><text:span text:style-name="T2">#</text:span></text:a></text:p>
      <text:p text:style-name="P2">我們這一代人大多未經歷戰爭，因此總以為戰爭很遠，遙遠得彷彿只是一種電動遊戲，彷彿只會發生在另一個星球上。但是真的這樣嗎？我倒是有八成以上的信心，在我有生之年，祖國<text:span text:style-name="T3">--</text:span>當然也包括台灣，將會面臨一場由美國人處心積慮所挑起的戰爭。<text:span text:style-name="T3"><text:line-break/><text:line-break/></text:span>我當然不是憑空猜想，亦非危言聳聽，事實上，打從歐巴馬上台後，我就一直關注其在亞洲發動戰爭的強烈野心與企圖；我發現，在過去兩三年來，所謂南海爭議，朝著戰爭發展的態勢似乎也愈發顯著。<text:span text:style-name="T3"><text:line-break/><text:line-break/></text:span>我希望，台灣最好能免於戰火，但是這個可能性究竟有多大，我是很悲觀。<text:span text:style-name="T3"><text:line-break/><text:line-break/></text:span>在現實意義上，反美不過就是反戰與反侵略的一個同義詞，就如同當年的反納粹就等於反法西斯一般。這一切，從來都不是你我所能置身事外。你也許可以不理政治，但政治必然會理你，干涉你生活的方方面面；你也許可以不理會現有的、全數由美國一手挑起的各種恐怖侵略戰爭，但戰火遲早還是會燒到你身上來。在這一切事物上，事實上任何人都沒有<text:span text:style-name="T3"><text:s/>"</text:span>不理會<text:span text:style-name="T3">" </text:span>的空間；差別只是在於主動參與和被迫參與兩種。<text:span text:style-name="T3"><text:line-break/><text:line-break/></text:span>我常想起十多年前我那篇<text:span text:style-name="T3"><text:s/>"</text:span>反輻射混蛋<text:span text:style-name="T3">" </text:span>的結尾那句話。當時，十多個平面與網路媒體刊載了那篇文章，但卻擅自把我最後那句結語給刪掉了<text:span text:style-name="T3"><text:s/>"</text:span>他媽的<text:span text:style-name="T3">" </text:span>三個字。結語是這麼說的：<text:span text:style-name="T3"><text:line-break/><text:line-break/>"</text:span>任何想安靜過自己日子的人，活在這個時代，可真是它媽的生不逢時<text:span text:style-name="T3">"</text:span>。<text:span text:style-name="T3"><text:line-break/><text:line-break/></text:span>我常感納悶：這些優雅的編輯們，家教竟然好到這種地步，個個優雅得沒法忍受<text:span text:style-name="T3"><text:s/>"</text:span>它媽的<text:span text:style-name="T3">" </text:span>三個字，一致擅自把它刪除，但他們卻竟然能忍受美國幾十年來在世界各地發動侵略戰爭，用美麗的民主、自由與人權等藉口，以及根本數不清的卑劣謊言，用各種極其恐怖的武器殺害千萬條生命。<text:span text:style-name="T3"><text:line-break/><text:line-break/></text:span>陳真<text:span text:style-name="T3"><text:line-break/>===================<text:line-break/></text:span>南海爆發爭議以來<text:span text:style-name="T3"><text:s/></text:span>美最大規模航母戰鬥群駛入南海<text:span text:style-name="T3"><text:line-break/><text:line-break/>2016-03-04<text:line-break/><text:line-break/></text:span>聯合晚報<text:span text:style-name="T3"><text:s/></text:span>華盛頓記者賴昭穎<text:span text:style-name="T3"><text:line-break/><text:line-break/></text:span>美國海軍航母史坦尼斯戰鬥群在大陸兩會期間進入南海巡弋。<text:span text:style-name="T3"><text:line-break/><text:line-break/></text:span>美國航空母艦史坦尼斯號（<text:span text:style-name="T3">USS John C. Stennis</text:span>）<text:span text:style-name="T3">1</text:span>日在四艘驅逐艦、巡洋艦與第七艦隊旗艦伴隨下，駛進南海海域。這是去年南海爆發爭議以來，美軍證實的第三次派遣軍艦進入南海的行動，也是迄今軍力展現規模最大的一次。<text:span text:style-name="T3"><text:line-break/><text:line-break/></text:span>根據史坦尼斯號官方臉書顯示，這艘航母<text:span text:style-name="T3">2</text:span>月<text:span text:style-name="T3">17</text:span>日離開關島，駛往菲律賓海，曾與日本海上自衛隊護衛艦五月雨進行演習，美軍補給艦為五月雨及美軍驅逐艦同時進行雙艦海上加油操演課目。直到<text:span text:style-name="T3">3</text:span>月初，在大陸舉行兩會期間，航母戰鬥群才進入南海，象徵意義十分明顯。<text:span text:style-name="T3"><text:line-break/><text:line-break/></text:span>美軍太平洋司令哈里斯<text:span text:style-name="T3">2</text:span>日在印度訪問時宣布，美國、印度和日本今年稍晚將在菲律賓西邊的北部海域舉行聯合軍事演習，這是三國首次在南海爭議海域附近舉行聯合軍演。<text:span text:style-name="T3"><text:line-break/><text:line-break/></text:span>先前多張衛星空照圖顯示中國大陸在南海島礁部署雷達、防空飛彈與戰機等軍事化舉動，引發美國和南海聲索國關切，美軍這一連串舉動針對大陸的意圖明顯。<text:span text:style-name="T3"><text:line-break/><text:line-break/></text:span>美國「海軍時報」（<text:span text:style-name="T3">Navy Times</text:span>）<text:span text:style-name="T3">3</text:span>月<text:span text:style-name="T3">3</text:span>日報導，參與史坦尼斯號航母巡弋南海行動的軍艦，還有安提坦號、莫比灣號巡洋艦，以及史托克戴爾號、鍾雲號驅逐艦，前往菲律賓港口訪問途中的第七艦隊旗艦藍嶺號，也在南海區域。<text:span text:style-name="T3"><text:line-break/><text:line-break/></text:span>官員表示，駐紮在日本的安提坦號進行例行巡邏任務，接續麥坎伯號驅逐艦與艾許藍號登陸艦在<text:span text:style-name="T3">2</text:span>月底的任務，與史坦尼斯號任務不同。<text:span text:style-name="T3"><text:line-break/><text:line-break/></text:span>美軍太平洋艦隊發言人杜斯（<text:span text:style-name="T3">Clay Doss</text:span>）接受華盛頓郵報訪問時，證實史坦尼斯號航母駛進南海的行動。杜斯表示，史坦尼斯號等軍艦在<text:span text:style-name="T3">2</text:span>月<text:span text:style-name="T3">4</text:span>日抵達西太平洋地區，史坦尼斯號是在南海執行例行巡邏任務，美國海軍會持續在南海執行例行任務，太平洋艦隊的軍艦去年在南海執勤的天數總和多達<text:span text:style-name="T3">700</text:span>天。<text:span text:style-name="T3"><text:line-break/><text:line-break/></text:span>退役海軍上校、目前在華府智庫「新美國安全中心」任職的漢卓斯表示，海軍和國防部很明顯的，是要展現在區域存在與自由航行的充分承諾，藉由派遣航空母艦戰鬥群和指揮艦，海軍要展現利益範圍，以及在全世界投射軍力的能力。</text:p>
      <text:p text:style-name="P1"><text:span text:style-name="T1">陳真</text:span><text:s/>  |  2016.03.04 11:03   |   <text:a xlink:type="simple" xlink:href="http://palinfo.habago.org/Entry?Command=Information_PrintForum&amp;iPage=281#FORUM34275"><text:span text:style-name="T2">#</text:span></text:a></text:p>
      <text:p text:style-name="P4">插播一下：<text:span text:style-name="T3"><text:line-break/><text:line-break/></text:span>在台灣，很多事是全民運動，很難批評；略有不敬，便會得罪一堆人。越是文化落後地區，這種義和團心理似乎就越顯著。小至布袋戲、漫畫、流行歌、整天甩哥正妹、整天爆奶爆紅爆夯等三爆文化不能批評，大至連<text:span text:style-name="T3"><text:s/>"</text:span>台灣<text:span text:style-name="T3">" </text:span>或那個綠油油的黨及其一堆尾巴團體，甚至也成為一種<text:span text:style-name="T3"><text:s/>"</text:span>不許不敬<text:span text:style-name="T3">" </text:span>的對象。<text:span text:style-name="T3"><text:line-break/><text:line-break/></text:span>涉及特定族群的，理當尊重，不應褻瀆，畢竟那是特定一群人；至於其它，看你要怎麼辱它、笑它、貶它，全是你的基本自由。重點是，在這講究人多就是真理、集體性格十分強烈的島上，你敢不敢、或有沒有可能讓你行使這項基本自由？事實上，就連明明是一些爛到難以想像的低能低俗大爛片，你都沒法大方、安全地批評，因為它賣座，觀眾多，人多就是真理；而且，一旦影片帶有某種所謂台灣意識，更是成為一種絕對<text:span text:style-name="T3"><text:s/>"</text:span>不許不敬<text:span text:style-name="T3">" </text:span>的神聖標的。<text:span text:style-name="T3"><text:line-break/><text:line-break/></text:span>現在要講的，倒不是有關自由，而是有關批評本身。現在要講的，只是一個其實連三歲小孩也能懂的道理，但卻似乎總是被扭曲，因此常得再三重申，以免得罪眾人或傷感情。<text:span text:style-name="T3"><text:line-break/><text:line-break/></text:span>比方說，當我們批評升學主義或文憑主義，難道是在反對你去升學或拿文憑？當我們批評台灣媒體低能低級到爆，難道是要說你必須從頭嚴肅、深刻到底，絕不能有爆奶爆紅爆夯的新聞出現？當我們批評台灣年輕一代整天玩手機、打電動、看漫畫、整天掛在網上無謂搜尋等等等，難道是在反對漫畫、打電動及上網？<text:span text:style-name="T3"><text:line-break/><text:line-break/></text:span>重點是，除了爆奶爆紅爆夯以及各種什麼出洋相鏡頭及無數毫無意義的八卦畫面外，台灣媒體還有什麼？零！完全沒有。你不妨去比較看看，比方說鳳凰衛視或俄羅斯的<text:span text:style-name="T3">RT</text:span>，看看人家的新聞內涵有多深刻豐富，但台灣媒體卻根本就是一種徹底愚化的低能工具，一團惡臭垃圾，低能無聊到令人難以置信的垃圾地步，完全沒有任何真實意義的新聞可言。不可思議的是，垃圾資訊竟然就是台灣媒體的全部。<text:span text:style-name="T3"><text:line-break/><text:line-break/></text:span>看漫畫、打電動也一樣。沒有人說你不可以看漫畫，不可以打電動。好小子，小叮噹，怪醫秦博士，史奴比，甚至老夫子等等等，我全都看過，倒背如流；至於打電動，小時候更是技壓四方，蔚為傳奇；每次打電動，周圍常會圍過來一群人，嘖嘖稱奇，嘆為觀止，簡直就是打電動的天才。重點是，除了漫畫，除了打電動，我還看其它很多書，做其它很多事，漫畫與電動只是零碎時間的一點消遣。但是，現在的年輕一代，這些流行事物卻幾乎就是他們生活的全部。<text:span text:style-name="T3"><text:line-break/><text:line-break/></text:span>更可怕的是，他們竟然以為這是一種個人自由抉擇。事實上，不是你選擇了這些東西，而是這些東西選擇了你，透過主流勢力推銷給你，就像推銷鴉片那樣，讓你沉溺其中，以為生命理當就是這樣一種選擇。<text:span text:style-name="T3"><text:line-break/><text:line-break/></text:span>周星馳前陣子接受訪問時說，他都已經五十多歲了，卻感覺好像還沒有好好做過什麼事。他說他應該努力，因為<text:span text:style-name="T3"><text:s/>"</text:span>時間不多了<text:span text:style-name="T3">"</text:span>。但是，你去看看周星馳這一生的成績：<text:span text:style-name="T3"><text:line-break/><text:line-break/>https://goo.gl/vtsaS1<text:line-break/><text:line-break/></text:span>看看他平常如何努力工作，卻依然有此<text:span text:style-name="T3"><text:s/>"</text:span>時不我予<text:span text:style-name="T3">" </text:span>的感嘆與遺憾，你難道不覺得自己浪費生命所有時光在一些事實上你只是求個極其短暫娛樂的事物上，不會太可惜嗎？<text:span text:style-name="T3"><text:line-break/><text:line-break/></text:span>別人的錢也是錢，每次看人揮霍，我常覺得很可惜；能省就該省，與其那樣揮霍金錢，何不把錢捐給那些迫切需要它的人？<text:span text:style-name="T3"><text:line-break/><text:line-break/></text:span>別人的時間也是時間，每次看人揮霍生命，我就覺得很可惜；生命一日當三日用都嫌不夠，豈能虛擲？生命可貴，光陰無價，能珍惜就該珍惜，哪怕一分一秒；與其那樣浪費時光，何不把寶貴生命用來做一些需要時間去完成、對他人有益的事？就像維根斯坦那樣，就算去醫院幫忙搬病床也好，總比你把所有時間全數掛在網上打電動或看漫畫或看一些沒有營養的資訊好。<text:span text:style-name="T3"><text:line-break/><text:line-break/></text:span>我要說的只是這樣一個意思，不是鄙視漫畫或什麼線上遊戲。我炸糖果<text:span text:style-name="T3">(CANDY CRUSH)</text:span>已經炸了兩三年，炸到第<text:span text:style-name="T3">149</text:span>關了。重點是，我不會每天玩炸糖果，距離上次炸糖果已經大約三個多月前。這些東西本身沒有問題，把幾乎所有時間花在這上面才是問題。個人要怎麼活，我們當然管不著，我要說的只是一種不可思議的集體現象而非個人生活。<text:span text:style-name="T3"><text:line-break/><text:line-break/></text:span>我常覺得，不用多，每個人只需挪出他花在打電動或看漫畫或看<text:span text:style-name="T3">A</text:span>片的時間、心力、金錢和熱情的十萬分之一或百萬分之一在有益於眾人的事物上，世上恐怕早已沒有貧窮、沒有戰亂。<text:span text:style-name="T3"><text:line-break/><text:line-break/></text:span>當然，如果有人說，你寫巴勒網留言板這些東西，不也一樣是在浪費時間，不也一樣只是一些沒什麼營養的東西；如果有人這麼說，我倒是頗能認同，畢竟我也只會利用一些零碎時間來寫；我同時也不認為一個人<text:span text:style-name="T3"><text:s/>"</text:span>光看<text:span text:style-name="T3">" </text:span>像我寫的這樣一些東西有何益處可言。不是不能看，但它不應該是一個人觀看世界的全部。世上有那麼多書，那麼多事物，那麼多內涵深厚的東西，那一切才是一個人應當廣泛接觸的對象。<text:span text:style-name="T3"><text:line-break/><text:line-break/></text:span>我常舉一個無奈的例子。我們家阿憨，你若扔出一根木棍，手指前方要牠取回，牠頂多只會過來舔舔你的手，以為你是伸出手指要牠舔，牠始終不知道重點不在於我的手，而是在於我的手所指出的方向。我在留言板上這些文字，或是見諸媒體報章雜誌的種種通俗文字其實也一樣，不過只是一根手指頭，關注手指本身是沒有任何意義的，它頂多只是一種引介，就像一本書的目錄索引那樣。</text:p>
      <text:p text:style-name="P1"><text:span text:style-name="T1">良哲</text:span><text:s/>  |  2016.03.02 09:03   |   <text:a xlink:type="simple" xlink:href="http://palinfo.habago.org/Entry?Command=Information_PrintForum&amp;iPage=281#FORUM34274"><text:span text:style-name="T2">#</text:span></text:a></text:p>
      <text:p text:style-name="P6"><text:span text:style-name="T1">看到有幾場相關的活動，轉貼過來供大家參考。先貼在這邊，晚些會挪到首頁去。</text:span><text:line-break/><text:line-break/>1<text:span text:style-name="T1">【座談】粉紅國族刑虐：從巴勒斯坦的恆久佔領看帝國主義與性別粉飾</text:span><text:line-break/>http://www.coolloud.org.tw/node/84463<text:line-break/><text:line-break/><text:span text:style-name="T1">時間：</text:span>2016<text:span text:style-name="T1">年</text:span>3<text:span text:style-name="T1">月</text:span>5<text:span text:style-name="T1">日（六）下午</text:span>2-5<text:span text:style-name="T1">點</text:span><text:line-break/><text:span text:style-name="T1">地點：客家文化會館四樓會議廳（台北市大安區信義路三段</text:span>157<text:span text:style-name="T1">巷</text:span>11<text:span text:style-name="T1">號）</text:span><text:line-break/><text:line-break/>2 <text:span text:style-name="T1">第三世界當代思想系列演講</text:span> <text:line-break/>http://apcs.nctu.edu.tw/page1.aspx?no=281776&amp;step=1&amp;newsno=40191<text:line-break/><text:line-break/>Anaheed Al-Hardan, American University of Beirut, Lebanon<text:line-break/><text:line-break/>4/12(<text:span text:style-name="T1">二</text:span>)14:00-17:00<text:span text:style-name="T1">（新竹交通大學人文社會學院二館</text:span>106<text:span text:style-name="T1">室）</text:span><text:line-break/>On the history of British/Zionist colonialism in Palestine<text:line-break/><text:span text:style-name="T1">英國／猶太民族殖民主義在巴勒斯坦的歷史</text:span><text:line-break/><text:line-break/>4/13(<text:span text:style-name="T1">三</text:span>) 14:00-17:00<text:span text:style-name="T1">（新竹交通大學人文社會學院二館</text:span>106<text:span text:style-name="T1">室）</text:span><text:line-break/>Palestinians in Syria: Nakba Memories of Shattered Communities<text:line-break/><text:span text:style-name="T1">敘利亞的巴勒斯坦人：破碎社群的浩劫記憶</text:span><text:line-break/><text:line-break/>4/16 (<text:span text:style-name="T1">六</text:span>)14:00-17:00<text:span text:style-name="T1">（牯嶺街小劇場，台北市中正區牯嶺街</text:span>5<text:span text:style-name="T1">巷</text:span>2<text:span text:style-name="T1">號）</text:span><text:line-break/>The Palestine question and contemporary politics<text:line-break/><text:span text:style-name="T1">巴勒斯坦問題與當代政治</text:span></text:p>
      <text:p text:style-name="P1"><text:span text:style-name="T1">陳真</text:span><text:s/>  |  2016.03.02 02:11   |   <text:a xlink:type="simple" xlink:href="http://palinfo.habago.org/Entry?Command=Information_PrintForum&amp;iPage=281#FORUM34273"><text:span text:style-name="T2">#</text:span></text:a></text:p>
      <text:p text:style-name="P4">福建人是我啦。小弟來自福建惠安。<text:span text:style-name="T3"><text:line-break/><text:line-break/></text:span>小學時，老師必須調查全班是哪來的，一路從屏東、高雄、台南<text:span text:style-name="T3">...</text:span>都有人舉手；當老師念完台灣<text:span text:style-name="T3">21</text:span>縣市後，怎麼班上還少一人？<text:span text:style-name="T3"><text:line-break/><text:line-break/>"</text:span>剛才沒舉手的同學請舉手<text:span text:style-name="T3">!" </text:span>老師說。<text:span text:style-name="T3"><text:line-break/><text:line-break/></text:span>我趕緊舉起手來。<text:span text:style-name="T3"><text:line-break/><text:line-break/>"</text:span>每個縣市都念過了。<text:span text:style-name="T3">" </text:span>老師大喝一聲：<text:span text:style-name="T3">"</text:span>你是哪來的？<text:span text:style-name="T3">"<text:line-break/><text:line-break/></text:span>我說：<text:span text:style-name="T3">"</text:span>福建惠安。<text:span text:style-name="T3">"<text:line-break/><text:line-break/></text:span>全班都笑了。<text:span text:style-name="T3"><text:line-break/><text:line-break/></text:span>但我不知道他們在笑什麼碗糕。我祖父從那個地方來，它自然也應該是我的故鄉。我的父母既然在自己的墓碑上都以福建惠安為記，我自然也應追隨他們的腳步。<text:span text:style-name="T3"><text:line-break/><text:line-break/></text:span>剛上小學時，有一次在電視上突然出現福建惠安的畫面，我爸大喊：<text:span text:style-name="T3">"</text:span>快來看你阿公的家<text:span text:style-name="T3">!" </text:span>我趕緊跑過去看。福建惠安，一個看起來很窮的地方，難怪我阿公一百多年前（十九世紀末）得年少隻身冒死渡海，<text:span text:style-name="T3">"</text:span>移民<text:span text:style-name="T3">" </text:span>來台。俗話說，<text:span text:style-name="T3">"</text:span>六死三留一回頭<text:span text:style-name="T3">"</text:span>，十個渡海得死六個。這跟我們現在優雅舒適的移民條件相比，實在是差很多。那一代人窮到爆，與其坐以待斃，不如縱身大浪，賭個死活。<text:span text:style-name="T3"><text:line-break/><text:line-break/></text:span>不管族群仇恨如何操弄，不管政治何種造化，我絕不會忘記大海另一頭的家。</text:p>
      <text:p text:style-name="P1"><text:span text:style-name="T1">王修亮</text:span><text:s/>  |  2016.03.01 23:20   |   <text:a xlink:type="simple" xlink:href="http://palinfo.habago.org/Entry?Command=Information_PrintForum&amp;iPage=281#FORUM34272"><text:span text:style-name="T2">#</text:span></text:a></text:p>
      <text:p text:style-name="P2">哇<text:span text:style-name="T3">!</text:span>我記憶中是福建莆田<text:span text:style-name="T3">.....</text:span>記錯了啦<text:span text:style-name="T3">!</text:span>謝謝。</text:p>
      <text:p text:style-name="P1"><text:span text:style-name="T1">良哲</text:span><text:s/>  |  2016.03.01 20:55   |   <text:a xlink:type="simple" xlink:href="http://palinfo.habago.org/Entry?Command=Information_PrintForum&amp;iPage=281#FORUM34271"><text:span text:style-name="T2">#</text:span></text:a></text:p>
      <text:p text:style-name="P4">林書揚是台南麻豆人。</text:p>
      <text:p text:style-name="P1"><text:span text:style-name="T1">王修亮</text:span><text:s/>  |  2016.03.01 17:55   |   <text:a xlink:type="simple" xlink:href="http://palinfo.habago.org/Entry?Command=Information_PrintForum&amp;iPage=281#FORUM34270"><text:span text:style-name="T2">#</text:span></text:a></text:p>
      <text:p text:style-name="P2">記得陳真以前在某文內隨口提了一個問題：不知道大家在站樁時都想些甚麼？我一直很想說說自己在想些甚麼，只是這些「想」十分奇怪，需要一個安靜的心來寫。<text:span text:style-name="T3"><text:line-break/><text:line-break/></text:span>我的腦袋思考模式好像和一般人很不一樣，從年輕到現在，即使每日會路過相同的環境、情境，我都有辦法以新奇的心來觀看，在現實生活上充滿了想像創意，也因此發展出一種遊戲。只要是閒步，看到平凡無奇的地下道、路樹、水泥牆壁上的殘破痕跡，都可以編寫出一個又一個的奇幻故事，如果都寫出來，恐怕是一本巨著了。<text:span text:style-name="T3"><text:line-break/></text:span>女兒長大後，也具有相同的本事，兩人每次去散步都很開心，你一段、我一段的接龍。<text:span text:style-name="T3"><text:line-break/></text:span>我總想著要用比較嚴肅一點的心情站樁，但是腦袋是不受控制的，總飛到遙遠的幻想之境，難得能自己清醒。<text:span text:style-name="T3"><text:line-break/><text:line-break/></text:span>「白千層先生，您在這裡多少年了？」<text:span text:style-name="T3"><text:line-break/></text:span>「我已經不復記憶了，只依稀有些殘存的圖像，故鄉是個遼闊原始的森林，古老的先人剝蝕著一身的軟皮，枝條直竄天際，他們負擔著傳遞的責任，將雷神與電神的古老語言，翻譯成當代的通俗話，向大家傳布。我們因此可以知道甚麼時候該落葉，甚麼時候該抽枝展條。<text:span text:style-name="T3"><text:line-break/></text:span>那時我還是花苞，還在盛開，還是種子，還剛剛落地，才成為一株稚嫩的小苗。那裏是古老神聖之地，我們擁有行走的能力，有權選擇居住的範圍。<text:span text:style-name="T3"><text:line-break/></text:span>年少啊！總難免嚮往無知的未來。我不屑平凡的與同伴聚集成長，獨自走向森林的邊緣，把欺騙與諂媚誤解為真誠的熱情，所以，你看到我受困於此處。」<text:span text:style-name="T3"><text:line-break/><text:line-break/></text:span>「啊！白千層先生，我幫得上甚麼忙嗎？」<text:span text:style-name="T3"><text:line-break/></text:span>「幫忙？不需要了！人類是用謊言與虛假吹成的皮囊，我因此失去了一切，但是仍然保留了最後的能力。是啊！就是此刻，我的根已經直伸到很遙遠的深處，懸垂在翻滾著岩漿的的地下峽谷之上，隨著熱氣顫抖。地熱精靈衝動頑皮，他們想到地上來冒險很久了，只是苦無管道。我將成為他們的管道，我將化為劫灰，但是謊言與虛假的皮囊，也終將與我一起化為劫灰。」<text:span text:style-name="T3"><text:line-break/><text:line-break/></text:span>「白千層先生，請不要如此悲傷的毀滅，請讓我邀請風來幫你傳送訊息，或許，你可以再以種子的型態，歸去故鄉。」<text:span text:style-name="T3"><text:line-break/></text:span>於是，白千層霎時在風中開滿燦爛的白花，花落飄零，一顆初熟的小小種子，捲在風神無色的袖子裡，悠然飛往天際。<text:span text:style-name="T3"><text:line-break/><text:line-break/></text:span>眼前的白千層在風中搖曳，我懷想著那原始森林在陰晴風雨中的宏闊，在寧靜中無數栖栖簌簌的樹之語言，在枝葉根皮中穿梭鑽鑿的各種昆蟲動物，以及白千層的前世後記。<text:span text:style-name="T3"><text:line-break/><text:line-break/></text:span>有時候是柏油路的故事，有時候是水泥牆的故事，有時候是一輛殘舊的腳踏車，有時候是一張冷漠的路人的臉。<text:span text:style-name="T3"><text:line-break/></text:span>不過通常時候，我為眼前的白千層，重新建構了新的一生，新的故事。<text:span text:style-name="T3"><text:line-break/></text:span>我很難無思無想，這是優點，也是缺點。<text:span text:style-name="T3"><text:line-break/><text:line-break/></text:span>不知道寫這些謊言與虛假是否合適貼在此處，沒關係，若不合適，任它化為劫灰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